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82.9mm" table:align="left"/>
    </style:style>
    <style:style style:name="Table8.A" style:family="table-column">
      <style:table-column-properties style:column-width="43mm"/>
    </style:style>
    <style:style style:name="Table8.B" style:family="table-column">
      <style:table-column-properties style:column-width="39.9mm"/>
    </style:style>
    <style:style style:name="Table8.A1" style:family="table-cell">
      <style:table-cell-properties fo:padding="0.97mm" fo:border="none"/>
    </style:style>
    <style:style style:name="Table8.B1" style:family="table-cell">
      <style:table-cell-properties fo:padding="0.97mm" fo:border-left="0.05pt solid #000000" fo:border-right="none" fo:border-top="none" fo:border-bottom="none"/>
    </style:style>
    <style:style style:name="Table6" style:family="table">
      <style:table-properties style:width="82.9mm" table:align="left"/>
    </style:style>
    <style:style style:name="Table6.A" style:family="table-column">
      <style:table-column-properties style:column-width="13.02mm"/>
    </style:style>
    <style:style style:name="Table6.B" style:family="table-column">
      <style:table-column-properties style:column-width="13mm"/>
    </style:style>
    <style:style style:name="Table6.C" style:family="table-column">
      <style:table-column-properties style:column-width="14.99mm"/>
    </style:style>
    <style:style style:name="Table6.D" style:family="table-column">
      <style:table-column-properties style:column-width="41.89mm"/>
    </style:style>
    <style:style style:name="Table6.A1" style:family="table-cell">
      <style:table-cell-properties fo:padding="0.97mm" fo:border-left="none" fo:border-right="0.05pt solid #000000" fo:border-top="none" fo:border-bottom="0.05pt solid #000000"/>
    </style:style>
    <style:style style:name="Table6.C1" style:family="table-cell">
      <style:table-cell-properties fo:padding="0.97mm" fo:border-left="none" fo:border-right="none" fo:border-top="none" fo:border-bottom="0.05pt solid #000000"/>
    </style:style>
    <style:style style:name="Table6.D1" style:family="table-cell">
      <style:table-cell-properties fo:padding="0.97mm" fo:border="none"/>
    </style:style>
    <style:style style:name="Table6.A5" style:family="table-cell">
      <style:table-cell-properties fo:padding="0.97mm" fo:border-left="none" fo:border-right="0.05pt solid #000000" fo:border-top="none" fo:border-bottom="none"/>
    </style:style>
    <style:style style:name="Table7" style:family="table">
      <style:table-properties style:width="82.9mm" table:align="left"/>
    </style:style>
    <style:style style:name="Table7.A" style:family="table-column">
      <style:table-column-properties style:column-width="13.02mm"/>
    </style:style>
    <style:style style:name="Table7.B" style:family="table-column">
      <style:table-column-properties style:column-width="13mm"/>
    </style:style>
    <style:style style:name="Table7.C" style:family="table-column">
      <style:table-column-properties style:column-width="14.99mm"/>
    </style:style>
    <style:style style:name="Table7.D" style:family="table-column">
      <style:table-column-properties style:column-width="41.89mm"/>
    </style:style>
    <style:style style:name="Table7.A1" style:family="table-cell">
      <style:table-cell-properties fo:padding="0.97mm" fo:border="none"/>
    </style:style>
    <style:style style:name="Table7.B1" style:family="table-cell">
      <style:table-cell-properties fo:padding="0.97mm" fo:border-left="0.05pt solid #000000" fo:border-right="0.05pt solid #000000" fo:border-top="none" fo:border-bottom="none"/>
    </style:style>
    <style:style style:name="Table7.A2" style:family="table-cell">
      <style:table-cell-properties fo:padding="0.97mm" fo:border-left="none" fo:border-right="none" fo:border-top="0.05pt solid #000000" fo:border-bottom="0.05pt solid #000000"/>
    </style:style>
    <style:style style:name="Table7.B2" style:family="table-cell">
      <style:table-cell-properties fo:padding="0.97mm" fo:border="0.05pt solid #000000"/>
    </style:style>
    <style:style style:name="Table12" style:family="table">
      <style:table-properties style:width="83.01mm" table:align="margins"/>
    </style:style>
    <style:style style:name="Table12.A" style:family="table-column">
      <style:table-column-properties style:column-width="9.21mm" style:rel-column-width="7269*"/>
    </style:style>
    <style:style style:name="Table12.B" style:family="table-column">
      <style:table-column-properties style:column-width="6.9mm" style:rel-column-width="5445*"/>
    </style:style>
    <style:style style:name="Table12.C" style:family="table-column">
      <style:table-column-properties style:column-width="10.44mm" style:rel-column-width="8244*"/>
    </style:style>
    <style:style style:name="Table12.D" style:family="table-column">
      <style:table-column-properties style:column-width="3.44mm" style:rel-column-width="2715*"/>
    </style:style>
    <style:style style:name="Table12.E" style:family="table-column">
      <style:table-column-properties style:column-width="12.74mm" style:rel-column-width="10054*"/>
    </style:style>
    <style:style style:name="Table12.F" style:family="table-column">
      <style:table-column-properties style:column-width="6.23mm" style:rel-column-width="4915*"/>
    </style:style>
    <style:style style:name="Table12.G" style:family="table-column">
      <style:table-column-properties style:column-width="9.05mm" style:rel-column-width="7143*"/>
    </style:style>
    <style:style style:name="Table12.H" style:family="table-column">
      <style:table-column-properties style:column-width="0.56mm" style:rel-column-width="445*"/>
    </style:style>
    <style:style style:name="Table12.I" style:family="table-column">
      <style:table-column-properties style:column-width="8.47mm" style:rel-column-width="6684*"/>
    </style:style>
    <style:style style:name="Table12.J" style:family="table-column">
      <style:table-column-properties style:column-width="7.67mm" style:rel-column-width="6057*"/>
    </style:style>
    <style:style style:name="Table12.K" style:family="table-column">
      <style:table-column-properties style:column-width="8.31mm" style:rel-column-width="6564*"/>
    </style:style>
    <style:style style:name="Table12.A1" style:family="table-cell">
      <style:table-cell-properties fo:padding="0.97mm" fo:border="none"/>
    </style:style>
    <style:style style:name="Table12.E1" style:family="table-cell">
      <style:table-cell-properties fo:padding="0.97mm" fo:border="0.05pt solid #000000"/>
    </style:style>
    <style:style style:name="Table12.B2" style:family="table-cell">
      <style:table-cell-properties fo:padding="0.97mm" fo:border-left="none" fo:border-right="none" fo:border-top="none" fo:border-bottom="0.05pt solid #000000"/>
    </style:style>
    <style:style style:name="Table12.E2" style:family="table-cell">
      <style:table-cell-properties fo:padding="0.97mm" fo:border-left="none" fo:border-right="0.05pt solid #000000" fo:border-top="none" fo:border-bottom="0.05pt solid #000000"/>
    </style:style>
    <style:style style:name="Table12.A3" style:family="table-cell">
      <style:table-cell-properties fo:padding="0.97mm" fo:border-left="none" fo:border-right="0.05pt solid #000000" fo:border-top="none" fo:border-bottom="none"/>
    </style:style>
    <style:style style:name="Table12.A4" style:family="table-cell">
      <style:table-cell-properties fo:padding="0.97mm" fo:border-left="0.05pt solid #000000" fo:border-right="none" fo:border-top="0.05pt solid #000000" fo:border-bottom="0.05pt solid #000000"/>
    </style:style>
    <style:style style:name="Table13" style:family="table">
      <style:table-properties style:width="82.9mm" table:align="left"/>
    </style:style>
    <style:style style:name="Table13.A" style:family="table-column">
      <style:table-column-properties style:column-width="43mm"/>
    </style:style>
    <style:style style:name="Table13.B" style:family="table-column">
      <style:table-column-properties style:column-width="39.9mm"/>
    </style:style>
    <style:style style:name="Table13.1" style:family="table-row">
      <style:table-row-properties style:min-row-height="26.9mm"/>
    </style:style>
    <style:style style:name="Table13.A1" style:family="table-cell">
      <style:table-cell-properties fo:padding="0.97mm" fo:border="none"/>
    </style:style>
    <style:style style:name="Table17" style:family="table">
      <style:table-properties style:width="82.9mm" table:align="left"/>
    </style:style>
    <style:style style:name="Table17.A" style:family="table-column">
      <style:table-column-properties style:column-width="10.37mm"/>
    </style:style>
    <style:style style:name="Table17.B" style:family="table-column">
      <style:table-column-properties style:column-width="8.59mm"/>
    </style:style>
    <style:style style:name="Table17.C" style:family="table-column">
      <style:table-column-properties style:column-width="3.97mm"/>
    </style:style>
    <style:style style:name="Table17.D" style:family="table-column">
      <style:table-column-properties style:column-width="5.08mm"/>
    </style:style>
    <style:style style:name="Table17.E" style:family="table-column">
      <style:table-column-properties style:column-width="7.83mm"/>
    </style:style>
    <style:style style:name="Table17.F" style:family="table-column">
      <style:table-column-properties style:column-width="5.66mm"/>
    </style:style>
    <style:style style:name="Table17.G" style:family="table-column">
      <style:table-column-properties style:column-width="4.59mm"/>
    </style:style>
    <style:style style:name="Table17.H" style:family="table-column">
      <style:table-column-properties style:column-width="5.94mm"/>
    </style:style>
    <style:style style:name="Table17.I" style:family="table-column">
      <style:table-column-properties style:column-width="1.99mm"/>
    </style:style>
    <style:style style:name="Table17.J" style:family="table-column">
      <style:table-column-properties style:column-width="7.06mm"/>
    </style:style>
    <style:style style:name="Table17.K" style:family="table-column">
      <style:table-column-properties style:column-width="11.48mm"/>
    </style:style>
    <style:style style:name="Table17.L" style:family="table-column">
      <style:table-column-properties style:column-width="10.34mm"/>
    </style:style>
    <style:style style:name="Table17.A1" style:family="table-cell">
      <style:table-cell-properties fo:padding="0.97mm" fo:border="none"/>
    </style:style>
    <style:style style:name="Table17.C1" style:family="table-cell">
      <style:table-cell-properties fo:padding="0.97mm" fo:border="0.05pt solid #000000"/>
    </style:style>
    <style:style style:name="Table17.C2" style:family="table-cell">
      <style:table-cell-properties fo:padding="0.97mm" fo:border-left="none" fo:border-right="0.05pt solid #000000" fo:border-top="none" fo:border-bottom="none"/>
    </style:style>
    <style:style style:name="Table17.E4" style:family="table-cell">
      <style:table-cell-properties fo:padding="0.97mm" fo:border-left="0.05pt solid #000000" fo:border-right="0.05pt solid #000000" fo:border-top="none" fo:border-bottom="none"/>
    </style:style>
    <style:style style:name="Table17.I7" style:family="table-cell">
      <style:table-cell-properties fo:padding="0.97mm" fo:border-left="0.05pt solid #000000" fo:border-right="0.05pt solid #000000" fo:border-top="0.05pt solid #000000" fo:border-bottom="none"/>
    </style:style>
    <style:style style:name="Table17.G8" style:family="table-cell">
      <style:table-cell-properties fo:padding="0.97mm" fo:border-left="0.05pt solid #000000" fo:border-right="none" fo:border-top="0.05pt solid #000000" fo:border-bottom="0.05pt solid #000000"/>
    </style:style>
    <style:style style:name="Table17.I9" style:family="table-cell">
      <style:table-cell-properties fo:padding="0.97mm" fo:border-left="0.05pt solid #000000" fo:border-right="none" fo:border-top="none" fo:border-bottom="none"/>
    </style:style>
    <style:style style:name="Table14" style:family="table">
      <style:table-properties style:width="83.01mm" table:align="margins"/>
    </style:style>
    <style:style style:name="Table14.A" style:family="table-column">
      <style:table-column-properties style:column-width="28.01mm" style:rel-column-width="22114*"/>
    </style:style>
    <style:style style:name="Table14.B" style:family="table-column">
      <style:table-column-properties style:column-width="18.96mm" style:rel-column-width="14970*"/>
    </style:style>
    <style:style style:name="Table14.C" style:family="table-column">
      <style:table-column-properties style:column-width="36.04mm" style:rel-column-width="28451*"/>
    </style:style>
    <style:style style:name="Table14.A1" style:family="table-cell">
      <style:table-cell-properties fo:padding="0.97mm" fo:border-left="0.05pt solid #000000" fo:border-right="none" fo:border-top="0.05pt solid #000000" fo:border-bottom="0.05pt solid #000000"/>
    </style:style>
    <style:style style:name="Table14.C1" style:family="table-cell">
      <style:table-cell-properties fo:padding="0.97mm" fo:border="0.05pt solid #000000"/>
    </style:style>
    <style:style style:name="Table15" style:family="table">
      <style:table-properties style:width="83.01mm" table:align="margins"/>
    </style:style>
    <style:style style:name="Table15.A" style:family="table-column">
      <style:table-column-properties style:column-width="33.95mm" style:rel-column-width="26807*"/>
    </style:style>
    <style:style style:name="Table15.B" style:family="table-column">
      <style:table-column-properties style:column-width="49.05mm" style:rel-column-width="3872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4" style:family="table">
      <style:table-properties style:width="82.9mm" table:align="left"/>
    </style:style>
    <style:style style:name="Table4.A" style:family="table-column">
      <style:table-column-properties style:column-width="37.92mm"/>
    </style:style>
    <style:style style:name="Table4.B" style:family="table-column">
      <style:table-column-properties style:column-width="44.98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3" style:family="table">
      <style:table-properties style:width="82.9mm" table:align="left"/>
    </style:style>
    <style:style style:name="Table3.A" style:family="table-column">
      <style:table-column-properties style:column-width="48.95mm"/>
    </style:style>
    <style:style style:name="Table3.B" style:family="table-column">
      <style:table-column-properties style:column-width="33.95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5" style:family="table">
      <style:table-properties style:width="82.9mm" table:align="left"/>
    </style:style>
    <style:style style:name="Table5.A" style:family="table-column">
      <style:table-column-properties style:column-width="39.03mm"/>
    </style:style>
    <style:style style:name="Table5.B" style:family="table-column">
      <style:table-column-properties style:column-width="43.87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6" style:family="table">
      <style:table-properties style:width="82.9mm" table:align="left"/>
    </style:style>
    <style:style style:name="Table16.A" style:family="table-column">
      <style:table-column-properties style:column-width="31.1mm"/>
    </style:style>
    <style:style style:name="Table16.B" style:family="table-column">
      <style:table-column-properties style:column-width="51.81mm"/>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0" style:family="table">
      <style:table-properties style:width="82.9mm" table:align="left"/>
    </style:style>
    <style:style style:name="Table10.A" style:family="table-column">
      <style:table-column-properties style:column-width="46.09mm"/>
    </style:style>
    <style:style style:name="Table10.B" style:family="table-column">
      <style:table-column-properties style:column-width="36.81mm"/>
    </style:style>
    <style:style style:name="Table10.A1" style:family="table-cell">
      <style:table-cell-properties fo:padding="0.97mm" fo:border="none"/>
    </style:style>
    <style:style style:name="Table10.B1" style:family="table-cell">
      <style:table-cell-properties fo:padding="0.97mm" fo:border="0.05pt solid #000000"/>
    </style:style>
    <style:style style:name="Table1" style:family="table">
      <style:table-properties style:width="83.01mm" table:align="margins"/>
    </style:style>
    <style:style style:name="Table1.A" style:family="table-column">
      <style:table-column-properties style:column-width="30.07mm" style:rel-column-width="23743*"/>
    </style:style>
    <style:style style:name="Table1.B" style:family="table-column">
      <style:table-column-properties style:column-width="52.93mm" style:rel-column-width="41792*"/>
    </style:style>
    <style:style style:name="Table1.A1" style:family="table-cell">
      <style:table-cell-properties fo:padding="0.97mm" fo:border="none"/>
    </style:style>
    <style:style style:name="Table11" style:family="table">
      <style:table-properties style:width="83.01mm" table:align="margins"/>
    </style:style>
    <style:style style:name="Table11.A" style:family="table-column">
      <style:table-column-properties style:column-width="18.08mm" style:rel-column-width="14273*"/>
    </style:style>
    <style:style style:name="Table11.B" style:family="table-column">
      <style:table-column-properties style:column-width="64.93mm" style:rel-column-width="51262*"/>
    </style:style>
    <style:style style:name="Table11.A1" style:family="table-cell">
      <style:table-cell-properties fo:padding="0.97mm" fo:border="none"/>
    </style:style>
    <style:style style:name="Table11.B1" style:family="table-cell">
      <style:table-cell-properties fo:padding="0.97mm" fo:border-left="none" fo:border-right="none" fo:border-top="none" fo:border-bottom="0.05pt solid #000000"/>
    </style:style>
    <style:style style:name="Table11.A2" style:family="table-cell">
      <style:table-cell-properties fo:padding="0.97mm" fo:border-left="none" fo:border-right="0.05pt solid #000000" fo:border-top="0.05pt solid #000000" fo:border-bottom="none"/>
    </style:style>
    <style:style style:name="Table2" style:family="table">
      <style:table-properties style:width="82.9mm" table:align="left"/>
    </style:style>
    <style:style style:name="Table2.A" style:family="table-column">
      <style:table-column-properties style:column-width="33.95mm"/>
    </style:style>
    <style:style style:name="Table2.B" style:family="table-column">
      <style:table-column-properties style:column-width="48.95mm"/>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9" style:family="table">
      <style:table-properties style:width="82.9mm" table:align="left"/>
    </style:style>
    <style:style style:name="Table9.A" style:family="table-column">
      <style:table-column-properties style:column-width="50.94mm"/>
    </style:style>
    <style:style style:name="Table9.B" style:family="table-column">
      <style:table-column-properties style:column-width="31.96mm"/>
    </style:style>
    <style:style style:name="Table9.A1" style:family="table-cell">
      <style:table-cell-properties fo:padding="0.97mm" fo:border="none"/>
    </style:style>
    <style:style style:name="Table9.B1" style:family="table-cell">
      <style:table-cell-properties fo:padding="0.97mm" fo:border-left="0.05pt solid #000000" fo:border-right="none" fo:border-top="none" fo:border-bottom="none"/>
    </style:style>
    <style:style style:name="P1" style:family="paragraph" style:parent-style-name="Footer">
      <style:paragraph-properties fo:text-align="end" style:justify-single-word="false"/>
      <style:text-properties fo:font-size="10pt" officeooo:paragraph-rsid="00035d5e" style:font-size-asian="10pt" style:font-size-complex="10pt"/>
    </style:style>
    <style:style style:name="P2" style:family="paragraph" style:parent-style-name="Standard">
      <style:paragraph-properties fo:text-align="center" style:justify-single-word="false"/>
      <style:text-properties style:font-name="Liberation Mono" fo:font-size="10pt" officeooo:rsid="0046ea73" officeooo:paragraph-rsid="0046ea73" style:font-name-asian="NSimSun" style:font-size-asian="10pt" style:font-name-complex="Liberation Mono" style:font-size-complex="10pt"/>
    </style:style>
    <style:style style:name="P3" style:family="paragraph" style:parent-style-name="Standard">
      <style:text-properties style:font-name="Liberation Mono" fo:font-size="10pt" fo:language="zxx" fo:country="none" officeooo:rsid="0028cd26" officeooo:paragraph-rsid="00f84e91" style:font-name-asian="NSimSun" style:font-size-asian="10pt" style:language-asian="zxx" style:country-asian="none" style:font-name-complex="Liberation Mono" style:font-size-complex="10pt" style:language-complex="zxx" style:country-complex="none"/>
    </style:style>
    <style:style style:name="P4" style:family="paragraph" style:parent-style-name="Standard">
      <style:text-properties style:font-name="Liberation Mono" fo:font-size="10pt" fo:language="zxx" fo:country="none" officeooo:rsid="00f650e1" officeooo:paragraph-rsid="00f84e91" style:font-name-asian="NSimSun" style:font-size-asian="10pt" style:language-asian="zxx" style:country-asian="none" style:font-name-complex="Liberation Mono" style:font-size-complex="10pt" style:language-complex="zxx" style:country-complex="none"/>
    </style:style>
    <style:style style:name="P5" style:family="paragraph" style:parent-style-name="Standard">
      <style:text-properties style:font-name="Liberation Mono" fo:font-size="10pt" fo:language="zxx" fo:country="none" officeooo:rsid="00ffbec0" officeooo:paragraph-rsid="00ffbec0" style:font-name-asian="NSimSun" style:font-size-asian="10pt" style:language-asian="zxx" style:country-asian="none" style:font-name-complex="Liberation Mono" style:font-size-complex="10pt" style:language-complex="zxx" style:country-complex="none"/>
    </style:style>
    <style:style style:name="P6" style:family="paragraph" style:parent-style-name="Standard">
      <style:text-properties style:font-name="Liberation Mono" fo:font-size="10pt" fo:language="zxx" fo:country="none" officeooo:rsid="0102fcb8" officeooo:paragraph-rsid="0102fcb8" style:font-name-asian="NSimSun" style:font-size-asian="10pt" style:language-asian="zxx" style:country-asian="none" style:font-name-complex="Liberation Mono" style:font-size-complex="10pt" style:language-complex="zxx" style:country-complex="none"/>
    </style:style>
    <style:style style:name="P7" style:family="paragraph" style:parent-style-name="Standard">
      <style:text-properties style:font-name="Liberation Mono" fo:font-size="10pt" fo:language="zxx" fo:country="none" fo:font-weight="bold" officeooo:rsid="0102fcb8" officeooo:paragraph-rsid="0102fcb8" style:font-name-asian="NSimSun" style:font-size-asian="10pt" style:language-asian="zxx" style:country-asian="none" style:font-weight-asian="bold" style:font-name-complex="Liberation Mono" style:font-size-complex="10pt" style:language-complex="zxx" style:country-complex="none" style:font-weight-complex="bold"/>
    </style:style>
    <style:style style:name="P8" style:family="paragraph" style:parent-style-name="Standard">
      <style:text-properties style:font-name="Liberation Mono" fo:font-size="10pt" fo:font-weight="bold" officeooo:rsid="0115842f"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officeooo:paragraph-rsid="0046ea73"/>
    </style:style>
    <style:style style:name="P10" style:family="paragraph" style:parent-style-name="Standard">
      <style:text-properties fo:font-size="12pt" fo:language="zxx" fo:country="none" officeooo:paragraph-rsid="002c60e3" style:font-size-asian="12pt" style:language-asian="zxx" style:country-asian="none" style:font-size-complex="12pt" style:language-complex="zxx" style:country-complex="none"/>
    </style:style>
    <style:style style:name="P11" style:family="paragraph" style:parent-style-name="Standard">
      <style:text-properties fo:language="zxx" fo:country="none" style:language-asian="zxx" style:country-asian="none" style:language-complex="zxx" style:country-complex="none"/>
    </style:style>
    <style:style style:name="P12" style:family="paragraph" style:parent-style-name="Standard">
      <style:text-properties fo:language="zxx" fo:country="none" officeooo:paragraph-rsid="0075faec" style:language-asian="zxx" style:country-asian="none" style:language-complex="zxx" style:country-complex="none"/>
    </style:style>
    <style:style style:name="P13" style:family="paragraph" style:parent-style-name="Standard">
      <style:text-properties fo:language="zxx" fo:country="none" officeooo:rsid="008276bc" officeooo:paragraph-rsid="008276bc" style:language-asian="zxx" style:country-asian="none" style:language-complex="zxx" style:country-complex="none"/>
    </style:style>
    <style:style style:name="P14" style:family="paragraph" style:parent-style-name="Standard">
      <style:text-properties fo:language="zxx" fo:country="none" officeooo:paragraph-rsid="00a611b5" style:language-asian="zxx" style:country-asian="none" style:language-complex="zxx" style:country-complex="none"/>
    </style:style>
    <style:style style:name="P15" style:family="paragraph" style:parent-style-name="Standard">
      <style:text-properties fo:language="zxx" fo:country="none" officeooo:paragraph-rsid="00a656f6" style:language-asian="zxx" style:country-asian="none" style:language-complex="zxx" style:country-complex="none"/>
    </style:style>
    <style:style style:name="P16" style:family="paragraph" style:parent-style-name="Standard">
      <style:text-properties fo:language="zxx" fo:country="none" style:language-asian="zxx" style:country-asian="none" style:language-complex="zxx" style:country-complex="none" style:text-scale="96%"/>
    </style:style>
    <style:style style:name="P17" style:family="paragraph" style:parent-style-name="Standard">
      <style:text-properties fo:language="zxx" fo:country="none" officeooo:rsid="006cda89" officeooo:paragraph-rsid="006d5276" style:language-asian="zxx" style:country-asian="none" style:language-complex="zxx" style:country-complex="none"/>
    </style:style>
    <style:style style:name="P18" style:family="paragraph" style:parent-style-name="Standard">
      <style:text-properties fo:language="zxx" fo:country="none" officeooo:paragraph-rsid="006a87ae" style:language-asian="zxx" style:country-asian="none" style:language-complex="zxx" style:country-complex="none"/>
    </style:style>
    <style:style style:name="P19" style:family="paragraph" style:parent-style-name="Standard">
      <style:text-properties fo:language="zxx" fo:country="none" officeooo:rsid="005c7af7" officeooo:paragraph-rsid="006b7aff" style:language-asian="zxx" style:country-asian="none" style:language-complex="zxx" style:country-complex="none"/>
    </style:style>
    <style:style style:name="P20" style:family="paragraph" style:parent-style-name="Standard">
      <style:text-properties fo:language="zxx" fo:country="none" officeooo:paragraph-rsid="006b7aff" style:language-asian="zxx" style:country-asian="none" style:language-complex="zxx" style:country-complex="none"/>
    </style:style>
    <style:style style:name="P21" style:family="paragraph" style:parent-style-name="Standard">
      <style:text-properties fo:language="zxx" fo:country="none" officeooo:paragraph-rsid="005934e3" style:language-asian="zxx" style:country-asian="none" style:language-complex="zxx" style:country-complex="none"/>
    </style:style>
    <style:style style:name="P22" style:family="paragraph" style:parent-style-name="Standard">
      <style:text-properties fo:language="zxx" fo:country="none" officeooo:rsid="00aeb05e" officeooo:paragraph-rsid="00aeb05e" style:language-asian="zxx" style:country-asian="none" style:language-complex="zxx" style:country-complex="none"/>
    </style:style>
    <style:style style:name="P23" style:family="paragraph" style:parent-style-name="Standard">
      <style:text-properties fo:language="zxx" fo:country="none" officeooo:paragraph-rsid="00b3eea5" style:language-asian="zxx" style:country-asian="none" style:language-complex="zxx" style:country-complex="none"/>
    </style:style>
    <style:style style:name="P24" style:family="paragraph" style:parent-style-name="Standard">
      <style:text-properties fo:language="zxx" fo:country="none" officeooo:paragraph-rsid="015d9881" style:language-asian="zxx" style:country-asian="none" style:language-complex="zxx" style:country-complex="none"/>
    </style:style>
    <style:style style:name="P25" style:family="paragraph" style:parent-style-name="Standard">
      <style:text-properties fo:language="zxx" fo:country="none" officeooo:rsid="016b03d2" officeooo:paragraph-rsid="016b03d2" style:language-asian="zxx" style:country-asian="none" style:language-complex="zxx" style:country-complex="none"/>
    </style:style>
    <style:style style:name="P26" style:family="paragraph" style:parent-style-name="Standard">
      <style:text-properties fo:language="zxx" fo:country="none" officeooo:rsid="01998d5f" officeooo:paragraph-rsid="01998d5f" style:language-asian="zxx" style:country-asian="none" style:language-complex="zxx" style:country-complex="none"/>
    </style:style>
    <style:style style:name="P27" style:family="paragraph" style:parent-style-name="Standard">
      <style:text-properties fo:language="zxx" fo:country="none" officeooo:rsid="005d1c25" officeooo:paragraph-rsid="006b7aff" style:language-asian="zxx" style:country-asian="none" style:language-complex="zxx" style:country-complex="none"/>
    </style:style>
    <style:style style:name="P28" style:family="paragraph" style:parent-style-name="Standard">
      <style:text-properties fo:language="zxx" fo:country="none" officeooo:paragraph-rsid="01e089cf" style:language-asian="zxx" style:country-asian="none" style:language-complex="zxx" style:country-complex="none"/>
    </style:style>
    <style:style style:name="P29" style:family="paragraph" style:parent-style-name="Standard">
      <style:text-properties fo:language="zxx" fo:country="none" officeooo:rsid="00ddb627" officeooo:paragraph-rsid="00f650e1" style:language-asian="zxx" style:country-asian="none" style:language-complex="zxx" style:country-complex="none"/>
    </style:style>
    <style:style style:name="P30" style:family="paragraph" style:parent-style-name="Standard">
      <style:text-properties fo:language="zxx" fo:country="none" fo:font-weight="bold" style:language-asian="zxx" style:country-asian="none" style:font-weight-asian="bold" style:language-complex="zxx" style:country-complex="none" style:font-weight-complex="bold"/>
    </style:style>
    <style:style style:name="P31" style:family="paragraph" style:parent-style-name="Standard">
      <style:text-properties fo:language="zxx" fo:country="none" fo:font-weight="bold" officeooo:paragraph-rsid="0041c6a3" style:language-asian="zxx" style:country-asian="none" style:font-weight-asian="bold" style:language-complex="zxx" style:country-complex="none" style:font-weight-complex="bold"/>
    </style:style>
    <style:style style:name="P32" style:family="paragraph" style:parent-style-name="Standard">
      <style:text-properties fo:language="zxx" fo:country="none" fo:font-weight="bold" officeooo:rsid="001af4ca" officeooo:paragraph-rsid="001af4ca" style:language-asian="zxx" style:country-asian="none" style:font-weight-asian="bold" style:language-complex="zxx" style:country-complex="none" style:font-weight-complex="bold"/>
    </style:style>
    <style:style style:name="P33" style:family="paragraph" style:parent-style-name="Standard">
      <style:text-properties fo:language="zxx" fo:country="none" fo:font-weight="bold" officeooo:rsid="0089362b" style:language-asian="zxx" style:country-asian="none" style:font-weight-asian="bold" style:language-complex="zxx" style:country-complex="none" style:font-weight-complex="bold"/>
    </style:style>
    <style:style style:name="P34" style:family="paragraph" style:parent-style-name="Standard">
      <style:text-properties fo:language="zxx" fo:country="none" fo:font-weight="bold" officeooo:rsid="00ba9b1b" officeooo:paragraph-rsid="00ba9b1b" style:language-asian="zxx" style:country-asian="none" style:font-weight-asian="bold" style:language-complex="zxx" style:country-complex="none" style:font-weight-complex="bold"/>
    </style:style>
    <style:style style:name="P35" style:family="paragraph" style:parent-style-name="Standard">
      <style:text-properties fo:language="zxx" fo:country="none" fo:font-weight="bold" officeooo:rsid="006b7aff" officeooo:paragraph-rsid="01b0c379" style:language-asian="zxx" style:country-asian="none" style:font-weight-asian="bold" style:language-complex="zxx" style:country-complex="none" style:font-weight-complex="bold"/>
    </style:style>
    <style:style style:name="P36" style:family="paragraph" style:parent-style-name="Standard">
      <style:paragraph-properties fo:text-align="start" style:justify-single-word="false"/>
      <style:text-properties officeooo:paragraph-rsid="00f84e91"/>
    </style:style>
    <style:style style:name="P37" style:family="paragraph" style:parent-style-name="Standard">
      <style:text-properties officeooo:rsid="00f650e1" officeooo:paragraph-rsid="00f84e91"/>
    </style:style>
    <style:style style:name="P38" style:family="paragraph" style:parent-style-name="Standard">
      <style:text-properties style:font-name="Liberation Serif" fo:font-size="12pt" fo:language="zxx" fo:country="none" officeooo:rsid="00e94658" officeooo:paragraph-rsid="00f84e91" style:font-name-asian="NSimSun" style:font-size-asian="12pt" style:language-asian="zxx" style:country-asian="none" style:font-name-complex="Liberation Mono" style:font-size-complex="12pt" style:language-complex="zxx" style:country-complex="none"/>
    </style:style>
    <style:style style:name="P39" style:family="paragraph" style:parent-style-name="Standard">
      <style:text-properties officeooo:rsid="00e84615" officeooo:paragraph-rsid="00f84e91"/>
    </style:style>
    <style:style style:name="P40" style:family="paragraph" style:parent-style-name="Standard">
      <style:text-properties officeooo:rsid="00e94658" officeooo:paragraph-rsid="00f84e91"/>
    </style:style>
    <style:style style:name="P41" style:family="paragraph" style:parent-style-name="Standard">
      <style:text-properties officeooo:rsid="00ecc307" officeooo:paragraph-rsid="00f84e91"/>
    </style:style>
    <style:style style:name="P42" style:family="paragraph" style:parent-style-name="Standard">
      <style:paragraph-properties fo:text-align="end" style:justify-single-word="false"/>
      <style:text-properties fo:font-size="11pt" officeooo:rsid="00ecc307" officeooo:paragraph-rsid="00f84e91" style:font-size-asian="11pt" style:font-size-complex="11pt"/>
    </style:style>
    <style:style style:name="P43" style:family="paragraph" style:parent-style-name="Standard">
      <style:paragraph-properties fo:text-align="end" style:justify-single-word="false"/>
      <style:text-properties fo:font-size="11pt" officeooo:paragraph-rsid="00f84e91" style:font-size-asian="11pt" style:font-size-complex="11pt"/>
    </style:style>
    <style:style style:name="P44" style:family="paragraph" style:parent-style-name="Standard">
      <style:paragraph-properties fo:text-align="end" style:justify-single-word="false"/>
      <style:text-properties fo:font-size="11pt" officeooo:paragraph-rsid="00fd4bab" style:font-size-asian="11pt" style:font-size-complex="11pt"/>
    </style:style>
    <style:style style:name="P45" style:family="paragraph" style:parent-style-name="Standard">
      <style:text-properties officeooo:paragraph-rsid="00f84e91"/>
    </style:style>
    <style:style style:name="P46" style:family="paragraph" style:parent-style-name="Standard">
      <style:text-properties fo:font-size="3pt" officeooo:paragraph-rsid="00f84e91" style:font-size-asian="3pt" style:font-size-complex="3pt"/>
    </style:style>
    <style:style style:name="P47" style:family="paragraph" style:parent-style-name="Standard">
      <style:paragraph-properties fo:text-align="end" style:justify-single-word="false"/>
    </style:style>
    <style:style style:name="P48" style:family="paragraph" style:parent-style-name="Standard">
      <style:paragraph-properties fo:text-align="end" style:justify-single-word="false"/>
      <style:text-properties officeooo:paragraph-rsid="011dbe61"/>
    </style:style>
    <style:style style:name="P49" style:family="paragraph" style:parent-style-name="Standard">
      <style:text-properties officeooo:rsid="0101d19e" officeooo:paragraph-rsid="0101d19e"/>
    </style:style>
    <style:style style:name="P50" style:family="paragraph" style:parent-style-name="Standard">
      <style:text-properties officeooo:paragraph-rsid="01023146"/>
    </style:style>
    <style:style style:name="P51" style:family="paragraph" style:parent-style-name="Standard">
      <style:text-properties officeooo:rsid="01059592" officeooo:paragraph-rsid="01059592"/>
    </style:style>
    <style:style style:name="P52" style:family="paragraph" style:parent-style-name="Standard">
      <style:text-properties fo:font-weight="bold" style:font-weight-asian="bold" style:font-weight-complex="bold"/>
    </style:style>
    <style:style style:name="P53" style:family="paragraph" style:parent-style-name="Standard">
      <style:text-properties fo:font-weight="bold" officeooo:rsid="0102fcb8" style:font-weight-asian="bold" style:font-weight-complex="bold"/>
    </style:style>
    <style:style style:name="P54" style:family="paragraph" style:parent-style-name="Standard">
      <style:text-properties officeooo:paragraph-rsid="010b436c"/>
    </style:style>
    <style:style style:name="P55" style:family="paragraph" style:parent-style-name="Standard">
      <style:text-properties officeooo:rsid="010b436c" officeooo:paragraph-rsid="010b436c"/>
    </style:style>
    <style:style style:name="P56" style:family="paragraph" style:parent-style-name="Standard">
      <style:text-properties officeooo:paragraph-rsid="011dbe61"/>
    </style:style>
    <style:style style:name="P57" style:family="paragraph" style:parent-style-name="Standard">
      <style:text-properties officeooo:rsid="012a66f8" officeooo:paragraph-rsid="012a66f8"/>
    </style:style>
    <style:style style:name="P58" style:family="paragraph" style:parent-style-name="Standard">
      <style:text-properties fo:font-style="italic" officeooo:rsid="0145b1b4" officeooo:paragraph-rsid="0145b1b4" style:font-style-asian="italic" style:font-style-complex="italic"/>
    </style:style>
    <style:style style:name="P59" style:family="paragraph" style:parent-style-name="Standard">
      <style:paragraph-properties fo:text-align="end" style:justify-single-word="false"/>
      <style:text-properties fo:font-style="italic" officeooo:rsid="0145b1b4" officeooo:paragraph-rsid="0145b1b4" style:font-style-asian="italic" style:font-style-complex="italic"/>
    </style:style>
    <style:style style:name="P60" style:family="paragraph" style:parent-style-name="Standard">
      <style:text-properties officeooo:paragraph-rsid="014c5e1a"/>
    </style:style>
    <style:style style:name="P61" style:family="paragraph" style:parent-style-name="Standard">
      <style:text-properties officeooo:paragraph-rsid="015adfd7"/>
    </style:style>
    <style:style style:name="P62" style:family="paragraph" style:parent-style-name="Standard">
      <style:paragraph-properties fo:text-align="end" style:justify-single-word="false"/>
      <style:text-properties officeooo:rsid="0145b1b4" officeooo:paragraph-rsid="0145b1b4"/>
    </style:style>
    <style:style style:name="P63" style:family="paragraph" style:parent-style-name="Standard">
      <style:text-properties officeooo:paragraph-rsid="0177cba9"/>
    </style:style>
    <style:style style:name="P64" style:family="paragraph" style:parent-style-name="Standard">
      <style:paragraph-properties fo:text-align="end" style:justify-single-word="false"/>
      <style:text-properties officeooo:rsid="01440993" officeooo:paragraph-rsid="01440993"/>
    </style:style>
    <style:style style:name="P65" style:family="paragraph" style:parent-style-name="Standard">
      <style:text-properties officeooo:rsid="01998d5f" officeooo:paragraph-rsid="01998d5f"/>
    </style:style>
    <style:style style:name="P66" style:family="paragraph" style:parent-style-name="Standard">
      <style:text-properties officeooo:rsid="010c7cc4" officeooo:paragraph-rsid="010c7cc4"/>
    </style:style>
    <style:style style:name="P67" style:family="paragraph" style:parent-style-name="Standard">
      <style:text-properties fo:font-size="14pt" fo:font-weight="bold" style:font-size-asian="14pt" style:font-weight-asian="bold" style:font-size-complex="14pt" style:font-weight-complex="bold"/>
    </style:style>
    <style:style style:name="P68" style:family="paragraph" style:parent-style-name="Preformatted_20_Text">
      <style:paragraph-properties fo:margin-top="0mm" fo:margin-bottom="4.99mm" loext:contextual-spacing="false"/>
    </style:style>
    <style:style style:name="P69" style:family="paragraph" style:parent-style-name="Preformatted_20_Text">
      <style:paragraph-properties fo:margin-top="0mm" fo:margin-bottom="4.99mm" loext:contextual-spacing="false"/>
      <style:text-properties officeooo:paragraph-rsid="0003792c"/>
    </style:style>
    <style:style style:name="P70" style:family="paragraph" style:parent-style-name="Preformatted_20_Text">
      <style:paragraph-properties fo:margin-top="0mm" fo:margin-bottom="4.99mm" loext:contextual-spacing="false"/>
      <style:text-properties officeooo:paragraph-rsid="000530d6"/>
    </style:style>
    <style:style style:name="P71" style:family="paragraph" style:parent-style-name="Preformatted_20_Text">
      <style:paragraph-properties fo:margin-top="0mm" fo:margin-bottom="4.99mm" loext:contextual-spacing="false"/>
      <style:text-properties officeooo:paragraph-rsid="0007056d"/>
    </style:style>
    <style:style style:name="P72" style:family="paragraph" style:parent-style-name="Preformatted_20_Text">
      <style:paragraph-properties fo:margin-top="0mm" fo:margin-bottom="4.99mm" loext:contextual-spacing="false"/>
      <style:text-properties officeooo:paragraph-rsid="009f814d"/>
    </style:style>
    <style:style style:name="P73" style:family="paragraph" style:parent-style-name="Text_20_body">
      <style:text-properties officeooo:paragraph-rsid="000530d6"/>
    </style:style>
    <style:style style:name="P74" style:family="paragraph" style:parent-style-name="Text_20_body">
      <style:text-properties officeooo:paragraph-rsid="0066395d"/>
    </style:style>
    <style:style style:name="P75" style:family="paragraph" style:parent-style-name="Text_20_body">
      <style:text-properties officeooo:paragraph-rsid="006a87ae"/>
    </style:style>
    <style:style style:name="P76" style:family="paragraph" style:parent-style-name="Text_20_body">
      <style:text-properties officeooo:rsid="008276bc" officeooo:paragraph-rsid="008448e9"/>
    </style:style>
    <style:style style:name="P77" style:family="paragraph" style:parent-style-name="Text_20_body">
      <style:text-properties officeooo:paragraph-rsid="009f814d"/>
    </style:style>
    <style:style style:name="P78" style:family="paragraph" style:parent-style-name="Text_20_body">
      <style:text-properties fo:font-size="11pt" fo:language="zxx" fo:country="none" officeooo:paragraph-rsid="0017700a" style:font-size-asian="11pt" style:language-asian="zxx" style:country-asian="none" style:font-size-complex="11pt" style:language-complex="zxx" style:country-complex="none"/>
    </style:style>
    <style:style style:name="P79" style:family="paragraph" style:parent-style-name="Text_20_body">
      <style:text-properties fo:language="zxx" fo:country="none" style:language-asian="zxx" style:country-asian="none" style:language-complex="zxx" style:country-complex="none"/>
    </style:style>
    <style:style style:name="P80" style:family="paragraph" style:parent-style-name="Text_20_body">
      <style:text-properties fo:language="zxx" fo:country="none" officeooo:paragraph-rsid="009f814d" style:language-asian="zxx" style:country-asian="none" style:language-complex="zxx" style:country-complex="none"/>
    </style:style>
    <style:style style:name="P81" style:family="paragraph" style:parent-style-name="Text_20_body">
      <style:text-properties fo:language="zxx" fo:country="none" officeooo:paragraph-rsid="00aa27fe" style:language-asian="zxx" style:country-asian="none" style:language-complex="zxx" style:country-complex="none"/>
    </style:style>
    <style:style style:name="P82" style:family="paragraph" style:parent-style-name="Text_20_body">
      <style:text-properties fo:language="zxx" fo:country="none" officeooo:paragraph-rsid="0011d1a3" style:language-asian="zxx" style:country-asian="none" style:language-complex="zxx" style:country-complex="none"/>
    </style:style>
    <style:style style:name="P83" style:family="paragraph" style:parent-style-name="Text_20_body">
      <style:text-properties fo:language="zxx" fo:country="none" style:language-asian="zxx" style:country-asian="none" style:language-complex="zxx" style:country-complex="none" style:text-scale="96%"/>
    </style:style>
    <style:style style:name="P84" style:family="paragraph" style:parent-style-name="Text_20_body">
      <style:text-properties fo:language="zxx" fo:country="none" officeooo:rsid="00b51e30" officeooo:paragraph-rsid="00b51e30" style:language-asian="zxx" style:country-asian="none" style:language-complex="zxx" style:country-complex="none"/>
    </style:style>
    <style:style style:name="P85" style:family="paragraph" style:parent-style-name="Text_20_body">
      <style:text-properties fo:language="zxx" fo:country="none" officeooo:paragraph-rsid="00c27b29" style:language-asian="zxx" style:country-asian="none" style:language-complex="zxx" style:country-complex="none"/>
    </style:style>
    <style:style style:name="P86" style:family="paragraph" style:parent-style-name="Text_20_body">
      <style:text-properties officeooo:paragraph-rsid="00c86fbf"/>
    </style:style>
    <style:style style:name="P87" style:family="paragraph" style:parent-style-name="Text_20_body">
      <style:text-properties officeooo:paragraph-rsid="00d9743f"/>
    </style:style>
    <style:style style:name="P88" style:family="paragraph" style:parent-style-name="Text_20_body">
      <style:text-properties officeooo:paragraph-rsid="01340b6e"/>
    </style:style>
    <style:style style:name="P89" style:family="paragraph" style:parent-style-name="Text_20_body">
      <style:text-properties fo:font-size="14pt" style:font-size-asian="14pt" style:font-size-complex="14pt" style:text-scale="94%"/>
    </style:style>
    <style:style style:name="P90" style:family="paragraph" style:parent-style-name="Text_20_body">
      <style:text-properties officeooo:paragraph-rsid="01b7b4c1"/>
    </style:style>
    <style:style style:name="P91" style:family="paragraph" style:parent-style-name="Text_20_body">
      <style:paragraph-properties fo:text-align="center" style:justify-single-word="false"/>
      <style:text-properties fo:font-variant="small-caps" fo:font-size="10pt" fo:language="zxx" fo:country="none" style:text-underline-style="dash" style:text-underline-width="bold" style:text-underline-color="font-color" officeooo:rsid="0001aec3" officeooo:paragraph-rsid="01ef8dee" style:font-size-asian="10pt" style:language-asian="zxx" style:country-asian="none" style:font-size-complex="10pt" style:language-complex="zxx" style:country-complex="none"/>
    </style:style>
    <style:style style:name="P92" style:family="paragraph" style:parent-style-name="Preformatted_20_Text">
      <style:text-properties officeooo:paragraph-rsid="0003e6a3"/>
    </style:style>
    <style:style style:name="P93" style:family="paragraph" style:parent-style-name="Preformatted_20_Text">
      <style:text-properties officeooo:paragraph-rsid="0005f784"/>
    </style:style>
    <style:style style:name="P94" style:family="paragraph" style:parent-style-name="Preformatted_20_Text">
      <style:text-properties officeooo:paragraph-rsid="0011d1a3"/>
    </style:style>
    <style:style style:name="P95" style:family="paragraph" style:parent-style-name="Preformatted_20_Text">
      <style:text-properties officeooo:paragraph-rsid="0020d4c9"/>
    </style:style>
    <style:style style:name="P96" style:family="paragraph" style:parent-style-name="Preformatted_20_Text">
      <style:text-properties officeooo:paragraph-rsid="0038dee6"/>
    </style:style>
    <style:style style:name="P97" style:family="paragraph" style:parent-style-name="Preformatted_20_Text">
      <style:text-properties officeooo:paragraph-rsid="003c457b"/>
    </style:style>
    <style:style style:name="P98" style:family="paragraph" style:parent-style-name="Preformatted_20_Text">
      <style:text-properties style:font-name="Liberation Mono" fo:font-size="10pt" officeooo:rsid="0046ea73" officeooo:paragraph-rsid="0046ea73" style:font-name-asian="NSimSun" style:font-size-asian="10pt" style:font-name-complex="Liberation Mono" style:font-size-complex="10pt"/>
    </style:style>
    <style:style style:name="P99" style:family="paragraph" style:parent-style-name="Preformatted_20_Text">
      <style:paragraph-properties fo:text-align="center" style:justify-single-word="false"/>
      <style:text-properties style:font-name="Liberation Mono" fo:font-size="10pt" officeooo:rsid="0046ea73" officeooo:paragraph-rsid="0046ea73" style:font-name-asian="NSimSun" style:font-size-asian="10pt" style:font-name-complex="Liberation Mono" style:font-size-complex="10pt"/>
    </style:style>
    <style:style style:name="P100" style:family="paragraph" style:parent-style-name="Preformatted_20_Text">
      <style:paragraph-properties fo:text-align="end" style:justify-single-word="false"/>
      <style:text-properties style:font-name="Liberation Mono" fo:font-size="10pt" officeooo:rsid="0046ea73" officeooo:paragraph-rsid="0046ea73" style:font-name-asian="NSimSun" style:font-size-asian="10pt" style:font-name-complex="Liberation Mono" style:font-size-complex="10pt"/>
    </style:style>
    <style:style style:name="P101" style:family="paragraph" style:parent-style-name="Preformatted_20_Text">
      <style:paragraph-properties fo:text-align="center" style:justify-single-word="false"/>
      <style:text-properties style:font-name="Liberation Mono" fo:font-size="10pt" officeooo:paragraph-rsid="0046ea73" style:font-name-asian="NSimSun" style:font-size-asian="10pt" style:font-name-complex="Liberation Mono" style:font-size-complex="10pt"/>
    </style:style>
    <style:style style:name="P102" style:family="paragraph" style:parent-style-name="Preformatted_20_Text">
      <style:paragraph-properties fo:text-align="end" style:justify-single-word="false"/>
      <style:text-properties style:font-name="Liberation Mono" fo:font-size="10pt" officeooo:paragraph-rsid="0046ea73" style:font-name-asian="NSimSun" style:font-size-asian="10pt" style:font-name-complex="Liberation Mono" style:font-size-complex="10pt"/>
    </style:style>
    <style:style style:name="P103" style:family="paragraph" style:parent-style-name="Preformatted_20_Text">
      <style:paragraph-properties fo:text-align="start" style:justify-single-word="false"/>
      <style:text-properties style:font-name="Liberation Mono" fo:font-size="10pt" officeooo:paragraph-rsid="0046ea73" style:font-name-asian="NSimSun" style:font-size-asian="10pt" style:font-name-complex="Liberation Mono" style:font-size-complex="10pt"/>
    </style:style>
    <style:style style:name="P104" style:family="paragraph" style:parent-style-name="Preformatted_20_Text">
      <style:text-properties officeooo:paragraph-rsid="006a87ae"/>
    </style:style>
    <style:style style:name="P105" style:family="paragraph" style:parent-style-name="Preformatted_20_Text">
      <style:text-properties officeooo:paragraph-rsid="006b7aff"/>
    </style:style>
    <style:style style:name="P106" style:family="paragraph" style:parent-style-name="Preformatted_20_Text">
      <style:text-properties officeooo:paragraph-rsid="009f814d"/>
    </style:style>
    <style:style style:name="P107" style:family="paragraph" style:parent-style-name="Preformatted_20_Text">
      <style:text-properties fo:font-size="10pt" fo:language="zxx" fo:country="none" style:font-size-asian="10pt" style:language-asian="zxx" style:country-asian="none" style:font-size-complex="10pt" style:language-complex="zxx" style:country-complex="none"/>
    </style:style>
    <style:style style:name="P108" style:family="paragraph" style:parent-style-name="Preformatted_20_Text">
      <style:text-properties fo:font-size="10pt" style:font-size-asian="10pt" style:font-size-complex="10pt"/>
    </style:style>
    <style:style style:name="P109" style:family="paragraph" style:parent-style-name="Preformatted_20_Text">
      <style:text-properties fo:font-size="10pt" officeooo:rsid="01768c7c" officeooo:paragraph-rsid="0179fe22" style:font-size-asian="10pt" style:font-size-complex="10pt"/>
    </style:style>
    <style:style style:name="P110" style:family="paragraph" style:parent-style-name="Preformatted_20_Text">
      <style:text-properties style:font-name="Liberation Serif" fo:font-size="12pt" fo:language="zxx" fo:country="none" officeooo:paragraph-rsid="003c457b" style:font-size-asian="12pt" style:language-asian="zxx" style:country-asian="none" style:font-size-complex="12pt" style:language-complex="zxx" style:country-complex="none"/>
    </style:style>
    <style:style style:name="P111" style:family="paragraph" style:parent-style-name="Preformatted_20_Text">
      <style:text-properties style:font-name="Liberation Serif"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12" style:family="paragraph" style:parent-style-name="Preformatted_20_Text">
      <style:text-properties style:font-name="Liberation Serif" fo:font-size="12pt" fo:font-weight="bold" officeooo:rsid="01103936" officeooo:paragraph-rsid="01177d19" style:font-size-asian="12pt" style:font-weight-asian="bold" style:font-size-complex="12pt" style:font-weight-complex="bold"/>
    </style:style>
    <style:style style:name="P113" style:family="paragraph" style:parent-style-name="Preformatted_20_Text">
      <style:text-properties style:font-name="Liberation Serif" fo:font-size="12pt" fo:font-weight="bold" officeooo:rsid="01103936" officeooo:paragraph-rsid="011dbe61" style:font-size-asian="12pt" style:font-weight-asian="bold" style:font-size-complex="12pt" style:font-weight-complex="bold"/>
    </style:style>
    <style:style style:name="P114" style:family="paragraph" style:parent-style-name="Preformatted_20_Text">
      <style:text-properties fo:font-size="9pt" fo:language="zxx" fo:country="none" officeooo:paragraph-rsid="006b7aff" style:font-size-asian="9pt" style:language-asian="zxx" style:country-asian="none" style:font-size-complex="9pt" style:language-complex="zxx" style:country-complex="none" style:text-scale="92%"/>
    </style:style>
    <style:style style:name="P115" style:family="paragraph" style:parent-style-name="Preformatted_20_Text">
      <style:text-properties fo:font-size="9pt" fo:language="zxx" fo:country="none" officeooo:paragraph-rsid="006b7aff" style:font-size-asian="9pt" style:language-asian="zxx" style:country-asian="none" style:font-size-complex="9pt" style:language-complex="zxx" style:country-complex="none"/>
    </style:style>
    <style:style style:name="P116" style:family="paragraph" style:parent-style-name="Preformatted_20_Text">
      <style:text-properties fo:font-size="9pt" fo:language="zxx" fo:country="none" officeooo:rsid="01d5852a" officeooo:paragraph-rsid="01d5852a" style:font-size-asian="9pt" style:language-asian="zxx" style:country-asian="none" style:font-size-complex="9pt" style:language-complex="zxx" style:country-complex="none"/>
    </style:style>
    <style:style style:name="P117" style:family="paragraph" style:parent-style-name="Preformatted_20_Text">
      <style:text-properties fo:font-size="9pt" fo:language="zxx" fo:country="none" fo:font-style="italic" officeooo:rsid="000f88a3" officeooo:paragraph-rsid="000f88a3" style:font-size-asian="9pt" style:language-asian="zxx" style:country-asian="none" style:font-style-asian="italic" style:font-size-complex="9pt" style:language-complex="zxx" style:country-complex="none" style:font-style-complex="italic"/>
    </style:style>
    <style:style style:name="P118" style:family="paragraph" style:parent-style-name="Preformatted_20_Text">
      <style:text-properties fo:font-size="9pt" style:font-size-asian="9pt" style:font-size-complex="9pt"/>
    </style:style>
    <style:style style:name="P119" style:family="paragraph" style:parent-style-name="Preformatted_20_Text">
      <style:text-properties fo:font-size="9pt" officeooo:rsid="013e6d67" officeooo:paragraph-rsid="013e6d67" style:font-size-asian="9pt" style:font-size-complex="9pt"/>
    </style:style>
    <style:style style:name="P120" style:family="paragraph" style:parent-style-name="Preformatted_20_Text">
      <style:text-properties fo:language="zxx" fo:country="none" style:language-asian="zxx" style:country-asian="none" style:language-complex="zxx" style:country-complex="none"/>
    </style:style>
    <style:style style:name="P121" style:family="paragraph" style:parent-style-name="Preformatted_20_Text">
      <style:text-properties fo:language="zxx" fo:country="none" officeooo:paragraph-rsid="0075faec" style:language-asian="zxx" style:country-asian="none" style:language-complex="zxx" style:country-complex="none"/>
    </style:style>
    <style:style style:name="P122" style:family="paragraph" style:parent-style-name="Preformatted_20_Text">
      <style:text-properties fo:language="zxx" fo:country="none" officeooo:rsid="0057cea9" officeooo:paragraph-rsid="0057cea9" style:language-asian="zxx" style:country-asian="none" style:language-complex="zxx" style:country-complex="none"/>
    </style:style>
    <style:style style:name="P123" style:family="paragraph" style:parent-style-name="Preformatted_20_Text">
      <style:text-properties fo:language="zxx" fo:country="none" officeooo:paragraph-rsid="0041c6a3" style:language-asian="zxx" style:country-asian="none" style:language-complex="zxx" style:country-complex="none"/>
    </style:style>
    <style:style style:name="P124" style:family="paragraph" style:parent-style-name="Preformatted_20_Text">
      <style:text-properties fo:language="zxx" fo:country="none" officeooo:paragraph-rsid="009f814d" style:language-asian="zxx" style:country-asian="none" style:language-complex="zxx" style:country-complex="none"/>
    </style:style>
    <style:style style:name="P125" style:family="paragraph" style:parent-style-name="Preformatted_20_Text">
      <style:text-properties fo:language="zxx" fo:country="none" officeooo:paragraph-rsid="00a656f6" style:language-asian="zxx" style:country-asian="none" style:language-complex="zxx" style:country-complex="none"/>
    </style:style>
    <style:style style:name="P126" style:family="paragraph" style:parent-style-name="Preformatted_20_Text">
      <style:text-properties fo:language="zxx" fo:country="none" officeooo:paragraph-rsid="00a6ed91" style:language-asian="zxx" style:country-asian="none" style:language-complex="zxx" style:country-complex="none"/>
    </style:style>
    <style:style style:name="P127" style:family="paragraph" style:parent-style-name="Preformatted_20_Text">
      <style:text-properties fo:language="zxx" fo:country="none" officeooo:paragraph-rsid="00a4ab1c" style:language-asian="zxx" style:country-asian="none" style:language-complex="zxx" style:country-complex="none"/>
    </style:style>
    <style:style style:name="P128" style:family="paragraph" style:parent-style-name="Preformatted_20_Text">
      <style:text-properties fo:language="zxx" fo:country="none" officeooo:rsid="00ab5548" officeooo:paragraph-rsid="015d9881" style:language-asian="zxx" style:country-asian="none" style:language-complex="zxx" style:country-complex="none"/>
    </style:style>
    <style:style style:name="P129" style:family="paragraph" style:parent-style-name="Preformatted_20_Text">
      <style:text-properties fo:language="zxx" fo:country="none" officeooo:rsid="0003792c" officeooo:paragraph-rsid="0003792c" style:language-asian="zxx" style:country-asian="none" style:language-complex="zxx" style:country-complex="none"/>
    </style:style>
    <style:style style:name="P130" style:family="paragraph" style:parent-style-name="Preformatted_20_Text">
      <style:text-properties fo:language="zxx" fo:country="none" officeooo:rsid="000f88a3" officeooo:paragraph-rsid="000f88a3" style:language-asian="zxx" style:country-asian="none" style:language-complex="zxx" style:country-complex="none"/>
    </style:style>
    <style:style style:name="P131" style:family="paragraph" style:parent-style-name="Preformatted_20_Text">
      <style:text-properties fo:language="zxx" fo:country="none" officeooo:rsid="000f88a3" officeooo:paragraph-rsid="01cbf941" style:language-asian="zxx" style:country-asian="none" style:language-complex="zxx" style:country-complex="none"/>
    </style:style>
    <style:style style:name="P132" style:family="paragraph" style:parent-style-name="Preformatted_20_Text">
      <style:paragraph-properties fo:text-align="start" style:justify-single-word="false"/>
      <style:text-properties fo:language="zxx" fo:country="none" officeooo:rsid="000f9d41" officeooo:paragraph-rsid="000f9d41" style:language-asian="zxx" style:country-asian="none" style:language-complex="zxx" style:country-complex="none"/>
    </style:style>
    <style:style style:name="P133" style:family="paragraph" style:parent-style-name="Preformatted_20_Text">
      <style:paragraph-properties fo:text-align="start" style:justify-single-word="false"/>
      <style:text-properties fo:language="zxx" fo:country="none" officeooo:rsid="00104fd8" officeooo:paragraph-rsid="00104fd8" style:language-asian="zxx" style:country-asian="none" style:language-complex="zxx" style:country-complex="none"/>
    </style:style>
    <style:style style:name="P134" style:family="paragraph" style:parent-style-name="Preformatted_20_Text">
      <style:text-properties fo:language="zxx" fo:country="none" officeooo:paragraph-rsid="0017700a" style:language-asian="zxx" style:country-asian="none" style:language-complex="zxx" style:country-complex="none"/>
    </style:style>
    <style:style style:name="P135" style:family="paragraph" style:parent-style-name="Preformatted_20_Text">
      <style:text-properties fo:language="zxx" fo:country="none" officeooo:rsid="00570332" officeooo:paragraph-rsid="00570332" style:language-asian="zxx" style:country-asian="none" style:language-complex="zxx" style:country-complex="none"/>
    </style:style>
    <style:style style:name="P136" style:family="paragraph" style:parent-style-name="Preformatted_20_Text">
      <style:text-properties fo:language="zxx" fo:country="none" officeooo:paragraph-rsid="006d5276" style:language-asian="zxx" style:country-asian="none" style:language-complex="zxx" style:country-complex="none"/>
    </style:style>
    <style:style style:name="P137" style:family="paragraph" style:parent-style-name="Preformatted_20_Text">
      <style:text-properties fo:language="zxx" fo:country="none" officeooo:paragraph-rsid="00712ccf" style:language-asian="zxx" style:country-asian="none" style:language-complex="zxx" style:country-complex="none"/>
    </style:style>
    <style:style style:name="P138" style:family="paragraph" style:parent-style-name="Preformatted_20_Text">
      <style:text-properties fo:language="zxx" fo:country="none" officeooo:paragraph-rsid="006a87ae" style:language-asian="zxx" style:country-asian="none" style:language-complex="zxx" style:country-complex="none"/>
    </style:style>
    <style:style style:name="P139" style:family="paragraph" style:parent-style-name="Preformatted_20_Text">
      <style:text-properties fo:language="zxx" fo:country="none" officeooo:paragraph-rsid="006a87ae" style:language-asian="zxx" style:country-asian="none" style:language-complex="zxx" style:country-complex="none" style:text-scale="98%"/>
    </style:style>
    <style:style style:name="P140" style:family="paragraph" style:parent-style-name="Preformatted_20_Text">
      <style:text-properties fo:language="zxx" fo:country="none" officeooo:paragraph-rsid="005934e3" style:language-asian="zxx" style:country-asian="none" style:language-complex="zxx" style:country-complex="none"/>
    </style:style>
    <style:style style:name="P141" style:family="paragraph" style:parent-style-name="Preformatted_20_Text">
      <style:text-properties fo:language="zxx" fo:country="none" officeooo:paragraph-rsid="0024bf05" style:language-asian="zxx" style:country-asian="none" style:language-complex="zxx" style:country-complex="none"/>
    </style:style>
    <style:style style:name="P142" style:family="paragraph" style:parent-style-name="Preformatted_20_Text">
      <style:text-properties fo:language="zxx" fo:country="none" officeooo:rsid="0088aa4d" officeooo:paragraph-rsid="0088aa4d" style:language-asian="zxx" style:country-asian="none" style:language-complex="zxx" style:country-complex="none"/>
    </style:style>
    <style:style style:name="P143" style:family="paragraph" style:parent-style-name="Preformatted_20_Text">
      <style:text-properties fo:language="zxx" fo:country="none" officeooo:rsid="0088aa4d" officeooo:paragraph-rsid="01e089cf" style:language-asian="zxx" style:country-asian="none" style:language-complex="zxx" style:country-complex="none"/>
    </style:style>
    <style:style style:name="P144" style:family="paragraph" style:parent-style-name="Preformatted_20_Text">
      <style:text-properties fo:language="zxx" fo:country="none" officeooo:rsid="009012d7" officeooo:paragraph-rsid="01e089cf" style:language-asian="zxx" style:country-asian="none" style:language-complex="zxx" style:country-complex="none"/>
    </style:style>
    <style:style style:name="P145" style:family="paragraph" style:parent-style-name="Preformatted_20_Text">
      <style:text-properties fo:language="zxx" fo:country="none" officeooo:paragraph-rsid="00b2bcaa" style:language-asian="zxx" style:country-asian="none" style:language-complex="zxx" style:country-complex="none"/>
    </style:style>
    <style:style style:name="P146" style:family="paragraph" style:parent-style-name="Preformatted_20_Text">
      <style:text-properties fo:language="zxx" fo:country="none" officeooo:rsid="00b48fac" officeooo:paragraph-rsid="00b48fac" style:language-asian="zxx" style:country-asian="none" style:language-complex="zxx" style:country-complex="none"/>
    </style:style>
    <style:style style:name="P147" style:family="paragraph" style:parent-style-name="Preformatted_20_Text">
      <style:text-properties fo:language="zxx" fo:country="none" officeooo:rsid="00b56f30" officeooo:paragraph-rsid="00b56f30" style:language-asian="zxx" style:country-asian="none" style:language-complex="zxx" style:country-complex="none"/>
    </style:style>
    <style:style style:name="P148" style:family="paragraph" style:parent-style-name="Preformatted_20_Text">
      <style:text-properties fo:language="zxx" fo:country="none" officeooo:paragraph-rsid="00c32130" style:language-asian="zxx" style:country-asian="none" style:language-complex="zxx" style:country-complex="none"/>
    </style:style>
    <style:style style:name="P149" style:family="paragraph" style:parent-style-name="Preformatted_20_Text">
      <style:text-properties fo:language="zxx" fo:country="none" officeooo:paragraph-rsid="00ce5b17" style:language-asian="zxx" style:country-asian="none" style:language-complex="zxx" style:country-complex="none"/>
    </style:style>
    <style:style style:name="P150" style:family="paragraph" style:parent-style-name="Preformatted_20_Text">
      <style:text-properties fo:language="zxx" fo:country="none" officeooo:rsid="00b3eea5" style:language-asian="zxx" style:country-asian="none" style:language-complex="zxx" style:country-complex="none"/>
    </style:style>
    <style:style style:name="P151" style:family="paragraph" style:parent-style-name="Preformatted_20_Text">
      <style:text-properties fo:language="zxx" fo:country="none" style:language-asian="zxx" style:country-asian="none" style:language-complex="zxx" style:country-complex="none" style:text-scale="94%"/>
    </style:style>
    <style:style style:name="P152" style:family="paragraph" style:parent-style-name="Preformatted_20_Text">
      <style:text-properties fo:language="zxx" fo:country="none" officeooo:paragraph-rsid="00d9743f" style:language-asian="zxx" style:country-asian="none" style:language-complex="zxx" style:country-complex="none" style:text-scale="94%"/>
    </style:style>
    <style:style style:name="P153" style:family="paragraph" style:parent-style-name="Preformatted_20_Text">
      <style:text-properties fo:language="zxx" fo:country="none" officeooo:paragraph-rsid="00cf51d7" style:language-asian="zxx" style:country-asian="none" style:language-complex="zxx" style:country-complex="none"/>
    </style:style>
    <style:style style:name="P154" style:family="paragraph" style:parent-style-name="Preformatted_20_Text">
      <style:text-properties fo:language="zxx" fo:country="none" officeooo:paragraph-rsid="00cf93de" style:language-asian="zxx" style:country-asian="none" style:language-complex="zxx" style:country-complex="none"/>
    </style:style>
    <style:style style:name="P155" style:family="paragraph" style:parent-style-name="Preformatted_20_Text">
      <style:text-properties fo:language="zxx" fo:country="none" officeooo:rsid="0028cd26" officeooo:paragraph-rsid="0028cd26" style:language-asian="zxx" style:country-asian="none" style:language-complex="zxx" style:country-complex="none"/>
    </style:style>
    <style:style style:name="P156" style:family="paragraph" style:parent-style-name="Preformatted_20_Text">
      <style:text-properties fo:language="zxx" fo:country="none" officeooo:rsid="0028cd26" officeooo:paragraph-rsid="0182f0d3" style:language-asian="zxx" style:country-asian="none" style:language-complex="zxx" style:country-complex="none"/>
    </style:style>
    <style:style style:name="P157" style:family="paragraph" style:parent-style-name="Preformatted_20_Text">
      <style:text-properties fo:language="zxx" fo:country="none" officeooo:paragraph-rsid="00d9743f" style:language-asian="zxx" style:country-asian="none" style:language-complex="zxx" style:country-complex="none"/>
    </style:style>
    <style:style style:name="P158" style:family="paragraph" style:parent-style-name="Preformatted_20_Text">
      <style:text-properties fo:language="zxx" fo:country="none" officeooo:rsid="01616250" officeooo:paragraph-rsid="0185e610" style:language-asian="zxx" style:country-asian="none" style:language-complex="zxx" style:country-complex="none"/>
    </style:style>
    <style:style style:name="P159" style:family="paragraph" style:parent-style-name="Preformatted_20_Text">
      <style:text-properties fo:language="zxx" fo:country="none" officeooo:rsid="01616250" officeooo:paragraph-rsid="01dec0ff" style:language-asian="zxx" style:country-asian="none" style:language-complex="zxx" style:country-complex="none"/>
    </style:style>
    <style:style style:name="P160" style:family="paragraph" style:parent-style-name="Preformatted_20_Text">
      <style:text-properties fo:language="zxx" fo:country="none" officeooo:paragraph-rsid="0169d83e" style:language-asian="zxx" style:country-asian="none" style:language-complex="zxx" style:country-complex="none"/>
    </style:style>
    <style:style style:name="P161" style:family="paragraph" style:parent-style-name="Preformatted_20_Text">
      <style:text-properties fo:language="zxx" fo:country="none" officeooo:paragraph-rsid="01944027" style:language-asian="zxx" style:country-asian="none" style:language-complex="zxx" style:country-complex="none"/>
    </style:style>
    <style:style style:name="P162" style:family="paragraph" style:parent-style-name="Preformatted_20_Text">
      <style:text-properties fo:language="zxx" fo:country="none" officeooo:rsid="019c7fcf" officeooo:paragraph-rsid="019c7fcf" style:language-asian="zxx" style:country-asian="none" style:language-complex="zxx" style:country-complex="none"/>
    </style:style>
    <style:style style:name="P163" style:family="paragraph" style:parent-style-name="Preformatted_20_Text">
      <style:text-properties fo:language="zxx" fo:country="none" officeooo:paragraph-rsid="019c7fcf" style:language-asian="zxx" style:country-asian="none" style:language-complex="zxx" style:country-complex="none"/>
    </style:style>
    <style:style style:name="P164" style:family="paragraph" style:parent-style-name="Preformatted_20_Text">
      <style:text-properties fo:language="zxx" fo:country="none" officeooo:rsid="0087229a" officeooo:paragraph-rsid="01b71851" style:language-asian="zxx" style:country-asian="none" style:language-complex="zxx" style:country-complex="none"/>
    </style:style>
    <style:style style:name="P165" style:family="paragraph" style:parent-style-name="Preformatted_20_Text">
      <style:text-properties fo:language="zxx" fo:country="none" officeooo:paragraph-rsid="01b71851" style:language-asian="zxx" style:country-asian="none" style:language-complex="zxx" style:country-complex="none"/>
    </style:style>
    <style:style style:name="P166" style:family="paragraph" style:parent-style-name="Preformatted_20_Text">
      <style:text-properties fo:language="zxx" fo:country="none" officeooo:paragraph-rsid="01b7b4c1" style:language-asian="zxx" style:country-asian="none" style:language-complex="zxx" style:country-complex="none"/>
    </style:style>
    <style:style style:name="P167" style:family="paragraph" style:parent-style-name="Preformatted_20_Text">
      <style:text-properties fo:language="zxx" fo:country="none" officeooo:rsid="01be2a69" officeooo:paragraph-rsid="01be2a69" style:language-asian="zxx" style:country-asian="none" style:language-complex="zxx" style:country-complex="none"/>
    </style:style>
    <style:style style:name="P168" style:family="paragraph" style:parent-style-name="Preformatted_20_Text">
      <style:text-properties fo:language="zxx" fo:country="none" officeooo:paragraph-rsid="01bf917b" style:language-asian="zxx" style:country-asian="none" style:language-complex="zxx" style:country-complex="none"/>
    </style:style>
    <style:style style:name="P169" style:family="paragraph" style:parent-style-name="Preformatted_20_Text">
      <style:text-properties fo:language="zxx" fo:country="none" officeooo:paragraph-rsid="01c1db5c" style:language-asian="zxx" style:country-asian="none" style:language-complex="zxx" style:country-complex="none"/>
    </style:style>
    <style:style style:name="P170" style:family="paragraph" style:parent-style-name="Preformatted_20_Text">
      <style:text-properties fo:language="zxx" fo:country="none" officeooo:rsid="01c60f24" officeooo:paragraph-rsid="01c60f24" style:language-asian="zxx" style:country-asian="none" style:language-complex="zxx" style:country-complex="none"/>
    </style:style>
    <style:style style:name="P171" style:family="paragraph" style:parent-style-name="Preformatted_20_Text">
      <style:text-properties fo:language="zxx" fo:country="none" officeooo:rsid="01c60f24" officeooo:paragraph-rsid="01d2cc25" style:language-asian="zxx" style:country-asian="none" style:language-complex="zxx" style:country-complex="none"/>
    </style:style>
    <style:style style:name="P172" style:family="paragraph" style:parent-style-name="Preformatted_20_Text">
      <style:paragraph-properties fo:text-align="start" style:justify-single-word="false"/>
      <style:text-properties fo:language="zxx" fo:country="none" officeooo:paragraph-rsid="000f88a3" style:language-asian="zxx" style:country-asian="none" style:language-complex="zxx" style:country-complex="none"/>
    </style:style>
    <style:style style:name="P173" style:family="paragraph" style:parent-style-name="Preformatted_20_Text">
      <style:paragraph-properties fo:text-align="start" style:justify-single-word="false"/>
      <style:text-properties fo:language="zxx" fo:country="none" officeooo:rsid="01c96d7d" officeooo:paragraph-rsid="01c96d7d" style:language-asian="zxx" style:country-asian="none" style:language-complex="zxx" style:country-complex="none"/>
    </style:style>
    <style:style style:name="P174" style:family="paragraph" style:parent-style-name="Preformatted_20_Text">
      <style:paragraph-properties fo:text-align="start" style:justify-single-word="false"/>
      <style:text-properties fo:language="zxx" fo:country="none" officeooo:rsid="01c96d7d" officeooo:paragraph-rsid="01cd9b70" style:language-asian="zxx" style:country-asian="none" style:language-complex="zxx" style:country-complex="none"/>
    </style:style>
    <style:style style:name="P175" style:family="paragraph" style:parent-style-name="Preformatted_20_Text">
      <style:paragraph-properties fo:text-align="start" style:justify-single-word="false"/>
      <style:text-properties fo:language="zxx" fo:country="none" officeooo:rsid="01c96d7d" officeooo:paragraph-rsid="01cde02a" style:language-asian="zxx" style:country-asian="none" style:language-complex="zxx" style:country-complex="none"/>
    </style:style>
    <style:style style:name="P176" style:family="paragraph" style:parent-style-name="Preformatted_20_Text">
      <style:text-properties fo:language="zxx" fo:country="none" officeooo:paragraph-rsid="01ca01ab" style:language-asian="zxx" style:country-asian="none" style:language-complex="zxx" style:country-complex="none"/>
    </style:style>
    <style:style style:name="P177" style:family="paragraph" style:parent-style-name="Preformatted_20_Text">
      <style:paragraph-properties fo:text-align="start" style:justify-single-word="false"/>
      <style:text-properties fo:language="zxx" fo:country="none" officeooo:rsid="01cd9b70" officeooo:paragraph-rsid="01cd9b70" style:language-asian="zxx" style:country-asian="none" style:language-complex="zxx" style:country-complex="none"/>
    </style:style>
    <style:style style:name="P178" style:family="paragraph" style:parent-style-name="Preformatted_20_Text">
      <style:paragraph-properties fo:text-align="start" style:justify-single-word="false"/>
      <style:text-properties fo:language="zxx" fo:country="none" officeooo:rsid="01cd9b70" officeooo:paragraph-rsid="01cde02a" style:language-asian="zxx" style:country-asian="none" style:language-complex="zxx" style:country-complex="none"/>
    </style:style>
    <style:style style:name="P179" style:family="paragraph" style:parent-style-name="Preformatted_20_Text">
      <style:text-properties fo:language="zxx" fo:country="none" officeooo:paragraph-rsid="01d0636a" style:language-asian="zxx" style:country-asian="none" style:language-complex="zxx" style:country-complex="none"/>
    </style:style>
    <style:style style:name="P180" style:family="paragraph" style:parent-style-name="Preformatted_20_Text">
      <style:text-properties fo:language="zxx" fo:country="none" officeooo:rsid="01d2cc25" officeooo:paragraph-rsid="01d2cc25" style:language-asian="zxx" style:country-asian="none" style:language-complex="zxx" style:country-complex="none"/>
    </style:style>
    <style:style style:name="P181" style:family="paragraph" style:parent-style-name="Preformatted_20_Text">
      <style:text-properties fo:language="zxx" fo:country="none" officeooo:paragraph-rsid="01e089cf" style:language-asian="zxx" style:country-asian="none" style:language-complex="zxx" style:country-complex="none"/>
    </style:style>
    <style:style style:name="P182" style:family="paragraph" style:parent-style-name="Preformatted_20_Text">
      <style:text-properties fo:language="zxx" fo:country="none" fo:font-weight="bold" style:language-asian="zxx" style:country-asian="none" style:font-weight-asian="bold" style:language-complex="zxx" style:country-complex="none" style:font-weight-complex="bold"/>
    </style:style>
    <style:style style:name="P183" style:family="paragraph" style:parent-style-name="Preformatted_20_Text">
      <style:text-properties fo:language="zxx" fo:country="none" fo:font-weight="bold" officeooo:rsid="0003a0ec" officeooo:paragraph-rsid="0003a0ec" style:language-asian="zxx" style:country-asian="none" style:font-weight-asian="bold" style:language-complex="zxx" style:country-complex="none" style:font-weight-complex="bold"/>
    </style:style>
    <style:style style:name="P184" style:family="paragraph" style:parent-style-name="Preformatted_20_Text">
      <style:text-properties fo:language="zxx" fo:country="none" fo:font-weight="bold" officeooo:rsid="0057cea9" officeooo:paragraph-rsid="0057cea9" style:language-asian="zxx" style:country-asian="none" style:font-weight-asian="bold" style:language-complex="zxx" style:country-complex="none" style:font-weight-complex="bold"/>
    </style:style>
    <style:style style:name="P185" style:family="paragraph" style:parent-style-name="Preformatted_20_Text">
      <style:text-properties fo:language="zxx" fo:country="none" fo:font-weight="bold" officeooo:rsid="00cf51d7" officeooo:paragraph-rsid="00cf51d7" style:language-asian="zxx" style:country-asian="none" style:font-weight-asian="bold" style:language-complex="zxx" style:country-complex="none" style:font-weight-complex="bold"/>
    </style:style>
    <style:style style:name="P186" style:family="paragraph" style:parent-style-name="Preformatted_20_Text">
      <style:text-properties fo:language="zxx" fo:country="none" fo:font-weight="bold" officeooo:rsid="00cf51d7" officeooo:paragraph-rsid="01957fbe" style:language-asian="zxx" style:country-asian="none" style:font-weight-asian="bold" style:language-complex="zxx" style:country-complex="none" style:font-weight-complex="bold"/>
    </style:style>
    <style:style style:name="P187" style:family="paragraph" style:parent-style-name="Preformatted_20_Text">
      <style:paragraph-properties fo:text-align="center" style:justify-single-word="false"/>
      <style:text-properties fo:language="zxx" fo:country="none" fo:font-style="italic" officeooo:rsid="000f9d41" officeooo:paragraph-rsid="000f9d41" style:language-asian="zxx" style:country-asian="none" style:font-style-asian="italic" style:language-complex="zxx" style:country-complex="none" style:font-style-complex="italic"/>
    </style:style>
    <style:style style:name="P188" style:family="paragraph" style:parent-style-name="Preformatted_20_Text">
      <style:paragraph-properties fo:text-align="center" style:justify-single-word="false"/>
      <style:text-properties fo:language="zxx" fo:country="none" fo:font-style="italic" officeooo:rsid="00104fd8" officeooo:paragraph-rsid="00104fd8" style:language-asian="zxx" style:country-asian="none" style:font-style-asian="italic" style:language-complex="zxx" style:country-complex="none" style:font-style-complex="italic"/>
    </style:style>
    <style:style style:name="P189" style:family="paragraph" style:parent-style-name="Preformatted_20_Text">
      <loext:graphic-properties draw:fill="solid" draw:fill-color="#dddddd" draw:opacity="100%"/>
      <style:paragraph-properties fo:background-color="#dddddd"/>
      <style:text-properties fo:language="zxx" fo:country="none" officeooo:rsid="01c60f24" officeooo:paragraph-rsid="01c60f24" fo:background-color="#eeeeee" style:language-asian="zxx" style:country-asian="none" style:language-complex="zxx" style:country-complex="none"/>
    </style:style>
    <style:style style:name="P190" style:family="paragraph" style:parent-style-name="Preformatted_20_Text">
      <style:text-properties officeooo:paragraph-rsid="00bb6b29"/>
    </style:style>
    <style:style style:name="P191" style:family="paragraph" style:parent-style-name="Preformatted_20_Text">
      <style:text-properties officeooo:paragraph-rsid="00c7d713"/>
    </style:style>
    <style:style style:name="P192" style:family="paragraph" style:parent-style-name="Preformatted_20_Text">
      <style:text-properties officeooo:paragraph-rsid="00c86fbf"/>
    </style:style>
    <style:style style:name="P193" style:family="paragraph" style:parent-style-name="Preformatted_20_Text">
      <style:text-properties officeooo:paragraph-rsid="00ce5b17"/>
    </style:style>
    <style:style style:name="P194" style:family="paragraph" style:parent-style-name="Preformatted_20_Text">
      <style:text-properties officeooo:paragraph-rsid="00dbb0ce"/>
    </style:style>
    <style:style style:name="P195" style:family="paragraph" style:parent-style-name="Preformatted_20_Text">
      <style:text-properties fo:font-weight="bold" style:font-weight-asian="bold" style:font-weight-complex="bold"/>
    </style:style>
    <style:style style:name="P196" style:family="paragraph" style:parent-style-name="Preformatted_20_Text">
      <style:text-properties fo:font-weight="bold" officeooo:rsid="01a49855" style:font-weight-asian="bold" style:font-weight-complex="bold"/>
    </style:style>
    <style:style style:name="P197" style:family="paragraph" style:parent-style-name="Preformatted_20_Text">
      <style:text-properties fo:font-weight="normal" officeooo:rsid="00dbb0ce" officeooo:paragraph-rsid="00dbb0ce" style:font-weight-asian="normal" style:font-weight-complex="normal"/>
    </style:style>
    <style:style style:name="P198" style:family="paragraph" style:parent-style-name="Preformatted_20_Text">
      <style:text-properties fo:font-weight="normal" officeooo:rsid="016ecee3" officeooo:paragraph-rsid="01791a27" style:font-weight-asian="normal" style:font-weight-complex="normal"/>
    </style:style>
    <style:style style:name="P199" style:family="paragraph" style:parent-style-name="Preformatted_20_Text">
      <style:text-properties officeooo:paragraph-rsid="00f84e91"/>
    </style:style>
    <style:style style:name="P200" style:family="paragraph" style:parent-style-name="Preformatted_20_Text">
      <style:text-properties officeooo:rsid="0114e877" officeooo:paragraph-rsid="01177d19"/>
    </style:style>
    <style:style style:name="P201" style:family="paragraph" style:parent-style-name="Preformatted_20_Text">
      <style:text-properties officeooo:rsid="0115842f" officeooo:paragraph-rsid="0115842f"/>
    </style:style>
    <style:style style:name="P202" style:family="paragraph" style:parent-style-name="Preformatted_20_Text">
      <style:text-properties officeooo:rsid="0115842f" officeooo:paragraph-rsid="01177d19"/>
    </style:style>
    <style:style style:name="P203" style:family="paragraph" style:parent-style-name="Preformatted_20_Text">
      <style:paragraph-properties>
        <style:tab-stops>
          <style:tab-stop style:position="3.97mm"/>
          <style:tab-stop style:position="44.98mm"/>
        </style:tab-stops>
      </style:paragraph-properties>
      <style:text-properties fo:font-size="12pt" officeooo:paragraph-rsid="0128dbd4" style:font-size-asian="12pt" style:font-size-complex="12pt"/>
    </style:style>
    <style:style style:name="P204" style:family="paragraph" style:parent-style-name="Preformatted_20_Text">
      <style:text-properties officeooo:paragraph-rsid="011d1773"/>
    </style:style>
    <style:style style:name="P205" style:family="paragraph" style:parent-style-name="Preformatted_20_Text">
      <style:text-properties officeooo:paragraph-rsid="012105e8"/>
    </style:style>
    <style:style style:name="P206" style:family="paragraph" style:parent-style-name="Preformatted_20_Text">
      <style:text-properties officeooo:rsid="012198cd" officeooo:paragraph-rsid="012198cd"/>
    </style:style>
    <style:style style:name="P207" style:family="paragraph" style:parent-style-name="Preformatted_20_Text">
      <style:paragraph-properties>
        <style:tab-stops>
          <style:tab-stop style:position="3.97mm"/>
          <style:tab-stop style:position="44.98mm"/>
        </style:tab-stops>
      </style:paragraph-properties>
    </style:style>
    <style:style style:name="P208" style:family="paragraph" style:parent-style-name="Preformatted_20_Text">
      <style:text-properties officeooo:rsid="0128dbd4" officeooo:paragraph-rsid="0128dbd4"/>
    </style:style>
    <style:style style:name="P209" style:family="paragraph" style:parent-style-name="Preformatted_20_Text">
      <style:text-properties style:text-scale="98%"/>
    </style:style>
    <style:style style:name="P210" style:family="paragraph" style:parent-style-name="Preformatted_20_Text">
      <style:text-properties officeooo:rsid="012c606b" officeooo:paragraph-rsid="012c606b" style:text-scale="98%"/>
    </style:style>
    <style:style style:name="P211" style:family="paragraph" style:parent-style-name="Preformatted_20_Text">
      <style:text-properties officeooo:paragraph-rsid="01327d96"/>
    </style:style>
    <style:style style:name="P212" style:family="paragraph" style:parent-style-name="Preformatted_20_Text">
      <style:text-properties style:text-scale="95%"/>
    </style:style>
    <style:style style:name="P213" style:family="paragraph" style:parent-style-name="Preformatted_20_Text">
      <style:text-properties officeooo:paragraph-rsid="013b5d91"/>
    </style:style>
    <style:style style:name="P214" style:family="paragraph" style:parent-style-name="Preformatted_20_Text">
      <style:text-properties officeooo:rsid="013ca1f7" officeooo:paragraph-rsid="013ca1f7"/>
    </style:style>
    <style:style style:name="P215" style:family="paragraph" style:parent-style-name="Preformatted_20_Text">
      <style:text-properties officeooo:rsid="013e6d67" officeooo:paragraph-rsid="013e6d67"/>
    </style:style>
    <style:style style:name="P216" style:family="paragraph" style:parent-style-name="Preformatted_20_Text">
      <style:text-properties officeooo:rsid="014d7936" officeooo:paragraph-rsid="014d7936"/>
    </style:style>
    <style:style style:name="P217" style:family="paragraph" style:parent-style-name="Preformatted_20_Text">
      <style:text-properties officeooo:paragraph-rsid="01540419"/>
    </style:style>
    <style:style style:name="P218" style:family="paragraph" style:parent-style-name="Preformatted_20_Text">
      <style:text-properties officeooo:rsid="01591e33" officeooo:paragraph-rsid="01591e33"/>
    </style:style>
    <style:style style:name="P219" style:family="paragraph" style:parent-style-name="Preformatted_20_Text">
      <style:text-properties officeooo:paragraph-rsid="015b4c62"/>
    </style:style>
    <style:style style:name="P220" style:family="paragraph" style:parent-style-name="Preformatted_20_Text">
      <style:text-properties officeooo:paragraph-rsid="0169d83e"/>
    </style:style>
    <style:style style:name="P221" style:family="paragraph" style:parent-style-name="Preformatted_20_Text">
      <style:text-properties officeooo:paragraph-rsid="01791a27"/>
    </style:style>
    <style:style style:name="P222" style:family="paragraph" style:parent-style-name="Preformatted_20_Text">
      <style:text-properties officeooo:rsid="017ceb0b" officeooo:paragraph-rsid="017ceb0b"/>
    </style:style>
    <style:style style:name="P223" style:family="paragraph" style:parent-style-name="Preformatted_20_Text">
      <style:text-properties officeooo:paragraph-rsid="017ceb0b"/>
    </style:style>
    <style:style style:name="P224" style:family="paragraph" style:parent-style-name="Preformatted_20_Text">
      <style:text-properties officeooo:paragraph-rsid="018dd714"/>
    </style:style>
    <style:style style:name="P225" style:family="paragraph" style:parent-style-name="Preformatted_20_Text">
      <style:text-properties officeooo:paragraph-rsid="01a6242b"/>
    </style:style>
    <style:style style:name="P226" style:family="paragraph" style:parent-style-name="Preformatted_20_Text">
      <style:text-properties officeooo:paragraph-rsid="01ca871f"/>
    </style:style>
    <style:style style:name="P227" style:family="paragraph" style:parent-style-name="Preformatted_20_Text">
      <style:paragraph-properties fo:text-align="center" style:justify-single-word="false"/>
    </style:style>
    <style:style style:name="P228" style:family="paragraph" style:parent-style-name="Preformatted_20_Text">
      <style:text-properties officeooo:rsid="010c7cc4" officeooo:paragraph-rsid="01e42bfa"/>
    </style:style>
    <style:style style:name="P229" style:family="paragraph" style:parent-style-name="Preformatted_20_Text">
      <style:text-properties officeooo:rsid="010c7cc4" officeooo:paragraph-rsid="01e730ed"/>
    </style:style>
    <style:style style:name="P230" style:family="paragraph" style:parent-style-name="Preformatted_20_Text">
      <style:text-properties officeooo:paragraph-rsid="01e8d319"/>
    </style:style>
    <style:style style:name="P231" style:family="paragraph" style:parent-style-name="Preformatted_20_Text">
      <style:text-properties officeooo:paragraph-rsid="01ea746d"/>
    </style:style>
    <style:style style:name="P232" style:family="paragraph" style:parent-style-name="Preformatted_20_Text">
      <style:text-properties officeooo:paragraph-rsid="01eb5c5c" style:text-scale="94%"/>
    </style:style>
    <style:style style:name="P233" style:family="paragraph" style:parent-style-name="Table_20_Contents">
      <style:paragraph-properties fo:text-align="center" style:justify-single-word="false"/>
      <style:text-properties style:font-name="Liberation Mono" fo:font-size="10pt" fo:language="zxx" fo:country="none" officeooo:rsid="0046ea73" officeooo:paragraph-rsid="0046ea73" style:font-name-asian="NSimSun" style:font-size-asian="10pt" style:language-asian="zxx" style:country-asian="none" style:font-name-complex="Liberation Mono" style:font-size-complex="10pt" style:language-complex="zxx" style:country-complex="none"/>
    </style:style>
    <style:style style:name="P234" style:family="paragraph" style:parent-style-name="Table_20_Contents">
      <style:text-properties style:font-name="Liberation Mono" fo:font-size="10pt" fo:language="zxx" fo:country="none" officeooo:rsid="0046ea73" officeooo:paragraph-rsid="0046ea73" style:font-name-asian="NSimSun" style:font-size-asian="10pt" style:language-asian="zxx" style:country-asian="none" style:font-name-complex="Liberation Mono" style:font-size-complex="10pt" style:language-complex="zxx" style:country-complex="none"/>
    </style:style>
    <style:style style:name="P235" style:family="paragraph" style:parent-style-name="Table_20_Contents">
      <style:paragraph-properties fo:text-align="center" style:justify-single-word="false"/>
      <style:text-properties style:font-name="Liberation Mono" fo:font-size="10pt" officeooo:rsid="01d710f5" officeooo:paragraph-rsid="01d710f5" style:font-size-asian="10pt" style:font-size-complex="10pt"/>
    </style:style>
    <style:style style:name="P236" style:family="paragraph" style:parent-style-name="Table_20_Contents">
      <style:paragraph-properties fo:text-align="center" style:justify-single-word="false"/>
      <style:text-properties style:font-name="Liberation Mono" fo:font-size="10pt" officeooo:rsid="01d710f5" officeooo:paragraph-rsid="01d710f5" style:font-size-asian="10pt" style:font-size-complex="10pt" style:text-scale="94%"/>
    </style:style>
    <style:style style:name="P237" style:family="paragraph" style:parent-style-name="Table_20_Contents">
      <style:paragraph-properties fo:text-align="start" style:justify-single-word="false"/>
      <style:text-properties officeooo:rsid="00dee026" officeooo:paragraph-rsid="00f84e91"/>
    </style:style>
    <style:style style:name="P238" style:family="paragraph" style:parent-style-name="Table_20_Contents">
      <style:paragraph-properties fo:text-align="center" style:justify-single-word="false"/>
      <style:text-properties officeooo:rsid="00043684" officeooo:paragraph-rsid="00f84e91"/>
    </style:style>
    <style:style style:name="P239" style:family="paragraph" style:parent-style-name="Table_20_Contents">
      <style:paragraph-properties fo:text-align="start" style:justify-single-word="false"/>
      <style:text-properties officeooo:rsid="00043684" officeooo:paragraph-rsid="00f84e91"/>
    </style:style>
    <style:style style:name="P240" style:family="paragraph" style:parent-style-name="Table_20_Contents">
      <style:paragraph-properties fo:text-align="center" style:justify-single-word="false"/>
    </style:style>
    <style:style style:name="P241" style:family="paragraph" style:parent-style-name="Table_20_Contents">
      <style:paragraph-properties fo:text-align="center" style:justify-single-word="false"/>
      <style:text-properties officeooo:paragraph-rsid="00f84e91"/>
    </style:style>
    <style:style style:name="P242" style:family="paragraph" style:parent-style-name="Table_20_Contents">
      <style:paragraph-properties fo:text-align="center" style:justify-single-word="false"/>
      <style:text-properties style:font-name="Arial" fo:font-size="3pt" officeooo:rsid="00043684" officeooo:paragraph-rsid="00f84e91" style:font-size-asian="3pt" style:font-size-complex="3pt"/>
    </style:style>
    <style:style style:name="P243" style:family="paragraph" style:parent-style-name="Table_20_Contents">
      <style:paragraph-properties fo:text-align="center" style:justify-single-word="false"/>
      <style:text-properties fo:font-weight="bold" officeooo:rsid="00043684" officeooo:paragraph-rsid="00f84e91" style:font-weight-asian="bold" style:font-weight-complex="bold"/>
    </style:style>
    <style:style style:name="P244" style:family="paragraph" style:parent-style-name="Table_20_Contents">
      <style:paragraph-properties fo:text-align="center" style:justify-single-word="false"/>
      <style:text-properties fo:font-size="3pt" style:font-size-asian="3pt" style:font-size-complex="3pt"/>
    </style:style>
    <style:style style:name="P245" style:family="paragraph" style:parent-style-name="Table_20_Contents">
      <style:paragraph-properties fo:text-align="center" style:justify-single-word="false"/>
      <style:text-properties fo:font-size="3pt" officeooo:paragraph-rsid="00f84e91" style:font-size-asian="3pt" style:font-size-complex="3pt"/>
    </style:style>
    <style:style style:name="P246" style:family="paragraph" style:parent-style-name="Table_20_Contents">
      <style:paragraph-properties fo:text-align="center" style:justify-single-word="false"/>
      <style:text-properties fo:font-size="3pt" officeooo:rsid="00043684" officeooo:paragraph-rsid="00f84e91" style:font-size-asian="3pt" style:font-size-complex="3pt"/>
    </style:style>
    <style:style style:name="P247" style:family="paragraph" style:parent-style-name="Table_20_Contents">
      <style:paragraph-properties fo:text-align="center" style:justify-single-word="false"/>
      <style:text-properties fo:font-size="3pt" officeooo:rsid="01d710f5" officeooo:paragraph-rsid="01d710f5" style:font-size-asian="3pt" style:font-size-complex="3pt"/>
    </style:style>
    <style:style style:name="P248" style:family="paragraph" style:parent-style-name="Table_20_Contents">
      <style:paragraph-properties fo:text-align="center" style:justify-single-word="false"/>
      <style:text-properties officeooo:rsid="01d710f5" officeooo:paragraph-rsid="01d710f5"/>
    </style:style>
    <style:style style:name="P249" style:family="paragraph" style:parent-style-name="Table_20_Contents">
      <style:paragraph-properties fo:text-align="center" style:justify-single-word="false"/>
      <style:text-properties fo:font-size="2pt" officeooo:paragraph-rsid="01d710f5" style:font-size-asian="2pt" style:font-size-complex="2pt"/>
    </style:style>
    <style:style style:name="P250" style:family="paragraph" style:parent-style-name="Table_20_Contents">
      <style:paragraph-properties fo:text-align="center" style:justify-single-word="false"/>
      <style:text-properties fo:font-size="2pt" officeooo:rsid="01d710f5" officeooo:paragraph-rsid="01d710f5" style:font-size-asian="2pt" style:font-size-complex="2pt"/>
    </style:style>
    <style:style style:name="P251" style:family="paragraph" style:parent-style-name="Table_20_Contents">
      <style:paragraph-properties fo:text-align="center" style:justify-single-word="false"/>
      <style:text-properties fo:font-size="2pt" officeooo:paragraph-rsid="01d710f5" style:font-size-asian="1.75pt" style:font-size-complex="2pt"/>
    </style:style>
    <style:style style:name="P252" style:family="paragraph" style:parent-style-name="Preformatted_20_Text">
      <loext:graphic-properties draw:fill="none"/>
      <style:paragraph-properties fo:margin-left="20mm" fo:margin-right="0mm" fo:text-indent="-20mm" style:auto-text-indent="false" fo:background-color="transparent"/>
      <style:text-properties officeooo:rsid="0115842f" officeooo:paragraph-rsid="01177d19"/>
    </style:style>
    <style:style style:name="P253" style:family="paragraph" style:parent-style-name="Preformatted_20_Text">
      <loext:graphic-properties draw:fill="none"/>
      <style:paragraph-properties fo:margin-left="20mm" fo:margin-right="0mm" fo:text-indent="-20mm" style:auto-text-indent="false" fo:background-color="transparent"/>
      <style:text-properties officeooo:rsid="0120e676" officeooo:paragraph-rsid="0120e676"/>
    </style:style>
    <style:style style:name="P254" style:family="paragraph" style:parent-style-name="Preformatted_20_Text">
      <loext:graphic-properties draw:fill="none"/>
      <style:paragraph-properties fo:margin-left="20mm" fo:margin-right="0mm" fo:text-indent="-20mm" style:auto-text-indent="false" fo:background-color="transparent"/>
      <style:text-properties style:font-name="Liberation Serif" fo:font-size="12pt" fo:font-weight="bold" officeooo:rsid="01103936" officeooo:paragraph-rsid="0120e676" style:font-size-asian="12pt" style:font-weight-asian="bold" style:font-size-complex="12pt" style:font-weight-complex="bold"/>
    </style:style>
    <style:style style:name="P255" style:family="paragraph" style:parent-style-name="Standard">
      <loext:graphic-properties draw:fill="none"/>
      <style:paragraph-properties fo:margin-left="20mm" fo:margin-right="0mm" fo:text-align="end" style:justify-single-word="false" fo:text-indent="-20mm" style:auto-text-indent="false" fo:background-color="transparent"/>
      <style:text-properties officeooo:rsid="010d7677" officeooo:paragraph-rsid="010d7677"/>
    </style:style>
    <style:style style:name="P256" style:family="paragraph" style:parent-style-name="Standard">
      <loext:graphic-properties draw:fill="none"/>
      <style:paragraph-properties fo:margin-left="20mm" fo:margin-right="0mm" fo:text-indent="-20mm" style:auto-text-indent="false" fo:background-color="transparent"/>
      <style:text-properties officeooo:paragraph-rsid="011a5720"/>
    </style:style>
    <style:style style:name="P257" style:family="paragraph" style:parent-style-name="Standard">
      <loext:graphic-properties draw:fill="none"/>
      <style:paragraph-properties fo:margin-left="20mm" fo:margin-right="0mm" fo:text-indent="-20mm" style:auto-text-indent="false" fo:background-color="transparent"/>
      <style:text-properties officeooo:paragraph-rsid="018bb7ee"/>
    </style:style>
    <style:style style:name="P258" style:family="paragraph" style:parent-style-name="Standard">
      <loext:graphic-properties draw:fill="none"/>
      <style:paragraph-properties fo:margin-left="10mm" fo:margin-right="0mm" fo:text-indent="-10mm" style:auto-text-indent="false" fo:background-color="transparent"/>
    </style:style>
    <style:style style:name="P259" style:family="paragraph" style:parent-style-name="Standard">
      <loext:graphic-properties draw:fill="none"/>
      <style:paragraph-properties fo:margin-left="10mm" fo:margin-right="0mm" fo:text-indent="-10mm" style:auto-text-indent="false" fo:background-color="transparent"/>
      <style:text-properties officeooo:paragraph-rsid="013b5d91"/>
    </style:style>
    <style:style style:name="P260" style:family="paragraph" style:parent-style-name="Standard">
      <loext:graphic-properties draw:fill="none"/>
      <style:paragraph-properties fo:margin-left="10mm" fo:margin-right="0mm" fo:text-indent="-10mm" style:auto-text-indent="false" fo:background-color="transparent"/>
      <style:text-properties officeooo:rsid="0128dbd4" officeooo:paragraph-rsid="0128dbd4"/>
    </style:style>
    <style:style style:name="P261" style:family="paragraph" style:parent-style-name="Standard" style:master-page-name="">
      <loext:graphic-properties draw:fill="none"/>
      <style:paragraph-properties fo:margin-left="10mm" fo:margin-right="0mm" fo:text-indent="-10mm" style:auto-text-indent="false" style:page-number="auto" fo:background-color="transparent"/>
    </style:style>
    <style:style style:name="P262" style:family="paragraph" style:parent-style-name="Standard" style:master-page-name="">
      <loext:graphic-properties draw:fill="none"/>
      <style:paragraph-properties fo:margin-left="11.99mm" fo:margin-right="0mm" fo:text-indent="-11.99mm" style:auto-text-indent="false" style:page-number="auto" fo:background-color="transparent"/>
      <style:text-properties officeooo:rsid="010d7677" officeooo:paragraph-rsid="011d1773"/>
    </style:style>
    <style:style style:name="P263" style:family="paragraph" style:parent-style-name="Standard">
      <loext:graphic-properties draw:fill="none"/>
      <style:paragraph-properties fo:margin-left="11.99mm" fo:margin-right="0mm" fo:text-indent="-11.99mm" style:auto-text-indent="false" fo:background-color="transparent"/>
      <style:text-properties fo:font-weight="normal" officeooo:rsid="011a5720" officeooo:paragraph-rsid="011d1773" style:font-weight-asian="normal" style:font-weight-complex="normal"/>
    </style:style>
    <style:style style:name="P264" style:family="paragraph" style:parent-style-name="Preformatted_20_Text">
      <loext:graphic-properties draw:fill="none"/>
      <style:paragraph-properties fo:margin-left="0mm" fo:margin-right="0mm" fo:margin-top="0mm" fo:margin-bottom="0mm" loext:contextual-spacing="false" fo:text-indent="0mm" style:auto-text-indent="false" fo:background-color="transparent"/>
      <style:text-properties officeooo:rsid="010d7677" officeooo:paragraph-rsid="0190796b"/>
    </style:style>
    <style:style style:name="P265" style:family="paragraph" style:parent-style-name="Preformatted_20_Text">
      <loext:graphic-properties draw:fill="none"/>
      <style:paragraph-properties fo:margin-left="0mm" fo:margin-right="0mm" fo:margin-top="0mm" fo:margin-bottom="0mm" loext:contextual-spacing="false" fo:text-indent="0mm" style:auto-text-indent="false" fo:background-color="transparent"/>
      <style:text-properties officeooo:rsid="010d7677" officeooo:paragraph-rsid="01e5fb1e"/>
    </style:style>
    <style:style style:name="P266" style:family="paragraph" style:parent-style-name="Preformatted_20_Text">
      <style:paragraph-properties fo:text-align="start" style:justify-single-word="false" style:border-line-width-bottom="0.88mm 0.26mm 0.26mm" fo:padding="0.74mm" fo:border-left="none" fo:border-right="none" fo:border-top="none" fo:border-bottom="4pt double #000000" style:join-border="false"/>
      <style:text-properties fo:language="zxx" fo:country="none" officeooo:paragraph-rsid="000f88a3" style:language-asian="zxx" style:country-asian="none" style:language-complex="zxx" style:country-complex="none"/>
    </style:style>
    <style:style style:name="P267" style:family="paragraph" style:parent-style-name="Preformatted_20_Text">
      <style:paragraph-properties fo:text-align="start" style:justify-single-word="false" style:border-line-width-bottom="0.88mm 0.26mm 0.26mm" fo:padding="0.74mm" fo:border-left="none" fo:border-right="none" fo:border-top="none" fo:border-bottom="4pt double #000000" style:join-border="false"/>
      <style:text-properties fo:language="zxx" fo:country="none" officeooo:paragraph-rsid="01ca01ab" style:language-asian="zxx" style:country-asian="none" style:language-complex="zxx" style:country-complex="none"/>
    </style:style>
    <style:style style:name="P268" style:family="paragraph" style:parent-style-name="Preformatted_20_Text">
      <style:paragraph-properties fo:text-align="start" style:justify-single-word="false" style:border-line-width-bottom="0.88mm 0.26mm 0.26mm" fo:padding="0.74mm" fo:border-left="none" fo:border-right="none" fo:border-top="none" fo:border-bottom="4pt double #000000" style:join-border="false"/>
      <style:text-properties fo:language="zxx" fo:country="none" officeooo:paragraph-rsid="01cd9b70" style:language-asian="zxx" style:country-asian="none" style:language-complex="zxx" style:country-complex="none"/>
    </style:style>
    <style:style style:name="P269" style:family="paragraph" style:parent-style-name="Preformatted_20_Text">
      <style:paragraph-properties fo:text-align="start" style:justify-single-word="false" style:border-line-width-bottom="0.88mm 0.26mm 0.26mm" fo:padding="0.74mm" fo:border-left="none" fo:border-right="none" fo:border-top="none" fo:border-bottom="4pt double #000000" style:join-border="false"/>
      <style:text-properties fo:language="zxx" fo:country="none" officeooo:paragraph-rsid="01d2cc25" style:language-asian="zxx" style:country-asian="none" style:language-complex="zxx" style:country-complex="none"/>
    </style:style>
    <style:style style:name="P270" style:family="paragraph" style:parent-style-name="Preformatted_20_Text">
      <style:paragraph-properties style:border-line-width-bottom="0.88mm 0.26mm 0.26mm" fo:padding="0.74mm" fo:border-left="none" fo:border-right="none" fo:border-top="none" fo:border-bottom="4pt double #000000" style:join-border="false"/>
      <style:text-properties officeooo:rsid="010c7cc4" officeooo:paragraph-rsid="01e42bfa"/>
    </style:style>
    <style:style style:name="P271" style:family="paragraph" style:parent-style-name="Standard" style:master-page-name="">
      <loext:graphic-properties draw:fill="none"/>
      <style:paragraph-properties fo:margin-left="14.99mm" fo:margin-right="0mm" fo:text-indent="-14.99mm" style:auto-text-indent="false" style:page-number="auto" fo:background-color="transparent"/>
      <style:text-properties officeooo:rsid="010d7677" officeooo:paragraph-rsid="011c41a5"/>
    </style:style>
    <style:style style:name="P272" style:family="paragraph" style:parent-style-name="Contents_20_2">
      <style:paragraph-properties>
        <style:tab-stops>
          <style:tab-stop style:position="165.01mm" style:type="right" style:leader-style="dotted" style:leader-text="."/>
        </style:tab-stops>
      </style:paragraph-properties>
    </style:style>
    <style:style style:name="P273" style:family="paragraph" style:parent-style-name="Contents_20_3">
      <style:paragraph-properties>
        <style:tab-stops>
          <style:tab-stop style:position="160.02mm" style:type="right" style:leader-style="dotted" style:leader-text="."/>
        </style:tab-stops>
      </style:paragraph-properties>
    </style:style>
    <style:style style:name="P274" style:family="paragraph" style:parent-style-name="Heading_20_2">
      <style:text-properties fo:language="zxx" fo:country="none" style:language-asian="zxx" style:country-asian="none" style:language-complex="zxx" style:country-complex="none"/>
    </style:style>
    <style:style style:name="P275" style:family="paragraph" style:parent-style-name="Heading_20_2">
      <style:text-properties fo:language="zxx" fo:country="none" officeooo:paragraph-rsid="0001aec3" style:language-asian="zxx" style:country-asian="none" style:language-complex="zxx" style:country-complex="none"/>
    </style:style>
    <style:style style:name="P276" style:family="paragraph" style:parent-style-name="Heading_20_2">
      <style:text-properties fo:language="zxx" fo:country="none" officeooo:paragraph-rsid="01e089cf" style:language-asian="zxx" style:country-asian="none" style:language-complex="zxx" style:country-complex="none"/>
    </style:style>
    <style:style style:name="P277" style:family="paragraph" style:parent-style-name="Heading_20_2">
      <style:text-properties fo:language="zxx" fo:country="none" officeooo:paragraph-rsid="015d9881" style:language-asian="zxx" style:country-asian="none" style:language-complex="zxx" style:country-complex="none"/>
    </style:style>
    <style:style style:name="P278" style:family="paragraph" style:parent-style-name="Heading_20_2">
      <style:text-properties fo:language="zxx" fo:country="none" officeooo:rsid="00a4ab1c" officeooo:paragraph-rsid="00a4ab1c" style:language-asian="zxx" style:country-asian="none" style:language-complex="zxx" style:country-complex="none"/>
    </style:style>
    <style:style style:name="P279" style:family="paragraph" style:parent-style-name="Heading_20_2">
      <style:text-properties fo:language="zxx" fo:country="none" officeooo:paragraph-rsid="009f814d" style:language-asian="zxx" style:country-asian="none" style:language-complex="zxx" style:country-complex="none"/>
    </style:style>
    <style:style style:name="P280" style:family="paragraph" style:parent-style-name="Heading_20_2">
      <style:text-properties fo:language="zxx" fo:country="none" officeooo:paragraph-rsid="0040fc1d" style:language-asian="zxx" style:country-asian="none" style:language-complex="zxx" style:country-complex="none"/>
    </style:style>
    <style:style style:name="P281" style:family="paragraph" style:parent-style-name="Heading_20_2">
      <style:text-properties fo:language="zxx" fo:country="none" officeooo:paragraph-rsid="01fb0ae3" style:language-asian="zxx" style:country-asian="none" style:language-complex="zxx" style:country-complex="none"/>
    </style:style>
    <style:style style:name="P282" style:family="paragraph" style:parent-style-name="Heading_20_2">
      <style:text-properties fo:language="zxx" fo:country="none" officeooo:paragraph-rsid="006d5276" style:language-asian="zxx" style:country-asian="none" style:language-complex="zxx" style:country-complex="none"/>
    </style:style>
    <style:style style:name="P283" style:family="paragraph" style:parent-style-name="Heading_20_2">
      <style:text-properties fo:language="zxx" fo:country="none" officeooo:paragraph-rsid="006a87ae" style:language-asian="zxx" style:country-asian="none" style:language-complex="zxx" style:country-complex="none"/>
    </style:style>
    <style:style style:name="P284" style:family="paragraph" style:parent-style-name="Heading_20_2">
      <style:paragraph-properties fo:text-align="justify" style:justify-single-word="false"/>
      <style:text-properties fo:language="zxx" fo:country="none" officeooo:paragraph-rsid="006b7aff" style:language-asian="zxx" style:country-asian="none" style:language-complex="zxx" style:country-complex="none"/>
    </style:style>
    <style:style style:name="P285" style:family="paragraph" style:parent-style-name="Heading_20_2">
      <style:text-properties fo:language="zxx" fo:country="none" officeooo:rsid="0028cd26" style:language-asian="zxx" style:country-asian="none" style:language-complex="zxx" style:country-complex="none"/>
    </style:style>
    <style:style style:name="P286" style:family="paragraph" style:parent-style-name="Heading_20_2">
      <style:text-properties fo:language="zxx" fo:country="none" officeooo:paragraph-rsid="00d0e177" style:language-asian="zxx" style:country-asian="none" style:language-complex="zxx" style:country-complex="none"/>
    </style:style>
    <style:style style:name="P287" style:family="paragraph" style:parent-style-name="Heading_20_2">
      <style:text-properties fo:language="zxx" fo:country="none" officeooo:paragraph-rsid="0066395d" style:language-asian="zxx" style:country-asian="none" style:language-complex="zxx" style:country-complex="none"/>
    </style:style>
    <style:style style:name="P288" style:family="paragraph" style:parent-style-name="Heading_20_2">
      <style:text-properties fo:language="zxx" fo:country="none" officeooo:paragraph-rsid="0182f0d3" style:language-asian="zxx" style:country-asian="none" style:language-complex="zxx" style:country-complex="none"/>
    </style:style>
    <style:style style:name="P289" style:family="paragraph" style:parent-style-name="Heading_20_2">
      <style:text-properties officeooo:paragraph-rsid="00f84e91"/>
    </style:style>
    <style:style style:name="P290" style:family="paragraph" style:parent-style-name="Heading_20_2">
      <style:text-properties officeooo:paragraph-rsid="01511c64"/>
    </style:style>
    <style:style style:name="P291" style:family="paragraph" style:parent-style-name="Heading_20_2">
      <style:text-properties officeooo:paragraph-rsid="01340b6e"/>
    </style:style>
    <style:style style:name="P292" style:family="paragraph" style:parent-style-name="Heading_20_2">
      <style:text-properties officeooo:paragraph-rsid="01eb5c5c"/>
    </style:style>
    <style:style style:name="P293" style:family="paragraph" style:parent-style-name="Heading_20_2">
      <style:text-properties officeooo:paragraph-rsid="0139409a"/>
    </style:style>
    <style:style style:name="P294" style:family="paragraph" style:parent-style-name="Heading_20_2">
      <style:text-properties officeooo:paragraph-rsid="0011d1a3"/>
    </style:style>
    <style:style style:name="P295" style:family="paragraph" style:parent-style-name="Heading_20_2">
      <style:text-properties fo:font-size="15pt" fo:language="zxx" fo:country="none" style:font-size-asian="15pt" style:language-asian="zxx" style:country-asian="none" style:font-size-complex="15pt" style:language-complex="zxx" style:country-complex="none"/>
    </style:style>
    <style:style style:name="P296" style:family="paragraph" style:parent-style-name="Heading_20_2">
      <style:text-properties fo:font-size="15pt" style:font-size-asian="15pt" style:font-size-complex="15pt"/>
    </style:style>
    <style:style style:name="P297" style:family="paragraph" style:parent-style-name="Heading_20_2">
      <style:text-properties officeooo:paragraph-rsid="001f2940"/>
    </style:style>
    <style:style style:name="P298" style:family="paragraph" style:parent-style-name="Heading_20_2">
      <style:paragraph-properties fo:break-before="page"/>
      <style:text-properties fo:language="zxx" fo:country="none" style:language-asian="zxx" style:country-asian="none" style:language-complex="zxx" style:country-complex="none"/>
    </style:style>
    <style:style style:name="P299" style:family="paragraph" style:parent-style-name="Heading_20_2" style:master-page-name="">
      <loext:graphic-properties draw:fill="none"/>
      <style:paragraph-properties fo:margin-left="0mm" fo:margin-right="0mm" fo:margin-top="3.53mm" fo:margin-bottom="2.12mm" loext:contextual-spacing="false" fo:text-indent="0mm" style:auto-text-indent="false" style:page-number="auto" fo:background-color="transparent" fo:keep-with-next="always"/>
      <style:text-properties fo:language="zxx" fo:country="none" style:language-asian="zxx" style:country-asian="none" style:language-complex="zxx" style:country-complex="none" style:text-scale="92%"/>
    </style:style>
    <style:style style:name="P300" style:family="paragraph" style:parent-style-name="Heading_20_2">
      <style:paragraph-properties fo:margin-top="1.01mm" fo:margin-bottom="1.01mm" loext:contextual-spacing="false"/>
    </style:style>
    <style:style style:name="P301" style:family="paragraph" style:parent-style-name="Heading_20_2" style:master-page-name="">
      <loext:graphic-properties draw:fill="none"/>
      <style:paragraph-properties fo:margin-left="0mm" fo:margin-right="0mm" fo:margin-top="3.53mm" fo:margin-bottom="2.12mm" loext:contextual-spacing="false" fo:text-indent="-10mm" style:auto-text-indent="false" style:page-number="auto" fo:background-color="transparent" fo:keep-with-next="always"/>
      <style:text-properties fo:language="zxx" fo:country="none" style:language-asian="zxx" style:country-asian="none" style:language-complex="zxx" style:country-complex="none"/>
    </style:style>
    <style:style style:name="P302" style:family="paragraph" style:parent-style-name="Heading_20_2" style:master-page-name="">
      <loext:graphic-properties draw:fill="none"/>
      <style:paragraph-properties fo:margin-left="0mm" fo:margin-right="0mm" fo:margin-top="3.53mm" fo:margin-bottom="2.12mm" loext:contextual-spacing="false" fo:text-indent="-10mm" style:auto-text-indent="false" style:page-number="auto" fo:background-color="transparent" fo:keep-with-next="always"/>
      <style:text-properties fo:language="zxx" fo:country="none" officeooo:paragraph-rsid="001c91e4" style:language-asian="zxx" style:country-asian="none" style:language-complex="zxx" style:country-complex="none"/>
    </style:style>
    <style:style style:name="P303" style:family="paragraph" style:parent-style-name="Heading_20_2" style:master-page-name="">
      <style:paragraph-properties style:page-number="auto"/>
      <style:text-properties fo:language="zxx" fo:country="none" officeooo:paragraph-rsid="01e089cf" style:language-asian="zxx" style:country-asian="none" style:language-complex="zxx" style:country-complex="none"/>
    </style:style>
    <style:style style:name="P304" style:family="paragraph" style:parent-style-name="Heading_20_3">
      <style:text-properties fo:language="zxx" fo:country="none" style:language-asian="zxx" style:country-asian="none" style:language-complex="zxx" style:country-complex="none"/>
    </style:style>
    <style:style style:name="P305" style:family="paragraph" style:parent-style-name="Heading_20_3">
      <style:text-properties fo:language="zxx" fo:country="none" officeooo:paragraph-rsid="007e2983" style:language-asian="zxx" style:country-asian="none" style:language-complex="zxx" style:country-complex="none"/>
    </style:style>
    <style:style style:name="P306" style:family="paragraph" style:parent-style-name="Heading_20_3">
      <style:text-properties fo:language="zxx" fo:country="none" officeooo:paragraph-rsid="01b71851" style:language-asian="zxx" style:country-asian="none" style:language-complex="zxx" style:country-complex="none"/>
    </style:style>
    <style:style style:name="P307" style:family="paragraph" style:parent-style-name="Heading_20_3">
      <style:text-properties fo:language="zxx" fo:country="none" officeooo:paragraph-rsid="003c457b" style:language-asian="zxx" style:country-asian="none" style:language-complex="zxx" style:country-complex="none"/>
    </style:style>
    <style:style style:name="P308" style:family="paragraph" style:parent-style-name="Heading_20_3">
      <style:text-properties officeooo:paragraph-rsid="00f84e91"/>
    </style:style>
    <style:style style:name="P309" style:family="paragraph" style:parent-style-name="Heading_20_3">
      <style:text-properties style:font-name="Liberation Mono" fo:font-size="14pt" officeooo:paragraph-rsid="01e42bfa" style:font-size-asian="14pt" style:font-size-complex="14pt" style:text-scale="96%"/>
    </style:style>
    <style:style style:name="P310" style:family="paragraph" style:parent-style-name="Heading_20_3">
      <style:text-properties style:font-name="Liberation Sans" fo:font-weight="bold" style:font-weight-asian="bold" style:font-weight-complex="bold"/>
    </style:style>
    <style:style style:name="P311" style:family="paragraph" style:parent-style-name="Heading_20_1">
      <style:text-properties fo:language="zxx" fo:country="none" style:language-asian="zxx" style:country-asian="none" style:language-complex="zxx" style:country-complex="none"/>
    </style:style>
    <style:style style:name="P312" style:family="paragraph" style:parent-style-name="Heading_20_1">
      <style:text-properties fo:language="zxx" fo:country="none" officeooo:paragraph-rsid="01e089cf" style:language-asian="zxx" style:country-asian="none" style:language-complex="zxx" style:country-complex="none"/>
    </style:style>
    <style:style style:name="P313" style:family="paragraph" style:parent-style-name="Heading_20_1" style:list-style-name="">
      <style:text-properties fo:language="zxx" fo:country="none" style:language-asian="zxx" style:country-asian="none" style:language-complex="zxx" style:country-complex="none"/>
    </style:style>
    <style:style style:name="P314" style:family="paragraph" style:parent-style-name="Heading_20_1">
      <style:text-properties fo:language="zxx" fo:country="none" officeooo:paragraph-rsid="0041c6a3" style:language-asian="zxx" style:country-asian="none" style:language-complex="zxx" style:country-complex="none"/>
    </style:style>
    <style:style style:name="P315" style:family="paragraph" style:parent-style-name="Heading_20_1" style:list-style-name="">
      <style:text-properties fo:language="zxx" fo:country="none" officeooo:rsid="005934e3" officeooo:paragraph-rsid="005934e3" style:language-asian="zxx" style:country-asian="none" style:language-complex="zxx" style:country-complex="none"/>
    </style:style>
    <style:style style:name="P316" style:family="paragraph" style:parent-style-name="Heading_20_1">
      <style:paragraph-properties fo:text-align="start" style:justify-single-word="false"/>
      <style:text-properties officeooo:paragraph-rsid="00f84e91" style:text-scale="94%"/>
    </style:style>
    <style:style style:name="P317" style:family="paragraph" style:parent-style-name="Heading_20_1">
      <style:paragraph-properties fo:text-align="center" style:justify-single-word="false"/>
      <style:text-properties officeooo:paragraph-rsid="0206236e"/>
    </style:style>
    <style:style style:name="P318" style:family="paragraph" style:parent-style-name="Heading_20_1">
      <style:text-properties officeooo:paragraph-rsid="01dec0ff"/>
    </style:style>
    <style:style style:name="P319" style:family="paragraph" style:parent-style-name="Heading_20_1">
      <style:paragraph-properties fo:break-before="page"/>
    </style:style>
    <style:style style:name="P320" style:family="paragraph" style:parent-style-name="Heading_20_1">
      <style:paragraph-properties fo:break-before="page"/>
      <style:text-properties fo:language="zxx" fo:country="none" style:language-asian="zxx" style:country-asian="none" style:language-complex="zxx" style:country-complex="none"/>
    </style:style>
    <style:style style:name="P321" style:family="paragraph" style:parent-style-name="Heading_20_1">
      <style:paragraph-properties fo:break-before="page"/>
      <style:text-properties fo:language="zxx" fo:country="none" officeooo:paragraph-rsid="01ca871f" style:language-asian="zxx" style:country-asian="none" style:language-complex="zxx" style:country-complex="none"/>
    </style:style>
    <style:style style:name="P322" style:family="paragraph" style:parent-style-name="Heading_20_1">
      <style:paragraph-properties fo:break-before="page"/>
      <style:text-properties fo:language="zxx" fo:country="none" officeooo:rsid="005934e3" officeooo:paragraph-rsid="005934e3" style:language-asian="zxx" style:country-asian="none" style:language-complex="zxx" style:country-complex="none"/>
    </style:style>
    <style:style style:name="P323" style:family="paragraph" style:parent-style-name="Heading_20_1">
      <style:paragraph-properties fo:text-align="start" style:justify-single-word="false" fo:break-before="page"/>
      <style:text-properties fo:font-size="17pt" fo:language="zxx" fo:country="none" officeooo:rsid="00b56f30" officeooo:paragraph-rsid="01098570" style:font-size-asian="17pt" style:language-asian="zxx" style:country-asian="none" style:font-size-complex="17pt" style:language-complex="zxx" style:country-complex="none" style:text-scale="94%"/>
    </style:style>
    <style:style style:name="P324" style:family="paragraph" style:parent-style-name="Heading_20_1" style:list-style-name="">
      <style:paragraph-properties fo:margin-top="4.23mm" fo:margin-bottom="1.01mm" loext:contextual-spacing="false"/>
      <style:text-properties officeooo:rsid="013ca1f7" officeooo:paragraph-rsid="013ca1f7"/>
    </style:style>
    <style:style style:name="P325" style:family="paragraph" style:parent-style-name="Heading_20_1">
      <style:paragraph-properties fo:margin-top="4.23mm" fo:margin-bottom="1.01mm" loext:contextual-spacing="false" fo:break-before="page"/>
      <style:text-properties officeooo:rsid="013ca1f7" officeooo:paragraph-rsid="013ca1f7"/>
    </style:style>
    <style:style style:name="P326" style:family="paragraph" style:parent-style-name="Heading_20_1">
      <loext:graphic-properties draw:fill="none"/>
      <style:paragraph-properties fo:margin-left="0mm" fo:margin-right="0mm" fo:margin-top="4.23mm" fo:margin-bottom="2.12mm" loext:contextual-spacing="false" fo:text-indent="0mm" style:auto-text-indent="false" fo:background-color="transparent"/>
      <style:text-properties fo:language="zxx" fo:country="none" style:language-asian="zxx" style:country-asian="none" style:language-complex="zxx" style:country-complex="none"/>
    </style:style>
    <style:style style:name="P327" style:family="paragraph" style:parent-style-name="Heading_20_1">
      <loext:graphic-properties draw:fill="none"/>
      <style:paragraph-properties fo:margin-left="0mm" fo:margin-right="0mm" fo:margin-top="4.23mm" fo:margin-bottom="2.12mm" loext:contextual-spacing="false" fo:text-indent="0mm" style:auto-text-indent="false" fo:break-before="page" fo:background-color="transparent"/>
      <style:text-properties fo:language="zxx" fo:country="none" officeooo:paragraph-rsid="009dedfe" style:language-asian="zxx" style:country-asian="none" style:language-complex="zxx" style:country-complex="none"/>
    </style:style>
    <style:style style:name="P328" style:family="paragraph" style:parent-style-name="Heading_20_1">
      <style:paragraph-properties fo:margin-top="1.01mm" fo:margin-bottom="1.01mm" loext:contextual-spacing="false"/>
      <style:text-properties officeooo:paragraph-rsid="01e089cf"/>
    </style:style>
    <style:style style:name="P329" style:family="paragraph" style:parent-style-name="Heading_20_1">
      <loext:graphic-properties draw:fill="none"/>
      <style:paragraph-properties fo:margin-left="0mm" fo:margin-right="0mm" fo:margin-top="4.23mm" fo:margin-bottom="2.12mm" loext:contextual-spacing="false" fo:text-indent="-8.01mm" style:auto-text-indent="false" fo:background-color="transparent" fo:keep-with-next="always"/>
      <style:text-properties fo:language="zxx" fo:country="none" style:language-asian="zxx" style:country-asian="none" style:language-complex="zxx" style:country-complex="none"/>
    </style:style>
    <style:style style:name="P330" style:family="paragraph" style:parent-style-name="Preformatted_20_Text" style:list-style-name="">
      <loext:graphic-properties draw:fill="none"/>
      <style:paragraph-properties fo:margin-left="0mm" fo:margin-right="0mm" fo:margin-top="4.23mm" fo:margin-bottom="2.12mm" loext:contextual-spacing="false" fo:text-indent="0mm" style:auto-text-indent="false" fo:background-color="transparent" fo:keep-with-next="always"/>
      <style:text-properties fo:language="zxx" fo:country="none" officeooo:rsid="009012d7" officeooo:paragraph-rsid="01e089cf" style:language-asian="zxx" style:country-asian="none" style:language-complex="zxx" style:country-complex="none"/>
    </style:style>
    <style:style style:name="P331" style:family="paragraph" style:parent-style-name="Contents_20_1">
      <style:paragraph-properties>
        <style:tab-stops>
          <style:tab-stop style:position="170mm" style:type="right" style:leader-style="dotted" style:leader-text="."/>
        </style:tab-stops>
      </style:paragraph-properties>
    </style:style>
    <style:style style:name="T1" style:family="text">
      <style:text-properties officeooo:rsid="0001aec3"/>
    </style:style>
    <style:style style:name="T2" style:family="text">
      <style:text-properties fo:language="en" fo:country="US" officeooo:rsid="01b6f1b2"/>
    </style:style>
    <style:style style:name="T3" style:family="text">
      <style:text-properties fo:language="en" fo:country="US" officeooo:rsid="01d8e6e0"/>
    </style:style>
    <style:style style:name="T4" style:family="text">
      <style:text-properties fo:language="en" fo:country="US" officeooo:rsid="020313b2"/>
    </style:style>
    <style:style style:name="T5" style:family="text">
      <style:text-properties style:text-scale="98%"/>
    </style:style>
    <style:style style:name="T6" style:family="text">
      <style:text-properties officeooo:rsid="00bf4a40" style:text-scale="98%"/>
    </style:style>
    <style:style style:name="T7" style:family="text">
      <style:text-properties officeooo:rsid="01b4fc5a" style:text-scale="98%"/>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text-scale="98%"/>
    </style:style>
    <style:style style:name="T10" style:family="text">
      <style:text-properties fo:font-weight="bold" style:font-weight-asian="bold" style:font-weight-complex="bold" style:text-scale="99%"/>
    </style:style>
    <style:style style:name="T11" style:family="text">
      <style:text-properties fo:font-weight="bold" officeooo:rsid="0102fcb8" style:font-weight-asian="bold" style:font-weight-complex="bold"/>
    </style:style>
    <style:style style:name="T12" style:family="text">
      <style:text-properties fo:font-weight="bold" officeooo:rsid="010d7677" style:font-weight-asian="bold" style:font-weight-complex="bold"/>
    </style:style>
    <style:style style:name="T13" style:family="text">
      <style:text-properties fo:font-weight="bold" officeooo:rsid="01103936" style:font-weight-asian="bold" style:font-weight-complex="bold"/>
    </style:style>
    <style:style style:name="T14" style:family="text">
      <style:text-properties fo:font-weight="bold" officeooo:rsid="011dbe61" style:font-weight-asian="bold" style:font-weight-complex="bold"/>
    </style:style>
    <style:style style:name="T15" style:family="text">
      <style:text-properties fo:font-weight="bold" officeooo:rsid="011d1773" style:font-weight-asian="bold" style:font-weight-complex="bold"/>
    </style:style>
    <style:style style:name="T16" style:family="text">
      <style:text-properties fo:font-weight="bold" officeooo:rsid="01255046" style:font-weight-asian="bold" style:font-weight-complex="bold" style:text-scale="96%"/>
    </style:style>
    <style:style style:name="T17" style:family="text">
      <style:text-properties fo:font-weight="bold" officeooo:rsid="010d7677" style:font-weight-asian="bold" style:font-weight-complex="bold" style:text-scale="96%"/>
    </style:style>
    <style:style style:name="T18" style:family="text">
      <style:text-properties fo:font-weight="bold" officeooo:rsid="013e6a7b" style:font-weight-asian="bold" style:font-weight-complex="bold"/>
    </style:style>
    <style:style style:name="T19" style:family="text">
      <style:text-properties fo:font-weight="bold" officeooo:rsid="0147d4c9" style:font-weight-asian="bold" style:font-weight-complex="bold"/>
    </style:style>
    <style:style style:name="T20" style:family="text">
      <style:text-properties fo:font-weight="bold" officeooo:rsid="0175b857" style:font-weight-asian="bold" style:font-weight-complex="bold"/>
    </style:style>
    <style:style style:name="T21" style:family="text">
      <style:text-properties fo:font-weight="bold" officeooo:rsid="0192c7c7" style:font-weight-asian="bold" style:font-weight-complex="bold"/>
    </style:style>
    <style:style style:name="T22" style:family="text">
      <style:text-properties fo:font-weight="bold" officeooo:rsid="01937c52" style:font-weight-asian="bold" style:font-weight-complex="bold"/>
    </style:style>
    <style:style style:name="T23" style:family="text">
      <style:text-properties fo:font-weight="bold" officeooo:rsid="01a19b92" style:font-weight-asian="bold" style:font-weight-complex="bold"/>
    </style:style>
    <style:style style:name="T24" style:family="text">
      <style:text-properties fo:font-weight="bold" officeooo:rsid="01a49855" style:font-weight-asian="bold" style:font-weight-complex="bold"/>
    </style:style>
    <style:style style:name="T25" style:family="text">
      <style:text-properties fo:font-weight="bold" officeooo:rsid="01a6242b" style:font-weight-asian="bold" style:font-weight-complex="bold"/>
    </style:style>
    <style:style style:name="T26" style:family="text">
      <style:text-properties fo:font-weight="bold" officeooo:rsid="006b7aff" style:font-weight-asian="bold" style:font-weight-complex="bold"/>
    </style:style>
    <style:style style:name="T27" style:family="text">
      <style:text-properties fo:font-weight="bold" officeooo:rsid="01c96d7d" style:font-weight-asian="bold" style:font-weight-complex="bold"/>
    </style:style>
    <style:style style:name="T28" style:family="text">
      <style:text-properties fo:font-weight="bold" officeooo:rsid="01cde02a" style:font-weight-asian="bold" style:font-weight-complex="bold"/>
    </style:style>
    <style:style style:name="T29" style:family="text">
      <style:text-properties fo:font-weight="bold" officeooo:rsid="01d1ed7d" style:font-weight-asian="bold" style:font-weight-complex="bold"/>
    </style:style>
    <style:style style:name="T30" style:family="text">
      <style:text-properties fo:font-weight="bold" officeooo:rsid="01e2b4db" style:font-weight-asian="bold" style:font-weight-complex="bold"/>
    </style:style>
    <style:style style:name="T31" style:family="text">
      <style:text-properties officeooo:rsid="000a139e"/>
    </style:style>
    <style:style style:name="T32" style:family="text">
      <style:text-properties fo:font-size="14pt" style:font-size-asian="14pt" style:font-size-complex="14pt" style:text-scale="98%"/>
    </style:style>
    <style:style style:name="T33" style:family="text">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34" style:family="text">
      <style:text-properties officeooo:rsid="000f88a3"/>
    </style:style>
    <style:style style:name="T35" style:family="text">
      <style:text-properties officeooo:rsid="00104fd8"/>
    </style:style>
    <style:style style:name="T36" style:family="text">
      <style:text-properties fo:font-style="italic" style:font-style-asian="italic" style:font-style-complex="italic"/>
    </style:style>
    <style:style style:name="T37" style:family="text">
      <style:text-properties fo:font-style="italic" officeooo:rsid="000f88a3" style:font-style-asian="italic" style:font-style-complex="italic"/>
    </style:style>
    <style:style style:name="T38" style:family="text">
      <style:text-properties fo:font-style="italic" officeooo:rsid="00910cc0" style:font-style-asian="italic" style:font-style-complex="italic"/>
    </style:style>
    <style:style style:name="T39" style:family="text">
      <style:text-properties fo:font-style="italic" fo:font-weight="bold" style:font-weight-asian="bold" style:font-weight-complex="bold"/>
    </style:style>
    <style:style style:name="T40" style:family="text">
      <style:text-properties style:font-name="Liberation Sans" fo:language="zxx" fo:country="none" style:language-asian="zxx" style:country-asian="none" style:language-complex="zxx" style:country-complex="none"/>
    </style:style>
    <style:style style:name="T41" style:family="text">
      <style:text-properties style:font-name="Liberation Sans" fo:language="zxx" fo:country="none" officeooo:rsid="0011d1a3" style:language-asian="zxx" style:country-asian="none" style:language-complex="zxx" style:country-complex="none"/>
    </style:style>
    <style:style style:name="T42" style:family="text">
      <style:text-properties style:font-name="Liberation Sans" fo:font-size="16pt" fo:font-weight="bold" officeooo:rsid="00bf4a40" style:font-size-asian="16pt" style:font-weight-asian="bold" style:font-size-complex="16pt" style:font-weight-complex="bold"/>
    </style:style>
    <style:style style:name="T43" style:family="text">
      <style:text-properties officeooo:rsid="001b3b27"/>
    </style:style>
    <style:style style:name="T44" style:family="text">
      <style:text-properties fo:font-variant="normal" fo:text-transform="none" fo:color="#000000" style:font-name="Times New Roman" fo:letter-spacing="normal" fo:font-style="normal" fo:font-weight="normal"/>
    </style:style>
    <style:style style:name="T45" style:family="text">
      <style:text-properties fo:font-variant="normal" fo:text-transform="none" fo:color="#000000" style:font-name="Times New Roman" fo:letter-spacing="normal" fo:font-style="normal" fo:font-weight="normal" officeooo:rsid="002c60e3"/>
    </style:style>
    <style:style style:name="T46" style:family="text">
      <style:text-properties officeooo:rsid="002d160a"/>
    </style:style>
    <style:style style:name="T47" style:family="text">
      <style:text-properties style:font-name="Liberation Serif" fo:font-size="9pt" style:font-size-asian="9pt" style:font-size-complex="9pt"/>
    </style:style>
    <style:style style:name="T48" style:family="text">
      <style:text-properties style:font-name="Liberation Serif" fo:font-size="9pt" officeooo:rsid="002d160a" style:font-size-asian="9pt" style:font-size-complex="9pt"/>
    </style:style>
    <style:style style:name="T49" style:family="text">
      <style:text-properties style:font-name="Liberation Serif" fo:font-size="9pt" officeooo:rsid="002ec434" style:font-size-asian="9pt" style:font-size-complex="9pt"/>
    </style:style>
    <style:style style:name="T50" style:family="text">
      <style:text-properties style:font-name="Liberation Serif" fo:font-size="12pt" officeooo:rsid="0088aa4d" style:font-name-asian="NSimSun" style:font-size-asian="12pt" style:font-name-complex="Liberation Mono" style:font-size-complex="12pt"/>
    </style:style>
    <style:style style:name="T51" style:family="text">
      <style:text-properties style:font-name="Liberation Serif" fo:font-size="12pt" fo:language="zxx" fo:country="none" style:font-size-asian="12pt" style:language-asian="zxx" style:country-asian="none" style:font-size-complex="12pt" style:language-complex="zxx" style:country-complex="none"/>
    </style:style>
    <style:style style:name="T52" style:family="text">
      <style:text-properties style:font-name="Liberation Serif" fo:font-size="12pt" fo:language="zxx" fo:country="none" officeooo:rsid="003c457b" style:font-size-asian="12pt" style:language-asian="zxx" style:country-asian="none" style:font-size-complex="12pt" style:language-complex="zxx" style:country-complex="none"/>
    </style:style>
    <style:style style:name="T53" style:family="text">
      <style:text-properties style:font-name="Liberation Serif" fo:font-size="12pt" fo:language="zxx" fo:country="none" style:font-name-asian="NSimSun" style:font-size-asian="12pt" style:language-asian="zxx" style:country-asian="none" style:font-name-complex="Liberation Mono" style:font-size-complex="12pt" style:language-complex="zxx" style:country-complex="none"/>
    </style:style>
    <style:style style:name="T54" style:family="text">
      <style:text-properties style:font-name="Liberation Serif" fo:font-size="12pt" fo:language="zxx" fo:country="none" officeooo:rsid="0028cd26" style:font-name-asian="NSimSun" style:font-size-asian="12pt" style:language-asian="zxx" style:country-asian="none" style:font-name-complex="Liberation Mono" style:font-size-complex="12pt" style:language-complex="zxx" style:country-complex="none"/>
    </style:style>
    <style:style style:name="T55" style:family="text">
      <style:text-properties style:font-name="Liberation Serif" fo:font-size="12pt" fo:font-weight="bold" style:font-size-asian="12pt" style:font-weight-asian="bold" style:font-size-complex="12pt" style:font-weight-complex="bold"/>
    </style:style>
    <style:style style:name="T56" style:family="text">
      <style:text-properties style:font-name="Liberation Serif" fo:font-size="12pt" fo:font-weight="bold" officeooo:rsid="01e5fb1e" style:font-size-asian="12pt" style:font-weight-asian="bold" style:font-size-complex="12pt" style:font-weight-complex="bold"/>
    </style:style>
    <style:style style:name="T57" style:family="text">
      <style:text-properties style:font-name="Liberation Serif" fo:font-size="12pt" style:font-size-asian="12pt" style:font-size-complex="12pt"/>
    </style:style>
    <style:style style:name="T58" style:family="text">
      <style:text-properties style:font-name="Liberation Serif" fo:font-size="12pt" officeooo:rsid="01dc7997" style:font-size-asian="12pt" style:font-size-complex="12pt"/>
    </style:style>
    <style:style style:name="T59" style:family="text">
      <style:text-properties style:font-name="Liberation Serif" fo:font-size="10pt" officeooo:rsid="0088aa4d" style:font-name-asian="NSimSun" style:font-size-asian="10pt" style:font-name-complex="Liberation Mono" style:font-size-complex="10pt"/>
    </style:style>
    <style:style style:name="T60" style:family="text">
      <style:text-properties style:font-name="Liberation Serif" fo:font-size="10pt" fo:language="zxx" fo:country="none" fo:font-style="italic" officeooo:rsid="003c457b" style:font-size-asian="10pt" style:language-asian="zxx" style:country-asian="none" style:font-style-asian="italic" style:font-size-complex="10pt" style:language-complex="zxx" style:country-complex="none" style:font-style-complex="italic"/>
    </style:style>
    <style:style style:name="T61" style:family="text">
      <style:text-properties style:font-name="Liberation Serif" fo:language="zxx" fo:country="none" style:language-asian="zxx" style:country-asian="none" style:language-complex="zxx" style:country-complex="none"/>
    </style:style>
    <style:style style:name="T62" style:family="text">
      <style:text-properties style:font-name="Liberation Serif" officeooo:rsid="015b4c62"/>
    </style:style>
    <style:style style:name="T63" style:family="text">
      <style:text-properties officeooo:rsid="00304263"/>
    </style:style>
    <style:style style:name="T64" style:family="text">
      <style:text-properties fo:font-size="10pt" style:font-size-asian="10pt" style:font-size-complex="10pt"/>
    </style:style>
    <style:style style:name="T65" style:family="text">
      <style:text-properties fo:font-size="10pt" style:font-size-asian="10pt" style:font-size-complex="10pt" style:text-scale="94%"/>
    </style:style>
    <style:style style:name="T66" style:family="text">
      <style:text-properties fo:font-size="10pt" officeooo:rsid="01e730ed" style:font-size-asian="10pt" style:font-size-complex="10pt"/>
    </style:style>
    <style:style style:name="T67" style:family="text">
      <style:text-properties fo:font-size="10pt" officeooo:rsid="01e8d319" style:font-size-asian="10pt" style:font-size-complex="10pt"/>
    </style:style>
    <style:style style:name="T68" style:family="text">
      <style:text-properties fo:font-size="10pt" officeooo:rsid="01ea746d" style:font-size-asian="10pt" style:font-size-complex="10pt"/>
    </style:style>
    <style:style style:name="T69" style:family="text">
      <style:text-properties fo:font-size="10pt" fo:language="zxx" fo:country="none" style:font-size-asian="10pt" style:language-asian="zxx" style:country-asian="none" style:font-size-complex="10pt" style:language-complex="zxx" style:country-complex="none"/>
    </style:style>
    <style:style style:name="T70" style:family="text">
      <style:text-properties fo:font-size="10pt" fo:language="zxx" fo:country="none" style:font-size-asian="10pt" style:language-asian="zxx" style:country-asian="none" style:font-size-complex="10pt" style:language-complex="zxx" style:country-complex="none" style:text-scale="99%"/>
    </style:style>
    <style:style style:name="T71" style:family="text">
      <style:text-properties fo:font-size="10pt" fo:language="zxx" fo:country="none" style:font-size-asian="10pt" style:language-asian="zxx" style:country-asian="none" style:font-size-complex="10pt" style:language-complex="zxx" style:country-complex="none" style:text-scale="94%"/>
    </style:style>
    <style:style style:name="T72" style:family="text">
      <style:text-properties fo:font-size="10pt" fo:font-weight="bold" officeooo:rsid="01e730ed" style:font-size-asian="10pt" style:font-weight-asian="bold" style:font-size-complex="10pt" style:font-weight-complex="bold"/>
    </style:style>
    <style:style style:name="T73" style:family="text">
      <style:text-properties style:font-name="Liberation Mono"/>
    </style:style>
    <style:style style:name="T74" style:family="text">
      <style:text-properties style:font-name="Liberation Mono" fo:font-size="10pt" style:font-name-asian="NSimSun" style:font-size-asian="10pt" style:font-name-complex="Liberation Mono" style:font-size-complex="10pt"/>
    </style:style>
    <style:style style:name="T75" style:family="text">
      <style:text-properties style:font-name="Liberation Mono" fo:font-size="10pt" officeooo:rsid="0028cd26" style:font-name-asian="NSimSun" style:font-size-asian="10pt" style:font-name-complex="Liberation Mono" style:font-size-complex="10pt"/>
    </style:style>
    <style:style style:name="T76" style:family="text">
      <style:text-properties style:font-name="Liberation Mono" fo:font-size="10pt" officeooo:rsid="0088aa4d" style:font-name-asian="NSimSun" style:font-size-asian="10pt" style:font-name-complex="Liberation Mono" style:font-size-complex="10pt"/>
    </style:style>
    <style:style style:name="T77" style:family="text">
      <style:text-properties style:font-name="Liberation Mono" fo:font-size="10pt" style:font-name-asian="NSimSun" style:font-size-asian="10pt" style:font-name-complex="Liberation Mono" style:font-size-complex="10pt" style:text-scale="96%"/>
    </style:style>
    <style:style style:name="T78" style:family="text">
      <style:text-properties style:font-name="Liberation Mono" fo:font-size="10pt" officeooo:rsid="013ca1f7" style:font-name-asian="NSimSun" style:font-size-asian="10pt" style:font-name-complex="Liberation Mono" style:font-size-complex="10pt"/>
    </style:style>
    <style:style style:name="T79" style:family="text">
      <style:text-properties style:font-name="Liberation Mono" fo:font-size="10pt" officeooo:rsid="00a6ed91" style:font-name-asian="NSimSun" style:font-size-asian="10pt" style:font-name-complex="Liberation Mono" style:font-size-complex="10pt"/>
    </style:style>
    <style:style style:name="T80" style:family="text">
      <style:text-properties style:font-name="Liberation Mono" fo:font-size="10pt" officeooo:rsid="013e6d67" style:font-name-asian="NSimSun" style:font-size-asian="10pt" style:font-name-complex="Liberation Mono" style:font-size-complex="10pt"/>
    </style:style>
    <style:style style:name="T81" style:family="text">
      <style:text-properties style:font-name="Liberation Mono"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82" style:family="text">
      <style:text-properties style:font-name="Liberation Mono" fo:font-size="10pt" fo:language="zxx" fo:country="none" fo:font-weight="normal" officeooo:rsid="008448e9" style:font-size-asian="10pt" style:language-asian="zxx" style:country-asian="none" style:font-weight-asian="normal" style:font-size-complex="10pt" style:language-complex="zxx" style:country-complex="none" style:font-weight-complex="normal"/>
    </style:style>
    <style:style style:name="T83" style:family="text">
      <style:text-properties style:font-name="Liberation Mono" fo:font-size="10pt" fo:language="zxx" fo:country="none" style:font-name-asian="NSimSun" style:font-size-asian="10pt" style:language-asian="zxx" style:country-asian="none" style:font-name-complex="Liberation Mono" style:font-size-complex="10pt" style:language-complex="zxx" style:country-complex="none"/>
    </style:style>
    <style:style style:name="T84" style:family="text">
      <style:text-properties style:font-name="Liberation Mono" fo:font-size="10pt" fo:language="zxx" fo:country="none" officeooo:rsid="0028cd26" style:font-name-asian="NSimSun" style:font-size-asian="10pt" style:language-asian="zxx" style:country-asian="none" style:font-name-complex="Liberation Mono" style:font-size-complex="10pt" style:language-complex="zxx" style:country-complex="none"/>
    </style:style>
    <style:style style:name="T85" style:family="text">
      <style:text-properties style:font-name="Liberation Mono" fo:font-size="10pt" fo:language="zxx" fo:country="none" officeooo:rsid="00b3eea5" style:font-name-asian="NSimSun" style:font-size-asian="10pt" style:language-asian="zxx" style:country-asian="none" style:font-name-complex="Liberation Mono" style:font-size-complex="10pt" style:language-complex="zxx" style:country-complex="none"/>
    </style:style>
    <style:style style:name="T86" style:family="text">
      <style:text-properties style:font-name="Liberation Mono" fo:font-size="10pt" fo:language="zxx" fo:country="none" officeooo:rsid="00b56f30" style:font-name-asian="NSimSun" style:font-size-asian="10pt" style:language-asian="zxx" style:country-asian="none" style:font-name-complex="Liberation Mono" style:font-size-complex="10pt" style:language-complex="zxx" style:country-complex="none"/>
    </style:style>
    <style:style style:name="T87" style:family="text">
      <style:text-properties style:font-name="Liberation Mono" fo:font-size="10pt" fo:language="zxx" fo:country="none" style:font-name-asian="NSimSun" style:font-size-asian="10pt" style:language-asian="zxx" style:country-asian="none" style:font-name-complex="Liberation Mono" style:font-size-complex="10pt" style:language-complex="zxx" style:country-complex="none" style:text-scale="98%"/>
    </style:style>
    <style:style style:name="T88" style:family="text">
      <style:text-properties style:font-name="Liberation Mono" fo:font-size="10pt" fo:language="zxx" fo:country="none" style:font-size-asian="10pt" style:language-asian="zxx" style:country-asian="none" style:font-size-complex="10pt" style:language-complex="zxx" style:country-complex="none"/>
    </style:style>
    <style:style style:name="T89" style:family="text">
      <style:text-properties style:font-name="Liberation Mono" fo:font-size="10pt" fo:language="zxx" fo:country="none" fo:font-style="normal" officeooo:rsid="0089362b" style:font-name-asian="NSimSun" style:font-size-asian="10pt" style:language-asian="zxx" style:country-asian="none" style:font-style-asian="normal" style:font-name-complex="Liberation Mono" style:font-size-complex="10pt" style:language-complex="zxx" style:country-complex="none" style:font-style-complex="normal"/>
    </style:style>
    <style:style style:name="T90" style:family="text">
      <style:text-properties style:font-name="Liberation Mono" fo:font-size="10pt" fo:font-weight="normal" officeooo:rsid="011d1773" style:font-name-asian="NSimSun" style:font-size-asian="10pt" style:font-weight-asian="normal" style:font-name-complex="Liberation Mono" style:font-size-complex="10pt" style:font-weight-complex="normal"/>
    </style:style>
    <style:style style:name="T91" style:family="text">
      <style:text-properties style:font-name="Liberation Mono" fo:font-size="10pt" fo:font-weight="bold" officeooo:rsid="013ca1f7" style:font-name-asian="NSimSun" style:font-size-asian="10pt" style:font-weight-asian="bold" style:font-name-complex="Liberation Mono" style:font-size-complex="10pt" style:font-weight-complex="bold"/>
    </style:style>
    <style:style style:name="T92" style:family="text">
      <style:text-properties style:font-name="Liberation Mono" fo:font-size="10pt" style:font-size-asian="10pt" style:font-size-complex="10pt"/>
    </style:style>
    <style:style style:name="T93" style:family="text">
      <style:text-properties style:font-name="Liberation Mono" fo:font-size="12pt" fo:font-weight="bold" officeooo:rsid="0028cd26" style:font-name-asian="NSimSun" style:font-size-asian="12pt" style:font-weight-asian="bold" style:font-name-complex="Liberation Mono" style:font-size-complex="12pt" style:font-weight-complex="bold"/>
    </style:style>
    <style:style style:name="T94" style:family="text">
      <style:text-properties style:font-name="Liberation Mono" fo:font-size="12pt" fo:font-weight="bold" officeooo:rsid="0028cd26" style:font-name-asian="NSimSun" style:font-size-asian="12pt" style:font-weight-asian="bold" style:font-name-complex="Liberation Mono" style:font-size-complex="12pt" style:font-weight-complex="bold" style:text-scale="98%"/>
    </style:style>
    <style:style style:name="T95" style:family="text">
      <style:text-properties style:font-name="Liberation Mono" fo:font-size="12pt" fo:font-weight="bold" officeooo:rsid="0028cd26" style:font-name-asian="NSimSun" style:font-size-asian="12pt" style:font-weight-asian="bold" style:font-name-complex="Liberation Mono" style:font-size-complex="12pt" style:font-weight-complex="bold" style:text-scale="99%"/>
    </style:style>
    <style:style style:name="T96" style:family="text">
      <style:text-properties fo:font-size="12pt" style:font-size-asian="12pt" style:font-size-complex="12pt"/>
    </style:style>
    <style:style style:name="T97" style:family="text">
      <style:text-properties fo:font-size="12pt" officeooo:rsid="00a6ed91" style:font-size-asian="12pt" style:font-size-complex="12pt"/>
    </style:style>
    <style:style style:name="T98" style:family="text">
      <style:text-properties fo:font-size="12pt" fo:language="zxx" fo:country="none" fo:font-weight="bold" officeooo:rsid="0003a0ec" style:font-size-asian="12pt" style:language-asian="zxx" style:country-asian="none" style:font-weight-asian="bold" style:font-size-complex="12pt" style:language-complex="zxx" style:country-complex="none" style:font-weight-complex="bold"/>
    </style:style>
    <style:style style:name="T99" style:family="text">
      <style:text-properties officeooo:rsid="004ffc9a"/>
    </style:style>
    <style:style style:name="T100" style:family="text">
      <style:text-properties fo:font-size="9pt" fo:language="zxx" fo:country="none" fo:font-weight="normal" officeooo:rsid="004ffc9a" style:font-size-asian="9pt" style:language-asian="zxx" style:country-asian="none" style:font-weight-asian="normal" style:font-size-complex="9pt" style:language-complex="zxx" style:country-complex="none" style:font-weight-complex="normal"/>
    </style:style>
    <style:style style:name="T101" style:family="text">
      <style:text-properties fo:font-size="9pt" fo:language="zxx" fo:country="none" fo:font-weight="normal" officeooo:rsid="001d7685" style:font-size-asian="9pt" style:language-asian="zxx" style:country-asian="none" style:font-weight-asian="normal" style:font-size-complex="9pt" style:language-complex="zxx" style:country-complex="none" style:font-weight-complex="normal"/>
    </style:style>
    <style:style style:name="T102" style:family="text">
      <style:text-properties fo:font-size="9pt" fo:language="zxx" fo:country="none" style:font-size-asian="9pt" style:language-asian="zxx" style:country-asian="none" style:font-size-complex="9pt" style:language-complex="zxx" style:country-complex="none"/>
    </style:style>
    <style:style style:name="T103" style:family="text">
      <style:text-properties fo:font-size="9pt" style:font-size-asian="9pt" style:font-size-complex="9pt"/>
    </style:style>
    <style:style style:name="T104" style:family="text">
      <style:text-properties fo:font-size="9pt" style:font-size-asian="9pt" style:font-size-complex="9pt" style:text-scale="99%"/>
    </style:style>
    <style:style style:name="T105" style:family="text">
      <style:text-properties fo:font-size="9pt" officeooo:rsid="017ceb0b" style:font-size-asian="9pt" style:font-size-complex="9pt" style:text-scale="97%"/>
    </style:style>
    <style:style style:name="T106" style:family="text">
      <style:text-properties fo:font-size="9pt" officeooo:rsid="01e730ed" style:font-size-asian="9pt" style:font-size-complex="9pt"/>
    </style:style>
    <style:style style:name="T107" style:family="text">
      <style:text-properties fo:font-size="9pt" fo:font-weight="bold" style:font-size-asian="9pt" style:font-weight-asian="bold" style:font-size-complex="9pt" style:font-weight-complex="bold" style:text-scale="99%"/>
    </style:style>
    <style:style style:name="T108" style:family="text">
      <style:text-properties fo:font-size="9pt" fo:font-weight="bold" officeooo:rsid="017ceb0b" style:font-size-asian="9pt" style:font-weight-asian="bold" style:font-size-complex="9pt" style:font-weight-complex="bold" style:text-scale="97%"/>
    </style:style>
    <style:style style:name="T109" style:family="text">
      <style:text-properties officeooo:rsid="005037fa"/>
    </style:style>
    <style:style style:name="T110" style:family="text">
      <style:text-properties officeooo:rsid="00525716"/>
    </style:style>
    <style:style style:name="T111" style:family="text">
      <style:text-properties officeooo:rsid="00544c37"/>
    </style:style>
    <style:style style:name="T112" style:family="text">
      <style:text-properties officeooo:rsid="00570332"/>
    </style:style>
    <style:style style:name="T113" style:family="text">
      <style:text-properties officeooo:rsid="0057cea9"/>
    </style:style>
    <style:style style:name="T114" style:family="text">
      <style:text-properties officeooo:rsid="005934e3"/>
    </style:style>
    <style:style style:name="T115" style:family="text">
      <style:text-properties officeooo:rsid="005c7af7"/>
    </style:style>
    <style:style style:name="T116" style:family="text">
      <style:text-properties officeooo:rsid="0066395d"/>
    </style:style>
    <style:style style:name="T117" style:family="text">
      <style:text-properties style:text-scale="99%"/>
    </style:style>
    <style:style style:name="T118" style:family="text">
      <style:text-properties officeooo:rsid="0061b0a0" style:text-scale="99%"/>
    </style:style>
    <style:style style:name="T119" style:family="text">
      <style:text-properties officeooo:rsid="006b7aff"/>
    </style:style>
    <style:style style:name="T120" style:family="text">
      <style:text-properties officeooo:rsid="006d5276"/>
    </style:style>
    <style:style style:name="T121" style:family="text">
      <style:text-properties officeooo:rsid="00712ccf"/>
    </style:style>
    <style:style style:name="T122" style:family="text">
      <style:text-properties officeooo:rsid="00723620"/>
    </style:style>
    <style:style style:name="T123" style:family="text">
      <style:text-properties officeooo:rsid="0075faec"/>
    </style:style>
    <style:style style:name="T124" style:family="text">
      <style:text-properties officeooo:rsid="007d9c9b"/>
    </style:style>
    <style:style style:name="T125" style:family="text">
      <style:text-properties officeooo:rsid="00812f66"/>
    </style:style>
    <style:style style:name="T126" style:family="text">
      <style:text-properties officeooo:rsid="0085759a"/>
    </style:style>
    <style:style style:name="T127" style:family="text">
      <style:text-properties officeooo:rsid="0087229a"/>
    </style:style>
    <style:style style:name="T128" style:family="text">
      <style:text-properties officeooo:rsid="008942ef"/>
    </style:style>
    <style:style style:name="T129" style:family="text">
      <style:text-properties officeooo:rsid="008d83d7"/>
    </style:style>
    <style:style style:name="T130" style:family="text">
      <style:text-properties officeooo:rsid="009a9f88"/>
    </style:style>
    <style:style style:name="T131" style:family="text">
      <style:text-properties officeooo:rsid="009d2e60"/>
    </style:style>
    <style:style style:name="T132" style:family="text">
      <style:text-properties officeooo:rsid="00a4ab1c"/>
    </style:style>
    <style:style style:name="T133" style:family="text">
      <style:text-properties style:text-scale="96%"/>
    </style:style>
    <style:style style:name="T134" style:family="text">
      <style:text-properties officeooo:rsid="00a611b5" style:text-scale="96%"/>
    </style:style>
    <style:style style:name="T135" style:family="text">
      <style:text-properties officeooo:rsid="010d7677" style:text-scale="96%"/>
    </style:style>
    <style:style style:name="T136" style:family="text">
      <style:text-properties officeooo:rsid="00a656f6"/>
    </style:style>
    <style:style style:name="T137" style:family="text">
      <style:text-properties officeooo:rsid="00a67eac"/>
    </style:style>
    <style:style style:name="T138" style:family="text">
      <style:text-properties officeooo:rsid="00a6ed91"/>
    </style:style>
    <style:style style:name="T139" style:family="text">
      <style:text-properties officeooo:rsid="00a87e40"/>
    </style:style>
    <style:style style:name="T140" style:family="text">
      <style:text-properties officeooo:rsid="00aa27fe"/>
    </style:style>
    <style:style style:name="T141" style:family="text">
      <style:text-properties officeooo:rsid="00ac1bff"/>
    </style:style>
    <style:style style:name="T142" style:family="text">
      <style:text-properties fo:language="zxx" fo:country="none" style:language-asian="zxx" style:country-asian="none" style:language-complex="zxx" style:country-complex="none"/>
    </style:style>
    <style:style style:name="T143" style:family="text">
      <style:text-properties fo:language="zxx" fo:country="none" officeooo:rsid="0046ea73" style:language-asian="zxx" style:country-asian="none" style:language-complex="zxx" style:country-complex="none"/>
    </style:style>
    <style:style style:name="T144" style:family="text">
      <style:text-properties fo:language="zxx" fo:country="none" officeooo:rsid="0035cd23" style:language-asian="zxx" style:country-asian="none" style:language-complex="zxx" style:country-complex="none"/>
    </style:style>
    <style:style style:name="T145" style:family="text">
      <style:text-properties fo:language="zxx" fo:country="none" officeooo:rsid="003c457b" style:language-asian="zxx" style:country-asian="none" style:language-complex="zxx" style:country-complex="none"/>
    </style:style>
    <style:style style:name="T146" style:family="text">
      <style:text-properties fo:language="zxx" fo:country="none" officeooo:rsid="003f3928" style:language-asian="zxx" style:country-asian="none" style:language-complex="zxx" style:country-complex="none"/>
    </style:style>
    <style:style style:name="T147" style:family="text">
      <style:text-properties fo:language="zxx" fo:country="none" style:language-asian="zxx" style:country-asian="none" style:language-complex="zxx" style:country-complex="none" style:text-scale="98%"/>
    </style:style>
    <style:style style:name="T148" style:family="text">
      <style:text-properties fo:language="zxx" fo:country="none" officeooo:rsid="0040fc1d" style:language-asian="zxx" style:country-asian="none" style:language-complex="zxx" style:country-complex="none"/>
    </style:style>
    <style:style style:name="T149" style:family="text">
      <style:text-properties fo:language="zxx" fo:country="none" officeooo:rsid="00437ef7" style:language-asian="zxx" style:country-asian="none" style:language-complex="zxx" style:country-complex="none"/>
    </style:style>
    <style:style style:name="T150" style:family="text">
      <style:text-properties fo:language="zxx" fo:country="none" officeooo:rsid="0003792c" style:language-asian="zxx" style:country-asian="none" style:language-complex="zxx" style:country-complex="none"/>
    </style:style>
    <style:style style:name="T151" style:family="text">
      <style:text-properties fo:language="zxx" fo:country="none" style:language-asian="zxx" style:country-asian="none" style:language-complex="zxx" style:country-complex="none" style:text-scale="94%"/>
    </style:style>
    <style:style style:name="T152" style:family="text">
      <style:text-properties fo:language="zxx" fo:country="none" style:language-asian="zxx" style:country-asian="none" style:language-complex="zxx" style:country-complex="none" style:text-scale="95%"/>
    </style:style>
    <style:style style:name="T153" style:family="text">
      <style:text-properties fo:language="zxx" fo:country="none" officeooo:rsid="0003a0ec" style:language-asian="zxx" style:country-asian="none" style:language-complex="zxx" style:country-complex="none"/>
    </style:style>
    <style:style style:name="T154" style:family="text">
      <style:text-properties fo:language="zxx" fo:country="none" officeooo:rsid="00bdabfe" style:language-asian="zxx" style:country-asian="none" style:language-complex="zxx" style:country-complex="none"/>
    </style:style>
    <style:style style:name="T155" style:family="text">
      <style:text-properties fo:language="zxx" fo:country="none" style:language-asian="zxx" style:country-asian="none" style:language-complex="zxx" style:country-complex="none" style:text-scale="99%"/>
    </style:style>
    <style:style style:name="T156" style:family="text">
      <style:text-properties fo:language="zxx" fo:country="none" style:language-asian="zxx" style:country-asian="none" style:language-complex="zxx" style:country-complex="none" style:text-scale="96%"/>
    </style:style>
    <style:style style:name="T157" style:family="text">
      <style:text-properties fo:language="zxx" fo:country="none" officeooo:rsid="00dbb0ce" style:language-asian="zxx" style:country-asian="none" style:language-complex="zxx" style:country-complex="none"/>
    </style:style>
    <style:style style:name="T158" style:family="text">
      <style:text-properties fo:language="zxx" fo:country="none" officeooo:rsid="00e11878" style:language-asian="zxx" style:country-asian="none" style:language-complex="zxx" style:country-complex="none"/>
    </style:style>
    <style:style style:name="T159" style:family="text">
      <style:text-properties fo:language="zxx" fo:country="none" officeooo:rsid="00e07195" style:language-asian="zxx" style:country-asian="none" style:language-complex="zxx" style:country-complex="none"/>
    </style:style>
    <style:style style:name="T160" style:family="text">
      <style:text-properties fo:language="zxx" fo:country="none" officeooo:rsid="00f996b5" style:language-asian="zxx" style:country-asian="none" style:language-complex="zxx" style:country-complex="none"/>
    </style:style>
    <style:style style:name="T161" style:family="text">
      <style:text-properties fo:language="zxx" fo:country="none" officeooo:rsid="019c7fcf" style:language-asian="zxx" style:country-asian="none" style:language-complex="zxx" style:country-complex="none"/>
    </style:style>
    <style:style style:name="T162" style:family="text">
      <style:text-properties fo:language="zxx" fo:country="none" officeooo:rsid="01616250" style:language-asian="zxx" style:country-asian="none" style:language-complex="zxx" style:country-complex="none"/>
    </style:style>
    <style:style style:name="T163" style:family="text">
      <style:text-properties fo:language="zxx" fo:country="none" fo:font-weight="bold" style:language-asian="zxx" style:country-asian="none" style:font-weight-asian="bold" style:language-complex="zxx" style:country-complex="none" style:font-weight-complex="bold"/>
    </style:style>
    <style:style style:name="T164" style:family="text">
      <style:text-properties fo:language="zxx" fo:country="none" fo:font-weight="bold" officeooo:rsid="0038dee6" style:language-asian="zxx" style:country-asian="none" style:font-weight-asian="bold" style:language-complex="zxx" style:country-complex="none" style:font-weight-complex="bold"/>
    </style:style>
    <style:style style:name="T165" style:family="text">
      <style:text-properties fo:language="zxx" fo:country="none" fo:font-weight="bold" officeooo:rsid="004cfd43" style:language-asian="zxx" style:country-asian="none" style:font-weight-asian="bold" style:language-complex="zxx" style:country-complex="none" style:font-weight-complex="bold"/>
    </style:style>
    <style:style style:name="T166" style:family="text">
      <style:text-properties fo:language="zxx" fo:country="none" fo:font-weight="bold" officeooo:rsid="004e60d8" style:language-asian="zxx" style:country-asian="none" style:font-weight-asian="bold" style:language-complex="zxx" style:country-complex="none" style:font-weight-complex="bold"/>
    </style:style>
    <style:style style:name="T167" style:family="text">
      <style:text-properties fo:language="zxx" fo:country="none" fo:font-weight="bold" style:language-asian="zxx" style:country-asian="none" style:font-weight-asian="bold" style:language-complex="zxx" style:country-complex="none" style:font-weight-complex="bold" style:text-scale="98%"/>
    </style:style>
    <style:style style:name="T168" style:family="text">
      <style:text-properties fo:language="zxx" fo:country="none" fo:font-weight="normal" style:language-asian="zxx" style:country-asian="none" style:font-weight-asian="normal" style:language-complex="zxx" style:country-complex="none" style:font-weight-complex="normal"/>
    </style:style>
    <style:style style:name="T169" style:family="text">
      <style:text-properties fo:language="zxx" fo:country="none" fo:font-style="normal" style:language-asian="zxx" style:country-asian="none" style:font-style-asian="normal" style:language-complex="zxx" style:country-complex="none" style:font-style-complex="normal"/>
    </style:style>
    <style:style style:name="T170" style:family="text">
      <style:text-properties fo:language="zxx" fo:country="none" fo:font-style="normal" officeooo:rsid="0089362b" style:language-asian="zxx" style:country-asian="none" style:font-style-asian="normal" style:language-complex="zxx" style:country-complex="none" style:font-style-complex="normal"/>
    </style:style>
    <style:style style:name="T171" style:family="text">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172" style:family="text">
      <style:text-properties officeooo:rsid="00aead63"/>
    </style:style>
    <style:style style:name="T173" style:family="text">
      <style:text-properties officeooo:rsid="00aeb05e"/>
    </style:style>
    <style:style style:name="T174" style:family="text">
      <style:text-properties officeooo:rsid="00b348a0"/>
    </style:style>
    <style:style style:name="T175" style:family="text">
      <style:text-properties officeooo:rsid="00b3eea5"/>
    </style:style>
    <style:style style:name="T176" style:family="text">
      <style:text-properties officeooo:rsid="00ba9b1b"/>
    </style:style>
    <style:style style:name="T177" style:family="text">
      <style:text-properties officeooo:rsid="00bf4a40"/>
    </style:style>
    <style:style style:name="T178" style:family="text">
      <style:text-properties style:text-scale="94%"/>
    </style:style>
    <style:style style:name="T179" style:family="text">
      <style:text-properties officeooo:rsid="00c27b29"/>
    </style:style>
    <style:style style:name="T180" style:family="text">
      <style:text-properties style:text-scale="92%"/>
    </style:style>
    <style:style style:name="T181" style:family="text">
      <style:text-properties officeooo:rsid="00c32130"/>
    </style:style>
    <style:style style:name="T182" style:family="text">
      <style:text-properties officeooo:rsid="00c86fbf"/>
    </style:style>
    <style:style style:name="T183" style:family="text">
      <style:text-properties officeooo:rsid="00cf51d7"/>
    </style:style>
    <style:style style:name="T184" style:family="text">
      <style:text-properties officeooo:rsid="00dc0ef5"/>
    </style:style>
    <style:style style:name="T185" style:family="text">
      <style:text-properties officeooo:rsid="00e07195"/>
    </style:style>
    <style:style style:name="T186" style:family="text">
      <style:text-properties fo:font-weight="normal" style:font-weight-asian="normal" style:font-weight-complex="normal"/>
    </style:style>
    <style:style style:name="T187" style:family="text">
      <style:text-properties fo:font-weight="normal" officeooo:rsid="011d1773" style:font-weight-asian="normal" style:font-weight-complex="normal"/>
    </style:style>
    <style:style style:name="T188" style:family="text">
      <style:text-properties fo:font-weight="normal" officeooo:rsid="011dbe61" style:font-weight-asian="normal" style:font-weight-complex="normal"/>
    </style:style>
    <style:style style:name="T189" style:family="text">
      <style:text-properties fo:font-weight="normal" officeooo:rsid="012105e8" style:font-weight-asian="normal" style:font-weight-complex="normal"/>
    </style:style>
    <style:style style:name="T190" style:family="text">
      <style:text-properties fo:font-weight="normal" officeooo:rsid="012198cd" style:font-weight-asian="normal" style:font-weight-complex="normal"/>
    </style:style>
    <style:style style:name="T191" style:family="text">
      <style:text-properties fo:font-weight="normal" officeooo:rsid="016ecee3" style:font-weight-asian="normal" style:font-weight-complex="normal"/>
    </style:style>
    <style:style style:name="T192" style:family="text">
      <style:text-properties fo:font-weight="normal" officeooo:rsid="01e42bfa" style:font-weight-asian="normal" style:font-weight-complex="normal"/>
    </style:style>
    <style:style style:name="T193" style:family="text">
      <style:text-properties officeooo:rsid="00e84615"/>
    </style:style>
    <style:style style:name="T194" style:family="text">
      <style:text-properties officeooo:rsid="00e94658"/>
    </style:style>
    <style:style style:name="T195" style:family="text">
      <style:text-properties officeooo:rsid="00ea1e46"/>
    </style:style>
    <style:style style:name="T196" style:family="text">
      <style:text-properties officeooo:rsid="00ebe3d7"/>
    </style:style>
    <style:style style:name="T197" style:family="text">
      <style:text-properties fo:font-size="13pt" fo:font-weight="bold" officeooo:rsid="00ecc307" style:font-size-asian="13pt" style:font-weight-asian="bold" style:font-size-complex="13pt" style:font-weight-complex="bold" style:text-scale="88%"/>
    </style:style>
    <style:style style:name="T198" style:family="text">
      <style:text-properties fo:font-size="13pt" fo:language="zxx" fo:country="none" style:font-size-asian="13pt" style:language-asian="zxx" style:country-asian="none" style:font-size-complex="13pt" style:language-complex="zxx" style:country-complex="none"/>
    </style:style>
    <style:style style:name="T199" style:family="text">
      <style:text-properties fo:font-size="13pt" fo:language="zxx" fo:country="none" officeooo:rsid="010d7677" style:font-size-asian="13pt" style:language-asian="zxx" style:country-asian="none" style:font-size-complex="13pt" style:language-complex="zxx" style:country-complex="none"/>
    </style:style>
    <style:style style:name="T200" style:family="text">
      <style:text-properties fo:font-size="13pt" fo:language="zxx" fo:country="none" fo:font-weight="normal" style:font-size-asian="13pt" style:language-asian="zxx" style:country-asian="none" style:font-weight-asian="normal" style:font-size-complex="13pt" style:language-complex="zxx" style:country-complex="none" style:font-weight-complex="normal"/>
    </style:style>
    <style:style style:name="T201" style:family="text">
      <style:text-properties fo:font-size="13pt" fo:language="zxx" fo:country="none" fo:font-weight="normal" officeooo:rsid="01e42bfa" style:font-size-asian="13pt" style:language-asian="zxx" style:country-asian="none" style:font-weight-asian="normal" style:font-size-complex="13pt" style:language-complex="zxx" style:country-complex="none" style:font-weight-complex="normal"/>
    </style:style>
    <style:style style:name="T202" style:family="text">
      <style:text-properties fo:font-size="13pt" fo:language="zxx" fo:country="none" fo:font-weight="bold" style:font-size-asian="13pt" style:language-asian="zxx" style:country-asian="none" style:font-weight-asian="bold" style:font-size-complex="13pt" style:language-complex="zxx" style:country-complex="none" style:font-weight-complex="bold"/>
    </style:style>
    <style:style style:name="T203" style:family="text">
      <style:text-properties officeooo:rsid="00f650e1"/>
    </style:style>
    <style:style style:name="T204" style:family="text">
      <style:text-properties style:text-scale="100%"/>
    </style:style>
    <style:style style:name="T205" style:family="text">
      <style:text-properties officeooo:rsid="00fd4bab" style:text-scale="100%"/>
    </style:style>
    <style:style style:name="T206" style:family="text">
      <style:text-properties style:text-scale="88%"/>
    </style:style>
    <style:style style:name="T207" style:family="text">
      <style:text-properties officeooo:rsid="00ffbec0"/>
    </style:style>
    <style:style style:name="T208" style:family="text">
      <style:text-properties officeooo:rsid="01023146"/>
    </style:style>
    <style:style style:name="T209" style:family="text">
      <style:text-properties officeooo:rsid="01098570"/>
    </style:style>
    <style:style style:name="T210" style:family="text">
      <style:text-properties officeooo:rsid="010d7677"/>
    </style:style>
    <style:style style:name="T211" style:family="text">
      <style:text-properties officeooo:rsid="0115842f"/>
    </style:style>
    <style:style style:name="T212" style:family="text">
      <style:text-properties officeooo:rsid="01174044"/>
    </style:style>
    <style:style style:name="T213" style:family="text">
      <style:text-properties officeooo:rsid="0118698d"/>
    </style:style>
    <style:style style:name="T214" style:family="text">
      <style:text-properties officeooo:rsid="011a5720"/>
    </style:style>
    <style:style style:name="T215" style:family="text">
      <style:text-properties officeooo:rsid="011d1773"/>
    </style:style>
    <style:style style:name="T216" style:family="text">
      <style:text-properties officeooo:rsid="011dbe61"/>
    </style:style>
    <style:style style:name="T217" style:family="text">
      <style:text-properties officeooo:rsid="011fd953"/>
    </style:style>
    <style:style style:name="T218" style:family="text">
      <style:text-properties officeooo:rsid="0120e676"/>
    </style:style>
    <style:style style:name="T219" style:family="text">
      <style:text-properties officeooo:rsid="0128dbd4"/>
    </style:style>
    <style:style style:name="T220" style:family="text">
      <style:text-properties fo:font-size="11pt" fo:language="zxx" fo:country="none" officeooo:rsid="010d7677" style:font-size-asian="11pt" style:language-asian="zxx" style:country-asian="none" style:font-size-complex="11pt" style:language-complex="zxx" style:country-complex="none"/>
    </style:style>
    <style:style style:name="T221" style:family="text">
      <style:text-properties officeooo:rsid="0141a757"/>
    </style:style>
    <style:style style:name="T222" style:family="text">
      <style:text-properties officeooo:rsid="0147d4c9"/>
    </style:style>
    <style:style style:name="T223" style:family="text">
      <style:text-properties officeooo:rsid="014a90dd"/>
    </style:style>
    <style:style style:name="T224" style:family="text">
      <style:text-properties officeooo:rsid="014c5e1a"/>
    </style:style>
    <style:style style:name="T225" style:family="text">
      <style:text-properties officeooo:rsid="014f1e15"/>
    </style:style>
    <style:style style:name="T226" style:family="text">
      <style:text-properties officeooo:rsid="01575bff"/>
    </style:style>
    <style:style style:name="T227" style:family="text">
      <style:text-properties officeooo:rsid="016ecee3"/>
    </style:style>
    <style:style style:name="T228" style:family="text">
      <style:text-properties officeooo:rsid="01791a27"/>
    </style:style>
    <style:style style:name="T229" style:family="text">
      <style:text-properties officeooo:rsid="01820038"/>
    </style:style>
    <style:style style:name="T230" style:family="text">
      <style:text-properties officeooo:rsid="018dd714"/>
    </style:style>
    <style:style style:name="T231" style:family="text">
      <style:text-properties officeooo:rsid="0191f516"/>
    </style:style>
    <style:style style:name="T232" style:family="text">
      <style:text-properties officeooo:rsid="0192c7c7"/>
    </style:style>
    <style:style style:name="T233" style:family="text">
      <style:text-properties officeooo:rsid="01962af6"/>
    </style:style>
    <style:style style:name="T234" style:family="text">
      <style:text-properties officeooo:rsid="007f72cd"/>
    </style:style>
    <style:style style:name="T235" style:family="text">
      <style:text-properties fo:font-size="8pt" style:font-size-asian="8pt" style:font-size-complex="8pt"/>
    </style:style>
    <style:style style:name="T236" style:family="text">
      <style:text-properties fo:font-size="8pt" officeooo:rsid="019c7fcf" style:font-size-asian="8pt" style:font-size-complex="8pt"/>
    </style:style>
    <style:style style:name="T237" style:family="text">
      <style:text-properties fo:font-size="8pt" fo:font-weight="bold" officeooo:rsid="019c7fcf" style:font-size-asian="8pt" style:font-weight-asian="bold" style:font-size-complex="8pt" style:font-weight-complex="bold"/>
    </style:style>
    <style:style style:name="T238" style:family="text">
      <style:text-properties officeooo:rsid="01a19b92"/>
    </style:style>
    <style:style style:name="T239" style:family="text">
      <style:text-properties officeooo:rsid="01a1da3d"/>
    </style:style>
    <style:style style:name="T240" style:family="text">
      <style:text-properties officeooo:rsid="01a35d4e"/>
    </style:style>
    <style:style style:name="T241" style:family="text">
      <style:text-properties officeooo:rsid="01a6242b"/>
    </style:style>
    <style:style style:name="T242" style:family="text">
      <style:text-properties officeooo:rsid="01b71851"/>
    </style:style>
    <style:style style:name="T243" style:family="text">
      <style:text-properties officeooo:rsid="01b7c0b6"/>
    </style:style>
    <style:style style:name="T244" style:family="text">
      <style:text-properties officeooo:rsid="01be2a69"/>
    </style:style>
    <style:style style:name="T245" style:family="text">
      <style:text-properties officeooo:rsid="01bf917b"/>
    </style:style>
    <style:style style:name="T246" style:family="text">
      <style:text-properties fo:background-color="#000000" loext:char-shading-value="0"/>
    </style:style>
    <style:style style:name="T247" style:family="text">
      <style:text-properties officeooo:rsid="01d0b3dd" fo:background-color="#000000" loext:char-shading-value="0"/>
    </style:style>
    <style:style style:name="T248" style:family="text">
      <style:text-properties officeooo:rsid="01d1ed7d" fo:background-color="#000000" loext:char-shading-value="0"/>
    </style:style>
    <style:style style:name="T249" style:family="text">
      <style:text-properties officeooo:rsid="01d5852a"/>
    </style:style>
    <style:style style:name="T250" style:family="text">
      <style:text-properties officeooo:rsid="01dc7997"/>
    </style:style>
    <style:style style:name="T251" style:family="text">
      <style:text-properties officeooo:rsid="01e2b4db"/>
    </style:style>
    <style:style style:name="T252" style:family="text">
      <style:text-properties officeooo:rsid="01e3e2d9"/>
    </style:style>
    <style:style style:name="T253" style:family="text">
      <style:text-properties officeooo:rsid="0203aaf8"/>
    </style:style>
    <style:style style:name="T254" style:family="text">
      <style:text-properties officeooo:rsid="0203e54a"/>
    </style:style>
    <style:style style:name="T255" style:family="text">
      <style:text-properties officeooo:rsid="0206236e"/>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mm">
          <style:column style:rel-width="1040*" fo:start-indent="0mm" fo:end-indent="1.5mm"/>
          <style:column style:rel-width="1125*" fo:start-indent="1.5mm" fo:end-indent="1.5mm"/>
          <style:column style:rel-width="1041*" fo:start-indent="1.5mm" fo:end-indent="0mm"/>
        </style:columns>
      </style:section-properties>
    </style:style>
    <style:style style:name="Sect3" style:family="section">
      <style:section-properties text:dont-balance-text-columns="false" style:editable="false">
        <style:columns fo:column-count="2" fo:column-gap="3.99mm">
          <style:column-sep style:width="0.09mm" style:color="#000000" style:height="100%" style:style="solid"/>
          <style:column style:rel-width="32767*" fo:start-indent="0mm" fo:end-indent="1.99mm"/>
          <style:column style:rel-width="32768*" fo:start-indent="1.99mm" fo:end-indent="0mm"/>
        </style:columns>
      </style:section-properties>
    </style:style>
    <style:style style:name="Sect4"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9138_379422752"/>JavaScript Glossary<text:bookmark-end text:name="__RefHeading___Toc9138_379422752"/></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272"><text:a xlink:type="simple" xlink:href="#__RefHeading___Toc9140_379422752" text:style-name="Index_20_Link" text:visited-style-name="Index_20_Link">linking the script file<text:tab/>2</text:a></text:p>
            <text:p text:style-name="P331"><text:a xlink:type="simple" xlink:href="#__RefHeading___Toc9142_379422752" text:style-name="Index_20_Link" text:visited-style-name="Index_20_Link">Arrays<text:tab/>2</text:a></text:p>
            <text:p text:style-name="P272"><text:a xlink:type="simple" xlink:href="#__RefHeading___Toc9144_379422752" text:style-name="Index_20_Link" text:visited-style-name="Index_20_Link">Accessing array elements<text:tab/>2</text:a></text:p>
            <text:p text:style-name="P272"><text:a xlink:type="simple" xlink:href="#__RefHeading___Toc9146_379422752" text:style-name="Index_20_Link" text:visited-style-name="Index_20_Link">Array literals<text:tab/>2</text:a></text:p>
            <text:p text:style-name="P272"><text:a xlink:type="simple" xlink:href="#__RefHeading___Toc9148_379422752" text:style-name="Index_20_Link" text:visited-style-name="Index_20_Link">Multi-dimensional Arrays<text:tab/>2</text:a></text:p>
            <text:p text:style-name="P272"><text:a xlink:type="simple" xlink:href="#__RefHeading___Toc9150_379422752" text:style-name="Index_20_Link" text:visited-style-name="Index_20_Link">Array constructor<text:tab/>2</text:a></text:p>
            <text:p text:style-name="P272"><text:a xlink:type="simple" xlink:href="#__RefHeading___Toc9152_379422752" text:style-name="Index_20_Link" text:visited-style-name="Index_20_Link">Accessing nested array elements<text:tab/>2</text:a></text:p>
            <text:p text:style-name="P273"><text:a xlink:type="simple" xlink:href="#__RefHeading___Toc9154_379422752" text:style-name="Index_20_Link" text:visited-style-name="Index_20_Link">.push()<text:tab/>2</text:a></text:p>
            <text:p text:style-name="P273"><text:a xlink:type="simple" xlink:href="#__RefHeading___Toc9156_379422752" text:style-name="Index_20_Link" text:visited-style-name="Index_20_Link">.concat()<text:tab/>3</text:a></text:p>
            <text:p text:style-name="P273"><text:a xlink:type="simple" xlink:href="#__RefHeading___Toc9158_379422752" text:style-name="Index_20_Link" text:visited-style-name="Index_20_Link">slice()<text:tab/>3</text:a></text:p>
            <text:p text:style-name="P273"><text:a xlink:type="simple" xlink:href="#__RefHeading___Toc9160_379422752" text:style-name="Index_20_Link" text:visited-style-name="Index_20_Link">sort() and reverse()<text:tab/>3</text:a></text:p>
            <text:p text:style-name="P272"><text:a xlink:type="simple" xlink:href="#__RefHeading___Toc9162_379422752" text:style-name="Index_20_Link" text:visited-style-name="Index_20_Link">split()<text:tab/>3</text:a></text:p>
            <text:p text:style-name="P273"><text:a xlink:type="simple" xlink:href="#__RefHeading___Toc9164_379422752" text:style-name="Index_20_Link" text:visited-style-name="Index_20_Link">join()<text:tab/>3</text:a></text:p>
            <text:p text:style-name="P331"><text:a xlink:type="simple" xlink:href="#__RefHeading___Toc9166_379422752" text:style-name="Index_20_Link" text:visited-style-name="Index_20_Link">filter()<text:tab/>3</text:a></text:p>
            <text:p text:style-name="P272"><text:a xlink:type="simple" xlink:href="#__RefHeading___Toc9168_379422752" text:style-name="Index_20_Link" text:visited-style-name="Index_20_Link">map()<text:tab/>3</text:a></text:p>
            <text:p text:style-name="P331"><text:a xlink:type="simple" xlink:href="#__RefHeading___Toc9170_379422752" text:style-name="Index_20_Link" text:visited-style-name="Index_20_Link">Booleans<text:tab/>4</text:a></text:p>
            <text:p text:style-name="P272"><text:a xlink:type="simple" xlink:href="#__RefHeading___Toc9172_379422752" text:style-name="Index_20_Link" text:visited-style-name="Index_20_Link">Boolean logical operators<text:tab/>4</text:a></text:p>
            <text:p text:style-name="P273"><text:a xlink:type="simple" xlink:href="#__RefHeading___Toc9174_379422752" text:style-name="Index_20_Link" text:visited-style-name="Index_20_Link">Operator Precedence<text:tab/>4</text:a></text:p>
            <text:p text:style-name="P273"><text:a xlink:type="simple" xlink:href="#__RefHeading___Toc9176_379422752" text:style-name="Index_20_Link" text:visited-style-name="Index_20_Link">Associativity<text:tab/>4</text:a></text:p>
            <text:p text:style-name="P272"><text:a xlink:type="simple" xlink:href="#__RefHeading___Toc9178_379422752" text:style-name="Index_20_Link" text:visited-style-name="Index_20_Link">Comparison operators<text:tab/>4</text:a></text:p>
            <text:p text:style-name="P272"><text:a xlink:type="simple" xlink:href="#__RefHeading___Toc9180_379422752" text:style-name="Index_20_Link" text:visited-style-name="Index_20_Link">"Truthy" and "Falsey"<text:tab/>4</text:a></text:p>
            <text:p text:style-name="P272"><text:a xlink:type="simple" xlink:href="#__RefHeading___Toc9182_379422752" text:style-name="Index_20_Link" text:visited-style-name="Index_20_Link">== vs. ===<text:tab/>4</text:a></text:p>
            <text:p text:style-name="P331"><text:a xlink:type="simple" xlink:href="#__RefHeading___Toc9184_379422752" text:style-name="Index_20_Link" text:visited-style-name="Index_20_Link">browser object model (BOM)<text:tab/>5</text:a></text:p>
            <text:p text:style-name="P272"><text:a xlink:type="simple" xlink:href="#__RefHeading___Toc9186_379422752" text:style-name="Index_20_Link" text:visited-style-name="Index_20_Link">the window object<text:tab/>5</text:a></text:p>
            <text:p text:style-name="P272"><text:a xlink:type="simple" xlink:href="#__RefHeading___Toc9188_379422752" text:style-name="Index_20_Link" text:visited-style-name="Index_20_Link">the screen object<text:tab/>5</text:a></text:p>
            <text:p text:style-name="P272"><text:a xlink:type="simple" xlink:href="#__RefHeading___Toc9190_379422752" text:style-name="Index_20_Link" text:visited-style-name="Index_20_Link">the history object<text:tab/>5</text:a></text:p>
            <text:p text:style-name="P272"><text:a xlink:type="simple" xlink:href="#__RefHeading___Toc9192_379422752" text:style-name="Index_20_Link" text:visited-style-name="Index_20_Link">the location object<text:tab/>5</text:a></text:p>
            <text:p text:style-name="P272"><text:a xlink:type="simple" xlink:href="#__RefHeading___Toc9194_379422752" text:style-name="Index_20_Link" text:visited-style-name="Index_20_Link">the navigator object<text:tab/>5</text:a></text:p>
            <text:p text:style-name="P272"><text:a xlink:type="simple" xlink:href="#__RefHeading___Toc9196_379422752" text:style-name="Index_20_Link" text:visited-style-name="Index_20_Link">the geolocation object<text:tab/>5</text:a></text:p>
            <text:p text:style-name="P272"><text:a xlink:type="simple" xlink:href="#__RefHeading___Toc9198_379422752" text:style-name="Index_20_Link" text:visited-style-name="Index_20_Link">The document object<text:tab/>5</text:a></text:p>
            <text:p text:style-name="P273"><text:a xlink:type="simple" xlink:href="#__RefHeading___Toc9200_379422752" text:style-name="Index_20_Link" text:visited-style-name="Index_20_Link">the Collections<text:tab/>5</text:a></text:p>
            <text:p text:style-name="P331"><text:a xlink:type="simple" xlink:href="#__RefHeading___Toc9202_379422752" text:style-name="Index_20_Link" text:visited-style-name="Index_20_Link">Code Comments<text:tab/>6</text:a></text:p>
            <text:p text:style-name="P272"><text:a xlink:type="simple" xlink:href="#__RefHeading___Toc9204_379422752" text:style-name="Index_20_Link" text:visited-style-name="Index_20_Link">Single Line Comment<text:tab/>6</text:a></text:p>
            <text:p text:style-name="P272"><text:a xlink:type="simple" xlink:href="#__RefHeading___Toc9206_379422752" text:style-name="Index_20_Link" text:visited-style-name="Index_20_Link">Multi-Line Comment<text:tab/>6</text:a></text:p>
            <text:p text:style-name="P331"><text:a xlink:type="simple" xlink:href="#__RefHeading___Toc9208_379422752" text:style-name="Index_20_Link" text:visited-style-name="Index_20_Link">Console<text:tab/>6</text:a></text:p>
            <text:p text:style-name="P272"><text:a xlink:type="simple" xlink:href="#__RefHeading___Toc9210_379422752" text:style-name="Index_20_Link" text:visited-style-name="Index_20_Link">console.log<text:tab/>6</text:a></text:p>
            <text:p text:style-name="P272"><text:a xlink:type="simple" xlink:href="#__RefHeading___Toc9212_379422752" text:style-name="Index_20_Link" text:visited-style-name="Index_20_Link">console.time<text:tab/>6</text:a></text:p>
            <text:p text:style-name="P272"><text:a xlink:type="simple" xlink:href="#__RefHeading___Toc9214_379422752" text:style-name="Index_20_Link" text:visited-style-name="Index_20_Link">console.timeEnd<text:tab/>6</text:a></text:p>
            <text:p text:style-name="P331"><text:a xlink:type="simple" xlink:href="#__RefHeading___Toc9216_379422752" text:style-name="Index_20_Link" text:visited-style-name="Index_20_Link">date objects<text:tab/>6</text:a></text:p>
            <text:p text:style-name="P331"><text:a xlink:type="simple" xlink:href="#__RefHeading___Toc9218_379422752" text:style-name="Index_20_Link" text:visited-style-name="Index_20_Link">Document Object Model (DOM)<text:tab/>7</text:a></text:p>
            <text:p text:style-name="P272"><text:a xlink:type="simple" xlink:href="#__RefHeading___Toc9220_379422752" text:style-name="Index_20_Link" text:visited-style-name="Index_20_Link">Base DOM Objects<text:tab/>7</text:a></text:p>
            <text:p text:style-name="P272"><text:a xlink:type="simple" xlink:href="#__RefHeading___Toc9222_379422752" text:style-name="Index_20_Link" text:visited-style-name="Index_20_Link">Document Object Methods<text:tab/>7</text:a></text:p>
            <text:p text:style-name="P273"><text:a xlink:type="simple" xlink:href="#__RefHeading___Toc9224_379422752" text:style-name="Index_20_Link" text:visited-style-name="Index_20_Link">getElementsByClassName(class)<text:tab/>7</text:a></text:p>
            <text:p text:style-name="P273"><text:a xlink:type="simple" xlink:href="#__RefHeading___Toc9226_379422752" text:style-name="Index_20_Link" text:visited-style-name="Index_20_Link">getElementById(id)<text:tab/>7</text:a></text:p>
            <text:p text:style-name="P273"><text:a xlink:type="simple" xlink:href="#__RefHeading___Toc9228_379422752" text:style-name="Index_20_Link" text:visited-style-name="Index_20_Link">getElementsByTagName(tag)<text:tab/>7</text:a></text:p>
            <text:p text:style-name="P273"><text:a xlink:type="simple" xlink:href="#__RefHeading___Toc9230_379422752" text:style-name="Index_20_Link" text:visited-style-name="Index_20_Link">querySelector(cssSelector)<text:tab/>7</text:a></text:p>
            <text:p text:style-name="P273"><text:a xlink:type="simple" xlink:href="#__RefHeading___Toc9232_379422752" text:style-name="Index_20_Link" text:visited-style-name="Index_20_Link">Creating Elements and Text<text:tab/>7</text:a></text:p>
            <text:p text:style-name="P273"><text:a xlink:type="simple" xlink:href="#__RefHeading___Toc9234_379422752" text:style-name="Index_20_Link" text:visited-style-name="Index_20_Link">Property of Document Object<text:tab/>8</text:a></text:p>
            <text:p text:style-name="P272"><text:a xlink:type="simple" xlink:href="#__RefHeading___Toc9236_379422752" text:style-name="Index_20_Link" text:visited-style-name="Index_20_Link">the element Object<text:tab/>8</text:a></text:p>
            <text:p text:style-name="P273"><text:a xlink:type="simple" xlink:href="#__RefHeading___Toc9238_379422752" text:style-name="Index_20_Link" text:visited-style-name="Index_20_Link">Getting and Setting Attributes<text:tab/>8</text:a></text:p>
            <text:p text:style-name="P272"><text:a xlink:type="simple" xlink:href="#__RefHeading___Toc9240_379422752" text:style-name="Index_20_Link" text:visited-style-name="Index_20_Link">The Node Object<text:tab/>8</text:a></text:p>
            <text:p text:style-name="P273"><text:a xlink:type="simple" xlink:href="#__RefHeading___Toc9242_379422752" text:style-name="Index_20_Link" text:visited-style-name="Index_20_Link">Navigating the DOM<text:tab/>8</text:a></text:p>
            <text:p text:style-name="P273"><text:a xlink:type="simple" xlink:href="#__RefHeading___Toc9244_379422752" text:style-name="Index_20_Link" text:visited-style-name="Index_20_Link">add and remove nodes<text:tab/>8</text:a></text:p>
            <text:p text:style-name="P331"><text:a xlink:type="simple" xlink:href="#__RefHeading___Toc9246_379422752" text:style-name="Index_20_Link" text:visited-style-name="Index_20_Link">Events<text:tab/>9</text:a></text:p>
            <text:p text:style-name="P272"><text:a xlink:type="simple" xlink:href="#__RefHeading___Toc9248_379422752" text:style-name="Index_20_Link" text:visited-style-name="Index_20_Link">handling events: html attribs<text:tab/>9</text:a></text:p>
            <text:p text:style-name="P272"><text:a xlink:type="simple" xlink:href="#__RefHeading___Toc9250_379422752" text:style-name="Index_20_Link" text:visited-style-name="Index_20_Link">Links<text:tab/>9</text:a></text:p>
            <text:p text:style-name="P273"><text:a xlink:type="simple" xlink:href="#__RefHeading___Toc9252_379422752" text:style-name="Index_20_Link" text:visited-style-name="Index_20_Link">onclick<text:tab/>9</text:a></text:p>
            <text:p text:style-name="P273"><text:a xlink:type="simple" xlink:href="#__RefHeading___Toc9254_379422752" text:style-name="Index_20_Link" text:visited-style-name="Index_20_Link">linking functions + img links<text:tab/>9</text:a></text:p>
            <text:p text:style-name="P273"><text:a xlink:type="simple" xlink:href="#__RefHeading___Toc9256_379422752" text:style-name="Index_20_Link" text:visited-style-name="Index_20_Link">onmouseover + onmouseout<text:tab/>9</text:a></text:p>
            <text:p text:style-name="P273"><text:a xlink:type="simple" xlink:href="#__RefHeading___Toc9258_379422752" text:style-name="Index_20_Link" text:visited-style-name="Index_20_Link">changing image<text:tab/>9</text:a></text:p>
            <text:p text:style-name="P273"><text:a xlink:type="simple" xlink:href="#__RefHeading___Toc9260_379422752" text:style-name="Index_20_Link" text:visited-style-name="Index_20_Link">changing style<text:tab/>9</text:a></text:p>
            <text:p text:style-name="P272"><text:a xlink:type="simple" xlink:href="#__RefHeading___Toc9262_379422752" text:style-name="Index_20_Link" text:visited-style-name="Index_20_Link">fields: onFocus and onBlur<text:tab/>9</text:a></text:p>
            <text:p text:style-name="P272"><text:a xlink:type="simple" xlink:href="#__RefHeading___Toc9264_379422752" text:style-name="Index_20_Link" text:visited-style-name="Index_20_Link">handling events: object properts<text:tab/>9</text:a></text:p>
            <text:p text:style-name="P273"><text:a xlink:type="simple" xlink:href="#__RefHeading___Toc9266_379422752" text:style-name="Index_20_Link" text:visited-style-name="Index_20_Link">addEventListener() method<text:tab/>9</text:a></text:p>
            <text:p text:style-name="P272"><text:a xlink:type="simple" xlink:href="#__RefHeading___Toc9268_379422752" text:style-name="Index_20_Link" text:visited-style-name="Index_20_Link">DOM event model<text:tab/>9</text:a></text:p>
            <text:p text:style-name="P273"><text:a xlink:type="simple" xlink:href="#__RefHeading___Toc9270_379422752" text:style-name="Index_20_Link" text:visited-style-name="Index_20_Link">drag and drop<text:tab/>9</text:a></text:p>
            <text:p text:style-name="P331"><text:a xlink:type="simple" xlink:href="#__RefHeading___Toc9272_379422752" text:style-name="Index_20_Link" text:visited-style-name="Index_20_Link">Forms<text:tab/>10</text:a></text:p>
            <text:p text:style-name="P272"><text:a xlink:type="simple" xlink:href="#__RefHeading___Toc9274_379422752" text:style-name="Index_20_Link" text:visited-style-name="Index_20_Link">submit()<text:tab/>10</text:a></text:p>
            <text:p text:style-name="P272"><text:a xlink:type="simple" xlink:href="#__RefHeading___Toc9276_379422752" text:style-name="Index_20_Link" text:visited-style-name="Index_20_Link">reset()<text:tab/>10</text:a></text:p>
            <text:p text:style-name="P272"><text:a xlink:type="simple" xlink:href="#__RefHeading___Toc9278_379422752" text:style-name="Index_20_Link" text:visited-style-name="Index_20_Link">focus()<text:tab/>10</text:a></text:p>
            <text:p text:style-name="P272"><text:a xlink:type="simple" xlink:href="#__RefHeading___Toc9280_379422752" text:style-name="Index_20_Link" text:visited-style-name="Index_20_Link">blur()<text:tab/>10</text:a></text:p>
            <text:p text:style-name="P272"><text:a xlink:type="simple" xlink:href="#__RefHeading___Toc9282_379422752" text:style-name="Index_20_Link" text:visited-style-name="Index_20_Link">select()<text:tab/>10</text:a></text:p>
            <text:p text:style-name="P272"><text:a xlink:type="simple" xlink:href="#__RefHeading___Toc9284_379422752" text:style-name="Index_20_Link" text:visited-style-name="Index_20_Link">change event<text:tab/>10</text:a></text:p>
            <text:p text:style-name="P272"><text:a xlink:type="simple" xlink:href="#__RefHeading___Toc9286_379422752" text:style-name="Index_20_Link" text:visited-style-name="Index_20_Link">Putting text inside a field<text:tab/>10</text:a></text:p>
            <text:p text:style-name="P331"><text:a xlink:type="simple" xlink:href="#__RefHeading___Toc9288_379422752" text:style-name="Index_20_Link" text:visited-style-name="Index_20_Link">THE FUCKING RETRIEVAL FORM<text:tab/>10</text:a></text:p>
            <text:p text:style-name="P331"><text:a xlink:type="simple" xlink:href="#__RefHeading___Toc9290_379422752" text:style-name="Index_20_Link" text:visited-style-name="Index_20_Link">A better form<text:tab/>10</text:a></text:p>
            <text:p text:style-name="P331"><text:a xlink:type="simple" xlink:href="#__RefHeading___Toc9292_379422752" text:style-name="Index_20_Link" text:visited-style-name="Index_20_Link">Functions<text:tab/>12</text:a></text:p>
            <text:p text:style-name="P272"><text:a xlink:type="simple" xlink:href="#__RefHeading___Toc9294_379422752" text:style-name="Index_20_Link" text:visited-style-name="Index_20_Link">Function calling<text:tab/>12</text:a></text:p>
            <text:p text:style-name="P272"><text:a xlink:type="simple" xlink:href="#__RefHeading___Toc9296_379422752" text:style-name="Index_20_Link" text:visited-style-name="Index_20_Link">Function hoisting<text:tab/>12</text:a></text:p>
            <text:p text:style-name="P272"><text:a xlink:type="simple" xlink:href="#__RefHeading___Toc9298_379422752" text:style-name="Index_20_Link" text:visited-style-name="Index_20_Link">Functions As Values<text:tab/>12</text:a></text:p>
            <text:p text:style-name="P331"><text:a xlink:type="simple" xlink:href="#__RefHeading___Toc9300_379422752" text:style-name="Index_20_Link" text:visited-style-name="Index_20_Link">If statement<text:tab/>12</text:a></text:p>
            <text:p text:style-name="P272"><text:a xlink:type="simple" xlink:href="#__RefHeading___Toc9302_379422752" text:style-name="Index_20_Link" text:visited-style-name="Index_20_Link">If<text:tab/>12</text:a></text:p>
            <text:p text:style-name="P272"><text:a xlink:type="simple" xlink:href="#__RefHeading___Toc9304_379422752" text:style-name="Index_20_Link" text:visited-style-name="Index_20_Link">else<text:tab/>12</text:a></text:p>
            <text:p text:style-name="P272"><text:a xlink:type="simple" xlink:href="#__RefHeading___Toc9306_379422752" text:style-name="Index_20_Link" text:visited-style-name="Index_20_Link">else if<text:tab/>13</text:a></text:p>
            <text:p text:style-name="P331"><text:a xlink:type="simple" xlink:href="#__RefHeading___Toc9308_379422752" text:style-name="Index_20_Link" text:visited-style-name="Index_20_Link">Loops<text:tab/>13</text:a></text:p>
            <text:p text:style-name="P272"><text:a xlink:type="simple" xlink:href="#__RefHeading___Toc9310_379422752" text:style-name="Index_20_Link" text:visited-style-name="Index_20_Link">for Loops<text:tab/>13</text:a></text:p>
            <text:p text:style-name="P272"><text:a xlink:type="simple" xlink:href="#__RefHeading___Toc9312_379422752" text:style-name="Index_20_Link" text:visited-style-name="Index_20_Link">in loops<text:tab/>13</text:a></text:p>
            <text:p text:style-name="P272"><text:a xlink:type="simple" xlink:href="#__RefHeading___Toc9314_379422752" text:style-name="Index_20_Link" text:visited-style-name="Index_20_Link">while Loops<text:tab/>13</text:a></text:p>
            <text:p text:style-name="P272"><text:a xlink:type="simple" xlink:href="#__RefHeading___Toc9316_379422752" text:style-name="Index_20_Link" text:visited-style-name="Index_20_Link">do while Loops<text:tab/>13</text:a></text:p>
            <text:p text:style-name="P272"><text:a xlink:type="simple" xlink:href="#__RefHeading___Toc9318_379422752" text:style-name="Index_20_Link" text:visited-style-name="Index_20_Link">forEach()<text:tab/>13</text:a></text:p>
            <text:p text:style-name="P331"><text:a xlink:type="simple" xlink:href="#__RefHeading___Toc9320_379422752" text:style-name="Index_20_Link" text:visited-style-name="Index_20_Link">{document.write(numbers[i] * 2);}<text:tab/>13</text:a></text:p>
            <text:p text:style-name="P331"><text:a xlink:type="simple" xlink:href="#__RefHeading___Toc9322_379422752" text:style-name="Index_20_Link" text:visited-style-name="Index_20_Link">Math<text:tab/>14</text:a></text:p>
            <text:p text:style-name="P272"><text:a xlink:type="simple" xlink:href="#__RefHeading___Toc9324_379422752" text:style-name="Index_20_Link" text:visited-style-name="Index_20_Link">abs()<text:tab/>14</text:a></text:p>
            <text:p text:style-name="P272"><text:a xlink:type="simple" xlink:href="#__RefHeading___Toc9326_379422752" text:style-name="Index_20_Link" text:visited-style-name="Index_20_Link">Rounding (ceil, floor and round)<text:tab/>14</text:a></text:p>
            <text:p text:style-name="P273"><text:a xlink:type="simple" xlink:href="#__RefHeading___Toc9328_379422752" text:style-name="Index_20_Link" text:visited-style-name="Index_20_Link">ceil()<text:tab/>14</text:a></text:p>
            <text:p text:style-name="P273"><text:a xlink:type="simple" xlink:href="#__RefHeading___Toc9330_379422752" text:style-name="Index_20_Link" text:visited-style-name="Index_20_Link">floor()<text:tab/>14</text:a></text:p>
            <text:p text:style-name="P273"><text:a xlink:type="simple" xlink:href="#__RefHeading___Toc9332_379422752" text:style-name="Index_20_Link" text:visited-style-name="Index_20_Link">round()<text:tab/>14</text:a></text:p>
            <text:p text:style-name="P272"><text:a xlink:type="simple" xlink:href="#__RefHeading___Toc9334_379422752" text:style-name="Index_20_Link" text:visited-style-name="Index_20_Link">toFixed()<text:tab/>14</text:a></text:p>
            <text:p text:style-name="P272"><text:a xlink:type="simple" xlink:href="#__RefHeading___Toc9336_379422752" text:style-name="Index_20_Link" text:visited-style-name="Index_20_Link">min() and max()<text:tab/>14</text:a></text:p>
            <text:p text:style-name="P272"><text:a xlink:type="simple" xlink:href="#__RefHeading___Toc9338_379422752" text:style-name="Index_20_Link" text:visited-style-name="Index_20_Link">PI<text:tab/>14</text:a></text:p>
            <text:p text:style-name="P272"><text:a xlink:type="simple" xlink:href="#__RefHeading___Toc9340_379422752" text:style-name="Index_20_Link" text:visited-style-name="Index_20_Link">pow() elevation<text:tab/>14</text:a></text:p>
            <text:p text:style-name="P272"><text:a xlink:type="simple" xlink:href="#__RefHeading___Toc9342_379422752" text:style-name="Index_20_Link" text:visited-style-name="Index_20_Link">random()<text:tab/>14</text:a></text:p>
            <text:p text:style-name="P272"><text:a xlink:type="simple" xlink:href="#__RefHeading___Toc9344_379422752" text:style-name="Index_20_Link" text:visited-style-name="Index_20_Link">sqrt()<text:tab/>14</text:a></text:p>
            <text:p text:style-name="P331"><text:a xlink:type="simple" xlink:href="#__RefHeading___Toc9346_379422752" text:style-name="Index_20_Link" text:visited-style-name="Index_20_Link">Numbers<text:tab/>15</text:a></text:p>
            <text:p text:style-name="P272"><text:a xlink:type="simple" xlink:href="#__RefHeading___Toc9348_379422752" text:style-name="Index_20_Link" text:visited-style-name="Index_20_Link">% (Modulus)<text:tab/>15</text:a></text:p>
            <text:p text:style-name="P272"><text:a xlink:type="simple" xlink:href="#__RefHeading___Toc9350_379422752" text:style-name="Index_20_Link" text:visited-style-name="Index_20_Link">isNaN<text:tab/>15</text:a></text:p>
            <text:p text:style-name="P272"><text:a xlink:type="simple" xlink:href="#__RefHeading___Toc9352_379422752" text:style-name="Index_20_Link" text:visited-style-name="Index_20_Link">Basic Arithmetic<text:tab/>15</text:a></text:p>
            <text:p text:style-name="P272"><text:a xlink:type="simple" xlink:href="#__RefHeading___Toc9354_379422752" text:style-name="Index_20_Link" text:visited-style-name="Index_20_Link">Prefix increment<text:tab/>15</text:a></text:p>
            <text:p text:style-name="P331"><text:a xlink:type="simple" xlink:href="#__RefHeading___Toc9356_379422752" text:style-name="Index_20_Link" text:visited-style-name="Index_20_Link">Objects<text:tab/>16</text:a></text:p>
            <text:p text:style-name="P272"><text:a xlink:type="simple" xlink:href="#__RefHeading___Toc9358_379422752" text:style-name="Index_20_Link" text:visited-style-name="Index_20_Link">Object Literals<text:tab/>16</text:a></text:p>
            <text:p text:style-name="P272"><text:a xlink:type="simple" xlink:href="#__RefHeading___Toc9360_379422752" text:style-name="Index_20_Link" text:visited-style-name="Index_20_Link">Object Properties<text:tab/>16</text:a></text:p>
            <text:p text:style-name="P273"><text:a xlink:type="simple" xlink:href="#__RefHeading___Toc9364_379422752" text:style-name="Index_20_Link" text:visited-style-name="Index_20_Link">Check if it has a property<text:tab/>16</text:a></text:p>
            <text:p text:style-name="P273"><text:a xlink:type="simple" xlink:href="#__RefHeading___Toc9366_379422752" text:style-name="Index_20_Link" text:visited-style-name="Index_20_Link">Delete a property<text:tab/>16</text:a></text:p>
            <text:p text:style-name="P272"><text:a xlink:type="simple" xlink:href="#__RefHeading___Toc9368_379422752" text:style-name="Index_20_Link" text:visited-style-name="Index_20_Link">Object Constructor<text:tab/>16</text:a></text:p>
            <text:p text:style-name="P272"><text:a xlink:type="simple" xlink:href="#__RefHeading___Toc9370_379422752" text:style-name="Index_20_Link" text:visited-style-name="Index_20_Link">Custom Constructors<text:tab/>16</text:a></text:p>
            <text:p text:style-name="P272"><text:a xlink:type="simple" xlink:href="#__RefHeading___Toc9372_379422752" text:style-name="Index_20_Link" text:visited-style-name="Index_20_Link">Arrays in Objects<text:tab/>17</text:a></text:p>
            <text:p text:style-name="P272"><text:a xlink:type="simple" xlink:href="#__RefHeading___Toc9374_379422752" text:style-name="Index_20_Link" text:visited-style-name="Index_20_Link">Passing Objects into Functions<text:tab/>17</text:a></text:p>
            <text:p text:style-name="P272"><text:a xlink:type="simple" xlink:href="#__RefHeading___Toc9376_379422752" text:style-name="Index_20_Link" text:visited-style-name="Index_20_Link">Methods<text:tab/>17</text:a></text:p>
            <text:p text:style-name="P272"><text:a xlink:type="simple" xlink:href="#__RefHeading___Toc9378_379422752" text:style-name="Index_20_Link" text:visited-style-name="Index_20_Link">Creating New Types Of Objects<text:tab/>17</text:a></text:p>
            <text:p text:style-name="P272"><text:a xlink:type="simple" xlink:href="#__RefHeading___Toc9380_379422752" text:style-name="Index_20_Link" text:visited-style-name="Index_20_Link">Prototype<text:tab/>17</text:a></text:p>
            <text:p text:style-name="P272"><text:a xlink:type="simple" xlink:href="#__RefHeading___Toc9382_379422752" text:style-name="Index_20_Link" text:visited-style-name="Index_20_Link">Private Variables<text:tab/>17</text:a></text:p>
            <text:p text:style-name="P331"><text:a xlink:type="simple" xlink:href="#__RefHeading___Toc9384_379422752" text:style-name="Index_20_Link" text:visited-style-name="Index_20_Link">OOP<text:tab/>18</text:a></text:p>
            <text:p text:style-name="P272"><text:a xlink:type="simple" xlink:href="#__RefHeading___Toc9386_379422752" text:style-name="Index_20_Link" text:visited-style-name="Index_20_Link">Classes<text:tab/>18</text:a></text:p>
            <text:p text:style-name="P331"><text:a xlink:type="simple" xlink:href="#__RefHeading___Toc9388_379422752" text:style-name="Index_20_Link" text:visited-style-name="Index_20_Link">Popup alert<text:tab/>18</text:a></text:p>
            <text:p text:style-name="P331"><text:a xlink:type="simple" xlink:href="#__RefHeading___Toc9390_379422752" text:style-name="Index_20_Link" text:visited-style-name="Index_20_Link">Popup confirm<text:tab/>18</text:a></text:p>
            <text:p text:style-name="P272"><text:a xlink:type="simple" xlink:href="#__RefHeading___Toc9392_379422752" text:style-name="Index_20_Link" text:visited-style-name="Index_20_Link">prompt<text:tab/>18</text:a></text:p>
            <text:p text:style-name="P331"><text:a xlink:type="simple" xlink:href="#__RefHeading___Toc9394_379422752" text:style-name="Index_20_Link" text:visited-style-name="Index_20_Link">Scope<text:tab/>18</text:a></text:p>
            <text:p text:style-name="P331"><text:a xlink:type="simple" xlink:href="#__RefHeading___Toc9396_379422752" text:style-name="Index_20_Link" text:visited-style-name="Index_20_Link">Strings<text:tab/>19</text:a></text:p>
            <text:p text:style-name="P272"><text:a xlink:type="simple" xlink:href="#__RefHeading___Toc9398_379422752" text:style-name="Index_20_Link" text:visited-style-name="Index_20_Link">Concatenation<text:tab/>19</text:a></text:p>
            <text:p text:style-name="P272"><text:a xlink:type="simple" xlink:href="#__RefHeading___Toc9400_379422752" text:style-name="Index_20_Link" text:visited-style-name="Index_20_Link">length<text:tab/>19</text:a></text:p>
            <text:p text:style-name="P272"><text:a xlink:type="simple" xlink:href="#__RefHeading___Toc9402_379422752" text:style-name="Index_20_Link" text:visited-style-name="Index_20_Link">toUpperCase(), toLowerCase()<text:tab/>19</text:a></text:p>
            <text:p text:style-name="P272"><text:a xlink:type="simple" xlink:href="#__RefHeading___Toc9404_379422752" text:style-name="Index_20_Link" text:visited-style-name="Index_20_Link">trim()<text:tab/>19</text:a></text:p>
            <text:p text:style-name="P272"><text:a xlink:type="simple" xlink:href="#__RefHeading___Toc9406_379422752" text:style-name="Index_20_Link" text:visited-style-name="Index_20_Link">replace()<text:tab/>19</text:a></text:p>
            <text:p text:style-name="P272"><text:a xlink:type="simple" xlink:href="#__RefHeading___Toc9408_379422752" text:style-name="Index_20_Link" text:visited-style-name="Index_20_Link">CharAt() and charCodeAt()<text:tab/>19</text:a></text:p>
            <text:p text:style-name="P273"><text:a xlink:type="simple" xlink:href="#__RefHeading___Toc9410_379422752" text:style-name="Index_20_Link" text:visited-style-name="Index_20_Link">fromCharCode()<text:tab/>19</text:a></text:p>
            <text:p text:style-name="P272"><text:a xlink:type="simple" xlink:href="#__RefHeading___Toc9412_379422752" text:style-name="Index_20_Link" text:visited-style-name="Index_20_Link">substr() and substring()<text:tab/>19</text:a></text:p>
            <text:p text:style-name="P331"><text:a xlink:type="simple" xlink:href="#__RefHeading___Toc9414_379422752" text:style-name="Index_20_Link" text:visited-style-name="Index_20_Link">Converting to a string<text:tab/>20</text:a></text:p>
            <text:p text:style-name="P272"><text:a xlink:type="simple" xlink:href="#__RefHeading___Toc9416_379422752" text:style-name="Index_20_Link" text:visited-style-name="Index_20_Link">IndexOf() and lastIndexOf()<text:tab/>20</text:a></text:p>
            <text:p text:style-name="P331"><text:a xlink:type="simple" xlink:href="#__RefHeading___Toc9418_379422752" text:style-name="Index_20_Link" text:visited-style-name="Index_20_Link">Switch statements<text:tab/>20</text:a></text:p>
            <text:p text:style-name="P331"><text:a xlink:type="simple" xlink:href="#__RefHeading___Toc9420_379422752" text:style-name="Index_20_Link" text:visited-style-name="Index_20_Link">Try and Catch<text:tab/>21</text:a></text:p>
            <text:p text:style-name="P331"><text:a xlink:type="simple" xlink:href="#__RefHeading___Toc9422_379422752" text:style-name="Index_20_Link" text:visited-style-name="Index_20_Link">Variables<text:tab/>21</text:a></text:p>
            <text:p text:style-name="P272"><text:a xlink:type="simple" xlink:href="#__RefHeading___Toc9424_379422752" text:style-name="Index_20_Link" text:visited-style-name="Index_20_Link">Variable Assignment<text:tab/>21</text:a></text:p>
            <text:p text:style-name="P272"><text:a xlink:type="simple" xlink:href="#__RefHeading___Toc9426_379422752" text:style-name="Index_20_Link" text:visited-style-name="Index_20_Link">modify HTML<text:tab/>21</text:a></text:p>
            <text:p text:style-name="P272"><text:a xlink:type="simple" xlink:href="#__RefHeading___Toc9428_379422752" text:style-name="Index_20_Link" text:visited-style-name="Index_20_Link">write content onto the page<text:tab/>21</text:a></text:p>
            <text:p text:style-name="P272"><text:a xlink:type="simple" xlink:href="#__RefHeading___Toc9430_379422752" text:style-name="Index_20_Link" text:visited-style-name="Index_20_Link">Data Type Conversion<text:tab/>21</text:a></text:p>
            <text:p text:style-name="P272"><text:a xlink:type="simple" xlink:href="#__RefHeading___Toc9432_379422752" text:style-name="Index_20_Link" text:visited-style-name="Index_20_Link">Special Characters<text:tab/>21</text:a></text:p>
            <text:p text:style-name="P331"><text:a xlink:type="simple" xlink:href="#__RefHeading___Toc9434_379422752" text:style-name="Index_20_Link" text:visited-style-name="Index_20_Link">every(), some(), and<text:tab/>21</text:a></text:p>
          </text:index-body>
        </text:table-of-content>
        <text:p text:style-name="P91"/>
      </text:section>
      <text:section text:style-name="Sect3" text:name="Section1">
        <text:h text:style-name="P288" text:outline-level="2"><text:bookmark-start text:name="__RefHeading___Toc9140_379422752"/><text:soft-page-break/>linking <text:span text:style-name="T229">the script file</text:span><text:bookmark-end text:name="__RefHeading___Toc9140_379422752"/></text:h>
        <text:p text:style-name="P156">&lt;script src="culocane.js"&gt;&lt;/script&gt;</text:p>
        <text:h text:style-name="P311" text:outline-level="1"><text:bookmark-start text:name="__RefHeading___Toc9142_379422752"/>Arrays<text:bookmark-end text:name="__RefHeading___Toc9142_379422752"/></text:h>
        <text:h text:style-name="P274" text:outline-level="2"><text:bookmark-start text:name="__RefHeading___Toc9144_379422752"/>Accessing array elements<text:bookmark-end text:name="__RefHeading___Toc9144_379422752"/></text:h>
        <text:p text:style-name="P79">You can get elements out of arrays if you know their index. Array elements' indexes start at 0 and increment by 1, so the first element's index is 0, the second element's index is 1, the third element's is 2, etc.</text:p>
        <text:p text:style-name="Text_20_body"><text:span text:style-name="Strong_20_Emphasis"><text:span text:style-name="T142">Syntax<text:tab/><text:tab/><text:tab/></text:span></text:span><text:span text:style-name="Source_20_Text"><text:span text:style-name="T69">array[index]</text:span></text:span></text:p>
        <text:p text:style-name="Text_20_body"><text:span text:style-name="Strong_20_Emphasis"><text:span text:style-name="T142">Example</text:span></text:span></text:p>
        <text:p text:style-name="Preformatted_20_Text">var primes = [2, 3, 5, 7, 11, 13, 17, 19, 23, 29, 31, 37];</text:p>
        <text:p text:style-name="Preformatted_20_Text">primes[0]; // 2</text:p>
        <text:p text:style-name="Preformatted_20_Text">primes[3]; // 7</text:p>
        <text:p text:style-name="Preformatted_20_Text">primes[150]; // undefined</text:p>
        <text:h text:style-name="P274" text:outline-level="2"><text:bookmark-start text:name="__RefHeading___Toc9146_379422752"/>Array literals<text:bookmark-end text:name="__RefHeading___Toc9146_379422752"/></text:h>
        <text:p text:style-name="P79">You can create arrays in two different ways. The most common of which is to list values in a pair of square brackets. JavaScript arrays can contain any types of values and they can be of mixed types.</text:p>
        <text:p text:style-name="Text_20_body"><text:span text:style-name="Strong_20_Emphasis"><text:span text:style-name="T142">Syntax<text:tab/> <text:s text:c="2"/></text:span></text:span><text:span text:style-name="Source_20_Text"><text:span text:style-name="T69">var arrayName = [element0, element1, ..., elementN]</text:span></text:span></text:p>
        <text:p text:style-name="Text_20_body"><text:span text:style-name="Strong_20_Emphasis"><text:span text:style-name="T142">Example<text:tab/></text:span></text:span><text:span text:style-name="Source_20_Text"><text:span text:style-name="T69">var primes = [2, 3, 5, 7];</text:span></text:span></text:p>
        <text:h text:style-name="P275" text:outline-level="2"><text:bookmark-start text:name="__RefHeading___Toc9148_379422752"/>Multi-dimensional Arrays<text:bookmark-end text:name="__RefHeading___Toc9148_379422752"/></text:h>
        <text:p text:style-name="P79">A two-dimensional array is an array within an array. If you fill this array with another array you get a three-dimensional array and so on.</text:p>
        <text:p text:style-name="Text_20_body"><text:span text:style-name="Strong_20_Emphasis"><text:span text:style-name="T142">Example<text:tab/><text:tab/><text:tab/><text:tab/><text:tab/></text:span></text:span></text:p>
        <text:p text:style-name="Preformatted_20_Text"><text:span text:style-name="Source_20_Text"><text:span text:style-name="T142">var multidimensionalArray = </text:span></text:span></text:p>
        <text:p text:style-name="Preformatted_20_Text"><text:span text:style-name="Source_20_Text"><text:span text:style-name="T142">[[1,2,3],[4,5,6],[7,8,9]] </text:span></text:span></text:p>
        <text:p text:style-name="Preformatted_20_Text"><text:span text:style-name="Source_20_Text"><text:span text:style-name="T142">// two dimensions, 3x3</text:span></text:span></text:p>
        <text:p text:style-name="Preformatted_20_Text"><text:span text:style-name="Source_20_Text"><text:span text:style-name="T142"/></text:span></text:p>
        <text:p text:style-name="Preformatted_20_Text"><text:span text:style-name="Source_20_Text"><text:span text:style-name="T142"/></text:span></text:p>
        <text:h text:style-name="P274" text:outline-level="2"><text:bookmark-start text:name="__RefHeading___Toc9150_379422752"/>Array constructor<text:bookmark-end text:name="__RefHeading___Toc9150_379422752"/></text:h>
        <text:p text:style-name="P79">You can also create an array using the Array constructor.</text:p>
        <text:p text:style-name="Text_20_body"><text:span text:style-name="Strong_20_Emphasis"><text:span text:style-name="T142">Example</text:span></text:span></text:p>
        <text:p text:style-name="Preformatted_20_Text"><text:span text:style-name="Source_20_Text"><text:span text:style-name="T142">var stuff = new Array();</text:span></text:span></text:p>
        <text:p text:style-name="Preformatted_20_Text"><text:span text:style-name="Source_20_Text"><text:span text:style-name="T142">stuff[0] = 34;</text:span></text:span></text:p>
        <text:p text:style-name="P120">stuff[4] = 20;</text:p>
        <text:p text:style-name="P120">stuff <text:s text:c="3"/>// </text:p>
        <text:p text:style-name="P120">[34,undefined,undefined,undefined,20]</text:p>
        <text:p text:style-name="Text_20_body"><text:span text:style-name="Strong_20_Emphasis"><text:span text:style-name="T142">Example</text:span></text:span></text:p>
        <text:p text:style-name="P120">var myArray = new Array(45 , "Hello World!" , true , 3.2 , undefined);</text:p>
        <text:p text:style-name="P120">console.log(myArray);</text:p>
        <text:p text:style-name="P120">// output: </text:p>
        <text:p text:style-name="P120">[45,'Hello World!',true,3.2,undefined ]</text:p>
        <text:h text:style-name="P299" text:outline-level="2" text:is-list-header="true"><text:bookmark-start text:name="__RefHeading___Toc9152_379422752"/>Accessing nested array elements<text:bookmark-end text:name="__RefHeading___Toc9152_379422752"/></text:h>
        <text:p text:style-name="P79">Accessing multi dimensional array elements is quite similar to one-dimension arrays . They are accessed by using [index][index]..... (number of them depends upon the number of arrays deep you want to go inside).</text:p>
        <text:p text:style-name="Text_20_body"><text:span text:style-name="Strong_20_Emphasis"><text:span text:style-name="T142">Syntax</text:span></text:span></text:p>
        <text:p text:style-name="P68"><text:span text:style-name="Source_20_Text"><text:span text:style-name="T142">array[index][index]....</text:span></text:span></text:p>
        <text:p text:style-name="Text_20_body"><text:span text:style-name="Strong_20_Emphasis"><text:span text:style-name="T142">Example</text:span></text:span></text:p>
        <text:p text:style-name="Preformatted_20_Text"><text:span text:style-name="Source_20_Text"><text:span text:style-name="T142">var myMultiArray = [</text:span></text:span></text:p>
        <text:p text:style-name="Preformatted_20_Text"><text:span text:style-name="Source_20_Text"><text:span text:style-name="T142"><text:s text:c="6"/>[1,2,3,4,5, [1,2,3,4,5] ],</text:span></text:span></text:p>
        <text:p text:style-name="Preformatted_20_Text"><text:span text:style-name="Source_20_Text"><text:span text:style-name="T142"><text:s text:c="6"/>[6,7,8,9,10 , [1,2,3,4,6] ],</text:span></text:span></text:p>
        <text:p text:style-name="Preformatted_20_Text"><text:span text:style-name="Source_20_Text"><text:span text:style-name="T142"><text:s text:c="6"/>[11,12,13,14,15 , [1,2,3,4,5] ],</text:span></text:span></text:p>
        <text:p text:style-name="Preformatted_20_Text"><text:span text:style-name="Source_20_Text"><text:span text:style-name="T142"><text:s text:c="6"/>[16,17,18,19,20, [1,2,3,4,5] ]];</text:span></text:span></text:p>
        <text:p text:style-name="P120"/>
        <text:p text:style-name="P71"><text:span text:style-name="Source_20_Text"><text:span text:style-name="T142">console.log( myMultiArray[1][5][4]); </text:span></text:span></text:p>
        <text:p text:style-name="P71"><text:span text:style-name="Source_20_Text"><text:span text:style-name="T142">// Outputs 6 , the value in the last element of the last element of the second element of myMultiArray.</text:span></text:span></text:p>
        <text:h text:style-name="P304" text:outline-level="3"><text:bookmark-start text:name="__RefHeading___Toc9154_379422752"/>.push()<text:bookmark-end text:name="__RefHeading___Toc9154_379422752"/></text:h>
        <text:p text:style-name="P11">add<text:span text:style-name="T123">s</text:span> elements to the array without needing to specify an index:</text:p>
        <table:table table:name="Table8" table:style-name="Table8">
          <table:table-column table:style-name="Table8.A"/>
          <table:table-column table:style-name="Table8.B"/>
          <table:table-row>
            <table:table-cell table:style-name="Table8.A1" office:value-type="string">
              <text:p text:style-name="P121">var names = [];</text:p>
              <text:p text:style-name="P121">names.push("J<text:span text:style-name="T123">ohn</text:span>");</text:p>
              <text:p text:style-name="P121">names.push("Paul");</text:p>
            </table:table-cell>
            <table:table-cell table:style-name="Table8.B1" office:value-type="string">
              <text:p text:style-name="P12">"J<text:span text:style-name="T123">ohn</text:span>" and <text:s/>"Paul" are in index pos 0 and 1.</text:p>
            </table:table-cell>
          </table:table-row>
        </table:table>
        <text:h text:style-name="P304" text:outline-level="3"><text:bookmark-start text:name="__RefHeading___Toc9156_379422752"/>.concat() <text:bookmark-end text:name="__RefHeading___Toc9156_379422752"/></text:h>
        <text:p text:style-name="P11">join two separate arrays into one big array. It <text:soft-page-break/>returns a new array, the elements of the first array, then the elements of the second array. You</text:p>
        <text:p text:style-name="P11">use the method on your first array and pass the name of the second array as its parameter.</text:p>
        <text:p text:style-name="P107">var names = [ "Paul", "Je<text:span text:style-name="T124">b</text:span>", "Nick"];</text:p>
        <text:p text:style-name="P107">var ages = [ 31, 30, 31 ];</text:p>
        <text:p text:style-name="P107">var concatArray = names.concat(ages);</text:p>
        <text:h text:style-name="P305" text:outline-level="3"><text:bookmark-start text:name="__RefHeading___Toc9158_379422752"/>slice()<text:bookmark-end text:name="__RefHeading___Toc9158_379422752"/></text:h>
        <text:p text:style-name="P65"><text:span text:style-name="T161">returns</text:span><text:span text:style-name="T142"> a portion of an array. Two parameters: <text:s text:c="3"/><text:tab/></text:span></text:p>
        <text:p text:style-name="P26">&gt;<text:span text:style-name="T8">The index of the 1st element</text:span> you want copied</text:p>
        <text:p text:style-name="P26">&gt;<text:span text:style-name="T8">The index of the element marking the end</text:span> of the portion you are slicing out (optional).</text:p>
        <text:p text:style-name="P26">If you don’t include the second parameter, all elements from the start index onward are copied.</text:p>
        <text:p text:style-name="Preformatted_20_Text">var names = </text:p>
        <text:p text:style-name="Standard"><text:s text:c="7"/><text:span text:style-name="T235">0<text:tab/> <text:s text:c="14"/></text:span><text:span text:style-name="T237">1<text:tab/> <text:s/><text:tab/> <text:s text:c="5"/>2</text:span><text:span text:style-name="T236"><text:tab/> <text:s text:c="11"/>3<text:tab/> <text:s text:c="12"/>4</text:span></text:p>
        <text:p text:style-name="P163">["Paul","<text:span text:style-name="T8">Sarah</text:span>","<text:span text:style-name="T8">Jeremy</text:span>","Adam","Bob"];</text:p>
        <text:p text:style-name="P120">var slicedArray = names.slice(<text:span text:style-name="T8">1,3</text:span>);</text:p>
        <text:p text:style-name="P162"><text:tab/>//returns <text:span text:style-name="T234">Sarah,Jeremy</text:span></text:p>
        <text:p text:style-name="P120">var slicedArray = names.slice<text:span text:style-name="T238">(</text:span><text:span text:style-name="T23">-2</text:span><text:span text:style-name="T238">);</text:span></text:p>
        <text:p text:style-name="P120"><text:tab/>//<text:span text:style-name="T238">returns Adam,Bob</text:span></text:p>
        <text:p text:style-name="P11"><text:span text:style-name="T125">In the new</text:span> array <text:span text:style-name="T125">they will have</text:span> indexes 0 and <text:s/>1 not their old indexes of <text:s/>1 and <text:s/>2. The first array, <text:span text:style-name="T125">is</text:span> unaffected by the slicing.</text:p>
        <text:h text:style-name="P306" text:outline-level="3"><text:bookmark-start text:name="__RefHeading___Toc9160_379422752"/>sort() <text:s/><text:span text:style-name="T126">and reverse()</text:span><text:bookmark-end text:name="__RefHeading___Toc9160_379422752"/></text:h>
        <text:p text:style-name="P164">droghe.sort();</text:p>
        <text:p text:style-name="P165">document.write</text:p>
        <text:p text:style-name="P165">(droghe.reverse().join('&lt;br /&gt;'));<text:tab/></text:p>
        <text:p text:style-name="P165">//<text:span text:style-name="T127">that's the way to reverse</text:span></text:p>
        <text:h text:style-name="Heading_20_2" text:outline-level="2"><text:bookmark-start text:name="__RefHeading___Toc9162_379422752"/><text:span text:style-name="T242">s</text:span>plit()<text:bookmark-end text:name="__RefHeading___Toc9162_379422752"/></text:h>
        <text:p text:style-name="Standard">splits a <text:span text:style-name="Source_20_Text"><text:span text:style-name="T8">String</text:span></text:span> object into an array of strings by separating the string into substrings. </text:p>
        <text:p text:style-name="Standard"/>
        <text:p text:style-name="Preformatted_20_Text">var str = "How are you doing today?";<text:line-break/>var res = str.split(" "); </text:p>
        <text:p text:style-name="Preformatted_20_Text"><text:tab/>// How,are,you,doing,today?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P304" text:outline-level="3"><text:bookmark-start text:name="__RefHeading___Toc9164_379422752"/>join() <text:bookmark-end text:name="__RefHeading___Toc9164_379422752"/></text:h>
        <text:p text:style-name="P13">concatenates all the elements in an array and returns them as a string. It also enables you to specify any characters you want to insert between elements as they are joined</text:p>
        <text:p text:style-name="P13">together. The method has only one parameter, and that’s the string you want between elements.</text:p>
        <text:p text:style-name="P76"><text:span text:style-name="Strong_20_Emphasis"><text:span text:style-name="T142">Syntax: </text:span></text:span><text:span text:style-name="Strong_20_Emphasis"><text:span text:style-name="T82">arrayculosa</text:span></text:span><text:span text:style-name="Strong_20_Emphasis"><text:span text:style-name="T81">.join(</text:span></text:span><text:span text:style-name="Strong_20_Emphasis"><text:span text:style-name="T82">'separatori'</text:span></text:span><text:span text:style-name="Strong_20_Emphasis"><text:span text:style-name="T81">)</text:span></text:span></text:p>
        <text:p text:style-name="P13">Imagine that you have your weekly shopping list stored in an array, </text:p>
        <text:p text:style-name="P120">var myShopping = [ "Eggs", "Milk", "Potatoes", "Cereal", "Banana" ];</text:p>
        <text:p text:style-name="P120">var myShoppingList = myShopping.join("&lt;br /&gt;");</text:p>
        <text:p text:style-name="P79">Now the variable <text:s/>myShoppingList will hold the following text:</text:p>
        <text:p text:style-name="P120">"Eggs&lt;br /&gt;Milk&lt;br /&gt;Potatoes&lt;br /&gt;Cereal&lt;br /&gt;Banana"</text:p>
        <text:h text:style-name="P312" text:outline-level="1"><text:bookmark-start text:name="__RefHeading___Toc9166_379422752"/>filter()<text:bookmark-end text:name="__RefHeading___Toc9166_379422752"/></text:h>
        <text:p text:style-name="P28">executes your function on every element in the array, and if your function returns <text:s/>true for a particular element, that element is added to a new array that the <text:s/>filter() method returns. </text:p>
        <text:p text:style-name="P181">var numbers = [ 1, 2, 3, 4, 5 ];</text:p>
        <text:p text:style-name="P143">function isLessThan3(value,<text:span text:style-name="T36">indx,array</text:span>){</text:p>
        <text:p text:style-name="P181"><text:s text:c="3"/>var returnValue = false;</text:p>
        <text:p text:style-name="P181"><text:s text:c="3"/>if (value &lt; 3) {returnValue = true;}</text:p>
        <text:p text:style-name="P181"><text:s text:c="3"/>return returnValue;<text:tab/><text:tab/><text:tab/> <text:s/>}</text:p>
        <text:p text:style-name="P181">if (numbers.some(isLessThan3)) {</text:p>
        <text:p text:style-name="P181">var result=<text:span text:style-name="T8">numbers.filter</text:span>(isLessThan3);</text:p>
        <text:p text:style-name="P181">alert("less than 3: " + result);}</text:p>
        <text:p text:style-name="P181"/>
        <text:p text:style-name="P28">if any elements in the <text:s/>numbers array contain a value less than <text:s/>3 , <text:s/><text:span text:style-name="T130">it</text:span> calls the <text:s/>filter() method to place those elements into a new array. </text:p>
        <text:h text:style-name="P276" text:outline-level="2"><text:bookmark-start text:name="__RefHeading___Toc9168_379422752"/>map() <text:bookmark-end text:name="__RefHeading___Toc9168_379422752"/></text:h>
        <text:p text:style-name="P28">It executes a given function on every element in an array, but it also returns a new array that contains the results of the function.</text:p>
        <text:p text:style-name="P181">document.write("doubled: " + numbers.map(doubleAndReturn));</text:p>
        <text:h text:style-name="P313" text:outline-level="1"/>
        <text:h text:style-name="P320" text:outline-level="1"><text:bookmark-start text:name="__RefHeading___Toc9170_379422752"/>Booleans<text:bookmark-end text:name="__RefHeading___Toc9170_379422752"/></text:h>
        <text:h text:style-name="P274" text:outline-level="2"><text:bookmark-start text:name="__RefHeading___Toc9172_379422752"/>Boolean logical operators<text:bookmark-end text:name="__RefHeading___Toc9172_379422752"/></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33">A</text:p>
            </table:table-cell>
            <table:table-cell table:style-name="Table6.A1" office:value-type="string">
              <text:p text:style-name="P233">B</text:p>
            </table:table-cell>
            <table:table-cell table:style-name="Table6.C1" office:value-type="string">
              <text:p text:style-name="P233">result</text:p>
            </table:table-cell>
            <table:table-cell table:style-name="Table6.D1" table:number-rows-spanned="5" office:value-type="string">
              <text:p text:style-name="P2"><text:span text:style-name="Source_20_Text"><text:span text:style-name="T98">AND</text:span></text:span></text:p>
              <text:p text:style-name="P99"><text:span text:style-name="Source_20_Text"><text:span text:style-name="T142">A </text:span></text:span><text:span text:style-name="Source_20_Text"><text:span text:style-name="T163">&amp;&amp;</text:span></text:span><text:span text:style-name="Source_20_Text"><text:span text:style-name="T142"> B</text:span></text:span></text:p>
              <text:p text:style-name="P98"><text:span text:style-name="Source_20_Text"><text:span text:style-name="T142"/></text:span></text:p>
              <text:p text:style-name="P100"><text:span text:style-name="Source_20_Text"><text:span text:style-name="T142">returns true if both expressions evaluate </text:span></text:span><text:span text:style-name="Source_20_Text"><text:span text:style-name="T168">true</text:span></text:span></text:p>
            </table:table-cell>
          </table:table-row>
          <table:table-row>
            <table:table-cell table:style-name="Table6.A1" office:value-type="string">
              <text:p text:style-name="P234">true</text:p>
            </table:table-cell>
            <table:table-cell table:style-name="Table6.A1" office:value-type="string">
              <text:p text:style-name="P234">true</text:p>
            </table:table-cell>
            <table:table-cell table:style-name="Table6.C1" office:value-type="string">
              <text:p text:style-name="P234">true</text:p>
            </table:table-cell>
            <table:covered-table-cell/>
          </table:table-row>
          <table:table-row>
            <table:table-cell table:style-name="Table6.A1" office:value-type="string">
              <text:p text:style-name="P234">true</text:p>
            </table:table-cell>
            <table:table-cell table:style-name="Table6.A1" office:value-type="string">
              <text:p text:style-name="P234">false</text:p>
            </table:table-cell>
            <table:table-cell table:style-name="Table6.C1" office:value-type="string">
              <text:p text:style-name="P234">false</text:p>
            </table:table-cell>
            <table:covered-table-cell/>
          </table:table-row>
          <table:table-row>
            <table:table-cell table:style-name="Table6.A1" office:value-type="string">
              <text:p text:style-name="P234">false</text:p>
            </table:table-cell>
            <table:table-cell table:style-name="Table6.A1" office:value-type="string">
              <text:p text:style-name="P234">true</text:p>
            </table:table-cell>
            <table:table-cell table:style-name="Table6.C1" office:value-type="string">
              <text:p text:style-name="P234">false</text:p>
            </table:table-cell>
            <table:covered-table-cell/>
          </table:table-row>
          <table:table-row>
            <table:table-cell table:style-name="Table6.A5" office:value-type="string">
              <text:p text:style-name="P234">false</text:p>
            </table:table-cell>
            <table:table-cell table:style-name="Table6.A5" office:value-type="string">
              <text:p text:style-name="P234">false</text:p>
            </table:table-cell>
            <table:table-cell table:style-name="Table6.D1" office:value-type="string">
              <text:p text:style-name="P234">false</text:p>
            </table:table-cell>
            <table:covered-table-cell/>
          </table:table-row>
        </table:table>
        <text:p text:style-name="P120"/>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33">A</text:p>
            </table:table-cell>
            <table:table-cell table:style-name="Table7.B1" office:value-type="string">
              <text:p text:style-name="P233">B</text:p>
            </table:table-cell>
            <table:table-cell table:style-name="Table7.A1" office:value-type="string">
              <text:p text:style-name="P233">result</text:p>
            </table:table-cell>
            <table:table-cell table:style-name="Table7.A1" table:number-rows-spanned="5" office:value-type="string">
              <text:p text:style-name="P9"><text:span text:style-name="Source_20_Text"><text:span text:style-name="T98">OR</text:span></text:span></text:p>
              <text:p text:style-name="P101"><text:span text:style-name="Source_20_Text"><text:span text:style-name="T143">A</text:span></text:span><text:span text:style-name="Source_20_Text"><text:span text:style-name="T142"> </text:span></text:span><text:span text:style-name="Source_20_Text"><text:span text:style-name="T163">||</text:span></text:span><text:span text:style-name="Source_20_Text"><text:span text:style-name="T142"> </text:span></text:span><text:span text:style-name="Source_20_Text"><text:span text:style-name="T143">B</text:span></text:span></text:p>
              <text:p text:style-name="P103"><text:span text:style-name="Source_20_Text"><text:span text:style-name="T142"/></text:span></text:p>
              <text:p text:style-name="P102"><text:span text:style-name="Source_20_Text"><text:span text:style-name="T142">return</text:span></text:span><text:span text:style-name="Source_20_Text"><text:span text:style-name="T144">s</text:span></text:span><text:span text:style-name="Source_20_Text"><text:span text:style-name="T142"> true if either one of </text:span></text:span></text:p>
              <text:p text:style-name="P102"><text:span text:style-name="Source_20_Text"><text:span text:style-name="T142">the expression</text:span></text:span><text:span text:style-name="Source_20_Text"><text:span text:style-name="T143">s</text:span></text:span><text:span text:style-name="Source_20_Text"><text:span text:style-name="T142"> evaluates to true</text:span></text:span></text:p>
            </table:table-cell>
          </table:table-row>
          <table:table-row>
            <table:table-cell table:style-name="Table7.A2" office:value-type="string">
              <text:p text:style-name="P234">true</text:p>
            </table:table-cell>
            <table:table-cell table:style-name="Table7.B2" office:value-type="string">
              <text:p text:style-name="P234">true</text:p>
            </table:table-cell>
            <table:table-cell table:style-name="Table7.A2" office:value-type="string">
              <text:p text:style-name="P234">true</text:p>
            </table:table-cell>
            <table:covered-table-cell/>
          </table:table-row>
          <table:table-row>
            <table:table-cell table:style-name="Table7.A1" office:value-type="string">
              <text:p text:style-name="P234">true</text:p>
            </table:table-cell>
            <table:table-cell table:style-name="Table7.B1" office:value-type="string">
              <text:p text:style-name="P234">false</text:p>
            </table:table-cell>
            <table:table-cell table:style-name="Table7.A1" office:value-type="string">
              <text:p text:style-name="P234">true</text:p>
            </table:table-cell>
            <table:covered-table-cell/>
          </table:table-row>
          <table:table-row>
            <table:table-cell table:style-name="Table7.A2" office:value-type="string">
              <text:p text:style-name="P234">false</text:p>
            </table:table-cell>
            <table:table-cell table:style-name="Table7.B2" office:value-type="string">
              <text:p text:style-name="P234">true</text:p>
            </table:table-cell>
            <table:table-cell table:style-name="Table7.A2" office:value-type="string">
              <text:p text:style-name="P234">true</text:p>
            </table:table-cell>
            <table:covered-table-cell/>
          </table:table-row>
          <table:table-row>
            <table:table-cell table:style-name="Table7.A1" office:value-type="string">
              <text:p text:style-name="P234">false</text:p>
            </table:table-cell>
            <table:table-cell table:style-name="Table7.B1" office:value-type="string">
              <text:p text:style-name="P234">false</text:p>
            </table:table-cell>
            <table:table-cell table:style-name="Table7.A1" office:value-type="string">
              <text:p text:style-name="P234">false</text:p>
            </table:table-cell>
            <table:covered-table-cell/>
          </table:table-row>
        </table:table>
        <text:p text:style-name="P120"><text:tab/></text:p>
        <text:p text:style-name="P183">NOT</text:p>
        <text:p text:style-name="Preformatted_20_Text"><text:span text:style-name="Source_20_Text"><text:span text:style-name="T163">!</text:span></text:span><text:span text:style-name="Source_20_Text"><text:span text:style-name="T142">expression5 // returns the opposite boolean value of the expression</text:span></text:span></text:p>
        <text:p text:style-name="Text_20_body"><text:span text:style-name="Strong_20_Emphasis"><text:span text:style-name="T142">Example</text:span></text:span></text:p>
        <text:p text:style-name="Preformatted_20_Text"><text:span text:style-name="Source_20_Text"><text:span text:style-name="T142">if ( true </text:span></text:span><text:span text:style-name="Source_20_Text"><text:span text:style-name="T163">&amp;&amp;</text:span></text:span><text:span text:style-name="Source_20_Text"><text:span text:style-name="T142"> false )alert("Not executed!");</text:span></text:span></text:p>
        <text:p text:style-name="Preformatted_20_Text"><text:span text:style-name="Source_20_Text"><text:span text:style-name="T102">//because the second expression is false</text:span></text:span></text:p>
        <text:p text:style-name="P120"/>
        <text:p text:style-name="Preformatted_20_Text"><text:span text:style-name="Source_20_Text"><text:span text:style-name="T142">if( false </text:span></text:span><text:span text:style-name="Source_20_Text"><text:span text:style-name="T163">||</text:span></text:span><text:span text:style-name="Source_20_Text"><text:span text:style-name="T142"> true )alert("Executed!");</text:span></text:span></text:p>
        <text:p text:style-name="Preformatted_20_Text"><text:span text:style-name="Source_20_Text"><text:span text:style-name="T102">//because any one of the expression is true</text:span></text:span></text:p>
        <text:p text:style-name="P120"/>
        <text:p text:style-name="Preformatted_20_Text"><text:span text:style-name="Source_20_Text"><text:span text:style-name="T142">if( </text:span></text:span><text:span text:style-name="Source_20_Text"><text:span text:style-name="T163">!</text:span></text:span><text:span text:style-name="Source_20_Text"><text:span text:style-name="T142">false )alert("Executed!");</text:span></text:span></text:p>
        <text:p text:style-name="Preformatted_20_Text"><text:span text:style-name="Source_20_Text"><text:span text:style-name="T102">// because !false evaluates to true</text:span></text:span></text:p>
        <text:p text:style-name="P120"/>
        <text:p text:style-name="P68"><text:span text:style-name="Source_20_Text"><text:span text:style-name="T163">!!</text:span></text:span><text:span text:style-name="Source_20_Text"><text:span text:style-name="T142">true // remains true</text:span></text:span></text:p>
        <text:p text:style-name="Text_20_body"><text:span text:style-name="Strong_20_Emphasis"><text:span text:style-name="T142">Example</text:span></text:span></text:p>
        <text:p text:style-name="Preformatted_20_Text"><text:span text:style-name="Source_20_Text"><text:span text:style-name="T142">if(</text:span></text:span><text:span text:style-name="Source_20_Text"><text:span text:style-name="T163">!</text:span></text:span><text:span text:style-name="Source_20_Text"><text:span text:style-name="T142">false </text:span></text:span><text:span text:style-name="Source_20_Text"><text:span text:style-name="T163">&amp;&amp;</text:span></text:span><text:span text:style-name="Source_20_Text"><text:span text:style-name="T142"> ( false </text:span></text:span><text:span text:style-name="Source_20_Text"><text:span text:style-name="T163">||</text:span></text:span><text:span text:style-name="Source_20_Text"><text:span text:style-name="T142"> (false </text:span></text:span><text:span text:style-name="Source_20_Text"><text:span text:style-name="T163">&amp;&amp;</text:span></text:span><text:span text:style-name="Source_20_Text"><text:span text:style-name="T142"> true) ))alert("Guess what...");</text:span></text:span></text:p>
        <text:p text:style-name="Preformatted_20_Text"><text:span text:style-name="Source_20_Text"><text:span text:style-name="T142">/* not executed because </text:span></text:span></text:p>
        <text:p text:style-name="Preformatted_20_Text"><text:span text:style-name="Source_20_Text"><text:span text:style-name="T163">!</text:span></text:span><text:span text:style-name="Source_20_Text"><text:span text:style-name="T142">false </text:span></text:span><text:span text:style-name="Source_20_Text"><text:span text:style-name="T163">&amp;&amp;</text:span></text:span><text:span text:style-name="Source_20_Text"><text:span text:style-name="T142"> ( false </text:span></text:span><text:span text:style-name="Source_20_Text"><text:span text:style-name="T163">||</text:span></text:span><text:span text:style-name="Source_20_Text"><text:span text:style-name="T142"> (false </text:span></text:span><text:span text:style-name="Source_20_Text"><text:span text:style-name="T163">&amp;&amp;</text:span></text:span><text:span text:style-name="Source_20_Text"><text:span text:style-name="T142"> true) ) - becomes</text:span></text:span></text:p>
        <text:p text:style-name="Preformatted_20_Text"><text:span text:style-name="Source_20_Text"><text:span text:style-name="T163">!</text:span></text:span><text:span text:style-name="Source_20_Text"><text:span text:style-name="T142">false </text:span></text:span><text:span text:style-name="Source_20_Text"><text:span text:style-name="T163">&amp;&amp;</text:span></text:span><text:span text:style-name="Source_20_Text"><text:span text:style-name="T142"> ( false </text:span></text:span><text:span text:style-name="Source_20_Text"><text:span text:style-name="T163">||</text:span></text:span><text:span text:style-name="Source_20_Text"><text:span text:style-name="T142"> false) - becomes</text:span></text:span></text:p>
        <text:p text:style-name="Preformatted_20_Text"><text:span text:style-name="Source_20_Text"><text:span text:style-name="T142">true </text:span></text:span><text:span text:style-name="Source_20_Text"><text:span text:style-name="T163">&amp;&amp;</text:span></text:span><text:span text:style-name="Source_20_Text"><text:span text:style-name="T142"> false , which is false.*/</text:span></text:span></text:p>
        <text:h text:style-name="P304" text:outline-level="3"><text:bookmark-start text:name="__RefHeading___Toc9174_379422752"/>Operator Precedence<text:bookmark-end text:name="__RefHeading___Toc9174_379422752"/></text:h>
        <text:p text:style-name="P96"><text:span text:style-name="Source_20_Text"><text:span text:style-name="T142">the order in which operators are evaluated. <text:s/>() , </text:span></text:span><text:span text:style-name="Source_20_Text"><text:span text:style-name="T163">!</text:span></text:span><text:span text:style-name="Source_20_Text"><text:span text:style-name="T142"> , </text:span></text:span><text:span text:style-name="Source_20_Text"><text:span text:style-name="T163">&amp;&amp;</text:span></text:span><text:span text:style-name="Source_20_Text"><text:span text:style-name="T142"> , </text:span></text:span><text:span text:style-name="Source_20_Text"><text:span text:style-name="T163">||</text:span></text:span></text:p>
        <text:p text:style-name="P96"><text:span text:style-name="Source_20_Text"><text:span text:style-name="T142"><text:tab/> <text:s text:c="9"/></text:span></text:span><text:span text:style-name="Source_20_Text"><text:span text:style-name="T164">NOT AND <text:s text:c="2"/>OR</text:span></text:span><text:span text:style-name="Source_20_Text"><text:span text:style-name="T142"> </text:span></text:span></text:p>
        <text:p text:style-name="P120"/>
        <text:p text:style-name="P93"><text:span text:style-name="Source_20_Text"><text:span text:style-name="T142">if(true &amp;&amp; !!false || true)</text:span></text:span></text:p>
        <text:p text:style-name="P93"><text:span text:style-name="Source_20_Text"><text:span text:style-name="T142"><text:tab/>alert("Guess again ??");</text:span></text:span></text:p>
        <text:p text:style-name="Preformatted_20_Text"><text:span text:style-name="Source_20_Text"><text:span text:style-name="T142"/></text:span></text:p>
        <text:p text:style-name="Preformatted_20_Text"><text:span text:style-name="Source_20_Text"><text:span text:style-name="T142">/* true &amp;&amp; !!false || true - becomes</text:span></text:span></text:p>
        <text:p text:style-name="Preformatted_20_Text"><text:span text:style-name="Source_20_Text"><text:span text:style-name="T142"><text:s text:c="3"/>true &amp;&amp; false <text:s text:c="2"/>|| true - becomes</text:span></text:span></text:p>
        <text:p text:style-name="Preformatted_20_Text"><text:s text:c="3"/><text:tab/>false <text:tab/> || true <text:s/>*/</text:p>
        <text:h text:style-name="P307" text:outline-level="3"><text:bookmark-start text:name="__RefHeading___Toc9176_379422752"/>Associativity<text:bookmark-end text:name="__RefHeading___Toc9176_379422752"/></text:h>
        <text:p text:style-name="P11">Left-associativity (left-to-right) means (a*b)*c, right-associativity (right-to-left) means a*(b*c).</text:p>
        <text:p text:style-name="P93"><text:span text:style-name="Source_20_Text"><text:span text:style-name="T142"/></text:span></text:p>
        <text:p text:style-name="P97"><text:span text:style-name="Source_20_Text"><text:span text:style-name="T142">Brackets , &amp;&amp; , || </text:span></text:span></text:p>
        <text:p text:style-name="P110">have left to right associativity </text:p>
        <text:p text:style-name="Preformatted_20_Text"><text:span text:style-name="Source_20_Text"><text:span text:style-name="T69">! </text:span></text:span><text:span text:style-name="T51">has right to left associativity</text:span></text:p>
        <text:p text:style-name="Preformatted_20_Text"><text:span text:style-name="Source_20_Text"><text:span text:style-name="T52">Example: <text:s/></text:span></text:span><text:span text:style-name="Source_20_Text"><text:span text:style-name="T142">!false &amp;&amp; !!false </text:span></text:span><text:span text:style-name="Source_20_Text"><text:span text:style-name="T60">returns</text:span></text:span><text:span text:style-name="Source_20_Text"><text:span text:style-name="T145"> </text:span></text:span><text:span text:style-name="Source_20_Text"><text:span text:style-name="T142">false</text:span></text:span></text:p>
        <text:p text:style-name="Preformatted_20_Text"><text:span text:style-name="Source_20_Text"><text:span text:style-name="T60">means</text:span></text:span><text:span text:style-name="Source_20_Text"><text:span text:style-name="T145"><text:tab/> <text:s text:c="2"/></text:span></text:span><text:span text:style-name="Source_20_Text"><text:span text:style-name="T142">!false &amp;&amp; <text:s text:c="2"/>false </text:span></text:span></text:p>
        <text:p text:style-name="Preformatted_20_Text"><text:span text:style-name="Source_20_Text"><text:span text:style-name="T60">means</text:span></text:span><text:span text:style-name="Source_20_Text"><text:span text:style-name="T145"> <text:s text:c="6"/></text:span></text:span><text:span text:style-name="Source_20_Text"><text:span text:style-name="T142">true &amp;&amp; <text:s text:c="2"/>false </text:span></text:span><text:span text:style-name="Source_20_Text"><text:span text:style-name="T60">means</text:span></text:span><text:span text:style-name="Source_20_Text"><text:span text:style-name="T142"> false</text:span></text:span></text:p>
        <text:h text:style-name="P274" text:outline-level="2"><text:bookmark-start text:name="__RefHeading___Toc9178_379422752"/>Comparison operators<text:bookmark-end text:name="__RefHeading___Toc9178_379422752"/></text:h>
        <text:p text:style-name="P88"><text:span text:style-name="Strong_20_Emphasis"><text:span text:style-name="T142">Syntax<text:tab/><text:tab/></text:span></text:span><text:span text:style-name="Source_20_Text"><text:span text:style-name="T69">x &lt;= y <text:tab/>// <text:tab/>x &gt;= y</text:span></text:span><text:span text:style-name="Source_20_Text"><text:span text:style-name="T142"> </text:span></text:span></text:p>
        <text:p text:style-name="P92"><text:span text:style-name="Source_20_Text"><text:span text:style-name="T142">x === y // equal // x !== y //not equal</text:span></text:span></text:p>
        <text:h text:style-name="P274" text:outline-level="2"><text:bookmark-start text:name="__RefHeading___Toc9180_379422752"/>"Truthy" and "Falsey"<text:bookmark-end text:name="__RefHeading___Toc9180_379422752"/></text:h>
        <text:p text:style-name="P79">Only Boolean literals (true and false) assert truth or false, but there are some other ways too to derive true or false. Have a look at the examples.</text:p>
        <text:p text:style-name="Text_20_body"><text:span text:style-name="Strong_20_Emphasis"><text:span text:style-name="T142">Example</text:span></text:span></text:p>
        <text:p text:style-name="Preformatted_20_Text"><text:span text:style-name="Source_20_Text"><text:span text:style-name="T142">if(1)console.log("True!"); // output True! , since any non-zero number is considered to be true</text:span></text:span></text:p>
        <text:p text:style-name="P120"/>
        <text:p text:style-name="Preformatted_20_Text"><text:span text:style-name="Source_20_Text"><text:span text:style-name="T142">if(0)console.log("I doubt if this gets executed"); // not executed , since 0 is considered to be false</text:span></text:span></text:p>
        <text:p text:style-name="P120"/>
        <text:p text:style-name="Preformatted_20_Text"><text:span text:style-name="Source_20_Text"><text:span text:style-name="T142">if("Hello")alert("So, any non-empty String is also true."); //Gets executed</text:span></text:span></text:p>
        <text:p text:style-name="P120"/>
        <text:p text:style-name="Preformatted_20_Text"><text:span text:style-name="Source_20_Text"><text:span text:style-name="T142">if("")alert("Hence , an empty String is false"); // Not executed</text:span></text:span></text:p>
        <text:h text:style-name="Heading_20_2" text:outline-level="2"><text:bookmark-start text:name="__RefHeading___Toc9182_379422752"/><text:span text:style-name="Source_20_Text"><text:span text:style-name="T142">==</text:span></text:span><text:span text:style-name="T142"> vs. </text:span><text:span text:style-name="Source_20_Text"><text:span text:style-name="T142">===</text:span></text:span><text:bookmark-end text:name="__RefHeading___Toc9182_379422752"/></text:h>
        <text:p text:style-name="Standard"><text:span text:style-name="T147">== does just </text:span><text:span text:style-name="T167">value checking</text:span><text:span text:style-name="T147"> (no type checking)</text:span><text:span text:style-name="T142">,</text:span></text:p>
        <text:p text:style-name="P47"><text:span text:style-name="T160"><text:tab/>but </text:span><text:span text:style-name="T142">often produces unwanted results.</text:span></text:p>
        <text:p text:style-name="Standard"><text:span text:style-name="T142"><text:s/>=== does </text:span><text:span text:style-name="T163">value checking and type checking.</text:span><text:span text:style-name="T142"> <text:s/></text:span></text:p>
        <text:p text:style-name="Text_20_body"><text:span text:style-name="Strong_20_Emphasis"><text:span text:style-name="T142">Example</text:span></text:span></text:p>
        <text:p text:style-name="Preformatted_20_Text"><text:span text:style-name="Source_20_Text"><text:span text:style-name="T142">'1' == 1 //true (same value)</text:span></text:span></text:p>
        <text:p text:style-name="Preformatted_20_Text"><text:span text:style-name="Source_20_Text"><text:span text:style-name="T142">'1' === 1 // false <text:s/>(not the same type)</text:span></text:span></text:p>
        <text:p text:style-name="P120"/>
        <text:p text:style-name="P120">true == 1 // true (because 1 stands for true ,though it's not the same type)</text:p>
        <text:p text:style-name="P120">true === 1 // false (not the same type)</text:p>
        <text:p text:style-name="P120"/>
        <text:h text:style-name="P316" text:outline-level="1"><text:bookmark-start text:name="__RefHeading___Toc9184_379422752"/><text:soft-page-break/>browser object model (BOM)<text:bookmark-end text:name="__RefHeading___Toc9184_379422752"/></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table-cell table:style-name="Table12.A1" table:number-columns-spanned="4" office:value-type="string">
              <text:p text:style-name="P237">Hierarchy:</text:p>
            </table:table-cell>
            <table:covered-table-cell/>
            <table:covered-table-cell/>
            <table:covered-table-cell/>
            <table:table-cell table:style-name="Table12.E1" table:number-columns-spanned="3" office:value-type="string">
              <text:p text:style-name="P239">window <text:span text:style-name="T8">object</text:span></text:p>
            </table:table-cell>
            <table:covered-table-cell/>
            <table:covered-table-cell/>
            <table:table-cell table:style-name="Table12.A1" table:number-columns-spanned="4" office:value-type="string">
              <text:p text:style-name="P241"/>
            </table:table-cell>
            <table:covered-table-cell/>
            <table:covered-table-cell/>
            <table:covered-table-cell/>
          </table:table-row>
          <table:table-row>
            <table:table-cell table:style-name="Table12.A1" office:value-type="string">
              <text:p text:style-name="P245"/>
            </table:table-cell>
            <table:table-cell table:style-name="Table12.B2" office:value-type="string">
              <text:p text:style-name="P245"/>
            </table:table-cell>
            <table:table-cell table:style-name="Table12.B2" table:number-columns-spanned="2" office:value-type="string">
              <text:p text:style-name="P245"/>
            </table:table-cell>
            <table:covered-table-cell/>
            <table:table-cell table:style-name="Table12.E2" office:value-type="string">
              <text:p text:style-name="P246"/>
            </table:table-cell>
            <table:table-cell table:style-name="Table12.B2" office:value-type="string">
              <text:p text:style-name="P246"/>
            </table:table-cell>
            <table:table-cell table:style-name="Table12.B2" table:number-columns-spanned="3" office:value-type="string">
              <text:p text:style-name="P245"/>
            </table:table-cell>
            <table:covered-table-cell/>
            <table:covered-table-cell/>
            <table:table-cell table:style-name="Table12.B2" office:value-type="string">
              <text:p text:style-name="P46"/>
            </table:table-cell>
            <table:table-cell table:style-name="Table12.A1" office:value-type="string">
              <text:p text:style-name="P46"/>
            </table:table-cell>
          </table:table-row>
          <table:table-row>
            <table:table-cell table:style-name="Table12.A3" office:value-type="string">
              <text:p text:style-name="P242"/>
            </table:table-cell>
            <table:table-cell table:style-name="Table12.A1" office:value-type="string">
              <text:p text:style-name="P242"/>
            </table:table-cell>
            <table:table-cell table:style-name="Table12.A3" office:value-type="string">
              <text:p text:style-name="P242"/>
            </table:table-cell>
            <table:table-cell table:style-name="Table12.A1" office:value-type="string">
              <text:p text:style-name="P242"/>
            </table:table-cell>
            <table:table-cell table:style-name="Table12.A3" office:value-type="string">
              <text:p text:style-name="P242"/>
            </table:table-cell>
            <table:table-cell table:style-name="Table12.A1" office:value-type="string">
              <text:p text:style-name="P242"/>
            </table:table-cell>
            <table:table-cell table:style-name="Table12.A3" office:value-type="string">
              <text:p text:style-name="P242"/>
            </table:table-cell>
            <table:table-cell table:style-name="Table12.A1" table:number-columns-spanned="2" office:value-type="string">
              <text:p text:style-name="P242"/>
            </table:table-cell>
            <table:covered-table-cell/>
            <table:table-cell table:style-name="Table12.A3" office:value-type="string">
              <text:p text:style-name="P242"/>
            </table:table-cell>
            <table:table-cell table:style-name="Table12.A1" office:value-type="string">
              <text:p text:style-name="P242"/>
            </table:table-cell>
          </table:table-row>
          <table:table-row>
            <table:table-cell table:style-name="Table12.A4" table:number-columns-spanned="2" office:value-type="string">
              <text:p text:style-name="P238">location <text:span text:style-name="T8">object</text:span></text:p>
            </table:table-cell>
            <table:covered-table-cell/>
            <table:table-cell table:style-name="Table12.A4" table:number-columns-spanned="2" office:value-type="string">
              <text:p text:style-name="P238">history <text:span text:style-name="T8">object</text:span></text:p>
            </table:table-cell>
            <table:covered-table-cell/>
            <table:table-cell table:style-name="Table12.A4" table:number-columns-spanned="2" office:value-type="string">
              <text:p text:style-name="P238">document <text:span text:style-name="T8">object</text:span></text:p>
            </table:table-cell>
            <table:covered-table-cell/>
            <table:table-cell table:style-name="Table12.A4" table:number-columns-spanned="3" office:value-type="string">
              <text:p text:style-name="P238">navigator <text:span text:style-name="T8">object</text:span></text:p>
            </table:table-cell>
            <table:covered-table-cell/>
            <table:covered-table-cell/>
            <table:table-cell table:style-name="Table12.E1" table:number-columns-spanned="2" office:value-type="string">
              <text:p text:style-name="P238">screen <text:span text:style-name="T8">object</text:span></text:p>
            </table:table-cell>
            <table:covered-table-cell/>
          </table:table-row>
          <table:table-row>
            <table:table-cell table:style-name="Table12.A1" table:number-columns-spanned="2" office:value-type="string">
              <text:p text:style-name="P246"/>
            </table:table-cell>
            <table:covered-table-cell/>
            <table:table-cell table:style-name="Table12.A1" office:value-type="string">
              <text:p text:style-name="P242"/>
            </table:table-cell>
            <table:table-cell table:style-name="Table12.B2" office:value-type="string">
              <text:p text:style-name="P246"/>
            </table:table-cell>
            <table:table-cell table:style-name="Table12.E2" office:value-type="string">
              <text:p text:style-name="P242"/>
            </table:table-cell>
            <table:table-cell table:style-name="Table12.B2" office:value-type="string">
              <text:p text:style-name="P242"/>
            </table:table-cell>
            <table:table-cell table:style-name="Table12.B2" table:number-columns-spanned="2" office:value-type="string">
              <text:p text:style-name="P242"/>
            </table:table-cell>
            <table:covered-table-cell/>
            <table:table-cell table:style-name="Table12.A1" office:value-type="string">
              <text:p text:style-name="P242"/>
            </table:table-cell>
            <table:table-cell table:style-name="Table12.A1" office:value-type="string">
              <text:p text:style-name="P46"/>
            </table:table-cell>
            <table:table-cell table:style-name="Table12.A1" office:value-type="string">
              <text:p text:style-name="P46"/>
            </table:table-cell>
          </table:table-row>
          <table:table-row>
            <table:table-cell table:style-name="Table12.A1" table:number-columns-spanned="2" office:value-type="string">
              <text:p text:style-name="P246"/>
            </table:table-cell>
            <table:covered-table-cell/>
            <table:table-cell table:style-name="Table12.A3" office:value-type="string">
              <text:p text:style-name="P242"/>
            </table:table-cell>
            <table:table-cell table:style-name="Table12.A1" office:value-type="string">
              <text:p text:style-name="P242"/>
            </table:table-cell>
            <table:table-cell table:style-name="Table12.A3" office:value-type="string">
              <text:p text:style-name="P242"/>
            </table:table-cell>
            <table:table-cell table:style-name="Table12.A1" office:value-type="string">
              <text:p text:style-name="P242"/>
            </table:table-cell>
            <table:table-cell table:style-name="Table12.A3" office:value-type="string">
              <text:p text:style-name="P242"/>
            </table:table-cell>
            <table:table-cell table:style-name="Table12.A1" table:number-columns-spanned="2" office:value-type="string">
              <text:p text:style-name="P242"/>
            </table:table-cell>
            <table:covered-table-cell/>
            <table:table-cell table:style-name="Table12.A1" table:number-columns-spanned="2" office:value-type="string">
              <text:p text:style-name="P46"/>
            </table:table-cell>
            <table:covered-table-cell/>
          </table:table-row>
          <table:table-row>
            <table:table-cell table:style-name="Table12.A1" table:number-columns-spanned="2" office:value-type="string">
              <text:p text:style-name="P243"/>
            </table:table-cell>
            <table:covered-table-cell/>
            <table:table-cell table:style-name="Table12.A4" table:number-columns-spanned="2" office:value-type="string">
              <text:p text:style-name="P243"><text:span text:style-name="T186">forms</text:span> object</text:p>
            </table:table-cell>
            <table:covered-table-cell/>
            <table:table-cell table:style-name="Table12.A4" table:number-columns-spanned="2" office:value-type="string">
              <text:p text:style-name="P238">images <text:span text:style-name="T8">object</text:span></text:p>
            </table:table-cell>
            <table:covered-table-cell/>
            <table:table-cell table:style-name="Table12.E1" table:number-columns-spanned="3" office:value-type="string">
              <text:p text:style-name="P238">links <text:span text:style-name="T8">object</text:span></text:p>
            </table:table-cell>
            <table:covered-table-cell/>
            <table:covered-table-cell/>
            <table:table-cell table:style-name="Table12.A1" table:number-columns-spanned="2" office:value-type="string">
              <text:p text:style-name="P45"/>
            </table:table-cell>
            <table:covered-table-cell/>
          </table:table-row>
        </table:table>
        <text:h text:style-name="P289" text:outline-level="2"><text:bookmark-start text:name="__RefHeading___Toc9186_379422752"/><text:span text:style-name="T194">the </text:span>window object<text:bookmark-end text:name="__RefHeading___Toc9186_379422752"/></text:h>
        <text:p text:style-name="P45"><text:span text:style-name="T185">The <text:s/>window object represents the browser’s frame and includes a number of properties that are there </text:span><text:span text:style-name="T159">simply because they don’t fit anywhere else:<text:tab/></text:span>-what browser is running, </text:p>
        <text:p text:style-name="P45">-the pages the user has visited, </text:p>
        <text:p text:style-name="P45">-the size of the browser window, </text:p>
        <text:p text:style-name="P45">-the size of the user’s screen, and much more.</text:p>
        <text:p text:style-name="P36"><text:span text:style-name="T158">It is a global object </text:span><text:span text:style-name="Variable"><text:span text:style-name="T89">window.alert("Hello!");</text:span></text:span></text:p>
        <text:p text:style-name="P45">any function or variable you define within the global scope actually gets appended to the <text:s/>window object.</text:p>
        <text:h text:style-name="P289" text:outline-level="2"><text:bookmark-start text:name="__RefHeading___Toc9188_379422752"/>the <text:s/>screen object <text:bookmark-end text:name="__RefHeading___Toc9188_379422752"/></text:h>
        <text:p text:style-name="P45">contains information about the display capabilities of the client. <text:span text:style-name="T196">Its properties include the <text:s/>height and <text:s/>width, colorDepth. </text:span></text:p>
        <text:h text:style-name="P289" text:outline-level="2"><text:bookmark-start text:name="__RefHeading___Toc9190_379422752"/>the <text:s/>history object <text:bookmark-end text:name="__RefHeading___Toc9190_379422752"/></text:h>
        <text:p text:style-name="P39">keeps track of each page that the user visits</text:p>
        <text:p text:style-name="P39"><text:span text:style-name="T84">back() </text:span>and <text:s/><text:span text:style-name="T84">forward() </text:span>methods.</text:p>
        <text:p text:style-name="P39">if you want to return two pages back:</text:p>
        <text:p text:style-name="P3">history.go(-2);</text:p>
        <text:h text:style-name="P289" text:outline-level="2"><text:bookmark-start text:name="__RefHeading___Toc9192_379422752"/>the location object<text:bookmark-end text:name="__RefHeading___Toc9192_379422752"/></text:h>
        <text:p text:style-name="P45">useful information about the current page’s location: URL for the page, the <text:span text:style-name="T193">hosting</text:span> server, the port number of the server connection, and the protocol used. </text:p>
        <text:p text:style-name="P40"><text:span text:style-name="T84">location</text:span> object’s <text:s/><text:span text:style-name="T84">href</text:span> , <text:s/><text:span text:style-name="T84">hostname</text:span> , <text:s/><text:span text:style-name="T84">port</text:span> , and <text:s/><text:span text:style-name="T84">protocol</text:span><text:span text:style-name="T54"> </text:span><text:span text:style-name="T53">properties.</text:span></text:p>
        <text:p text:style-name="P38">You can either set the <text:s/>location object’s <text:s/>href</text:p>
        <text:p text:style-name="P40"><text:span text:style-name="T53">property to point to another page, or you can use the <text:s/>location object’s <text:s/></text:span><text:span text:style-name="T83">replace() </text:span><text:span text:style-name="T53">method. </text:span></text:p>
        <text:p text:style-name="P38">The effect of the two is the same;</text:p>
        <text:p text:style-name="P199">location.replace("myPage.html");</text:p>
        <text:h text:style-name="P289" text:outline-level="2"><text:bookmark-start text:name="__RefHeading___Toc9194_379422752"/>the navigator object <text:bookmark-end text:name="__RefHeading___Toc9194_379422752"/></text:h>
        <text:p text:style-name="P45">holds information about the browser <text:span text:style-name="T195">and the operating system in which it’s running</text:span>, </text:p>
        <text:h text:style-name="P289" text:outline-level="2"><text:bookmark-start text:name="__RefHeading___Toc9196_379422752"/>the geolocation object<text:bookmark-end text:name="__RefHeading___Toc9196_379422752"/></text:h>
        <text:p text:style-name="P45"><text:span text:style-name="T195">The HTML5 specification adds the <text:s/>geolocation property to <text:s/>navigator . </text:span><text:span text:style-name="T74">GetCurrentPosition()</text:span></text:p>
        <text:p text:style-name="P45">you must pass it a callback function</text:p>
        <text:p text:style-name="P45"/>
        <text:p text:style-name="P199">function success(position) {</text:p>
        <text:p text:style-name="P199">alert("I have you now!");}</text:p>
        <text:p text:style-name="P199">navigator.geolocation.getCurrentPosition(success);</text:p>
        <text:h text:style-name="P289" text:outline-level="2"><text:bookmark-start text:name="__RefHeading___Toc9198_379422752"/>The <text:s/>document object<text:bookmark-end text:name="__RefHeading___Toc9198_379422752"/></text:h>
        <table:table table:name="Table13" table:style-name="Table13">
          <table:table-column table:style-name="Table13.A"/>
          <table:table-column table:style-name="Table13.B"/>
          <table:table-row table:style-name="Table13.1">
            <table:table-cell table:style-name="Table13.A1" office:value-type="string">
              <text:p text:style-name="P41">Via this object you can <text:span text:style-name="T133">gain access to the HTML elements, their properties</text:span> and their methods inside your page. </text:p>
            </table:table-cell>
            <table:table-cell table:style-name="Table13.A1" office:value-type="string">
              <text:p text:style-name="P43"><text:span text:style-name="T197">Collections </text:span><text:span text:style-name="T206">are a number</text:span><text:span text:style-name="T180"> of properties</text:span> <text:span text:style-name="T5">associated with it, which</text:span> <text:span text:style-name="T204">are also array-like struct</text:span><text:span text:style-name="T205">ures.</text:span> </text:p>
              <text:p text:style-name="P44">The main ones are: </text:p>
            </table:table-cell>
          </table:table-row>
        </table:table>
        <text:p text:style-name="P42">forms , <text:s/>images, and <text:s/>links collections.</text:p>
        <text:h text:style-name="P308" text:outline-level="3"><text:bookmark-start text:name="__RefHeading___Toc9200_379422752"/>the Collection<text:span text:style-name="T207">s</text:span><text:bookmark-end text:name="__RefHeading___Toc9200_379422752"/></text:h>
        <text:p text:style-name="P45"><text:span text:style-name="T203">each image/link/form on your page has an <text:s/>object created for it.</text:span> The first image on the page is found in the element <text:s/><text:span text:style-name="T74">document.images[0] </text:span></text:p>
        <text:p text:style-name="P37">to know how many images are on the page,</text:p>
        <text:p text:style-name="P4">document.images.length</text:p>
        <text:p text:style-name="P4"/>
        <text:p text:style-name="P5">for (var index=0; index&lt;document.forms.length; index++) {</text:p>
        <text:p text:style-name="P5"><text:s text:c="4"/>alert(document.forms[index].name);}</text:p>
        <text:p text:style-name="P53"/>
        <text:p text:style-name="Standard"><text:span text:style-name="T11">Example </text:span>button clicker</text:p>
        <text:p text:style-name="P6">&lt;form action='' name='<text:span text:style-name="T8">form1</text:span>'&gt;</text:p>
        <text:p text:style-name="P6"><text:tab/><text:tab/><text:tab/>&lt;input type='button' name='<text:span text:style-name="T8">myButton</text:span>' value='button clicked 0 times'/&gt;<text:tab/>&lt;/form&gt;<text:tab/>&lt;script&gt;</text:p>
        <text:p text:style-name="P6">var myButton = <text:span text:style-name="T8">document.form1.myButton</text:span>;</text:p>
        <text:p text:style-name="P6">var numberOfClicks=0;</text:p>
        <text:p text:style-name="P6">function <text:span text:style-name="T8">myButtonClick</text:span>(){</text:p>
        <text:p text:style-name="P6"><text:tab/>numberOfClicks++;</text:p>
        <text:p text:style-name="P6"><text:tab/>myButton.value = 'Button clicked <text:tab/>' + numberOfClicks + ' times';}</text:p>
        <text:p text:style-name="P7">myButton.addEventListener</text:p>
        <text:p text:style-name="P6"><text:span text:style-name="T8">('click', myButtonClick);</text:span> &lt;/script&gt;</text:p>
        <text:p text:style-name="P5"/>
        <text:h text:style-name="P311" text:outline-level="1"><text:bookmark-start text:name="__RefHeading___Toc9202_379422752"/><text:soft-page-break/>Code Comments<text:bookmark-end text:name="__RefHeading___Toc9202_379422752"/></text:h>
        <text:h text:style-name="P274" text:outline-level="2"><text:bookmark-start text:name="__RefHeading___Toc9204_379422752"/>Single Line Comment<text:bookmark-end text:name="__RefHeading___Toc9204_379422752"/></text:h>
        <text:p text:style-name="Text_20_body"><text:span text:style-name="T142">Anything on the line following </text:span><text:span text:style-name="Source_20_Text"><text:span text:style-name="T142">//</text:span></text:span><text:span text:style-name="T142"> will be a comment, anything before will still be code.</text:span></text:p>
        <text:p text:style-name="Text_20_body"><text:span text:style-name="Strong_20_Emphasis"><text:span text:style-name="T142">Syntax</text:span></text:span></text:p>
        <text:p text:style-name="P120">console.log("This code will be run") <text:s text:c="3"/></text:p>
        <text:p text:style-name="Preformatted_20_Text"><text:span text:style-name="Source_20_Text"><text:span text:style-name="T142">//console.log("</text:span></text:span><text:span text:style-name="Source_20_Text"><text:span text:style-name="T146">This one will not</text:span></text:span><text:span text:style-name="Source_20_Text"><text:span text:style-name="T142">.")</text:span></text:span></text:p>
        <text:p text:style-name="P120">// This is a single line comment.</text:p>
        <text:h text:style-name="P274" text:outline-level="2"><text:bookmark-start text:name="__RefHeading___Toc9206_379422752"/>Multi-Line Comment<text:bookmark-end text:name="__RefHeading___Toc9206_379422752"/></text:h>
        <text:p text:style-name="Text_20_body"><text:span text:style-name="T147">Anything between </text:span><text:span text:style-name="Source_20_Text"><text:span text:style-name="T147">/*</text:span></text:span><text:span text:style-name="T147"> and </text:span><text:span text:style-name="Source_20_Text"><text:span text:style-name="T147">*/</text:span></text:span><text:span text:style-name="T147"> will be a comment.</text:span></text:p>
        <text:p text:style-name="Text_20_body"><text:span text:style-name="Strong_20_Emphasis"><text:span text:style-name="T142">Syntax</text:span></text:span></text:p>
        <text:p text:style-name="Preformatted_20_Text"><text:span text:style-name="Source_20_Text"><text:span text:style-name="T142">/* This is</text:span></text:span></text:p>
        <text:p text:style-name="Preformatted_20_Text"><text:span text:style-name="Source_20_Text"><text:span text:style-name="T142"><text:s text:c="3"/>a multi-line</text:span></text:span></text:p>
        <text:p text:style-name="Preformatted_20_Text"><text:span text:style-name="Source_20_Text"><text:span text:style-name="T142"><text:s text:c="3"/>comment! */</text:span></text:span></text:p>
        <text:p text:style-name="Text_20_body"><text:span text:style-name="Strong_20_Emphasis"><text:span text:style-name="T142">Example</text:span></text:span></text:p>
        <text:p text:style-name="P120">/* alert("Hello,I won't be executed.");</text:p>
        <text:p text:style-name="P120">console.log("Hello ,I also will not be executed"); */</text:p>
        <text:p text:style-name="P120"/>
        <text:p text:style-name="P120"/>
        <text:h text:style-name="P314" text:outline-level="1"><text:bookmark-start text:name="__RefHeading___Toc9208_379422752"/>Console<text:bookmark-end text:name="__RefHeading___Toc9208_379422752"/></text:h>
        <text:h text:style-name="P274" text:outline-level="2"><text:bookmark-start text:name="__RefHeading___Toc9210_379422752"/>console.log<text:bookmark-end text:name="__RefHeading___Toc9210_379422752"/></text:h>
        <text:p text:style-name="P79">Prints text to the console. Useful for debugging.</text:p>
        <text:p text:style-name="Text_20_body"><text:span text:style-name="Strong_20_Emphasis"><text:span text:style-name="T142">Example</text:span></text:span></text:p>
        <text:p text:style-name="Preformatted_20_Text">var name = "Codecademy";</text:p>
        <text:p text:style-name="Preformatted_20_Text">console.log(name);</text:p>
        <text:h text:style-name="P274" text:outline-level="2"><text:bookmark-start text:name="__RefHeading___Toc9212_379422752"/>console.time<text:bookmark-end text:name="__RefHeading___Toc9212_379422752"/></text:h>
        <text:p text:style-name="Text_20_body"><text:span text:style-name="T142">This function starts a timer which is useful for tracking how long an operation takes to happen.You give each timer a unique name, and may have up to 10,000 timers running on a given page. </text:span><text:span text:style-name="T155">When you call </text:span><text:span text:style-name="Source_20_Text"><text:span text:style-name="T70">console.timeEnd()</text:span></text:span><text:span text:style-name="T155"> with the same name, the browser will output the time, in milliseconds, that elapsed since the timer was started.</text:span></text:p>
        <text:p text:style-name="Text_20_body"><text:span text:style-name="Strong_20_Emphasis"><text:span text:style-name="T142">Syntax <text:s/><text:tab/></text:span></text:span><text:span text:style-name="Source_20_Text"><text:span text:style-name="T69">console.time(timerName);</text:span></text:span></text:p>
        <text:p text:style-name="Text_20_body"><text:span text:style-name="Strong_20_Emphasis"><text:span text:style-name="T142">Example</text:span></text:span></text:p>
        <text:p text:style-name="Preformatted_20_Text"><text:span text:style-name="Source_20_Text"><text:span text:style-name="T142">console.time("My Math");</text:span></text:span></text:p>
        <text:p text:style-name="Preformatted_20_Text"><text:span text:style-name="Source_20_Text"><text:span text:style-name="T142">var x = 5 + 5;</text:span></text:span></text:p>
        <text:p text:style-name="Preformatted_20_Text"><text:span text:style-name="Source_20_Text"><text:span text:style-name="T142">console.log(x);</text:span></text:span></text:p>
        <text:p text:style-name="Preformatted_20_Text"><text:span text:style-name="Source_20_Text"><text:span text:style-name="T142">console.timeEnd("My Math");</text:span></text:span></text:p>
        <text:p text:style-name="Preformatted_20_Text"><text:span text:style-name="Source_20_Text"><text:span text:style-name="T142">console.log("Done the math.");</text:span></text:span></text:p>
        <text:p text:style-name="P120">/* Output:</text:p>
        <text:p text:style-name="P120">10</text:p>
        <text:p text:style-name="P120">My Math: (time taken)</text:p>
        <text:p text:style-name="P120">Done the math. */</text:p>
        <text:h text:style-name="P274" text:outline-level="2" text:is-list-header="true"><text:bookmark-start text:name="__RefHeading___Toc9214_379422752"/>console.timeEnd<text:bookmark-end text:name="__RefHeading___Toc9214_379422752"/></text:h>
        <text:p text:style-name="Text_20_body"><text:span text:style-name="T142">Stops a timer that was previously started by calling </text:span><text:span text:style-name="Source_20_Text"><text:span text:style-name="T142">console.time()</text:span></text:span><text:span text:style-name="T142">.</text:span></text:p>
        <text:p text:style-name="Text_20_body"><text:span text:style-name="Strong_20_Emphasis"><text:span text:style-name="T142">Syntax <text:tab/></text:span></text:span><text:span text:style-name="Source_20_Text"><text:span text:style-name="T69">console.timeEnd(timerName);</text:span></text:span></text:p>
        <text:p text:style-name="Text_20_body"><text:span text:style-name="Strong_20_Emphasis"><text:span text:style-name="T142">Example</text:span></text:span></text:p>
        <text:p text:style-name="Preformatted_20_Text"><text:span text:style-name="Source_20_Text"><text:span text:style-name="T142">console.time("My Math");</text:span></text:span></text:p>
        <text:p text:style-name="Preformatted_20_Text"><text:span text:style-name="Source_20_Text"><text:span text:style-name="T142">var x = 5 + 5;</text:span></text:span></text:p>
        <text:p text:style-name="Preformatted_20_Text"><text:span text:style-name="Source_20_Text"><text:span text:style-name="T142">console.log(x);</text:span></text:span></text:p>
        <text:p text:style-name="Preformatted_20_Text"><text:span text:style-name="Source_20_Text"><text:span text:style-name="T142">console.timeEnd("My Math");</text:span></text:span></text:p>
        <text:p text:style-name="P120"/>
        <text:p text:style-name="Preformatted_20_Text"><text:span text:style-name="Source_20_Text"><text:span text:style-name="T142">/* Output : 10</text:span></text:span></text:p>
        <text:p text:style-name="Preformatted_20_Text"><text:span text:style-name="Source_20_Text"><text:span text:style-name="T142">My Math: (time taken) */</text:span></text:span></text:p>
        <text:h text:style-name="P311" text:outline-level="1"><text:bookmark-start text:name="__RefHeading___Toc9216_379422752"/>date objects<text:bookmark-end text:name="__RefHeading___Toc9216_379422752"/></text:h>
        <text:p text:style-name="P84">4 ways of handling dates:</text:p>
        <text:p text:style-name="P120">1. var theDate1 = new Date();<text:span text:style-name="T62">(the long one)</text:span></text:p>
        <text:p text:style-name="P120">2. <text:span text:style-name="T173">var theDate2=new Date(949278000000);</text:span></text:p>
        <text:p text:style-name="P22"><text:s text:c="8"/><text:tab/><text:tab/>milliseconds since1970 </text:p>
        <text:p text:style-name="P160">3. <text:span text:style-name="T5">var theDate3=new Date("31 Jan 2014");</text:span></text:p>
        <text:p text:style-name="P220"><text:span text:style-name="T147"><text:s text:c="3"/>new Date("January 1, 2000 </text:span><text:span text:style-name="T5">12:00:00</text:span><text:span text:style-name="T147">"); </text:span></text:p>
        <text:p text:style-name="P145">4. var theDate4 = new</text:p>
        <text:p text:style-name="P145"><text:s text:c="11"/>Date(2014,0,31,15,35,20,20);</text:p>
        <text:p text:style-name="P23">year, month, day, hours, minutes, sec, and <text:span text:style-name="T174">msec</text:span></text:p>
        <text:p text:style-name="P120"/>
        <text:p text:style-name="P30">Other Operations:</text:p>
        <text:p text:style-name="P150">.getDate(); .getDay(); .getMonth(); .getFullYear(); .toDateString(); .getMinutes(), .toTimeString();</text:p>
        <text:p text:style-name="P120"/>
        <text:p text:style-name="P146"><text:span text:style-name="T175">.s</text:span>etDate();.setMonth(); .setFullYear();</text:p>
        <text:p text:style-name="P146"/>
        <text:p text:style-name="P11">add 28 days:</text:p>
        <text:p text:style-name="P147">var nowDate = new Date();</text:p>
        <text:p text:style-name="P147">var currentDay = <text:span text:style-name="T8">nowDate.getDate()</text:span>;</text:p>
        <text:p text:style-name="P147">nowDate.setDate(currentDay + 28);</text:p>
        <text:p text:style-name="P147"/>
        <text:p text:style-name="P61">The <text:span text:style-name="Emphasis"><text:span text:style-name="T86">get</text:span></text:span><text:span text:style-name="Emphasis"><text:span text:style-name="T85">Day</text:span></text:span><text:span text:style-name="T85">() </text:span>method returns </text:p>
        <text:p text:style-name="P61">the <text:span text:style-name="Emphasis">day</text:span> of the week (from 0 to 6) </text:p>
        <text:p text:style-name="P61"/>
        <text:p text:style-name="P219">var datoneAnno = </text:p>
        <text:p text:style-name="P219">new Date(new Date().setFullYear(2011));</text:p>
        <text:h text:style-name="P323" text:outline-level="1"><text:bookmark-start text:name="__RefHeading___Toc9218_379422752"/><text:span text:style-name="T209">Document </text:span>Object Model (<text:span text:style-name="T209">D</text:span>OM)<text:bookmark-end text:name="__RefHeading___Toc9218_379422752"/></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column table:style-name="Table17.K"/>
          <table:table-column table:style-name="Table17.L"/>
          <table:table-row>
            <table:table-cell table:style-name="Table17.A1" table:number-columns-spanned="2" office:value-type="string">
              <text:p text:style-name="Preformatted_20_Text"/>
            </table:table-cell>
            <table:covered-table-cell/>
            <table:table-cell table:style-name="Table17.C1" table:number-columns-spanned="8" office:value-type="string">
              <text:p text:style-name="P227"><text:span text:style-name="T58">Root node:</text:span><text:span text:style-name="T250"> </text:span>document</text:p>
            </table:table-cell>
            <table:covered-table-cell/>
            <table:covered-table-cell/>
            <table:covered-table-cell/>
            <table:covered-table-cell/>
            <table:covered-table-cell/>
            <table:covered-table-cell/>
            <table:covered-table-cell/>
            <table:table-cell table:style-name="Table17.A1" table:number-columns-spanned="2" office:value-type="string">
              <text:p text:style-name="Preformatted_20_Text"/>
            </table:table-cell>
            <table:covered-table-cell/>
          </table:table-row>
          <table:table-row>
            <table:table-cell table:style-name="Table17.A1" table:number-columns-spanned="2" office:value-type="string">
              <text:p text:style-name="P244"/>
            </table:table-cell>
            <table:covered-table-cell/>
            <table:table-cell table:style-name="Table17.C2" table:number-columns-spanned="4" office:value-type="string">
              <text:p text:style-name="P247"/>
            </table:table-cell>
            <table:covered-table-cell/>
            <table:covered-table-cell/>
            <table:covered-table-cell/>
            <table:table-cell table:style-name="Table17.A1" table:number-columns-spanned="4" office:value-type="string">
              <text:p text:style-name="P247"/>
            </table:table-cell>
            <table:covered-table-cell/>
            <table:covered-table-cell/>
            <table:covered-table-cell/>
            <table:table-cell table:style-name="Table17.A1" table:number-columns-spanned="2" office:value-type="string">
              <text:p text:style-name="P244"/>
            </table:table-cell>
            <table:covered-table-cell/>
          </table:table-row>
          <table:table-row>
            <table:table-cell table:style-name="Table17.A1" table:number-columns-spanned="2" office:value-type="string">
              <text:p text:style-name="P240"/>
            </table:table-cell>
            <table:covered-table-cell/>
            <table:table-cell table:style-name="Table17.C1" table:number-columns-spanned="8" office:value-type="string">
              <text:p text:style-name="P248">Root element: <text:span text:style-name="T92">&lt;html&gt;</text:span></text:p>
            </table:table-cell>
            <table:covered-table-cell/>
            <table:covered-table-cell/>
            <table:covered-table-cell/>
            <table:covered-table-cell/>
            <table:covered-table-cell/>
            <table:covered-table-cell/>
            <table:covered-table-cell/>
            <table:table-cell table:style-name="Table17.A1" table:number-columns-spanned="2" office:value-type="string">
              <text:p text:style-name="P240"/>
            </table:table-cell>
            <table:covered-table-cell/>
          </table:table-row>
          <table:table-row>
            <table:table-cell table:style-name="Table17.A1" table:number-columns-spanned="2" office:value-type="string">
              <text:p text:style-name="P244"/>
            </table:table-cell>
            <table:covered-table-cell/>
            <table:table-cell table:style-name="Table17.A1" table:number-columns-spanned="2" office:value-type="string">
              <text:p text:style-name="P247"/>
            </table:table-cell>
            <table:covered-table-cell/>
            <table:table-cell table:style-name="Table17.E4" table:number-columns-spanned="5" office:value-type="string">
              <text:p text:style-name="P247"/>
            </table:table-cell>
            <table:covered-table-cell/>
            <table:covered-table-cell/>
            <table:covered-table-cell/>
            <table:covered-table-cell/>
            <table:table-cell table:style-name="Table17.A1" office:value-type="string">
              <text:p text:style-name="P247"/>
            </table:table-cell>
            <table:table-cell table:style-name="Table17.A1" table:number-columns-spanned="2" office:value-type="string">
              <text:p text:style-name="P244"/>
            </table:table-cell>
            <table:covered-table-cell/>
          </table:table-row>
          <table:table-row>
            <table:table-cell table:style-name="Table17.C1" table:number-columns-spanned="5" office:value-type="string">
              <text:p text:style-name="P248">Element:</text:p>
              <text:p text:style-name="P235">&lt;head&gt;</text:p>
            </table:table-cell>
            <table:covered-table-cell/>
            <table:covered-table-cell/>
            <table:covered-table-cell/>
            <table:covered-table-cell/>
            <table:table-cell table:style-name="Table17.A1" table:number-columns-spanned="2" office:value-type="string">
              <text:p text:style-name="P240"/>
            </table:table-cell>
            <table:covered-table-cell/>
            <table:table-cell table:style-name="Table17.C1" table:number-columns-spanned="5" office:value-type="string">
              <text:p text:style-name="P248">Element:</text:p>
              <text:p text:style-name="P235">&lt;body&gt;</text:p>
            </table:table-cell>
            <table:covered-table-cell/>
            <table:covered-table-cell/>
            <table:covered-table-cell/>
            <table:covered-table-cell/>
          </table:table-row>
          <table:table-row>
            <table:table-cell table:style-name="Table17.C2" table:number-rows-spanned="2" office:value-type="string">
              <text:p text:style-name="P247"/>
            </table:table-cell>
            <table:table-cell table:style-name="Table17.A1" table:number-rows-spanned="2" office:value-type="string">
              <text:p text:style-name="P247"/>
            </table:table-cell>
            <table:table-cell table:style-name="Table17.A1" table:number-rows-spanned="2" table:number-columns-spanned="5" office:value-type="string">
              <text:p text:style-name="P244"/>
            </table:table-cell>
            <table:covered-table-cell/>
            <table:covered-table-cell/>
            <table:covered-table-cell/>
            <table:covered-table-cell/>
            <table:table-cell table:style-name="Table17.A1" table:number-rows-spanned="2" office:value-type="string">
              <text:p text:style-name="P249"/>
            </table:table-cell>
            <table:table-cell table:style-name="Table17.C2" table:number-columns-spanned="2" office:value-type="string">
              <text:p text:style-name="P249"/>
            </table:table-cell>
            <table:covered-table-cell/>
            <table:table-cell table:style-name="Table17.A1" office:value-type="string">
              <text:p text:style-name="P249"/>
            </table:table-cell>
            <table:table-cell table:style-name="Table17.A1" table:number-rows-spanned="2" office:value-type="string">
              <text:p text:style-name="P250"/>
            </table:table-cell>
          </table:table-row>
          <table:table-row>
            <table:covered-table-cell/>
            <table:covered-table-cell/>
            <table:covered-table-cell/>
            <table:covered-table-cell/>
            <table:covered-table-cell/>
            <table:covered-table-cell/>
            <table:covered-table-cell/>
            <table:covered-table-cell/>
            <table:table-cell table:style-name="Table17.I7" table:number-columns-spanned="3" office:value-type="string">
              <text:p text:style-name="P251"/>
            </table:table-cell>
            <table:covered-table-cell/>
            <table:covered-table-cell/>
            <table:covered-table-cell/>
          </table:table-row>
          <table:table-row>
            <table:table-cell table:style-name="Table17.C1" table:number-columns-spanned="2" office:value-type="string">
              <text:p text:style-name="P248">Element:</text:p>
              <text:p text:style-name="P235">&lt;title&gt;</text:p>
            </table:table-cell>
            <table:covered-table-cell/>
            <table:table-cell table:style-name="Table17.A1" office:value-type="string">
              <text:p text:style-name="P248"/>
            </table:table-cell>
            <table:table-cell table:style-name="Table17.C1" table:number-columns-spanned="3" office:value-type="string">
              <text:p text:style-name="P248">Attribute:</text:p>
              <text:p text:style-name="P235">'href”</text:p>
            </table:table-cell>
            <table:covered-table-cell/>
            <table:covered-table-cell/>
            <table:table-cell table:style-name="Table17.G8" table:number-columns-spanned="4" office:value-type="string">
              <text:p text:style-name="P248">Element:</text:p>
              <text:p text:style-name="P235">&lt;a&gt;</text:p>
            </table:table-cell>
            <table:covered-table-cell/>
            <table:covered-table-cell/>
            <table:covered-table-cell/>
            <table:table-cell table:style-name="Table17.C1" table:number-columns-spanned="2" office:value-type="string">
              <text:p text:style-name="P248">Element:</text:p>
              <text:p text:style-name="P235">&lt;h1&gt;</text:p>
            </table:table-cell>
            <table:covered-table-cell/>
          </table:table-row>
          <table:table-row>
            <table:table-cell table:style-name="Table17.C2" office:value-type="string">
              <text:p text:style-name="P247"/>
            </table:table-cell>
            <table:table-cell table:style-name="Table17.A1" office:value-type="string">
              <text:p text:style-name="P247"/>
            </table:table-cell>
            <table:table-cell table:style-name="Table17.A1" table:number-columns-spanned="4" office:value-type="string">
              <text:p text:style-name="P247"/>
            </table:table-cell>
            <table:covered-table-cell/>
            <table:covered-table-cell/>
            <table:covered-table-cell/>
            <table:table-cell table:style-name="Table17.A1" table:number-columns-spanned="2" office:value-type="string">
              <text:p text:style-name="P247"/>
            </table:table-cell>
            <table:covered-table-cell/>
            <table:table-cell table:style-name="Table17.I9" table:number-columns-spanned="2" office:value-type="string">
              <text:p text:style-name="P247"/>
            </table:table-cell>
            <table:covered-table-cell/>
            <table:table-cell table:style-name="Table17.C2" office:value-type="string">
              <text:p text:style-name="P247"/>
            </table:table-cell>
            <table:table-cell table:style-name="Table17.A1" office:value-type="string">
              <text:p text:style-name="P247"/>
            </table:table-cell>
          </table:table-row>
          <table:table-row>
            <table:table-cell table:style-name="Table17.C1" table:number-columns-spanned="2" office:value-type="string">
              <text:p text:style-name="P248">Text:</text:p>
              <text:p text:style-name="P235">“culo”</text:p>
            </table:table-cell>
            <table:covered-table-cell/>
            <table:table-cell table:style-name="Table17.A1" table:number-columns-spanned="4" office:value-type="string">
              <text:p text:style-name="P240"/>
            </table:table-cell>
            <table:covered-table-cell/>
            <table:covered-table-cell/>
            <table:covered-table-cell/>
            <table:table-cell table:style-name="Table17.G8" table:number-columns-spanned="4" office:value-type="string">
              <text:p text:style-name="P248">Text:</text:p>
              <text:p text:style-name="P235">“link 1”</text:p>
            </table:table-cell>
            <table:covered-table-cell/>
            <table:covered-table-cell/>
            <table:covered-table-cell/>
            <table:table-cell table:style-name="Table17.C1" table:number-columns-spanned="2" office:value-type="string">
              <text:p text:style-name="P248">Text:</text:p>
              <text:p text:style-name="P236">“header 1”</text:p>
            </table:table-cell>
            <table:covered-table-cell/>
          </table:table-row>
        </table:table>
        <text:p text:style-name="Standard">A node is just a point on the tree representing</text:p>
        <text:p text:style-name="Standard">a particular element or attribute of an element, or even the text that an element contains. </text:p>
        <text:h text:style-name="Heading_20_2" text:outline-level="2"><text:bookmark-start text:name="__RefHeading___Toc9220_379422752"/>Base DOM Objects<text:bookmark-end text:name="__RefHeading___Toc9220_379422752"/></text:h>
        <table:table table:name="Table14" table:style-name="Table14">
          <table:table-column table:style-name="Table14.A"/>
          <table:table-column table:style-name="Table14.B"/>
          <table:table-column table:style-name="Table14.C"/>
          <table:table-row>
            <table:table-cell table:style-name="Table14.A1" office:value-type="string">
              <text:p text:style-name="P8">Node</text:p>
              <text:p text:style-name="Standard">Each node in the document has its own <text:s/><text:span text:style-name="Source_20_Text"><text:span text:style-name="T69">Node</text:span></text:span> object</text:p>
            </table:table-cell>
            <table:table-cell table:style-name="Table14.A1" office:value-type="string">
              <text:p text:style-name="P8">NodeList</text:p>
              <text:p text:style-name="Standard">a list of <text:s/><text:span text:style-name="Source_20_Text"><text:span text:style-name="T69">Node </text:span></text:span>objects</text:p>
            </table:table-cell>
            <table:table-cell table:style-name="Table14.C1" office:value-type="string">
              <text:p text:style-name="P8">NamedNodeMap</text:p>
              <text:p text:style-name="Standard">provides access by name rather than by index to all the <text:span text:style-name="Source_20_Text"><text:span text:style-name="T69">Node</text:span></text:span> objects.</text:p>
            </table:table-cell>
          </table:table-row>
        </table:table>
        <text:p text:style-name="P54">The BOM objects have names that relate to a specific part of the browser, such as the <text:s/>window object, or the <text:s/>forms and <text:s/>images collections. </text:p>
        <text:p text:style-name="P54"/>
        <text:p text:style-name="P55">To move around from HTML element to HTML element, or element to attribute, you have to go from node to node. This also means you can add, replace, or remove parts of your web page without affecting the structure as a whole, because you’re just changing nodes. </text:p>
        <text:h text:style-name="Heading_20_2" text:outline-level="2"><text:bookmark-start text:name="__RefHeading___Toc9222_379422752"/>Document Object Methods<text:bookmark-end text:name="__RefHeading___Toc9222_379422752"/></text:h>
        <text:p text:style-name="P66">They let you find, create, and delete elements in your page. </text:p>
        <text:h text:style-name="P309" text:outline-level="3"><text:bookmark-start text:name="__RefHeading___Toc9224_379422752"/><text:span text:style-name="T186">getElementsBy</text:span>ClassName<text:span text:style-name="T192">(class)</text:span><text:bookmark-end text:name="__RefHeading___Toc9224_379422752"/></text:h>
        <text:p text:style-name="P228"><text:span text:style-name="Variable">var </text:span><text:span text:style-name="Variable"><text:span text:style-name="T252">element</text:span></text:span> =<text:tab/><text:span text:style-name="T56">syntax:</text:span> document.getElementsByClassName(<text:span text:style-name="Emphasis">names</text:span>);</text:p>
        <text:p text:style-name="P52">example:</text:p>
        <text:p text:style-name="P270"><text:span text:style-name="Source_20_Text"><text:span text:style-name="T103">document.getElementsByClassName('test');</text:span></text:span></text:p>
        <text:p text:style-name="P229"><text:span text:style-name="Source_20_Text"><text:span text:style-name="T66">var culo =</text:span></text:span><text:span text:style-name="Source_20_Text"><text:span text:style-name="T106"> document.getElementsByClassName('divTab');</text:span></text:span></text:p>
        <text:p text:style-name="P230"><text:span text:style-name="Source_20_Text"><text:span text:style-name="T66">culo</text:span></text:span><text:span text:style-name="Source_20_Text"><text:span text:style-name="T72">[1]</text:span></text:span><text:span text:style-name="Source_20_Text"><text:span text:style-name="T66">.style.</text:span></text:span><text:span text:style-name="Source_20_Text"><text:span text:style-name="T67">backgroundColor</text:span></text:span><text:span text:style-name="Source_20_Text"><text:span text:style-name="T66">='red';</text:span></text:span></text:p>
        <text:p text:style-name="P231"><text:span text:style-name="Source_20_Text"><text:span text:style-name="T68">document.write(culo); </text:span></text:span></text:p>
        <text:p text:style-name="P231"><text:span text:style-name="Source_20_Text"><text:span text:style-name="T68">RETURNS: [object HTMLCollection] </text:span></text:span></text:p>
        <text:h text:style-name="Heading_20_3" text:outline-level="3"><text:bookmark-start text:name="__RefHeading___Toc9226_379422752"/><text:span text:style-name="Source_20_Text"><text:span text:style-name="T200">getElementBy</text:span></text:span><text:span text:style-name="Source_20_Text"><text:span text:style-name="T198">Id</text:span></text:span><text:span text:style-name="Source_20_Text"><text:span text:style-name="T200">(</text:span></text:span><text:span text:style-name="Source_20_Text"><text:span text:style-name="T201">id</text:span></text:span><text:span text:style-name="Source_20_Text"><text:span text:style-name="T200">)</text:span></text:span><text:span text:style-name="T186"> </text:span><text:bookmark-end text:name="__RefHeading___Toc9226_379422752"/></text:h>
        <text:p text:style-name="P257"><text:span text:style-name="T13">Example:</text:span><text:span text:style-name="T210"> </text:span></text:p>
        <text:p text:style-name="P265">var userAge = document.getElementById("age").value;</text:p>
        <text:p text:style-name="P264">if (document.getElementById("<text:span text:style-name="T230">city</text:span>").value === "<text:span text:style-name="T230">Parabita</text:span>") { <text:s/><text:span text:style-name="T230">scappa</text:span></text:p>
        <text:h text:style-name="Heading_20_3" text:outline-level="3"><text:bookmark-start text:name="__RefHeading___Toc9228_379422752"/><text:span text:style-name="Source_20_Text"><text:span text:style-name="T200">getElementsBy</text:span></text:span><text:span text:style-name="Source_20_Text"><text:span text:style-name="T202">TagName</text:span></text:span><text:span text:style-name="Source_20_Text"><text:span text:style-name="T200">(tag)</text:span></text:span><text:span text:style-name="T186"> </text:span><text:bookmark-end text:name="__RefHeading___Toc9228_379422752"/></text:h>
        <text:p text:style-name="P271"><text:span text:style-name="T214">I</text:span>t takes the element<text:span text:style-name="T211">s</text:span> <text:span text:style-name="T213">inside</text:span> <text:span text:style-name="T212">' '</text:span> and without &lt; &gt;</text:p>
        <text:p text:style-name="P52">Example: (the second one is red)</text:p>
        <text:p text:style-name="P200">var tdElement = <text:span text:style-name="T104">document.</text:span><text:span text:style-name="T107">getElementsByTagName</text:span><text:span text:style-name="T104">('td').</text:span><text:span text:style-name="T107">item</text:span><text:span text:style-name="T104">(1);</text:span></text:p>
        <text:p text:style-name="P200">tdElement.style.color='red';</text:p>
        <text:p text:style-name="P112"/>
        <text:p text:style-name="P112">Example<text:span text:style-name="T211">: (all of them are red)</text:span></text:p>
        <text:p text:style-name="P202">var tdElements = document.<text:span text:style-name="T8">getElementsByTagName</text:span>('td');</text:p>
        <text:p text:style-name="P202">for (var i=0; i&lt;tdElements.length; i++) <text:s text:c="4"/></text:p>
        <text:p text:style-name="P252"><text:s text:c="3"/>{<text:span text:style-name="T8">tdElements[i]</text:span>.style.color='<text:span text:style-name="T217">green</text:span>';}</text:p>
        <text:p text:style-name="P254">Example<text:span text:style-name="T218">2:</text:span></text:p>
        <text:p text:style-name="P253">document.getElementsByTagName('h3')<text:span text:style-name="T8">[0]</text:span></text:p>
        <text:p text:style-name="P253">.style.color='pink';</text:p>
        <text:h text:style-name="Heading_20_3" text:outline-level="3"><text:bookmark-start text:name="__RefHeading___Toc9230_379422752"/><text:span text:style-name="Source_20_Text"><text:span text:style-name="T33">querySelector(cssSelector)</text:span></text:span><text:span text:style-name="Source_20_Text"><text:span text:style-name="T198"> </text:span></text:span><text:bookmark-end text:name="__RefHeading___Toc9230_379422752"/></text:h>
        <text:p text:style-name="P262"><text:tab/>Returns a <text:span text:style-name="T8">reference</text:span> (a node) of the <text:span text:style-name="T8">first</text:span> element that matches the given <text:span text:style-name="T8">CSS</text:span><text:span text:style-name="T186">. </text:span></text:p>
        <text:p text:style-name="P263"><text:tab/>It is a convenient way of retrieving an element that does not have an <text:s/>id attribute</text:p>
        <text:p text:style-name="P113">Example:</text:p>
        <text:p text:style-name="P204">&lt;p class="<text:span text:style-name="T15">culoo</text:span>"&gt;</text:p>
        <text:p text:style-name="P204"><text:span text:style-name="T215">blabla </text:span>&lt;<text:span text:style-name="T8">span</text:span>&gt;<text:span text:style-name="T8">special</text:span><text:span text:style-name="T14">1</text:span>&lt;/<text:span text:style-name="T8">span</text:span>&gt; <text:span text:style-name="T215">blabla <text:s/><text:tab/> <text:s/></text:span><text:span text:style-name="T187">&lt;span&gt;special2&lt;/span&gt;<text:tab/>&lt;/p&gt;</text:span></text:p>
        <text:p text:style-name="P206"><text:span text:style-name="T187">&lt;</text:span><text:span text:style-name="T186">script&gt;</text:span></text:p>
        <text:p text:style-name="P205"><text:span text:style-name="T15">document.querySelector</text:span><text:span text:style-name="T187">("</text:span><text:span text:style-name="T15">.culoo</text:span><text:span text:style-name="T187"> </text:span><text:span text:style-name="T15">span</text:span><text:span text:style-name="T187">")</text:span></text:p>
        <text:p text:style-name="P205"><text:span text:style-name="T189">.style.color='blue';<text:tab/></text:span><text:span text:style-name="T190">&lt;/script&gt;</text:span></text:p>
        <text:p text:style-name="P56"><text:s/></text:p>
        <text:p text:style-name="P48"><text:span text:style-name="T90">querySelector() </text:span><text:span text:style-name="T216">will </text:span><text:span text:style-name="T188">only return the </text:span><text:span text:style-name="T14">first</text:span><text:span text:style-name="T188"> <text:s/></text:span><text:span text:style-name="T90">&lt;span&gt;</text:span><text:span text:style-name="T188"> element containing the text “ special1”</text:span><text:span text:style-name="T186"> </text:span></text:p>
        <text:p text:style-name="P255"/>
        <text:p text:style-name="P256"><text:span text:style-name="Source_20_Text"><text:span text:style-name="T199">querySelectorAll(cssSelector) </text:span></text:span></text:p>
        <text:p text:style-name="P256"><text:span text:style-name="T210"><text:tab/>Returns a </text:span><text:span text:style-name="T12">reference</text:span><text:span text:style-name="T210"> (a node list) to a </text:span><text:span text:style-name="T16">all</text:span><text:span text:style-name="T135"> elements that match the given </text:span><text:span text:style-name="T17">CSS</text:span></text:p>
        <text:h text:style-name="Heading_20_3" text:outline-level="3"><text:bookmark-start text:name="__RefHeading___Toc9232_379422752"/>Creating Elements and Text<text:bookmark-end text:name="__RefHeading___Toc9232_379422752"/></text:h>
        <text:p text:style-name="P261"><text:span text:style-name="Source_20_Text"><text:span text:style-name="T199">createElement(elementName) </text:span></text:span></text:p>
        <text:p text:style-name="P258"><text:tab/>Creates an element node with the specified tag name. Returns the created element</text:p>
        <text:p text:style-name="P212">var pElement=document.createElement("p");</text:p>
        <text:p text:style-name="P259"/>
        <text:p text:style-name="P261"><text:span text:style-name="Source_20_Text"><text:span text:style-name="T199">createTextNode(text) </text:span></text:span></text:p>
        <text:p text:style-name="P258"><text:tab/>Creates and returns a text node with the <text:soft-page-break/>supplied text</text:p>
        <text:p text:style-name="P213">var text=document.createTextNode("This is some text.");</text:p>
        <text:h text:style-name="Heading_20_3" text:outline-level="3"><text:bookmark-start text:name="__RefHeading___Toc9234_379422752"/>Property of Document Object<text:bookmark-end text:name="__RefHeading___Toc9234_379422752"/></text:h>
        <text:p text:style-name="P108"><text:span text:style-name="T219">var container=document.documentElement;</text:span> </text:p>
        <text:p text:style-name="P260"><text:tab/>Returns a reference to the outermost element of the document (the root element; for example, <text:s/>&lt;html/&gt; )</text:p>
        <text:h text:style-name="P290" text:outline-level="2"><text:bookmark-start text:name="__RefHeading___Toc9236_379422752"/>the element Object<text:bookmark-end text:name="__RefHeading___Toc9236_379422752"/></text:h>
        <text:p text:style-name="P203"><text:s/>tagName <text:tab/>getAttribute() </text:p>
        <text:p text:style-name="P203"><text:tab/></text:p>
        <text:p text:style-name="P207"><text:span text:style-name="T96">setAttribute() removeAttribute()</text:span> </text:p>
        <text:p text:style-name="P201"/>
        <text:p text:style-name="P208">var container=document.documentElement;</text:p>
        <text:p text:style-name="P208">alert(container.tagName);</text:p>
        <text:h text:style-name="Heading_20_3" text:outline-level="3"><text:bookmark-start text:name="__RefHeading___Toc9238_379422752"/>Getting and Setting Attributes<text:bookmark-end text:name="__RefHeading___Toc9238_379422752"/></text:h>
        <text:p text:style-name="P57">If you want to set any element attributes, other than the <text:s/><text:span text:style-name="T90">style</text:span> attribute, you should use the DOM-specific methods of the <text:s/><text:span text:style-name="T90">Element</text:span> object.</text:p>
        <text:p text:style-name="P57"/>
        <text:p text:style-name="P209">pElement.<text:span text:style-name="T8">setAttribute</text:span>('align','center');</text:p>
        <text:p text:style-name="P210">alert(pElement.<text:span text:style-name="T8">getAttribute</text:span>('align'));</text:p>
        <text:p text:style-name="P210"/>
        <text:p text:style-name="P210"><text:span text:style-name="Source_20_Text">document.getElementById("demo").setAttribute(</text:span></text:p>
        <text:p text:style-name="P68"><text:span text:style-name="Source_20_Text"><text:s text:c="3"/>"style", "font-size: 100px; font-style: italic; color:#ff0000;");</text:span></text:p>
        <text:h text:style-name="P291" text:outline-level="2"><text:bookmark-start text:name="__RefHeading___Toc9240_379422752"/>The Node Object<text:bookmark-end text:name="__RefHeading___Toc9240_379422752"/></text:h>
        <text:h text:style-name="Heading_20_3" text:outline-level="3"><text:bookmark-start text:name="__RefHeading___Toc9242_379422752"/>Navigating the DOM<text:bookmark-end text:name="__RefHeading___Toc9242_379422752"/></text:h>
        <text:p text:style-name="P211">firstChild <text:tab/> <text:s/>lastChild<text:tab/> <text:s/>ownerDocument </text:p>
        <text:p text:style-name="Preformatted_20_Text"/>
        <text:p text:style-name="P211">nextSibling<text:tab/> previousSibling parentNode </text:p>
        <text:p text:style-name="Preformatted_20_Text"/>
        <text:p text:style-name="Preformatted_20_Text">nodeName <text:tab/> <text:s text:c="2"/>nodeType<text:tab/><text:tab/>nodeValue</text:p>
        <text:p text:style-name="Standard"/>
        <text:p text:style-name="Standard">they return the selected nodes</text:p>
        <text:h text:style-name="Heading_20_3" text:outline-level="3"><text:bookmark-start text:name="__RefHeading___Toc9244_379422752"/>add and remove nodes<text:bookmark-end text:name="__RefHeading___Toc9244_379422752"/></text:h>
        <text:p text:style-name="Standard"><text:span text:style-name="Source_20_Text"><text:span text:style-name="T199">appendChild(newNode)</text:span></text:span></text:p>
        <text:p text:style-name="Standard"/>
        <text:p text:style-name="Standard"><text:span text:style-name="Source_20_Text"><text:span text:style-name="T199">cloneNode(cloneChildren)</text:span></text:span></text:p>
        <text:p text:style-name="Standard">It accepts a boolean value. If the value is <text:s/>true , the method clones the current node and all child <text:span text:style-name="T5">nodes. If the value is <text:s/>false , only the current node is cloned and child nodes are left out of the clone.</text:span></text:p>
        <text:p text:style-name="Standard"/>
        <text:p text:style-name="Standard"><text:span text:style-name="Source_20_Text"><text:span text:style-name="T220">insertBefore(newNode,referenceNode) </text:span></text:span></text:p>
        <text:p text:style-name="Standard"/>
        <text:p text:style-name="Standard"><text:span text:style-name="Source_20_Text"><text:span text:style-name="T199">removeChild(childNode)</text:span></text:span></text:p>
        <text:p text:style-name="Standard">Returns the removed node</text:p>
        <text:h text:style-name="P324" text:outline-level="1"/>
        <text:h text:style-name="P325" text:outline-level="1"><text:bookmark-start text:name="__RefHeading___Toc9246_379422752"/>Events<text:bookmark-end text:name="__RefHeading___Toc9246_379422752"/></text:h>
        <text:h text:style-name="Heading_20_2" text:outline-level="2"><text:bookmark-start text:name="__RefHeading___Toc9248_379422752"/>handling events:<text:span text:style-name="T253"> </text:span>html attrib<text:span text:style-name="T253">s</text:span><text:bookmark-end text:name="__RefHeading___Toc9248_379422752"/></text:h>
        <text:h text:style-name="Heading_20_2" text:outline-level="2"><text:bookmark-start text:name="__RefHeading___Toc9250_379422752"/>Links<text:bookmark-end text:name="__RefHeading___Toc9250_379422752"/></text:h>
        <text:p text:style-name="P221"><text:span text:style-name="T228">&lt;a href=</text:span><text:span text:style-name="T8">”JavaScript:void(0)”</text:span><text:span text:style-name="T191"> onCli….</text:span></text:p>
        <text:p text:style-name="P198">makes the link stop redirecting</text:p>
        <text:h text:style-name="P310" text:outline-level="3"><text:bookmark-start text:name="__RefHeading___Toc9252_379422752"/><text:span text:style-name="T227">o</text:span>n<text:span text:style-name="T232">c</text:span>lick<text:bookmark-end text:name="__RefHeading___Toc9252_379422752"/></text:h>
        <text:p text:style-name="P221">&lt;a href="somepage.html" <text:span text:style-name="T8">on</text:span><text:span text:style-name="T21">c</text:span><text:span text:style-name="T8">lick="alert('fanculo!')</text:span>"&gt;Click&lt;/a&gt;</text:p>
        <text:h text:style-name="Heading_20_3" text:outline-level="3"><text:bookmark-start text:name="__RefHeading___Toc9254_379422752"/><text:span text:style-name="T228">linking </text:span>functions <text:span text:style-name="T228">+ img links</text:span><text:bookmark-end text:name="__RefHeading___Toc9254_379422752"/></text:h>
        <text:p text:style-name="P214">&lt;img src="usa.gif" <text:s/><text:span text:style-name="T8">on</text:span><text:span text:style-name="T22">c</text:span><text:span text:style-name="T8">lick="</text:span><text:span text:style-name="T18">functionCulo</text:span><text:span text:style-name="T8">(</text:span><text:span text:style-name="T18">attribute1</text:span><text:span text:style-name="T8">)"</text:span> /&gt;</text:p>
        <text:h text:style-name="Heading_20_3" text:outline-level="3"><text:bookmark-start text:name="__RefHeading___Toc9256_379422752"/>on<text:span text:style-name="T251">m</text:span>ouseover + on<text:span text:style-name="T251">m</text:span>ouseout<text:bookmark-end text:name="__RefHeading___Toc9256_379422752"/></text:h>
        <text:p text:style-name="P215">&lt;span <text:span text:style-name="T8">on</text:span><text:span text:style-name="T30">m</text:span><text:span text:style-name="T8">ouseover</text:span>='<text:span text:style-name="T20">culo</text:span>(<text:span text:style-name="T8">event</text:span>)'&gt; <text:tab/>Special Text&lt;/span&gt;</text:p>
        <text:p text:style-name="P215">&lt;script&gt; function <text:span text:style-name="T20">culo</text:span>(e) {</text:p>
        <text:p text:style-name="P215"><text:tab/><text:tab/>if (e.type == "<text:span text:style-name="T8">mouseover</text:span>") <text:tab/><text:tab/>{alert("culo!");}}&lt;/script&gt;</text:p>
        <text:p text:style-name="P52">another example</text:p>
        <text:p text:style-name="P109">&lt;h1 o<text:span text:style-name="T251">nm</text:span>ouse<text:span text:style-name="T228">o</text:span>ut=”culo();”&gt;che sfiga&lt;/h1&gt;</text:p>
        <text:h text:style-name="Heading_20_3" text:outline-level="3"><text:bookmark-start text:name="__RefHeading___Toc9258_379422752"/>changing image<text:bookmark-end text:name="__RefHeading___Toc9258_379422752"/></text:h>
        <text:p text:style-name="P119">&lt;img src="1.png" on<text:span text:style-name="T251">m</text:span>ouseover="src='2.png'"&gt;</text:p>
        <text:h text:style-name="Heading_20_3" text:outline-level="3"><text:bookmark-start text:name="__RefHeading___Toc9260_379422752"/>changing style<text:bookmark-end text:name="__RefHeading___Toc9260_379422752"/></text:h>
        <text:p text:style-name="P118">&lt;p on<text:span text:style-name="T251">m</text:span>ouseover="this.style.color='red';"&gt;</text:p>
        <text:p text:style-name="P224"/>
        <text:h text:style-name="Heading_20_2" text:outline-level="2"><text:bookmark-start text:name="__RefHeading___Toc9262_379422752"/>fields: onFocus and onBlur<text:bookmark-end text:name="__RefHeading___Toc9262_379422752"/></text:h>
        <text:p text:style-name="P223"><text:span text:style-name="T105">&lt;input type="text" </text:span><text:span text:style-name="T108">onFocus</text:span><text:span text:style-name="T105">="this.style.backgroundColor='red';" </text:span><text:span text:style-name="T108">onBlur</text:span><text:span text:style-name="T105">="this.style.backgroundColor='white';"&gt;</text:span></text:p>
        <text:p text:style-name="P222"/>
        <text:p text:style-name="Standard">you can retrieve the element object that received the event by using <text:span text:style-name="T78">var</text:span><text:span text:style-name="T221"> </text:span><text:span text:style-name="T78">el = e.</text:span><text:span text:style-name="T91">target</text:span><text:span text:style-name="T221">;</text:span></text:p>
        <text:p text:style-name="P64">there are some downsides:</text:p>
        <text:p text:style-name="P62"><text:tab/>-<text:span text:style-name="T36">Your HTML and JavaScript are mixed <text:tab/>together. This makes it more difficult to <text:tab/>maintain and find and fix bugs.</text:span></text:p>
        <text:p text:style-name="P58">-You can’t remove an event handler </text:p>
        <text:p text:style-name="P58">without changing the HTML.</text:p>
        <text:p text:style-name="P59">-You can only set up event handlers for elements that appear in your HTML code, as opposed</text:p>
        <text:p text:style-name="P59">to elements you create dynamically (like, for example, when you create an element using</text:p>
        <text:p text:style-name="P59"><text:span text:style-name="T80">document.createElement()</text:span> ).</text:p>
        <text:p text:style-name="P89"/>
        <text:p text:style-name="Preformatted_20_Text"><text:s/></text:p>
        <text:h text:style-name="P296" text:outline-level="2"><text:bookmark-start text:name="__RefHeading___Toc9264_379422752"/>handling events: object properts<text:bookmark-end text:name="__RefHeading___Toc9264_379422752"/></text:h>
        <text:p text:style-name="Preformatted_20_Text">&lt;a id='<text:span text:style-name="T19">culo</text:span>' href=''&gt;Click me&lt;/a&gt;</text:p>
        <text:p text:style-name="Preformatted_20_Text"/>
        <text:p text:style-name="Preformatted_20_Text">&lt;script&gt;<text:tab/>function <text:span text:style-name="T8">linkClick</text:span>(){</text:p>
        <text:p text:style-name="Preformatted_20_Text"><text:tab/><text:tab/>alert('<text:span text:style-name="T222">muori</text:span>');</text:p>
        <text:p text:style-name="Preformatted_20_Text"><text:tab/><text:tab/>return false;}</text:p>
        <text:p text:style-name="Preformatted_20_Text"><text:s/>document.getElementById('<text:span text:style-name="T19">culo</text:span>').onclick=<text:span text:style-name="T8">linkClick</text:span>; <text:tab/><text:tab/><text:tab/><text:span text:style-name="T222">&lt;/script&gt;</text:span></text:p>
        <text:p text:style-name="P63">Note that <text:span text:style-name="T8">no parentheses</text:span> are added after the function name. <text:s/></text:p>
        <text:p text:style-name="P63">You are assigning the <text:s/>linkClick function object to the element’s <text:s/>onclick <text:span text:style-name="T8">property.</text:span></text:p>
        <text:p text:style-name="Standard">You no longer control how the event handler function is executed; the browser executes the function for you. the standard event model</text:p>
        <text:h text:style-name="Heading_20_3" text:outline-level="3"><text:bookmark-start text:name="__RefHeading___Toc9266_379422752"/><text:span text:style-name="T73">addEventListener()</text:span> method<text:bookmark-end text:name="__RefHeading___Toc9266_379422752"/></text:h>
        <text:p text:style-name="P60"><text:span text:style-name="T224">2</text:span> arguments:<text:tab/>The first is <text:span text:style-name="T8">the name of the <text:tab/><text:tab/><text:tab/>event</text:span> without the <text:s/>"on" prefix. </text:p>
        <text:p text:style-name="P60">The second is <text:span text:style-name="T8">the function that</text:span></text:p>
        <text:p text:style-name="P60"><text:span text:style-name="T8"><text:s/>executes</text:span> when the event occurs.</text:p>
        <text:p text:style-name="Standard"/>
        <text:p text:style-name="Preformatted_20_Text">&lt;a id='<text:span text:style-name="T223">culo</text:span>' href=''&gt;<text:span text:style-name="T223">I'm a link</text:span>&lt;/a&gt;</text:p>
        <text:p text:style-name="Preformatted_20_Text">&lt;script&gt;<text:tab/>var link = document.getElementById('someLink');</text:p>
        <text:p text:style-name="Preformatted_20_Text"><text:tab/>link.<text:span text:style-name="T8">addEventListener</text:span>('click', <text:tab/>function(e) {alert('<text:span text:style-name="T223">figa</text:span>'); });</text:p>
        <text:p text:style-name="Preformatted_20_Text">&lt;/script&gt;</text:p>
        <text:p text:style-name="P52">Esempio2:</text:p>
        <text:p text:style-name="P216">document.getElementById('img0')</text:p>
        <text:p text:style-name="P216">.<text:span text:style-name="T8">addEventListener</text:span>('click', changeImg);</text:p>
        <text:h text:style-name="Heading_20_2" text:outline-level="2"><text:bookmark-start text:name="__RefHeading___Toc9268_379422752"/>DOM event model<text:bookmark-end text:name="__RefHeading___Toc9268_379422752"/></text:h>
        <text:p text:style-name="Preformatted_20_Text">function <text:span text:style-name="T8">handleEvent</text:span>(e) {</text:p>
        <text:p text:style-name="P217"><text:tab/>if (e.target.tagName == "P") {</text:p>
        <text:p text:style-name="P217"><text:tab/>if (e.type == "mouseover") {</text:p>
        <text:p text:style-name="P217"><text:tab/>target.className = "underline";}</text:p>
        <text:p text:style-name="P217">}</text:p>
        <text:p text:style-name="Preformatted_20_Text">document.<text:span text:style-name="T8">addEventListener</text:span>("mouseover", <text:span text:style-name="T8">handleEvent</text:span>);</text:p>
        <text:h text:style-name="Heading_20_3" text:outline-level="3"><text:bookmark-start text:name="__RefHeading___Toc9270_379422752"/>drag and drop<text:bookmark-end text:name="__RefHeading___Toc9270_379422752"/></text:h>
        <text:p text:style-name="Preformatted_20_Text">&lt;div draggable="true"&gt;<text:span text:style-name="T226">drag here</text:span>&lt;/div&gt;</text:p>
        <text:p text:style-name="Standard"/>
        <text:p text:style-name="Standard">events you can listen to:</text:p>
        <text:p text:style-name="P218">dragenter<text:tab/>dragover<text:tab/>dragleave <text:s/>drop</text:p>
        <text:p text:style-name="P218"/>
        <text:p text:style-name="P218">dropZone.addEventListener</text:p>
        <text:p text:style-name="P218">('<text:span text:style-name="T8">dragenter</text:span>', handleDragEnter)</text:p>
        <text:h text:style-name="Heading_20_1" text:outline-level="1"><text:bookmark-start text:name="__RefHeading___Toc9272_379422752"/><text:soft-page-break/>Forms<text:bookmark-end text:name="__RefHeading___Toc9272_379422752"/></text:h>
        <text:p text:style-name="Standard">Elements of a form can be <text:span text:style-name="T8">accessed</text:span> by <text:span text:style-name="T74">document.form_name.form_element </text:span><text:s/></text:p>
        <text:h text:style-name="Heading_20_2" text:outline-level="2"><text:bookmark-start text:name="__RefHeading___Toc9274_379422752"/>submit() <text:bookmark-end text:name="__RefHeading___Toc9274_379422752"/></text:h>
        <text:p text:style-name="Standard">fires when the user submits the form. By calling <text:span text:style-name="Source_20_Text"><text:span text:style-name="T69">preventDefault()</text:span></text:span>, the submission is canceled. This makes the <text:s/>submit event handler’s code a great place to do form validation</text:p>
        <text:p text:style-name="Preformatted_20_Text">&lt;form onSubmit="myFunc('age');"&gt;</text:p>
        <text:h text:style-name="Heading_20_2" text:outline-level="2"><text:bookmark-start text:name="__RefHeading___Toc9276_379422752"/>reset() <text:bookmark-end text:name="__RefHeading___Toc9276_379422752"/></text:h>
        <text:p text:style-name="P49">clears the form, or restores default values if these exist.</text:p>
        <text:h text:style-name="Heading_20_2" text:outline-level="2"><text:bookmark-start text:name="__RefHeading___Toc9278_379422752"/>focus() <text:bookmark-end text:name="__RefHeading___Toc9278_379422752"/></text:h>
        <text:p text:style-name="P50">If an element is the center of the focus, any key presses made by the user are passed directly to that element. Also, if a button has the focus, pressing the Enter key causes the button’s</text:p>
        <text:p text:style-name="Standard">onclick event handler code to fire.</text:p>
        <text:p text:style-name="P50">you as the programmer can also decide which element has the focus by using the form element’s object’s <text:s/>focus() method. </text:p>
        <text:p text:style-name="P50">For example, <text:span text:style-name="T208">you can</text:span> send <text:span text:style-name="T208">the user</text:span> back to <text:span text:style-name="T208">a</text:span> text box to correct <text:span text:style-name="T208">a</text:span> mistake.</text:p>
        <text:h text:style-name="Heading_20_2" text:outline-level="2"><text:bookmark-start text:name="__RefHeading___Toc9280_379422752"/>blur<text:span text:style-name="T208">()</text:span><text:bookmark-end text:name="__RefHeading___Toc9280_379422752"/></text:h>
        <text:p text:style-name="P50">could be better called “lost focus,” is the opposite of focus. <text:span text:style-name="T208">It R</text:span>emove<text:span text:style-name="T208">s</text:span> the focus.</text:p>
        <text:p text:style-name="P50"><text:span text:style-name="T208">It</text:span> usually results in the focus shifting to the page containing the form.</text:p>
        <text:h text:style-name="Heading_20_2" text:outline-level="2"><text:bookmark-start text:name="__RefHeading___Toc9282_379422752"/>select() <text:bookmark-end text:name="__RefHeading___Toc9282_379422752"/></text:h>
        <text:p text:style-name="P51">highlights all the text inside the text box.</text:p>
        <text:h text:style-name="Heading_20_2" text:outline-level="2"><text:bookmark-start text:name="__RefHeading___Toc9284_379422752"/>change event<text:bookmark-end text:name="__RefHeading___Toc9284_379422752"/></text:h>
        <text:p text:style-name="Standard">fires when the element loses focus if (and only if) the value inside the text box is different from the value it had when it got the focus.</text:p>
        <text:h text:style-name="P292" text:outline-level="2"><text:bookmark-start text:name="__RefHeading___Toc9286_379422752"/>Putting text in<text:span text:style-name="T231">side</text:span> a field<text:bookmark-end text:name="__RefHeading___Toc9286_379422752"/></text:h>
        <text:p text:style-name="P232">document.getElementById("age").value="21";</text:p>
        <text:p text:style-name="Standard"/>
        <text:p text:style-name="Standard"/>
        <text:p text:style-name="Standard"/>
        <text:h text:style-name="P317" text:outline-level="1">THE FUCK<text:span text:style-name="T255">IN</text:span>G RETRIEVAL FORM</text:h>
        <text:p text:style-name="P158">&lt;form id="<text:span text:style-name="T8">form1</text:span>"&gt;</text:p>
        <text:p text:style-name="P158"><text:s text:c="2"/>First name: </text:p>
        <text:p text:style-name="P158"><text:tab/>&lt;input type="text" name="fname" <text:tab/>value="Donald"&gt;&lt;br&gt;</text:p>
        <text:p text:style-name="P158"><text:s text:c="2"/>Last name: </text:p>
        <text:p text:style-name="P158"><text:tab/>&lt;input type="text" name="lname" <text:tab/>value="Duck"&gt;&lt;br&gt;&lt;br&gt;<text:tab/>&lt;/form&gt; </text:p>
        <text:p text:style-name="P158"/>
        <text:p text:style-name="P158">&lt;button onclick="myFunction()"&gt;</text:p>
        <text:p text:style-name="P158"><text:tab/>Print Results&lt;/button&gt;</text:p>
        <text:p text:style-name="P158">&lt;p id="<text:span text:style-name="T8">demo</text:span>"&gt;&lt;/p&gt;<text:tab/><text:tab/>&lt;script&gt;</text:p>
        <text:p text:style-name="P158">function myFunction() {</text:p>
        <text:p text:style-name="P158">var <text:span text:style-name="T8">x</text:span> =document.<text:span text:style-name="T8">getElementById</text:span>("<text:span text:style-name="T8">form1</text:span>");</text:p>
        <text:p text:style-name="P158">var <text:span text:style-name="T8">text</text:span> = "";</text:p>
        <text:p text:style-name="P158">var i;</text:p>
        <text:p text:style-name="P158">for (i = 0; i &lt; <text:span text:style-name="T8">x</text:span>.length ;i++) {</text:p>
        <text:p text:style-name="P158"><text:s/><text:span text:style-name="T8">text</text:span> += x.elements[i].value + "&lt;br&gt;";}</text:p>
        <text:p text:style-name="P158">document.getElementById("<text:span text:style-name="T8">demo</text:span>")</text:p>
        <text:p text:style-name="P158"><text:tab/>.innerHTML = <text:span text:style-name="T8">text</text:span>;}<text:tab/>&lt;/script&gt;</text:p>
        <text:h text:style-name="Heading_20_1" text:outline-level="1"><text:bookmark-start text:name="__RefHeading___Toc9290_379422752"/>A better form<text:bookmark-end text:name="__RefHeading___Toc9290_379422752"/></text:h>
        <text:p text:style-name="P189">&lt;form&gt;</text:p>
        <text:p text:style-name="P189">&lt;input type='text' id='<text:span text:style-name="T8">exp</text:span>'&gt; exp&lt;br&gt;</text:p>
        <text:p text:style-name="P189">&lt;input type='text' id='<text:span text:style-name="T8">base</text:span>'&gt; base &lt;br&gt;</text:p>
        <text:p text:style-name="P189">&lt;input type='button' id='<text:span text:style-name="T8">btn</text:span>'&gt;</text:p>
        <text:p text:style-name="P189">&lt;div id='<text:span text:style-name="T8">result</text:span>'&gt;&lt;/div&gt; &lt;/form&gt;</text:p>
        <text:p text:style-name="P170">&lt;script&gt;<text:tab/>var <text:span text:style-name="T8">buttonC</text:span> = <text:tab/>document.getElementById('<text:span text:style-name="T8">btn</text:span>');</text:p>
        <text:p text:style-name="P170"><text:span text:style-name="T8"><text:tab/>buttonC</text:span>.onclick = <text:span text:style-name="T8">exp</text:span><text:span text:style-name="T29">o</text:span>;<text:span text:style-name="T246">//</text:span><text:span text:style-name="T247">NO (</text:span><text:span text:style-name="T248">par</text:span><text:span text:style-name="T247">)</text:span></text:p>
        <text:p text:style-name="P170">function <text:span text:style-name="T8">exp</text:span><text:span text:style-name="T29">o</text:span>(base, exp){</text:p>
        <text:p text:style-name="P170"><text:tab/>var <text:span text:style-name="T8">exp</text:span> = document.getElementById <text:s text:c="3"/><text:tab/>('<text:span text:style-name="T8">exp</text:span>').value;*</text:p>
        <text:p text:style-name="P170"><text:tab/>var <text:span text:style-name="T8">base</text:span>= document.getElementById</text:p>
        <text:p text:style-name="P170"><text:tab/>('<text:span text:style-name="T8">base</text:span>').value;</text:p>
        <text:p text:style-name="P170"><text:tab/><text:span text:style-name="T8">result</text:span>.innerHTML = <text:tab/>(Math.pow(<text:span text:style-name="T8">base</text:span>, <text:span text:style-name="T8">exp</text:span>));}&lt;/script&gt;</text:p>
        <text:p text:style-name="P269"/>
        <text:p text:style-name="P171"/>
        <text:p text:style-name="P180">&lt;form&gt;text&lt;br&gt;&lt;input type='text' id='<text:span text:style-name="T8">string</text:span>'&gt; &lt;br&gt;</text:p>
        <text:p text:style-name="P180">&lt;input type='button'id='<text:span text:style-name="T8">button2</text:span>'&gt;</text:p>
        <text:p text:style-name="P180">&lt;div id="result"&gt;&lt;/div&gt; &lt;/form&gt;</text:p>
        <text:p text:style-name="P180"/>
        <text:p text:style-name="P180">&lt;script&gt;<text:tab/>var button2 = document.getElementById('<text:span text:style-name="T8">button2</text:span>');</text:p>
        <text:p text:style-name="P180"><text:span text:style-name="T8">button2</text:span>.onclick = <text:span text:style-name="T8">extract</text:span>;</text:p>
        <text:p text:style-name="P180"/>
        <text:p text:style-name="P180">function <text:span text:style-name="T8">extract</text:span>(){</text:p>
        <text:p text:style-name="P180"><text:s text:c="3"/>var <text:span text:style-name="T8">text</text:span> = <text:s/></text:p>
        <text:p text:style-name="P180"><text:s text:c="5"/>document.getElementById('<text:span text:style-name="T8">string</text:span>');</text:p>
        <text:p text:style-name="P180"><text:s text:c="3"/>var <text:span text:style-name="T8">result</text:span> = <text:s text:c="2"/></text:p>
        <text:p text:style-name="P180"><text:s text:c="5"/>document.getElementById('result');</text:p>
        <text:p text:style-name="P180"><text:s text:c="3"/>result.innerHTML = text.value;}</text:p>
        <text:p text:style-name="P180">&lt;/script&gt;</text:p>
        <text:p text:style-name="P158"/>
        <text:p text:style-name="P158"><text:soft-page-break/></text:p>
        <text:h text:style-name="P311" text:outline-level="1" text:is-list-header="true"/>
        <text:h text:style-name="P320" text:outline-level="1"><text:bookmark-start text:name="__RefHeading___Toc9292_379422752"/>Functions<text:bookmark-end text:name="__RefHeading___Toc9292_379422752"/></text:h>
        <text:p text:style-name="Text_20_body"><text:span text:style-name="T142">A function is a JavaScript procedure—a set of statements that performs a task or calculates a value.It is like a reusable piece of code. Imagine , having 20 for loops ,and then having a single function to handle it all . To use a function, you must define it somewhere in the scope from which you wish to call it. A function definition (also called a function declaration) consists of the function keyword, followed by the name of the function, a list of arguments to the function, enclosed in parentheses and separated by commas, the JavaScript statements that define the function, enclosed in curly braces, </text:span><text:span text:style-name="Source_20_Text"><text:span text:style-name="T142">{ }</text:span></text:span><text:span text:style-name="T142">.</text:span></text:p>
        <text:p text:style-name="Text_20_body"><text:span text:style-name="Strong_20_Emphasis"><text:span text:style-name="T142">Syntax</text:span></text:span></text:p>
        <text:p text:style-name="Preformatted_20_Text"><text:span text:style-name="Source_20_Text"><text:span text:style-name="T142">function name(argument1 , argument2 .... argumentN){</text:span></text:span></text:p>
        <text:p text:style-name="Preformatted_20_Text"><text:span text:style-name="Source_20_Text"><text:span text:style-name="T142"><text:s text:c="4"/>statement1;</text:span></text:span></text:p>
        <text:p text:style-name="Preformatted_20_Text"><text:span text:style-name="Source_20_Text"><text:span text:style-name="T142"><text:s text:c="4"/>statement2;</text:span></text:span></text:p>
        <text:p text:style-name="Preformatted_20_Text"><text:span text:style-name="Source_20_Text"><text:span text:style-name="T142"><text:s text:c="4"/>statementN; } </text:span></text:span></text:p>
        <text:p text:style-name="Text_20_body"><text:span text:style-name="Strong_20_Emphasis"><text:span text:style-name="T142">Example</text:span></text:span></text:p>
        <text:p text:style-name="Preformatted_20_Text"><text:span text:style-name="Source_20_Text"><text:span text:style-name="T142">function greet(name) {</text:span></text:span></text:p>
        <text:p text:style-name="Preformatted_20_Text"><text:span text:style-name="Source_20_Text"><text:span text:style-name="T142"><text:s text:c="2"/>return "Hello" + name + "!"; }</text:span></text:span></text:p>
        <text:p text:style-name="P30">Oppure</text:p>
        <text:p text:style-name="P120">var <text:span text:style-name="T31">greet</text:span> = function (<text:span text:style-name="T31">name</text:span>) {</text:p>
        <text:p text:style-name="P120"><text:s text:c="2"/>// Do something here}</text:p>
        <text:h text:style-name="P274" text:outline-level="2"><text:bookmark-start text:name="__RefHeading___Toc9294_379422752"/>Function calling<text:bookmark-end text:name="__RefHeading___Toc9294_379422752"/></text:h>
        <text:p text:style-name="Text_20_body"><text:span text:style-name="Strong_20_Emphasis"><text:span text:style-name="T142">Syntax</text:span></text:span></text:p>
        <text:p text:style-name="P68"><text:span text:style-name="Source_20_Text"><text:span text:style-name="T142">functionName(argument1, argument2, ..., argumentN);</text:span></text:span></text:p>
        <text:p text:style-name="Text_20_body"><text:span text:style-name="Strong_20_Emphasis"><text:span text:style-name="T142">Example</text:span></text:span></text:p>
        <text:p text:style-name="Preformatted_20_Text"><text:span text:style-name="Source_20_Text"><text:span text:style-name="T142">greet("Anonymous"); // Hello Anonymous!</text:span></text:span></text:p>
        <text:h text:style-name="P274" text:outline-level="2"><text:bookmark-start text:name="__RefHeading___Toc9296_379422752"/>Function hoisting<text:bookmark-end text:name="__RefHeading___Toc9296_379422752"/></text:h>
        <text:p text:style-name="P79">The two ways of declaring functions produce different results. Declaring a function one way "hoists" it to the top of the call, and makes it available before it's actually defined.</text:p>
        <text:p text:style-name="P79"/>
        <text:p text:style-name="Text_20_body"><text:span text:style-name="Strong_20_Emphasis"><text:span text:style-name="T142">Example</text:span></text:span></text:p>
        <text:p text:style-name="Preformatted_20_Text"><text:span text:style-name="Source_20_Text"><text:span text:style-name="T142">hoistedFunction(); // Hello! I am defined immediately!</text:span></text:span></text:p>
        <text:p text:style-name="Preformatted_20_Text"><text:span text:style-name="Source_20_Text"><text:span text:style-name="T142">notHoistedFunction(); // ReferenceError: notHoistedFunction is not defined</text:span></text:span></text:p>
        <text:p text:style-name="P120"/>
        <text:p text:style-name="Preformatted_20_Text"><text:span text:style-name="Source_20_Text"><text:span text:style-name="T142">function hoistedFunction () {</text:span></text:span></text:p>
        <text:p text:style-name="Preformatted_20_Text"><text:span text:style-name="Source_20_Text"><text:span text:style-name="T142"><text:s text:c="2"/>console.log('Hello! I am defined immediately!'); }</text:span></text:span></text:p>
        <text:p text:style-name="P120"/>
        <text:p text:style-name="Preformatted_20_Text"><text:span text:style-name="Source_20_Text"><text:span text:style-name="T142">var notHoistedFunction = function () {</text:span></text:span></text:p>
        <text:p text:style-name="Preformatted_20_Text"><text:span text:style-name="Source_20_Text"><text:span text:style-name="T142"><text:s text:c="2"/>console.log('I am not defined immediately.'); }</text:span></text:span></text:p>
        <text:h text:style-name="Heading_20_2" text:outline-level="2"><text:bookmark-start text:name="__RefHeading___Toc9298_379422752"/>Functions As Values<text:bookmark-end text:name="__RefHeading___Toc9298_379422752"/></text:h>
        <text:p text:style-name="P120"><text:span text:style-name="T113">f</text:span>unction <text:span text:style-name="T113">function2 </text:span>(<text:span text:style-name="T113">function1</text:span>,<text:span text:style-name="T113">value</text:span>)<text:tab/>{<text:span text:style-name="T113">function1</text:span>(<text:span text:style-name="T113">value</text:span>);}</text:p>
        <text:p text:style-name="P120"><text:span text:style-name="T113">function2</text:span>(<text:span text:style-name="T113">function1</text:span>, <text:span text:style-name="T113">value</text:span>);</text:p>
        <text:p text:style-name="P184">EXAMPLE</text:p>
        <text:p text:style-name="P122">function convert(converter, temp){</text:p>
        <text:p text:style-name="P122"><text:tab/><text:tab/>converter(temp);}</text:p>
        <text:p text:style-name="P122"><text:tab/>convert(toFahrenheit, 23);</text:p>
        <text:h text:style-name="P326" text:outline-level="1"><text:bookmark-start text:name="__RefHeading___Toc9300_379422752"/>If statement<text:bookmark-end text:name="__RefHeading___Toc9300_379422752"/></text:h>
        <text:p text:style-name="Standard">It simply states that if this condition is true, do this, else do something else (or nothing). It occurs in varied forms.</text:p>
        <text:h text:style-name="P293" text:outline-level="2"><text:bookmark-start text:name="__RefHeading___Toc9302_379422752"/>If<text:bookmark-end text:name="__RefHeading___Toc9302_379422752"/></text:h>
        <table:table table:name="Table15" table:style-name="Table15">
          <table:table-column table:style-name="Table15.A"/>
          <table:table-column table:style-name="Table15.B"/>
          <table:table-row>
            <table:table-cell table:style-name="Table15.A1" office:value-type="string">
              <text:p text:style-name="P52">Syntax</text:p>
              <text:p text:style-name="Preformatted_20_Text">if (condition) {code that runs if true}</text:p>
            </table:table-cell>
            <table:table-cell table:style-name="Table15.B1" office:value-type="string">
              <text:p text:style-name="P52">Example</text:p>
              <text:p text:style-name="Preformatted_20_Text">if (answer === 42) {console.log('Told you so!');}</text:p>
            </table:table-cell>
          </table:table-row>
        </table:table>
        <text:h text:style-name="P274" text:outline-level="2"><text:bookmark-start text:name="__RefHeading___Toc9304_379422752"/>else<text:bookmark-end text:name="__RefHeading___Toc9304_379422752"/></text:h>
        <text:p text:style-name="Text_20_body"><text:span text:style-name="T142">A fallback to an </text:span><text:span text:style-name="Source_20_Text"><text:span text:style-name="T142">if</text:span></text:span><text:span text:style-name="T142"> statement. This will only get executed if the previous statement did not.</text:span></text:p>
        <text:p text:style-name="Text_20_body"><text:span text:style-name="Strong_20_Emphasis"><text:span text:style-name="T142">Syntax<text:tab/><text:tab/><text:tab/><text:tab/><text:tab/><text:tab/></text:span></text:span></text:p>
        <text:p text:style-name="Preformatted_20_Text"><text:span text:style-name="Source_20_Text"><text:span text:style-name="T142">// If the condition is true, statement1 will be executed.</text:span></text:span></text:p>
        <text:p text:style-name="Preformatted_20_Text"><text:span text:style-name="Source_20_Text"><text:span text:style-name="T142">// Otherwise, statement2 will be executed.</text:span></text:span></text:p>
        <text:p text:style-name="Preformatted_20_Text"><text:span text:style-name="Source_20_Text"><text:span text:style-name="T142">if (condition) {</text:span></text:span></text:p>
        <text:p text:style-name="Preformatted_20_Text"><text:span text:style-name="Source_20_Text"><text:span text:style-name="T142"><text:s text:c="2"/>// statement1: code that runs if condition is true</text:span></text:span></text:p>
        <text:p text:style-name="P186"><text:span text:style-name="Source_20_Text"><text:span text:style-name="T142">break;</text:span></text:span><text:span text:style-name="Source_20_Text"><text:span text:style-name="T186">&lt;== breaks out of the loop early</text:span></text:span></text:p>
        <text:p text:style-name="Preformatted_20_Text"><text:span text:style-name="Source_20_Text"><text:span text:style-name="T142">} else {</text:span></text:span></text:p>
        <text:p text:style-name="Preformatted_20_Text"><text:span text:style-name="Source_20_Text"><text:span text:style-name="T142"><text:s text:c="2"/>// statement2: code that runs if condition is false}</text:span></text:span></text:p>
        <text:p text:style-name="Preformatted_20_Text"><text:span text:style-name="Source_20_Text"><text:span text:style-name="T142"/></text:span></text:p>
        <text:p text:style-name="Text_20_body"><text:soft-page-break/><text:span text:style-name="Strong_20_Emphasis"><text:span text:style-name="T142">Example</text:span></text:span></text:p>
        <text:p text:style-name="Preformatted_20_Text"><text:span text:style-name="Source_20_Text"><text:span text:style-name="T142">if (gender == "male") {</text:span></text:span></text:p>
        <text:p text:style-name="Preformatted_20_Text"><text:span text:style-name="Source_20_Text"><text:span text:style-name="T142"><text:s text:c="2"/>console.log("Hello, sir!");</text:span></text:span></text:p>
        <text:p text:style-name="Preformatted_20_Text"><text:span text:style-name="Source_20_Text"><text:span text:style-name="T142">} else {console.log("Hello, ma'am!");}</text:span></text:span></text:p>
        <text:h text:style-name="P274" text:outline-level="2"><text:bookmark-start text:name="__RefHeading___Toc9306_379422752"/>else if<text:bookmark-end text:name="__RefHeading___Toc9306_379422752"/></text:h>
        <text:p text:style-name="Text_20_body"><text:span text:style-name="T142">This is like an </text:span><text:span text:style-name="Source_20_Text"><text:span text:style-name="T142">else</text:span></text:span><text:span text:style-name="T142"> statement, but with its own condition. It will only run if its condition is true, and the previous statement's condition was false.</text:span></text:p>
        <text:p text:style-name="P52">Syntax</text:p>
        <text:p text:style-name="P191"><text:span text:style-name="Source_20_Text"><text:span text:style-name="T142">if (condition1) {statement1;} </text:span></text:span></text:p>
        <text:p text:style-name="P191"><text:span text:style-name="Source_20_Text"><text:span text:style-name="T142">else if (condition2) {statement2;} </text:span></text:span></text:p>
        <text:p text:style-name="P191"><text:span text:style-name="Source_20_Text"><text:span text:style-name="T142">else {statement3;}</text:span></text:span></text:p>
        <text:p text:style-name="P52">Example</text:p>
        <text:p text:style-name="Preformatted_20_Text"><text:span text:style-name="Source_20_Text"><text:span text:style-name="T142">if (someNumber &gt; 10) {</text:span></text:span></text:p>
        <text:p text:style-name="Preformatted_20_Text"><text:span text:style-name="Source_20_Text"><text:span text:style-name="T142"><text:s text:c="2"/>console.log("Numbers larger than 10 are not allowed.");</text:span></text:span></text:p>
        <text:p text:style-name="Preformatted_20_Text"><text:span text:style-name="Source_20_Text"><text:span text:style-name="T142">} else if (someNumber &lt; 0) {</text:span></text:span></text:p>
        <text:p text:style-name="Preformatted_20_Text"><text:span text:style-name="Source_20_Text"><text:span text:style-name="T142"><text:s text:c="2"/>console.log("Negative numbers are not allowed.");</text:span></text:span></text:p>
        <text:p text:style-name="Preformatted_20_Text"><text:span text:style-name="Source_20_Text"><text:span text:style-name="T142">} else {console.log("Nice number!");}</text:span></text:span></text:p>
        <text:h text:style-name="P328" text:outline-level="1"><text:bookmark-start text:name="__RefHeading___Toc9308_379422752"/>Loops<text:bookmark-end text:name="__RefHeading___Toc9308_379422752"/></text:h>
        <text:h text:style-name="P300" text:outline-level="2"><text:bookmark-start text:name="__RefHeading___Toc9310_379422752"/><text:span text:style-name="T136">f</text:span>or Loops<text:bookmark-end text:name="__RefHeading___Toc9310_379422752"/></text:h>
        <text:p text:style-name="Standard"><text:span text:style-name="Strong_20_Emphasis"><text:span text:style-name="T142"><text:tab/></text:span></text:span><text:span text:style-name="Strong_20_Emphasis"><text:span text:style-name="T100">var <text:s text:c="2"/>b</text:span></text:span><text:span text:style-name="Strong_20_Emphasis"><text:span text:style-name="T101">eginning; <text:s text:c="5"/>end <text:s text:c="3"/>; step size</text:span></text:span></text:p>
        <text:p text:style-name="P153">for (var i=0;i&lt;5;i++) {console.log(i);<text:span text:style-name="T183">}</text:span></text:p>
        <text:p text:style-name="P154">// Prints the numbers from 0 to 4}</text:p>
        <text:p text:style-name="P185">WITHOUT semilcolumn between () and {}</text:p>
        <text:p text:style-name="P185"/>
        <text:h text:style-name="P274" text:outline-level="2"><text:bookmark-start text:name="__RefHeading___Toc9312_379422752"/><text:span text:style-name="T136">i</text:span>n loops<text:bookmark-end text:name="__RefHeading___Toc9312_379422752"/></text:h>
        <text:p text:style-name="P79"><text:span text:style-name="T109">T</text:span>o loop through each element in the array without having to know how many elements the array actually contains. <text:s text:c="2"/><text:span text:style-name="T109">Conventional <text:s/>for loop:</text:span></text:p>
        <text:p text:style-name="P120">for (var <text:span text:style-name="T99">i</text:span> = 0; <text:span text:style-name="T99">i</text:span> &lt; 3; <text:span text:style-name="T99">i</text:span>++) {</text:p>
        <text:p text:style-name="P120">document.write(myArray[<text:span text:style-name="T99">i</text:span>]);}</text:p>
        <text:p text:style-name="P11"/>
        <text:p text:style-name="P11">To do exactly the same thing with the <text:s/>for . . . in loop, you write this:</text:p>
        <text:p text:style-name="P11"/>
        <text:p text:style-name="P120">for (var elementIndex in myArray) {</text:p>
        <text:p text:style-name="P120">document.write(myArray[elementIndex]);</text:p>
        <text:h text:style-name="P274" text:outline-level="2"><text:bookmark-start text:name="__RefHeading___Toc9314_379422752"/><text:span text:style-name="T136">w</text:span>hile Loops<text:bookmark-end text:name="__RefHeading___Toc9314_379422752"/></text:h>
        <text:p text:style-name="Text_20_body"><text:span text:style-name="T142">You use </text:span><text:span text:style-name="Source_20_Text"><text:span text:style-name="T142">while</text:span></text:span><text:span text:style-name="T142"> loops, if you don't know how often you'll loop.</text:span></text:p>
        <text:p text:style-name="P52">Syntax</text:p>
        <text:p text:style-name="Preformatted_20_Text"><text:span text:style-name="Source_20_Text"><text:span text:style-name="T142">while (condition) {// Your code here}</text:span></text:span></text:p>
        <text:p text:style-name="Preformatted_20_Text"><text:span text:style-name="Strong_20_Emphasis"><text:span text:style-name="T61">Example</text:span></text:span><text:span text:style-name="Strong_20_Emphasis"><text:span text:style-name="T142"><text:tab/></text:span></text:span><text:span text:style-name="Source_20_Text"><text:span text:style-name="T142">var x = 0;</text:span></text:span></text:p>
        <text:p text:style-name="P120">while (x &lt; 5) {console.log(x); </text:p>
        <text:p text:style-name="P120">// Prints numbers from 0 to 4</text:p>
        <text:p text:style-name="P120"><text:span text:style-name="T8">x++</text:span>;}<text:tab/>// <text:span text:style-name="T111">&lt;== this changes the condition</text:span></text:p>
        <text:p text:style-name="Preformatted_20_Text"><text:span text:style-name="Strong_20_Emphasis"><text:span text:style-name="T61">Example</text:span></text:span><text:span text:style-name="Strong_20_Emphasis"><text:span text:style-name="T142"><text:tab/></text:span></text:span><text:span text:style-name="T142">var x = 10;</text:span></text:p>
        <text:p text:style-name="P120">while (x &lt;= 5) {console.log(x); </text:p>
        <text:p text:style-name="P120">// Won't be executed</text:p>
        <text:p text:style-name="P120"><text:span text:style-name="T8">x++</text:span>;}</text:p>
        <text:h text:style-name="P301" text:outline-level="2" text:is-list-header="true"><text:bookmark-start text:name="__RefHeading___Toc9316_379422752"/><text:span text:style-name="T136">d</text:span>o <text:span text:style-name="T136">w</text:span>hile Loops<text:bookmark-end text:name="__RefHeading___Toc9316_379422752"/></text:h>
        <text:p text:style-name="P79">You use do while loops, if you have to loop at least once, but if you don't know how often.</text:p>
        <text:p text:style-name="P31">Syntax</text:p>
        <text:p text:style-name="P123">do { // Your code } while (condition);</text:p>
        <table:table table:name="Table4" table:style-name="Table4">
          <table:table-column table:style-name="Table4.A"/>
          <table:table-column table:style-name="Table4.B"/>
          <table:table-row>
            <table:table-cell table:style-name="Table4.A1" office:value-type="string">
              <text:p text:style-name="P52">Example</text:p>
              <text:p text:style-name="Preformatted_20_Text">var x = 10;</text:p>
              <text:p text:style-name="P120">do {</text:p>
              <text:p text:style-name="P120"><text:s/>console.log(x); </text:p>
              <text:p text:style-name="P120">// Prints 10</text:p>
              <text:p text:style-name="P161"><text:s text:c="4"/>x++;</text:p>
              <text:p text:style-name="P161">} while (x &lt;= 5);</text:p>
            </table:table-cell>
            <table:table-cell table:style-name="Table4.B1" office:value-type="string">
              <text:p text:style-name="P30">Example</text:p>
              <text:p text:style-name="P120">var x = 0;</text:p>
              <text:p text:style-name="P120">do {</text:p>
              <text:p text:style-name="P120">console.log(x); <text:s/></text:p>
              <text:p text:style-name="P120">// Prints <text:span text:style-name="T110">from</text:span> 0to4</text:p>
              <text:p text:style-name="P120"><text:s text:c="4"/>x++;</text:p>
              <text:p text:style-name="P120">} while (x &lt; 5);</text:p>
            </table:table-cell>
          </table:table-row>
        </table:table>
        <text:h text:style-name="P303" text:outline-level="2"><text:bookmark-start text:name="__RefHeading___Toc9318_379422752"/>forEach()<text:bookmark-end text:name="__RefHeading___Toc9318_379422752"/></text:h>
        <text:p text:style-name="P144">var numbers = [ 1, 2, 3, 4, 5 ];</text:p>
        <text:p text:style-name="P144"/>
        <text:p text:style-name="P144">function doubleAndAlert(value,<text:span text:style-name="T38">indx</text:span><text:span text:style-name="T36">,arr</text:span>)</text:p>
        <text:p text:style-name="P144"><text:tab/>{document.write(value*2)}</text:p>
        <text:p text:style-name="P144">numbers.forEach(doubleAndAlert);</text:p>
        <text:p text:style-name="P28">//same result as this one:</text:p>
        <text:p text:style-name="P144">for (var i=0; i &lt; numbers.length; i++) </text:p>
        <text:h text:style-name="P330" text:outline-level="1"><text:bookmark-start text:name="__RefHeading___Toc9320_379422752"/>{document.write(numbers[i] * 2);}<text:bookmark-end text:name="__RefHeading___Toc9320_379422752"/></text:h>
        <text:h text:style-name="P327" text:outline-level="1"><text:bookmark-start text:name="__RefHeading___Toc9322_379422752"/>Math<text:bookmark-end text:name="__RefHeading___Toc9322_379422752"/></text:h>
        <text:h text:style-name="P274" text:outline-level="2"><text:bookmark-start text:name="__RefHeading___Toc9324_379422752"/><text:span text:style-name="T131">a</text:span>bs()<text:bookmark-end text:name="__RefHeading___Toc9324_379422752"/></text:h>
        <text:p text:style-name="P25">absolute value of the number -1 as <text:s/>1 , <text:s/>-4 as <text:s/>4</text:p>
        <text:p text:style-name="P120">var myNumber = -101;</text:p>
        <text:p text:style-name="P120">document.write(Math.abs(myNumber));</text:p>
        <text:h text:style-name="P274" text:outline-level="2"><text:bookmark-start text:name="__RefHeading___Toc9326_379422752"/>Rounding <text:span text:style-name="T97">(ceil, floor and round)</text:span><text:bookmark-end text:name="__RefHeading___Toc9326_379422752"/></text:h>
        <text:h text:style-name="P304" text:outline-level="3"><text:bookmark-start text:name="__RefHeading___Toc9328_379422752"/>ceil<text:span text:style-name="T136">()</text:span><text:bookmark-end text:name="__RefHeading___Toc9328_379422752"/></text:h>
        <text:p text:style-name="P14">rounds a number up to the next largest whole number or integer. </text:p>
        <text:p text:style-name="P14">10.01 becomes <text:s/>11 , and <text:s/>–9.99 becomes <text:s/>–9</text:p>
        <text:p text:style-name="P80"><text:span text:style-name="T8">Syntax<text:tab/></text:span><text:tab/> <text:span text:style-name="T74">Math.ceil(expression);</text:span></text:p>
        <text:p text:style-name="P124">Math.ceil(4-1.9); // <text:s/>3</text:p>
        <text:p text:style-name="P106"><text:span text:style-name="Source_20_Text"><text:span text:style-name="T142">Math.ceil(45.4); // <text:s/>46</text:span></text:span></text:p>
        <text:p text:style-name="P106"><text:span text:style-name="Source_20_Text"><text:span text:style-name="T142"/></text:span></text:p>
        <text:p text:style-name="P11">Using <text:s/><text:span text:style-name="T74">ceil() </text:span>is different from using the <text:s/><text:span text:style-name="T77">parseInt()</text:span><text:span text:style-name="T133"> </text:span><text:span text:style-name="T134">(which</text:span><text:span text:style-name="T133"> simply chops off any numbers after the decimal point to leave a whole numbe</text:span><text:span text:style-name="T134">r)</text:span></text:p>
        <text:h text:style-name="P304" text:outline-level="3"><text:bookmark-start text:name="__RefHeading___Toc9330_379422752"/>floor<text:span text:style-name="T136">()</text:span><text:bookmark-end text:name="__RefHeading___Toc9330_379422752"/></text:h>
        <text:p text:style-name="P15"><text:span text:style-name="T137">It </text:span>always rounds the number down. </text:p>
        <text:p text:style-name="P15">So if you pass <text:s/>10.01 you will be returned <text:s/>10 <text:span text:style-name="T5">and if you pass <text:s/>–9.99 you will see <text:s/>–10 returned.</text:span></text:p>
        <text:p text:style-name="Text_20_body"><text:span text:style-name="Strong_20_Emphasis"><text:span text:style-name="T142">Syntax <text:tab/></text:span></text:span><text:span text:style-name="Source_20_Text"><text:span text:style-name="T69">Math.floor(expression)</text:span></text:span></text:p>
        <text:p text:style-name="Text_20_body"><text:span text:style-name="Strong_20_Emphasis"><text:span text:style-name="T142">Example<text:tab/></text:span></text:span><text:span text:style-name="T88">Math.floor(9.99); // 9</text:span></text:p>
        <text:p text:style-name="P120">Math.floor(1 + 0.5); // 1</text:p>
        <text:p text:style-name="P125">Math.floor(Math.random() * X + 1); // Returns a random number between 1 and X</text:p>
        <text:h text:style-name="P304" text:outline-level="3"><text:bookmark-start text:name="__RefHeading___Toc9332_379422752"/>round() <text:bookmark-end text:name="__RefHeading___Toc9332_379422752"/></text:h>
        <text:p text:style-name="P11">it rounds up only if the decimal part is <text:s/>.5 or greater, and rounds down otherwise.</text:p>
        <text:p text:style-name="P11">For example:<text:tab/> <text:span text:style-name="T74">Math.round(44.5);<text:tab/> // </text:span><text:span text:style-name="T79">45</text:span></text:p>
        <text:p text:style-name="P126"><text:tab/><text:tab/>Math.round(44.<text:span text:style-name="T138">49</text:span>); // 44</text:p>
        <text:h text:style-name="P277" text:outline-level="2"><text:bookmark-start text:name="__RefHeading___Toc9334_379422752"/>toFixed()<text:bookmark-end text:name="__RefHeading___Toc9334_379422752"/></text:h>
        <text:p text:style-name="P24"><text:span text:style-name="T141">C</text:span>uts a number off after a certain point <text:span text:style-name="T172">(20 decimals max)</text:span>. <text:span text:style-name="T172">It also rounds up or down.</text:span></text:p>
        <text:p text:style-name="P128"><text:span text:style-name="T55">Syntax</text:span><text:span text:style-name="T8">: </text:span>number.toFixed(x)</text:p>
        <text:p text:style-name="P128">10.73925.toFixed(2) // returns 10.74</text:p>
        <text:p text:style-name="Standard"/>
        <text:p text:style-name="Standard">The <text:span text:style-name="Source_20_Text"><text:span text:style-name="T83">toFixed</text:span></text:span> method <text:span text:style-name="T8">might not always ensure </text:span><text:span text:style-name="T39">the correct rounding</text:span><text:span text:style-name="T8"> of the conversion results.</text:span> <text:span text:style-name="T5">For example, </text:span><text:span text:style-name="Source_20_Text"><text:span text:style-name="T87">(0.947).toFixed(0)</text:span></text:span><text:span text:style-name="T5"> may produce</text:span> either <text:span text:style-name="Source_20_Text"><text:span text:style-name="T83">'0'</text:span></text:span> or<text:span text:style-name="T83"> </text:span><text:span text:style-name="Source_20_Text"><text:span text:style-name="T83">'1'</text:span></text:span>, depending on the browser; </text:p>
        <text:h text:style-name="P278" text:outline-level="2"><text:bookmark-start text:name="__RefHeading___Toc9336_379422752"/>min() and max()<text:bookmark-end text:name="__RefHeading___Toc9336_379422752"/></text:h>
        <text:p text:style-name="P11">to find the largest or smallest of two <text:span text:style-name="T132">numbers</text:span>.</text:p>
        <text:p text:style-name="P127">var max = Math.max(21,22); </text:p>
        <text:p text:style-name="P127">// result is 22</text:p>
        <text:p text:style-name="P127">var min = Math.min(30.1, 30.2); </text:p>
        <text:p text:style-name="P127">// result is 30.1</text:p>
        <text:h text:style-name="P279" text:outline-level="2"><text:bookmark-start text:name="__RefHeading___Toc9338_379422752"/>PI<text:bookmark-end text:name="__RefHeading___Toc9338_379422752"/></text:h>
        <text:p text:style-name="Standard">value of π. </text:p>
        <text:p text:style-name="Standard"><text:span text:style-name="T142">Note in syntax , we do not put </text:span><text:span text:style-name="Source_20_Text"><text:span text:style-name="T142">()</text:span></text:span><text:span text:style-name="T142"> at the end of </text:span><text:span text:style-name="Source_20_Text"><text:span text:style-name="T142">Math.PI</text:span></text:span><text:span text:style-name="T142"> because </text:span><text:span text:style-name="Source_20_Text"><text:span text:style-name="T142">Math.PI</text:span></text:span><text:span text:style-name="T142"> is not a function.</text:span></text:p>
        <text:p text:style-name="P77"><text:span text:style-name="Strong_20_Emphasis"><text:span text:style-name="T142">Syntax<text:tab/><text:tab/></text:span></text:span><text:span text:style-name="Source_20_Text"><text:span text:style-name="T69">Math.PI</text:span></text:span></text:p>
        <text:p text:style-name="Preformatted_20_Text"><text:span text:style-name="Strong_20_Emphasis"><text:span text:style-name="T51">Example</text:span></text:span><text:span text:style-name="Strong_20_Emphasis"><text:span text:style-name="T142"> <text:s text:c="2"/></text:span></text:span><text:span text:style-name="T142">Math.round(Math.PI); </text:span></text:p>
        <text:p text:style-name="P124">// rounds the value of PI ,gives 3</text:p>
        <text:p text:style-name="P124">Math.ceil(Math.PI); // 4</text:p>
        <text:h text:style-name="P280" text:outline-level="2"><text:bookmark-start text:name="__RefHeading___Toc9340_379422752"/>pow<text:span text:style-name="T139">() elevation</text:span><text:bookmark-end text:name="__RefHeading___Toc9340_379422752"/></text:h>
        <table:table table:name="Table3" table:style-name="Table3">
          <table:table-column table:style-name="Table3.A"/>
          <table:table-column table:style-name="Table3.B"/>
          <table:table-row>
            <table:table-cell table:style-name="Table3.A1" office:value-type="string">
              <text:p text:style-name="P11">Returns base raised to exp.</text:p>
              <text:p text:style-name="P30">Syntax</text:p>
              <text:p text:style-name="Preformatted_20_Text"><text:span text:style-name="Source_20_Text"><text:span text:style-name="T142">Math.pow(base,expon</text:span></text:span><text:span text:style-name="Source_20_Text"><text:span text:style-name="T148">t</text:span></text:span><text:span text:style-name="Source_20_Text"><text:span text:style-name="T142">)</text:span></text:span></text:p>
            </table:table-cell>
            <table:table-cell table:style-name="Table3.B1" office:value-type="string">
              <text:p text:style-name="P30">Example</text:p>
              <text:p text:style-name="P120">Math.pow(2,4); </text:p>
              <text:p text:style-name="P120">// gives 16</text:p>
            </table:table-cell>
          </table:table-row>
        </table:table>
        <text:h text:style-name="P279" text:outline-level="2"><text:bookmark-start text:name="__RefHeading___Toc9342_379422752"/>random<text:span text:style-name="T139">()</text:span><text:bookmark-end text:name="__RefHeading___Toc9342_379422752"/></text:h>
        <text:p text:style-name="P81">Returns a random <text:span text:style-name="T140">floating-point </text:span>number between 0 and 1. <text:span text:style-name="T140">0 is included and <text:s/>1 is not.</text:span></text:p>
        <table:table table:name="Table5" table:style-name="Table5">
          <table:table-column table:style-name="Table5.A"/>
          <table:table-column table:style-name="Table5.B"/>
          <table:table-row>
            <table:table-cell table:style-name="Table5.A1" office:value-type="string">
              <text:p text:style-name="P77"><text:span text:style-name="Strong_20_Emphasis"><text:span text:style-name="T142">Syntax</text:span></text:span></text:p>
              <text:p text:style-name="P72"><text:span text:style-name="Source_20_Text"><text:span text:style-name="T142">Math.random()</text:span></text:span></text:p>
            </table:table-cell>
            <table:table-cell table:style-name="Table5.B1" office:value-type="string">
              <text:p text:style-name="P77"><text:span text:style-name="Strong_20_Emphasis"><text:span text:style-name="T142">Example</text:span></text:span></text:p>
              <text:p text:style-name="P124">Math.random(); </text:p>
              <text:p text:style-name="P124">// A random number between 0 and 1.</text:p>
            </table:table-cell>
          </table:table-row>
        </table:table>
        <text:h text:style-name="P274" text:outline-level="2"><text:bookmark-start text:name="__RefHeading___Toc9344_379422752"/>sqrt<text:span text:style-name="T139">()</text:span><text:bookmark-end text:name="__RefHeading___Toc9344_379422752"/></text:h>
        <text:p text:style-name="P79">Returns the square root of a number.</text:p>
        <text:p text:style-name="Text_20_body"><text:span text:style-name="Strong_20_Emphasis"><text:span text:style-name="T142">Syntax<text:tab/><text:tab/></text:span></text:span><text:span text:style-name="Source_20_Text"><text:span text:style-name="T83">Math.sqrt(expression)</text:span></text:span></text:p>
        <text:p text:style-name="Text_20_body"><text:span text:style-name="Strong_20_Emphasis"><text:span text:style-name="T142">Example<text:tab/></text:span></text:span><text:span text:style-name="T83">Math.sqrt(5+4); // 3</text:span></text:p>
        <text:p text:style-name="P120">Math.sqrt(Math.sqrt(122+22) + Math.sqrt(16)); //4</text:p>
        <text:h text:style-name="P329" text:outline-level="1" text:is-list-header="true"/>
        <text:h text:style-name="P319" text:outline-level="1"><text:bookmark-start text:name="__RefHeading___Toc9346_379422752"/>Numbers<text:bookmark-end text:name="__RefHeading___Toc9346_379422752"/></text:h>
        <text:h text:style-name="Heading_20_2" text:outline-level="2"><text:bookmark-start text:name="__RefHeading___Toc9348_379422752"/><text:span text:style-name="Source_20_Text"><text:span text:style-name="T142">%</text:span></text:span><text:span text:style-name="T142"> (Modulus)</text:span><text:bookmark-end text:name="__RefHeading___Toc9348_379422752"/></text:h>
        <text:p text:style-name="P79">It returns the remainder left after dividing the left hand side with the right hand side.</text:p>
        <text:p text:style-name="Text_20_body"><text:span text:style-name="Strong_20_Emphasis"><text:span text:style-name="T142">Syntax<text:tab/><text:tab/></text:span></text:span><text:span text:style-name="T83">number1 % number2</text:span></text:p>
        <text:p text:style-name="Text_20_body"><text:span text:style-name="Strong_20_Emphasis"><text:span text:style-name="T142">Example<text:tab/></text:span></text:span><text:span text:style-name="T83">14 % 9 // returns 5</text:span></text:p>
        <text:h text:style-name="P274" text:outline-level="2"><text:bookmark-start text:name="__RefHeading___Toc9350_379422752"/>isNaN<text:bookmark-end text:name="__RefHeading___Toc9350_379422752"/></text:h>
        <text:p text:style-name="P79">Returns true if the given number is not a number, else returns false.</text:p>
        <text:p text:style-name="Text_20_body"><text:span text:style-name="Strong_20_Emphasis"><text:span text:style-name="T142">Syntax</text:span></text:span></text:p>
        <text:p text:style-name="P68"><text:span text:style-name="Source_20_Text"><text:span text:style-name="T142">isNaN([value])</text:span></text:span></text:p>
        <text:p text:style-name="Text_20_body"><text:span text:style-name="Strong_20_Emphasis"><text:span text:style-name="T142">Example</text:span></text:span></text:p>
        <text:p text:style-name="Preformatted_20_Text"><text:span text:style-name="Source_20_Text"><text:span text:style-name="T147">var user_input=prompt("Enter a number");</text:span></text:span></text:p>
        <text:p text:style-name="P120"/>
        <text:p text:style-name="Preformatted_20_Text"><text:span text:style-name="Source_20_Text"><text:span text:style-name="T142">if(isNaN(user_input))</text:span></text:span></text:p>
        <text:p text:style-name="Preformatted_20_Text"><text:span text:style-name="Source_20_Text"><text:span text:style-name="T142"><text:s text:c="4"/>alert("</text:span></text:span><text:span text:style-name="Source_20_Text"><text:span text:style-name="T149">write a fucking number</text:span></text:span><text:span text:style-name="Source_20_Text"><text:span text:style-name="T142">");</text:span></text:span></text:p>
        <text:p text:style-name="P120"/>
        <text:p text:style-name="Preformatted_20_Text"><text:span text:style-name="Source_20_Text"><text:span text:style-name="T142">//alert executed, since "a number" is not a number</text:span></text:span></text:p>
        <text:p text:style-name="P120"/>
        <text:p text:style-name="Preformatted_20_Text"><text:span text:style-name="Source_20_Text"><text:span text:style-name="T142">//Another important thing:</text:span></text:span></text:p>
        <text:p text:style-name="P120"/>
        <text:p text:style-name="Preformatted_20_Text"><text:span text:style-name="Source_20_Text"><text:span text:style-name="T142">if( isNaN("3") )alert("bad");</text:span></text:span></text:p>
        <text:p text:style-name="P120"/>
        <text:p text:style-name="P68"><text:span text:style-name="Source_20_Text"><text:span text:style-name="T142">//Not executed , because the string "3" gets converted into 3,and 3 is a number</text:span></text:span></text:p>
        <text:h text:style-name="P274" text:outline-level="2"><text:bookmark-start text:name="__RefHeading___Toc9352_379422752"/>Basic Arithmetic<text:bookmark-end text:name="__RefHeading___Toc9352_379422752"/></text:h>
        <text:p text:style-name="P79">Doing basic arithmetic is simple.</text:p>
        <text:p text:style-name="Text_20_body"><text:span text:style-name="Strong_20_Emphasis"><text:span text:style-name="T142">Syntax</text:span></text:span></text:p>
        <text:p text:style-name="Preformatted_20_Text"><text:span text:style-name="Source_20_Text"><text:span text:style-name="T142">4 + 5; <text:s/>// 9<text:tab/>4 * 5; <text:s/>// 20</text:span></text:span></text:p>
        <text:p text:style-name="Preformatted_20_Text"><text:span text:style-name="Source_20_Text"><text:span text:style-name="T142">5 - 4; <text:s/>// 1<text:tab/>20 / 5; // 4</text:span></text:span></text:p>
        <text:h text:style-name="P281" text:outline-level="2"><text:bookmark-start text:name="__RefHeading___Toc9354_379422752"/>Prefix <text:span text:style-name="T32">increment</text:span><text:bookmark-end text:name="__RefHeading___Toc9354_379422752"/></text:h>
        <text:p text:style-name="Text_20_body"><text:span text:style-name="T142">Prefix increment / decrement operators are operators that first increase the value of the variable by 1 (increment) or decrease the value of an expression / variable by 1 (decrement) and then return this incremented / decremented value. They are used like </text:span><text:span text:style-name="Source_20_Text"><text:span text:style-name="T142">++</text:span></text:span><text:span text:style-name="T142">(variable) [increment] or </text:span><text:span text:style-name="Source_20_Text"><text:span text:style-name="T142">--</text:span></text:span><text:span text:style-name="T142">(varaible) [decrement] On the other hand , Postfix increment / decrement operators are operators that first return the value of the variable and then increase the value of that variable by 1 (increment) or decrease the value of the variable by 1 (decrement) . They are used like (variable)</text:span><text:span text:style-name="Source_20_Text"><text:span text:style-name="T142">++</text:span></text:span><text:span text:style-name="T142"> [increment] or (varaible)</text:span><text:span text:style-name="Source_20_Text"><text:span text:style-name="T142">--</text:span></text:span><text:span text:style-name="T142"> [decrement]</text:span></text:p>
        <text:p text:style-name="Text_20_body"><text:span text:style-name="Strong_20_Emphasis"><text:span text:style-name="T142">Syntax</text:span></text:span></text:p>
        <text:p text:style-name="Preformatted_20_Text"><text:span text:style-name="Source_20_Text"><text:span text:style-name="T142">--variable <text:s text:c="2"/>//Prefix Decrement</text:span></text:span></text:p>
        <text:p text:style-name="Preformatted_20_Text"><text:span text:style-name="Source_20_Text"><text:span text:style-name="T142">++variable <text:s text:c="2"/>//Prefix Increment</text:span></text:span></text:p>
        <text:p text:style-name="Preformatted_20_Text"><text:span text:style-name="Source_20_Text"><text:span text:style-name="T142">variable-- <text:s text:c="2"/>//Postfix Decrement</text:span></text:span></text:p>
        <text:p text:style-name="Preformatted_20_Text"><text:span text:style-name="Source_20_Text"><text:span text:style-name="T142">variable++ <text:s/>//Postfix Increment</text:span></text:span></text:p>
        <text:p text:style-name="Preformatted_20_Text"><text:span text:style-name="Source_20_Text"><text:span text:style-name="T142"/></text:span></text:p>
        <text:p text:style-name="Text_20_body"><text:span text:style-name="Strong_20_Emphasis"><text:span text:style-name="T142">Example</text:span></text:span></text:p>
        <text:p text:style-name="P120"/>
        <text:p text:style-name="Preformatted_20_Text"><text:span text:style-name="Source_20_Text"><text:span text:style-name="T142">var x = 15; // x has a value of 15</text:span></text:span></text:p>
        <text:p text:style-name="Preformatted_20_Text"><text:span text:style-name="Source_20_Text"><text:span text:style-name="T142">var y = x++;</text:span></text:span></text:p>
        <text:p text:style-name="Preformatted_20_Text"><text:span text:style-name="Source_20_Text"><text:span text:style-name="T142">// since it is postfix , the value of x (15) is first assigned to y and then the value of x is incremented by 1</text:span></text:span></text:p>
        <text:p text:style-name="Preformatted_20_Text"><text:span text:style-name="Source_20_Text"><text:span text:style-name="T142">console.log(y); //15</text:span></text:span></text:p>
        <text:p text:style-name="Preformatted_20_Text"><text:span text:style-name="Source_20_Text"><text:span text:style-name="T142">console.log(x); //16</text:span></text:span></text:p>
        <text:p text:style-name="P120"/>
        <text:p text:style-name="Preformatted_20_Text"><text:span text:style-name="Source_20_Text"><text:span text:style-name="T142">var a = 15; // a has a value of 15</text:span></text:span></text:p>
        <text:p text:style-name="Preformatted_20_Text"><text:span text:style-name="Source_20_Text"><text:span text:style-name="T142">var b = ++a;</text:span></text:span></text:p>
        <text:p text:style-name="Preformatted_20_Text"><text:span text:style-name="Source_20_Text"><text:span text:style-name="T142">// since it is prefix , the value of a (15) is first incremented by 1 and then the value of x is assigned to b</text:span></text:span></text:p>
        <text:p text:style-name="Preformatted_20_Text"><text:span text:style-name="Source_20_Text"><text:span text:style-name="T142">console.log(b); //16</text:span></text:span></text:p>
        <text:p text:style-name="Preformatted_20_Text"><text:span text:style-name="Source_20_Text"><text:span text:style-name="T142">console.log(a); //16</text:span></text:span></text:p>
        <text:p text:style-name="Preformatted_20_Text"><text:span text:style-name="Source_20_Text"><text:span text:style-name="T142"/></text:span></text:p>
        <text:p text:style-name="Preformatted_20_Text"><text:span text:style-name="Source_20_Text"><text:span text:style-name="T142"/></text:span></text:p>
        <text:p text:style-name="Preformatted_20_Text"><text:span text:style-name="Source_20_Text"><text:span text:style-name="T142"/></text:span></text:p>
        <text:p text:style-name="Preformatted_20_Text"><text:span text:style-name="Source_20_Text"><text:span text:style-name="T142"/></text:span></text:p>
        <text:p text:style-name="Preformatted_20_Text"><text:span text:style-name="Source_20_Text"><text:span text:style-name="T142"/></text:span></text:p>
        <text:p text:style-name="Preformatted_20_Text"><text:span text:style-name="Source_20_Text"><text:span text:style-name="T142"/></text:span></text:p>
        <text:p text:style-name="Preformatted_20_Text"><text:span text:style-name="Source_20_Text"><text:span text:style-name="T142"/></text:span></text:p>
        <text:p text:style-name="Preformatted_20_Text"><text:span text:style-name="Source_20_Text"><text:span text:style-name="T142"/></text:span></text:p>
        <text:p text:style-name="Preformatted_20_Text"><text:span text:style-name="Source_20_Text"><text:span text:style-name="T142"/></text:span></text:p>
        <text:p text:style-name="Preformatted_20_Text"><text:span text:style-name="Source_20_Text"><text:span text:style-name="T142"/></text:span></text:p>
        <text:p text:style-name="Preformatted_20_Text"><text:span text:style-name="Source_20_Text"><text:span text:style-name="T142"/></text:span></text:p>
        <text:p text:style-name="Preformatted_20_Text"><text:span text:style-name="Source_20_Text"><text:span text:style-name="T142"/></text:span></text:p>
        <text:p text:style-name="Preformatted_20_Text"><text:span text:style-name="Source_20_Text"><text:span text:style-name="T142"/></text:span></text:p>
        <text:p text:style-name="Preformatted_20_Text"><text:span text:style-name="Source_20_Text"><text:span text:style-name="T142"/></text:span></text:p>
        <text:h text:style-name="P313" text:outline-level="1"/>
        <text:h text:style-name="P320" text:outline-level="1"><text:bookmark-start text:name="__RefHeading___Toc9356_379422752"/>Objects<text:bookmark-end text:name="__RefHeading___Toc9356_379422752"/></text:h>
        <text:h text:style-name="P274" text:outline-level="2"><text:bookmark-start text:name="__RefHeading___Toc9358_379422752"/>Object Literals<text:bookmark-end text:name="__RefHeading___Toc9358_379422752"/></text:h>
        <text:p text:style-name="Text_20_body"><text:span text:style-name="Strong_20_Emphasis"><text:span text:style-name="T142">Example</text:span></text:span></text:p>
        <text:p text:style-name="Preformatted_20_Text"><text:span text:style-name="Source_20_Text"><text:span text:style-name="T142">var </text:span></text:span><text:span text:style-name="Source_20_Text"><text:span text:style-name="T154">BobObj</text:span></text:span><text:span text:style-name="Source_20_Text"><text:span text:style-name="T142"> = {</text:span></text:span></text:p>
        <text:p text:style-name="Preformatted_20_Text"><text:span text:style-name="Source_20_Text"><text:span text:style-name="T142"><text:s text:c="2"/>name: "Bob",</text:span></text:span></text:p>
        <text:p text:style-name="Preformatted_20_Text"><text:span text:style-name="Source_20_Text"><text:span text:style-name="T142"><text:s text:c="2"/>married: true,</text:span></text:span></text:p>
        <text:p text:style-name="Preformatted_20_Text"><text:span text:style-name="Source_20_Text"><text:span text:style-name="T142"><text:s text:c="2"/>"mother's name": "Alice",</text:span></text:span></text:p>
        <text:p text:style-name="Preformatted_20_Text"><text:span text:style-name="Source_20_Text"><text:span text:style-name="T142"><text:s text:c="2"/>"year of birth": 1987,</text:span></text:span></text:p>
        <text:p text:style-name="P190"><text:span text:style-name="Source_20_Text"><text:span text:style-name="T142"><text:s text:c="2"/>getAge: function () </text:span></text:span></text:p>
        <text:p text:style-name="P190"><text:span text:style-name="Source_20_Text"><text:span text:style-name="T142">{return 2012-obj["year of birth"];}};</text:span></text:span></text:p>
        <text:p text:style-name="P30">Esempio2</text:p>
        <text:p text:style-name="Preformatted_20_Text"><text:span text:style-name="Source_20_Text"><text:span text:style-name="T168">var friends = {</text:span></text:span><text:span text:style-name="Source_20_Text"><text:span text:style-name="T142">bill: {}, steve: {} </text:span></text:span><text:span text:style-name="T142">};</text:span></text:p>
        <text:p text:style-name="P32"><text:span text:style-name="T43">A</text:span>dd objects to the object</text:p>
        <text:p text:style-name="P120"><text:tab/>friends[bill] = {};</text:p>
        <text:p text:style-name="P120"><text:tab/>friends.steve = {};</text:p>
        <text:p text:style-name="P34">Or</text:p>
        <text:p text:style-name="Preformatted_20_Text"><text:span text:style-name="Source_20_Text"><text:span text:style-name="T142">var friends = new Object();</text:span></text:span></text:p>
        <text:p text:style-name="Preformatted_20_Text"><text:span text:style-name="Source_20_Text"><text:span text:style-name="T142"><text:tab/>friends.bill = new Object();</text:span></text:span></text:p>
        <text:p text:style-name="P120"><text:tab/>friends.steve = new Object();</text:p>
        <text:p text:style-name="P120"/>
        <text:p text:style-name="P30"><text:span text:style-name="T176">Y</text:span>ou can <text:span text:style-name="T176">even </text:span>assign a function</text:p>
        <text:p text:style-name="P120">johnDoe.greet = function() {</text:p>
        <text:p text:style-name="P120">alert("hi " + this.firstName + " " + this.lastName;};</text:p>
        <text:h text:style-name="Heading_20_2" text:outline-level="2"><text:bookmark-start text:name="__RefHeading___Toc9360_379422752"/><text:span text:style-name="Source_20_Text"><text:span text:style-name="T41">Object </text:span></text:span><text:span text:style-name="T40">Properties</text:span><text:bookmark-end text:name="__RefHeading___Toc9360_379422752"/></text:h>
        <text:p text:style-name="P16">Properties are like variables that belong to an object, and are used to hold pieces of information. Properties can be accessed in two ways:</text:p>
        <text:p text:style-name="Standard"><text:span text:style-name="Strong_20_Emphasis"><text:span text:style-name="T142">Dot notation</text:span></text:span><text:span text:style-name="T142">, with </text:span></text:p>
        <text:p text:style-name="P94"><text:span text:style-name="Source_20_Text"><text:span text:style-name="T142"><text:tab/><text:tab/>ObjectName.PropertyName</text:span></text:span></text:p>
        <text:p text:style-name="Standard"><text:span text:style-name="Strong_20_Emphasis"><text:span text:style-name="T142">Bracket</text:span></text:span><text:span text:style-name="T142"> notation, with</text:span></text:p>
        <text:p text:style-name="Preformatted_20_Text"><text:span text:style-name="T142"><text:s/><text:tab/><text:tab/></text:span><text:span text:style-name="Source_20_Text"><text:span text:style-name="T142">ObjectName["PropertyName"]</text:span></text:span><text:span text:style-name="T142"> </text:span></text:p>
        <text:p text:style-name="P82"><text:tab/><text:tab/>(don't forget the quotes!)</text:p>
        <text:p text:style-name="P120">snoopy.species = "beagle";</text:p>
        <text:p text:style-name="P120">snoopy[age]=[10];</text:p>
        <text:p text:style-name="P67"><text:bookmark-start text:name="__RefHeading___Toc9362_379422752"/>Assign two strings to a property that's an array. <text:bookmark-end text:name="__RefHeading___Toc9362_379422752"/></text:p>
        <text:p text:style-name="P168">agent007.girlfriends = </text:p>
        <text:p text:style-name="P168">["Cat", "Bunny"]; </text:p>
        <text:h text:style-name="Heading_20_3" text:outline-level="3"><text:bookmark-start text:name="__RefHeading___Toc9364_379422752"/>Check if <text:span text:style-name="T254">it</text:span> has a property <text:bookmark-end text:name="__RefHeading___Toc9364_379422752"/></text:h>
        <text:p text:style-name="P168"><text:span text:style-name="T8">"</text:span>assistant<text:span text:style-name="T8">"</text:span> <text:span text:style-name="T8">in</text:span> agent007;<text:tab/>//<text:span text:style-name="T245">OR:</text:span></text:p>
        <text:p text:style-name="P169">if (<text:span text:style-name="T8">"</text:span><text:span text:style-name="T186">qty</text:span><text:span text:style-name="T8">"</text:span> <text:span text:style-name="T8">in</text:span> product) {.... </text:p>
        <text:p text:style-name="P169">if (product.colors[9]) {.... </text:p>
        <text:h text:style-name="Heading_20_3" text:outline-level="3"><text:bookmark-start text:name="__RefHeading___Toc9366_379422752"/>Delete a property<text:bookmark-end text:name="__RefHeading___Toc9366_379422752"/></text:h>
        <text:p text:style-name="Preformatted_20_Text">delete <text:span text:style-name="T244">snoopy</text:span>.<text:span text:style-name="T244">species</text:span>; </text:p>
        <text:p text:style-name="P167"/>
        <text:h text:style-name="P294" text:outline-level="2"><text:bookmark-start text:name="__RefHeading___Toc9368_379422752"/><text:span text:style-name="Strong_20_Emphasis"><text:span text:style-name="T150">O</text:span></text:span><text:span text:style-name="Strong_20_Emphasis"><text:span text:style-name="T142">bject </text:span></text:span><text:span text:style-name="Strong_20_Emphasis"><text:span text:style-name="T150">C</text:span></text:span><text:span text:style-name="Strong_20_Emphasis"><text:span text:style-name="T142">onstructor</text:span></text:span><text:span text:style-name="T142"> </text:span><text:bookmark-end text:name="__RefHeading___Toc9368_379422752"/></text:h>
        <text:p text:style-name="P120">var myObj = new Object();</text:p>
        <text:p text:style-name="P120">myObj["name"] = "Manuel";</text:p>
        <text:p text:style-name="P129"><text:tab/>OPPURE</text:p>
        <text:p text:style-name="P69"><text:span text:style-name="Source_20_Text"><text:span text:style-name="T142">myObj.</text:span></text:span><text:span text:style-name="Source_20_Text"><text:span text:style-name="T150">age</text:span></text:span><text:span text:style-name="Source_20_Text"><text:span text:style-name="T142"> = "</text:span></text:span><text:span text:style-name="Source_20_Text"><text:span text:style-name="T150">28</text:span></text:span><text:span text:style-name="Source_20_Text"><text:span text:style-name="T142">"; </text:span></text:span></text:p>
        <text:p text:style-name="P69"><text:span text:style-name="Source_20_Text"><text:span text:style-name="T142">console.log(myObj);</text:span></text:span></text:p>
        <text:h text:style-name="P274" text:outline-level="2"><text:bookmark-start text:name="__RefHeading___Toc9370_379422752"/>Custom Constructors<text:bookmark-end text:name="__RefHeading___Toc9370_379422752"/></text:h>
        <text:p text:style-name="P120">function <text:span text:style-name="T8">P</text:span>erson(name,age) {</text:p>
        <text:p text:style-name="P120"><text:s text:c="2"/>this.name = name;</text:p>
        <text:p text:style-name="P120"><text:s text:c="2"/>this.age = age; }</text:p>
        <text:p text:style-name="P120">var bob = new <text:span text:style-name="T8">P</text:span>erson("Bob", 30);</text:p>
        <text:p text:style-name="P176">var susan = new <text:span text:style-name="T8">P</text:span>erson("Susan", 25);</text:p>
        <text:p text:style-name="P267"/>
        <text:p text:style-name="P120"/>
        <text:p text:style-name="P120"><text:tab/><text:span text:style-name="T34">FLUFFY RABBITS EXAMPLE</text:span></text:p>
        <text:p text:style-name="P130">function <text:span text:style-name="T8">R</text:span>abbit(adjective) {</text:p>
        <text:p text:style-name="P130"><text:s/>this.adjective = adjective;</text:p>
        <text:p text:style-name="P131"><text:s/><text:span text:style-name="T8">this.describeMyself = function() { <text:s text:c="2"/></text:span></text:p>
        <text:p text:style-name="P131"><text:span text:style-name="T8"><text:s text:c="3"/></text:span>console.log("I am a " </text:p>
        <text:p text:style-name="P131"><text:s text:c="3"/>+ this.adjective + " rabbit");};}</text:p>
        <text:p text:style-name="P117">//now we can easily make all our rabbits</text:p>
        <text:p text:style-name="P131">var rabbit1 = new <text:span text:style-name="T8">R</text:span>abbit("fluffy");</text:p>
        <text:p text:style-name="P131"/>
        <text:p text:style-name="P131">console.log("Rabbit the First was " + </text:p>
        <text:p text:style-name="P131"><text:tab/><text:tab/><text:tab/> rabbit1.adjective);</text:p>
        <text:p text:style-name="P172"><text:span text:style-name="T37">result=&gt; </text:span><text:span text:style-name="T34"><text:s/>Rabbit the First was fluffy</text:span></text:p>
        <text:p text:style-name="P266"/>
        <text:p text:style-name="P172"/>
        <text:p text:style-name="P173">function <text:span text:style-name="T8">Rabbit</text:span>() {</text:p>
        <text:p text:style-name="P173"><text:s text:c="2"/>this.<text:span text:style-name="T28">sayIt</text:span> = function(<text:span text:style-name="T8">message</text:span>) <text:tab/> <text:tab/> <text:s text:c="2"/>{alert(<text:span text:style-name="T8">message</text:span>); <text:s text:c="5"/>}; <text:s text:c="4"/>}</text:p>
        <text:p text:style-name="P173">var <text:span text:style-name="T8">rabbit1</text:span> = new <text:span text:style-name="T8">Rabbit</text:span>();</text:p>
        <text:p text:style-name="P175"><text:span text:style-name="T8">rabbit1</text:span>.<text:span text:style-name="T28">sayIt</text:span>("muori");</text:p>
        <text:p text:style-name="P268"/>
        <text:p text:style-name="P174"/>
        <text:p text:style-name="P177">function <text:span text:style-name="T27">Rabbit</text:span>(<text:span text:style-name="T8">message</text:span>) {</text:p>
        <text:p text:style-name="P177"><text:s text:c="2"/>this.<text:span text:style-name="T8">message</text:span> = <text:span text:style-name="T8">message</text:span>;</text:p>
        <text:p text:style-name="P178"><text:s text:c="2"/>this.<text:span text:style-name="T28">sayIt</text:span> = function() {</text:p>
        <text:p text:style-name="P177"><text:s text:c="9"/>alert(<text:span text:style-name="T8">this</text:span>.<text:span text:style-name="T8">message</text:span>); <text:s/>}; <text:s text:c="4"/>}</text:p>
        <text:p text:style-name="P177">var<text:span text:style-name="T8"> </text:span><text:span text:style-name="T27">rabbit1</text:span> = new <text:span text:style-name="T27">Rabbit</text:span>("muori");</text:p>
        <text:p text:style-name="P178"><text:span text:style-name="T27">rabbit1</text:span>.<text:span text:style-name="T28">sayIt</text:span>();</text:p>
        <text:h text:style-name="P298" text:outline-level="2"><text:bookmark-start text:name="__RefHeading___Toc9372_379422752"/>Array<text:span text:style-name="T35">s in Objects</text:span><text:bookmark-end text:name="__RefHeading___Toc9372_379422752"/></text:h>
        <text:p text:style-name="P132">function <text:span text:style-name="T8">P</text:span>erson(name, age){</text:p>
        <text:p text:style-name="P132"><text:s text:c="4"/>this.name = name;</text:p>
        <text:p text:style-name="P132"><text:s text:c="4"/>this.age = age; <text:s text:c="3"/>}</text:p>
        <text:p text:style-name="P187">// Now we can make an array of people</text:p>
        <text:p text:style-name="P132">var family = [];</text:p>
        <text:p text:style-name="P132">family[0] = new Person ("alice", 40);</text:p>
        <text:p text:style-name="P132">family[1] = new Person ("bob", 42);</text:p>
        <text:p text:style-name="P132">family[2] = new Person ("michelle", 8);</text:p>
        <text:p text:style-name="P132">family[3] = new Person ("timmy", 6);</text:p>
        <text:p text:style-name="P187">// loop through our new array</text:p>
        <text:p text:style-name="P132">for (var i=0; i&lt;family.length; i++){</text:p>
        <text:p text:style-name="P132"><text:s text:c="4"/>console.log(family[i].name); <text:s text:c="3"/>}</text:p>
        <text:h text:style-name="P295" text:outline-level="2"><text:bookmark-start text:name="__RefHeading___Toc9374_379422752"/>Passing Objects into Functions<text:bookmark-end text:name="__RefHeading___Toc9374_379422752"/></text:h>
        <text:p text:style-name="P188">// Our person constructor</text:p>
        <text:p text:style-name="P133">function <text:span text:style-name="T8">P</text:span>erson (name, age) {</text:p>
        <text:p text:style-name="P133"><text:s text:c="4"/>this.name = name;</text:p>
        <text:p text:style-name="P133"><text:s text:c="4"/>this.age = age;}</text:p>
        <text:p text:style-name="P188">// We can make a function which takes persons as arguments</text:p>
        <text:p text:style-name="P188">// This one computes the difference in ages between two people</text:p>
        <text:p text:style-name="P133">var ageDifference = function(person1, person2) {</text:p>
        <text:p text:style-name="P133"><text:s text:c="4"/>return person1.age - person2.age;}</text:p>
        <text:p text:style-name="P133">var alice = new Person("Alice", 30);</text:p>
        <text:p text:style-name="P133">var billy = new Person("Billy", 25);</text:p>
        <text:p text:style-name="P188">// get the difference in age between alice and billy using our function</text:p>
        <text:p text:style-name="P133">var diff = ageDifference(alice, billy);</text:p>
        <text:p text:style-name="P133">console.log(diff);</text:p>
        <text:h text:style-name="P297" text:outline-level="2"><text:bookmark-start text:name="__RefHeading___Toc9376_379422752"/><text:span text:style-name="Strong_20_Emphasis"><text:span text:style-name="T142">Methods</text:span></text:span><text:span text:style-name="T142"> </text:span><text:bookmark-end text:name="__RefHeading___Toc9376_379422752"/></text:h>
        <text:p text:style-name="P78">are like functions associated with a particular object</text:p>
        <text:p text:style-name="P120">function Circle (radius) {</text:p>
        <text:p text:style-name="P120"><text:s text:c="4"/>this.radius = radius;</text:p>
        <text:p text:style-name="P134"><text:s text:c="4"/>this.area = function () {</text:p>
        <text:p text:style-name="P134">return Math.PI*this.radius*this.radius; <text:s text:c="3"/></text:p>
        <text:p text:style-name="P120"><text:s text:c="4"/>};<text:span text:style-name="T36">// define a perimeter method here</text:span></text:p>
        <text:p text:style-name="P120"><text:s text:c="4"/>this.perimeter = function (){</text:p>
        <text:p text:style-name="P157"><text:s text:c="6"/>return Math.PI*this.radius*2;};}</text:p>
        <text:p text:style-name="P157"/>
        <text:p text:style-name="P152">buddy.bark=function({console.log("Woof");}</text:p>
        <text:p text:style-name="P152"/>
        <text:p text:style-name="P152"/>
        <text:p text:style-name="P152"/>
        <text:p text:style-name="P152"/>
        <text:p text:style-name="P152"/>
        <text:p text:style-name="P152"/>
        <text:p text:style-name="P152"/>
        <text:p text:style-name="P152"/>
        <text:p text:style-name="P152"/>
        <text:p text:style-name="P152"/>
        <text:h text:style-name="P274" text:outline-level="2"><text:bookmark-start text:name="__RefHeading___Toc9378_379422752"/><text:span text:style-name="T6">Creating New Types Of Objects</text:span><text:span text:style-name="T177"> </text:span><text:bookmark-end text:name="__RefHeading___Toc9378_379422752"/></text:h>
        <text:p text:style-name="Standard"><text:span text:style-name="T42">(reference Types)</text:span> </text:p>
        <text:p text:style-name="Standard"/>
        <text:p text:style-name="P120">function <text:span text:style-name="T8">P</text:span>erson(firstName, lastName) {</text:p>
        <text:p text:style-name="P120">this.firstName = firstName;</text:p>
        <text:p text:style-name="P120">this.lastName = lastName;<text:tab/>}</text:p>
        <text:p text:style-name="P120"/>
        <text:p text:style-name="P85"><text:span text:style-name="T117">a reference type is defined with an UPPERCASE </text:span>letter, to differentiate a function from a reference</text:p>
        <text:p text:style-name="P148"><text:span text:style-name="T180">Person.prototype.getFullName=function() {</text:span> <text:span text:style-name="T178">return this.firstName+" "+this.lastName;};</text:span></text:p>
        <text:p text:style-name="P151"/>
        <text:p text:style-name="P120"><text:span text:style-name="T178">Person.prototype.greet=function(person) {</text:span> alert("Hello, " +<text:tab/>person.getFullName() + ". I'm " <text:span text:style-name="T181">+ </text:span>this.getFullName()); <text:span text:style-name="T179">};</text:span> </text:p>
        <text:p text:style-name="P120"/>
        <text:p text:style-name="P120"/>
        <text:p text:style-name="P120"/>
        <text:p text:style-name="P120"/>
        <text:p text:style-name="P120"/>
        <text:p text:style-name="P120"/>
        <text:h text:style-name="P274" text:outline-level="2"><text:bookmark-start text:name="__RefHeading___Toc9380_379422752"/>Prototype <text:bookmark-end text:name="__RefHeading___Toc9380_379422752"/></text:h>
        <text:p text:style-name="Text_20_body"><text:span text:style-name="T142">Instead of using </text:span><text:span text:style-name="Source_20_Text"><text:span text:style-name="T83">buddy.bark</text:span></text:span><text:span text:style-name="T142"> to add the bark method to </text:span><text:span text:style-name="T157">only</text:span><text:span text:style-name="T142"> the </text:span><text:span text:style-name="Source_20_Text"><text:span text:style-name="T83">buddy</text:span></text:span><text:span text:style-name="T142"> object, we use:</text:span></text:p>
        <text:p text:style-name="P194">function Dog (breed) {</text:p>
        <text:p text:style-name="P194"><text:tab/>this.breed =breed;};</text:p>
        <text:p text:style-name="Preformatted_20_Text">var buddy=new Dog("golden Retriever");</text:p>
        <text:p text:style-name="P195">Dog.prototype.bark = function() {</text:p>
        <text:p text:style-name="P195"><text:s text:c="2"/>console.log("Woof");};</text:p>
        <text:p text:style-name="P197">buddy.bark();</text:p>
        <text:p text:style-name="P197"/>
        <text:p text:style-name="Text_20_body"><text:span text:style-name="Source_20_Text"><text:span text:style-name="T64">Penguin</text:span></text:span> <text:span text:style-name="Emphasis"><text:span text:style-name="T8">inherits</text:span></text:span> properties and methods from <text:span text:style-name="Source_20_Text"><text:span text:style-name="T57">Animal</text:span></text:span><text:span text:style-name="Source_20_Text">:</text:span><text:span text:style-name="Source_20_Text"><text:span text:style-name="T64">Penguin.prototype=new Animal();</text:span></text:span></text:p>
        <text:h text:style-name="Heading_20_2" text:outline-level="2"><text:bookmark-start text:name="__RefHeading___Toc9382_379422752"/>Private Variables<text:bookmark-end text:name="__RefHeading___Toc9382_379422752"/></text:h>
        <text:p text:style-name="Standard">to keep some information hidden </text:p>
        <text:p text:style-name="Standard"><text:span text:style-name="Source_20_Text"><text:span text:style-name="T64"/></text:span></text:p>
        <text:p text:style-name="Preformatted_20_Text">function Person(age) {</text:p>
        <text:p text:style-name="Preformatted_20_Text"><text:s text:c="3"/>this.age = age;</text:p>
        <text:p text:style-name="P226"><text:s text:c="3"/>var bankBalance = 7500;<text:span text:style-name="T184">}</text:span></text:p>
        <text:h text:style-name="P321" text:outline-level="1"><text:bookmark-start text:name="__RefHeading___Toc9384_379422752"/>OOP<text:bookmark-end text:name="__RefHeading___Toc9384_379422752"/></text:h>
        <text:h text:style-name="P274" text:outline-level="2"><text:bookmark-start text:name="__RefHeading___Toc9386_379422752"/>Classes<text:bookmark-end text:name="__RefHeading___Toc9386_379422752"/></text:h>
        <text:p text:style-name="P87"><text:span text:style-name="T142">A class can be thought of as a template to create many objects with similar qualities. Classes are a fundamental component of object-oriented programming (OOP).<text:tab/><text:tab/></text:span><text:span text:style-name="Strong_20_Emphasis"><text:span text:style-name="T142">Syntax</text:span></text:span></text:p>
        <text:p text:style-name="P120">SubClass.prototype = new SuperClass();</text:p>
        <text:p text:style-name="Text_20_body"><text:span text:style-name="Strong_20_Emphasis"><text:span text:style-name="T142">Example</text:span></text:span></text:p>
        <text:p text:style-name="P120">var Lieutenant = function (age) {</text:p>
        <text:p text:style-name="P120"><text:s text:c="2"/>this.rank = "Lieutenant";</text:p>
        <text:p text:style-name="P120"><text:s text:c="2"/>this.age = age;};</text:p>
        <text:p text:style-name="P120"/>
        <text:p text:style-name="Preformatted_20_Text"><text:span text:style-name="Source_20_Text"><text:span text:style-name="T142">Lieutenant.prototype = new<text:tab/><text:tab/></text:span></text:span><text:span text:style-name="Source_20_Text"><text:span text:style-name="T163"> </text:span></text:span><text:span text:style-name="Source_20_Text"><text:span text:style-name="T142">PoliceOfficer();</text:span></text:span></text:p>
        <text:p text:style-name="P120"/>
        <text:p text:style-name="P120">Lieutenant.prototype.getRank = function () {return this.rank;};</text:p>
        <text:p text:style-name="P120"/>
        <text:p text:style-name="P120">var John = new Lieutenant(67);</text:p>
        <text:p text:style-name="P120"/>
        <text:p text:style-name="P120">John.getJob(); // 'Police Officer'</text:p>
        <text:p text:style-name="P120">John.getRank(); // 'Lieutenant'</text:p>
        <text:p text:style-name="P120">John.retire(); // true</text:p>
        <text:h text:style-name="Heading_20_1" text:outline-level="1"><text:bookmark-start text:name="__RefHeading___Toc9388_379422752"/>Popup alert<text:bookmark-end text:name="__RefHeading___Toc9388_379422752"/></text:h>
        <text:p text:style-name="P79">Display an alert dialog with the specified message and an OK button. The alert dialog should be used for messages which do not require any response on the part of the user, other than the acknowledgement of the message.</text:p>
        <table:table table:name="Table16" table:style-name="Table16">
          <table:table-column table:style-name="Table16.A"/>
          <table:table-column table:style-name="Table16.B"/>
          <table:table-row>
            <table:table-cell table:style-name="Table16.A1" office:value-type="string">
              <text:p text:style-name="P90"><text:span text:style-name="Strong_20_Emphasis"><text:span text:style-name="T142">Syntax</text:span></text:span></text:p>
              <text:p text:style-name="Preformatted_20_Text">alert(<text:span text:style-name="T243">text</text:span>);</text:p>
            </table:table-cell>
            <table:table-cell table:style-name="Table16.B1" office:value-type="string">
              <text:p text:style-name="P90"><text:span text:style-name="Strong_20_Emphasis"><text:span text:style-name="T142">Example</text:span></text:span></text:p>
              <text:p text:style-name="P166">alert("<text:span text:style-name="T243">muori sfigato</text:span>");</text:p>
            </table:table-cell>
          </table:table-row>
        </table:table>
        <text:h text:style-name="Heading_20_1" text:outline-level="1"><text:bookmark-start text:name="__RefHeading___Toc9390_379422752"/>Popup confirm<text:bookmark-end text:name="__RefHeading___Toc9390_379422752"/></text:h>
        <text:p text:style-name="P79">Displays a dialog with the specified message and two buttons, OK and Cancel.</text:p>
        <text:p text:style-name="P86"><text:span text:style-name="Strong_20_Emphasis"><text:span text:style-name="T142">Syntax<text:tab/> <text:s/><text:tab/></text:span></text:span><text:span text:style-name="Source_20_Text"><text:span text:style-name="T69">confirm("message") </text:span></text:span></text:p>
        <text:p text:style-name="P86"><text:span text:style-name="Source_20_Text"><text:span text:style-name="T71">returns true if confirmed, false otherwise</text:span></text:span></text:p>
        <text:p text:style-name="Text_20_body"><text:span text:style-name="Strong_20_Emphasis"><text:span text:style-name="T142">Example</text:span></text:span></text:p>
        <text:p text:style-name="Preformatted_20_Text"><text:span text:style-name="Source_20_Text"><text:span text:style-name="T142">if ( confirm("Are you sure you want to delete this post?") ) {deletePost();}</text:span></text:span></text:p>
        <text:h text:style-name="P302" text:outline-level="2" text:is-list-header="true"><text:bookmark-start text:name="__RefHeading___Toc9392_379422752"/>prompt<text:bookmark-end text:name="__RefHeading___Toc9392_379422752"/></text:h>
        <text:p text:style-name="Text_20_body"><text:span text:style-name="T142">The </text:span><text:span text:style-name="Source_20_Text"><text:span text:style-name="T142">prompt()</text:span></text:span><text:span text:style-name="T142"> displays a dialog with an optional message prompting the user to input some text. If the user clicks the "Cancel" button, null is returned.</text:span></text:p>
        <table:table table:name="Table10" table:style-name="Table10">
          <table:table-column table:style-name="Table10.A"/>
          <table:table-column table:style-name="Table10.B"/>
          <table:table-row>
            <table:table-cell table:style-name="Table10.A1" office:value-type="string">
              <text:p text:style-name="Preformatted_20_Text"><text:span text:style-name="Strong_20_Emphasis"><text:span text:style-name="T51">Example</text:span></text:span></text:p>
              <text:p text:style-name="P120">var name = </text:p>
            </table:table-cell>
            <table:table-cell table:style-name="Table10.B1" office:value-type="string">
              <text:p text:style-name="Preformatted_20_Text"><text:span text:style-name="Strong_20_Emphasis"><text:span text:style-name="T51">Syntax</text:span></text:span></text:p>
              <text:p text:style-name="P120">prompt(message);</text:p>
            </table:table-cell>
          </table:table-row>
          <table:table-row>
            <table:table-cell table:style-name="Table10.A1" table:number-columns-spanned="2" office:value-type="string">
              <text:p text:style-name="P120">prompt("Enter your name:");</text:p>
              <text:p text:style-name="P120">console.log("Hello " + name + "!");</text:p>
            </table:table-cell>
            <table:covered-table-cell/>
          </table:table-row>
        </table:table>
        <text:h text:style-name="P311" text:outline-level="1"><text:bookmark-start text:name="__RefHeading___Toc9394_379422752"/>Scope<text:bookmark-end text:name="__RefHeading___Toc9394_379422752"/></text:h>
        <text:p text:style-name="P120">var <text:span text:style-name="T112">figaPelosa</text:span> = 12;</text:p>
        <text:p text:style-name="P120">function <text:span text:style-name="T112">raditi</text:span>() {</text:p>
        <text:p text:style-name="P182"><text:span text:style-name="T112">figaPelosa</text:span> = 20;</text:p>
        <text:p text:style-name="P120">var <text:span text:style-name="T112">figaRasa</text:span> = 5/9 * (<text:span text:style-name="T112">figaPelosa</text:span> - 32);</text:p>
        <text:p text:style-name="P120">return <text:span text:style-name="T112">figaRasa</text:span>;}</text:p>
        <text:p text:style-name="P120"/>
        <text:p text:style-name="P135">figaPelosa is a <text:span text:style-name="T8">GLOBAL</text:span> variable</text:p>
        <text:p text:style-name="P135">figaRasa is a <text:span text:style-name="T8">LOCAL</text:span> variable</text:p>
        <text:h text:style-name="P313" text:outline-level="1"/>
        <text:h text:style-name="P320" text:outline-level="1"><text:bookmark-start text:name="__RefHeading___Toc9396_379422752"/>Strings<text:bookmark-end text:name="__RefHeading___Toc9396_379422752"/></text:h>
        <text:p text:style-name="Standard"><text:span text:style-name="T142">Strings are text. They are denoted by surrounding text with either single or double quotes. <text:s/></text:span><text:span text:style-name="Strong_20_Emphasis"><text:span text:style-name="T142">Syntax </text:span></text:span></text:p>
        <text:p text:style-name="Preformatted_20_Text">"string of text" <text:s/>'string of text'</text:p>
        <text:h text:style-name="P274" text:outline-level="2"><text:bookmark-start text:name="__RefHeading___Toc9398_379422752"/>Concatenation<text:bookmark-end text:name="__RefHeading___Toc9398_379422752"/></text:h>
        <text:p text:style-name="Text_20_body"><text:span text:style-name="Strong_20_Emphasis"><text:span text:style-name="T142">Syntax<text:tab/><text:tab/></text:span></text:span><text:span text:style-name="Source_20_Text"><text:span text:style-name="T142">string1 + string2</text:span></text:span></text:p>
        <text:p text:style-name="Text_20_body"><text:span text:style-name="Strong_20_Emphasis"><text:span text:style-name="T142">Example</text:span></text:span></text:p>
        <text:p text:style-name="Preformatted_20_Text"><text:span text:style-name="Source_20_Text"><text:span text:style-name="T142">"some" + "text"; // returns "sometext"</text:span></text:span></text:p>
        <text:p text:style-name="Preformatted_20_Text"><text:span text:style-name="Source_20_Text"><text:span text:style-name="T142">var first = "my";</text:span></text:span></text:p>
        <text:p text:style-name="Preformatted_20_Text"><text:span text:style-name="Source_20_Text"><text:span text:style-name="T142">var second = "string";</text:span></text:span></text:p>
        <text:p text:style-name="Preformatted_20_Text">var union = first + second; // union variable has the string "mystring"</text:p>
        <text:h text:style-name="P274" text:outline-level="2"><text:bookmark-start text:name="__RefHeading___Toc9400_379422752"/>length<text:bookmark-end text:name="__RefHeading___Toc9400_379422752"/></text:h>
        <text:p text:style-name="Text_20_body"><text:span text:style-name="T142">Returns the length of the string. <text:s/></text:span><text:span text:style-name="Strong_20_Emphasis"><text:span text:style-name="T142">Example</text:span></text:span></text:p>
        <text:p text:style-name="P95"><text:span text:style-name="Strong_20_Emphasis"><text:span text:style-name="T142">Syntax: </text:span></text:span><text:span text:style-name="Source_20_Text"><text:span text:style-name="T142">string.length<text:tab/> “".length // 0</text:span></text:span></text:p>
        <text:p text:style-name="P120">"My name".length // 7 ,space is counted</text:p>
        <text:h text:style-name="P274" text:outline-level="2"><text:bookmark-start text:name="__RefHeading___Toc9402_379422752"/>toUpperCase(), toLowerCase()<text:bookmark-end text:name="__RefHeading___Toc9402_379422752"/></text:h>
        <text:p text:style-name="Text_20_body"><text:span text:style-name="T142">Changes the cases of all the alphabetical letters in the string.<text:tab/></text:span><text:span text:style-name="Strong_20_Emphasis"><text:span text:style-name="T142">Example</text:span></text:span></text:p>
        <text:p text:style-name="P120">"my name".toUpperCase(); </text:p>
        <text:p text:style-name="P120">// Returns "MY NAME"</text:p>
        <text:p text:style-name="P120">"MY NAME".toLowerCase(); </text:p>
        <text:p text:style-name="Preformatted_20_Text">// Returns "my name"</text:p>
        <text:h text:style-name="P274" text:outline-level="2"><text:bookmark-start text:name="__RefHeading___Toc9404_379422752"/>trim()<text:bookmark-end text:name="__RefHeading___Toc9404_379422752"/></text:h>
        <text:p text:style-name="P83">Removes whitespace from both ends of the string.</text:p>
        <table:table table:name="Table1" table:style-name="Table1">
          <table:table-column table:style-name="Table1.A"/>
          <table:table-column table:style-name="Table1.B"/>
          <table:table-row>
            <table:table-cell table:style-name="Table1.A1" office:value-type="string">
              <text:p text:style-name="P73"><text:span text:style-name="Strong_20_Emphasis"><text:span text:style-name="T142">Syntax</text:span></text:span></text:p>
              <text:p text:style-name="P70"><text:span text:style-name="Source_20_Text"><text:span text:style-name="T142">string.trim()</text:span></text:span></text:p>
            </table:table-cell>
            <table:table-cell table:style-name="Table1.A1" office:value-type="string">
              <text:p text:style-name="P73"><text:span text:style-name="Strong_20_Emphasis"><text:span text:style-name="T142">Example</text:span></text:span></text:p>
              <text:p text:style-name="P120">" a ".trim(); // 'a'</text:p>
              <text:p text:style-name="P120">" a <text:s/>a ".trim();//'a <text:s/>a'</text:p>
            </table:table-cell>
          </table:table-row>
        </table:table>
        <text:h text:style-name="P274" text:outline-level="2"><text:bookmark-start text:name="__RefHeading___Toc9406_379422752"/>replace()<text:bookmark-end text:name="__RefHeading___Toc9406_379422752"/></text:h>
        <text:p text:style-name="P79">Returns a string with the first match substring replaced with a new substring.</text:p>
        <text:p text:style-name="Text_20_body"><text:span text:style-name="Strong_20_Emphasis"><text:span text:style-name="T142">Example</text:span></text:span></text:p>
        <text:p text:style-name="Preformatted_20_Text">"<text:span text:style-name="T239">culo</text:span> <text:span text:style-name="T239">cane</text:span>".replace("<text:span text:style-name="T239">culo</text:span>", "<text:span text:style-name="T239">zio</text:span>"); //returns "<text:span text:style-name="T239">zio cane</text:span>"</text:p>
        <text:p text:style-name="Preformatted_20_Text"><text:span text:style-name="T8">/</text:span><text:span text:style-name="T240">culo</text:span><text:span text:style-name="T8">/g</text:span> <text:tab/>//<text:span text:style-name="T240">means global</text:span></text:p>
        <text:p text:style-name="P225"><text:span text:style-name="T241">parola.replace(</text:span><text:span text:style-name="T25">/</text:span><text:span text:style-name="T241">a</text:span><text:span text:style-name="T25">|</text:span><text:span text:style-name="T241">n</text:span><text:span text:style-name="T25">/g</text:span><text:span text:style-name="T241">, 'l');</text:span> //<text:span text:style-name="T24">multiple</text:span></text:p>
        <text:p text:style-name="P196"/>
        <text:h text:style-name="P282" text:outline-level="2"><text:bookmark-start text:name="__RefHeading___Toc9408_379422752"/>CharAt() and charCodeAt()<text:bookmark-end text:name="__RefHeading___Toc9408_379422752"/></text:h>
        <text:p text:style-name="P17">Returns the specified character from a string.</text:p>
        <text:p text:style-name="P17">For example, to find the last character in a string, you could use this code:</text:p>
        <text:p text:style-name="P136">var myString = prompt("<text:span text:style-name="T120">Uoooo6</text:span>");</text:p>
        <text:p text:style-name="P120">var theLastChar = myString.charAt(myString.length-1);</text:p>
        <text:p text:style-name="P136">document.write("The last character is " + theLastChar);</text:p>
        <text:p text:style-name="P11">Syntax</text:p>
        <text:p text:style-name="P136">string.charAt(index) // index is an integer between 0 and 1 less than the length of the string.</text:p>
        <text:p text:style-name="P11">Example</text:p>
        <text:p text:style-name="P11">"Hello World!".charAt(0); // 'H'</text:p>
        <text:p text:style-name="P11"/>
        <text:h text:style-name="P304" text:outline-level="3"><text:bookmark-start text:name="__RefHeading___Toc9410_379422752"/>fromCharCode()<text:bookmark-end text:name="__RefHeading___Toc9410_379422752"/></text:h>
        <text:p text:style-name="P11"><text:span text:style-name="T122">To </text:span>put the string <text:s/>"ABC" into the var <text:s/>myString :</text:p>
        <text:p text:style-name="P120">var myString = String.fromCharCode(65,66,67);</text:p>
        <text:p text:style-name="P16">a string of all the uppercase letters of the alphabet:</text:p>
        <text:p text:style-name="P120">var myString = "";</text:p>
        <text:p text:style-name="P120">var charCode;</text:p>
        <text:p text:style-name="P120">for (charCode = 65; charCode &lt;= 90; charCode++) {</text:p>
        <text:p text:style-name="P120">myString = myString + String.fromCharCode(charCode);}</text:p>
        <text:p text:style-name="P137">document.write(myString);</text:p>
        <text:p text:style-name="P137"><text:span text:style-name="T121">//returns:</text:span>"ABCDEFGHIJKLMNOPQRSTUVWXYZ"</text:p>
        <text:h text:style-name="P283" text:outline-level="2"><text:bookmark-start text:name="__RefHeading___Toc9412_379422752"/>substr() <text:s text:c="6"/>and <text:s text:c="6"/>substring()<text:bookmark-end text:name="__RefHeading___Toc9412_379422752"/></text:h>
        <text:p text:style-name="P18">to cut out part of a string and assign that cut-out part to another variable or use it in an expression</text:p>
        <text:p text:style-name="P18">Both methods provide the same end result, but they differ in the parameters they require.</text:p>
        <text:p text:style-name="P18"><text:span text:style-name="T93">substring()</text:span><text:span text:style-name="T75"> </text:span>accepts the character start pos and the <text:span text:style-name="T8">position after</text:span> the last character desired in the substring. <text:span text:style-name="T116">I</text:span>f your string is <text:s/>"JavaScript" and you want just the text <text:s/>"Java" , you could:</text:p>
        <text:p text:style-name="P138">var myString = "JavaScript";</text:p>
        <text:p text:style-name="P139">var mySubString=myString.<text:span text:style-name="T8">substring(0,4)</text:span>;</text:p>
        <text:p text:style-name="P138">alert(mySubString); //<text:span text:style-name="T233">returns Java</text:span></text:p>
        <text:p text:style-name="P18"><text:span text:style-name="T93">substr()</text:span> the second parameter specifies the <text:span text:style-name="T8">length</text:span> of the string of characters that you want to cut out of the longer string. </text:p>
        <text:p text:style-name="P138">var myString = "JavaScript";</text:p>
        <text:p text:style-name="P138">var mySubString = myString<text:span text:style-name="T8">.substr(0,4)</text:span>;</text:p>
        <text:p text:style-name="P138">alert(mySubString);<text:tab/>//<text:span text:style-name="T249">oppure:</text:span></text:p>
        <text:p text:style-name="P116">document.write('Javaculo'.substring(0,4));</text:p>
        <text:p text:style-name="P79"><text:span text:style-name="T182">F</text:span>or both methods, if you don’t include the second parameter, all the characters from the start position onward will be included.</text:p>
        <text:p text:style-name="P75"><text:soft-page-break/><text:span text:style-name="Strong_20_Emphasis"><text:span text:style-name="T142">Example</text:span></text:span></text:p>
        <text:p text:style-name="P104"><text:span text:style-name="Source_20_Text"><text:span text:style-name="T142">"adventures".substring(2,9); </text:span></text:span></text:p>
        <text:p text:style-name="P104"><text:span text:style-name="Source_20_Text"><text:span text:style-name="T142">// Returns "venture"</text:span></text:span></text:p>
        <text:p text:style-name="P104"><text:span text:style-name="Source_20_Text"><text:span text:style-name="T142">"hello".substring(1); // returns "ello"</text:span></text:span></text:p>
        <text:p text:style-name="P104"><text:span text:style-name="Source_20_Text"><text:span text:style-name="T142">"In the market".substring(2,999); </text:span></text:span></text:p>
        <text:p text:style-name="P104"><text:span text:style-name="Source_20_Text"><text:span text:style-name="T142">// returns ' the market'</text:span></text:span></text:p>
        <text:h text:style-name="P318" text:outline-level="1"><text:bookmark-start text:name="__RefHeading___Toc9414_379422752"/>Converting to a string<text:bookmark-end text:name="__RefHeading___Toc9414_379422752"/></text:h>
        <text:p text:style-name="P159"><text:span text:style-name="Source_20_Text"><text:span text:style-name="T162">var dStr = new Date().toString(); </text:span></text:span></text:p>
        <text:h text:style-name="P284" text:outline-level="2"><text:bookmark-start text:name="__RefHeading___Toc9416_379422752"/>IndexOf() <text:s text:c="3"/><text:span text:style-name="T115">and <text:s text:c="3"/>lastIndexOf()</text:span><text:bookmark-end text:name="__RefHeading___Toc9416_379422752"/></text:h>
        <text:p text:style-name="P19">are used for searching for the occurrence of one string inside another (substring). </text:p>
        <text:p text:style-name="P19">Useful when you have a string of information but only want a small part of it. </text:p>
        <text:p text:style-name="P19">For example, in the trivia quiz, when someone enters a text answer, you want to check if certain keywords are present within the string.</text:p>
        <text:p text:style-name="P19"><text:span text:style-name="T225">2</text:span> parameters: <text:span text:style-name="T8">the string you want</text:span> <text:span text:style-name="T119">and </text:span><text:span text:style-name="T26">t</text:span><text:span text:style-name="T8">he char </text:span><text:span text:style-name="T9">pos you want to start searching from</text:span><text:span text:style-name="T5"> (optional)</text:span></text:p>
        <text:p text:style-name="P27">The return value is the character position in the string at which the substring was found.</text:p>
        <text:p text:style-name="P35">Returns<text:span text:style-name="T74"> -1 </text:span>if the value is not found.</text:p>
        <text:p text:style-name="P114">var myString="Hello jeremy.How are you Jeremy";</text:p>
        <text:p text:style-name="P114">var foundAtPosition=myString.indexOf("Jeremy");</text:p>
        <text:p text:style-name="P115">alert(foundAtPosition);</text:p>
        <text:p text:style-name="P20"><text:span text:style-name="T94">indexOf()</text:span><text:span text:style-name="T9"> </text:span><text:span text:style-name="T5">starts searching from the </text:span><text:span text:style-name="T9">beginning</text:span> of the string, and works toward the end, <text:s/><text:span text:style-name="T95">lastIndexOf()</text:span><text:span text:style-name="T117"> starts at the </text:span><text:span text:style-name="T10">end</text:span><text:span text:style-name="T117"> of the string, and works toward the beginning of the string. </text:span><text:span text:style-name="T118">(</text:span><text:span text:style-name="T117">or the position you specified in the </text:span><text:span text:style-name="T118">2nd </text:span><text:span text:style-name="T117">param</text:span><text:span text:style-name="T118">).</text:span><text:span text:style-name="T117"> </text:span></text:p>
        <text:p text:style-name="Text_20_body"><text:span text:style-name="Strong_20_Emphasis"><text:span text:style-name="T142">Syntax</text:span></text:span></text:p>
        <text:p text:style-name="P120"><text:span text:style-name="T5">string.indexOf(</text:span><text:span text:style-name="T7">'</text:span><text:span text:style-name="T5">searchValue</text:span><text:span text:style-name="T7">'</text:span><text:span text:style-name="T5">, fromIndex)</text:span> </text:p>
        <text:p text:style-name="Text_20_body"><text:span text:style-name="Source_20_Text"><text:span text:style-name="T69">fromIndex</text:span></text:span><text:span text:style-name="T142"> is optional. It specifies from which </text:span><text:span text:style-name="T156">index should the search start. Its default value is 0.</text:span></text:p>
        <text:p text:style-name="Text_20_body"><text:span text:style-name="Strong_20_Emphasis"><text:span text:style-name="T142">Example</text:span></text:span></text:p>
        <text:p text:style-name="P105"><text:span text:style-name="Source_20_Text"><text:span text:style-name="T147">"My name is very long.".indexOf("name");</text:span></text:span><text:span text:style-name="Source_20_Text"><text:span text:style-name="T142"> </text:span></text:span></text:p>
        <text:p text:style-name="P105"><text:span text:style-name="Source_20_Text"><text:span text:style-name="T142">// returns 3</text:span></text:span></text:p>
        <text:p text:style-name="Preformatted_20_Text"><text:span text:style-name="Source_20_Text"><text:span text:style-name="T147">"My name is very long.".indexOf("Name"); // returns -1 , it's case sensitive</text:span></text:span></text:p>
        <text:p text:style-name="Preformatted_20_Text"><text:span text:style-name="Source_20_Text"><text:span text:style-name="T151">"Where are you going?".indexOf("are",11);</text:span></text:span><text:span text:style-name="Source_20_Text"><text:span text:style-name="T147"> //returns -1</text:span></text:span></text:p>
        <text:p text:style-name="Preformatted_20_Text"><text:span text:style-name="Source_20_Text"><text:span text:style-name="T147">"Learn to Code".indexOf("");//returns 0 </text:span></text:span></text:p>
        <text:p text:style-name="Preformatted_20_Text"><text:span text:style-name="Source_20_Text"><text:span text:style-name="T152">"Learn to Code".indexOf("",3);//returns 3</text:span></text:span></text:p>
        <text:p text:style-name="Preformatted_20_Text"><text:span text:style-name="Source_20_Text"><text:span text:style-name="T152"/></text:span></text:p>
        <text:p text:style-name="Preformatted_20_Text"><text:span text:style-name="Source_20_Text"><text:span text:style-name="T152"/></text:span></text:p>
        <text:p text:style-name="Preformatted_20_Text"><text:span text:style-name="Source_20_Text"><text:span text:style-name="T152"/></text:span></text:p>
        <text:p text:style-name="Preformatted_20_Text"><text:span text:style-name="Source_20_Text"><text:span text:style-name="T152"/></text:span></text:p>
        <text:p text:style-name="Preformatted_20_Text"><text:span text:style-name="Source_20_Text"><text:span text:style-name="T152"/></text:span></text:p>
        <text:p text:style-name="Preformatted_20_Text"><text:span text:style-name="Source_20_Text"><text:span text:style-name="T152"/></text:span></text:p>
        <text:p text:style-name="Preformatted_20_Text"><text:span text:style-name="Source_20_Text"><text:span text:style-name="T152"/></text:span></text:p>
        <text:h text:style-name="P311" text:outline-level="1"><text:bookmark-start text:name="__RefHeading___Toc9418_379422752"/>Switch statements<text:bookmark-end text:name="__RefHeading___Toc9418_379422752"/></text:h>
        <text:p text:style-name="P79">Acts like a big if / else if / else chain. Checks a value against a list of cases, and executes the first case that is true. It goes on executing all other cases it finds after the first true case till it finds a breaking statement,after which it breaks out of the switch If it does not find any matching case , it executes the default case.</text:p>
        <table:table table:name="Table11" table:style-name="Table11">
          <table:table-column table:style-name="Table11.A"/>
          <table:table-column table:style-name="Table11.B"/>
          <table:table-row>
            <table:table-cell table:style-name="Table11.A1" office:value-type="string">
              <text:p text:style-name="P192"><text:span text:style-name="Strong_20_Emphasis"><text:span text:style-name="T51">Syntax</text:span></text:span></text:p>
              <text:p text:style-name="P192"><text:span text:style-name="Strong_20_Emphasis"><text:span text:style-name="T51"/></text:span></text:p>
              <text:p text:style-name="P192"><text:span text:style-name="Strong_20_Emphasis"><text:span text:style-name="T51"/></text:span></text:p>
              <text:p text:style-name="P192"><text:span text:style-name="Strong_20_Emphasis"><text:span text:style-name="T51"/></text:span></text:p>
              <text:p text:style-name="P192"><text:span text:style-name="Strong_20_Emphasis"><text:span text:style-name="T51"/></text:span></text:p>
              <text:p text:style-name="P192"><text:span text:style-name="Strong_20_Emphasis"><text:span text:style-name="T51"/></text:span></text:p>
              <text:p text:style-name="P192"><text:span text:style-name="Strong_20_Emphasis"><text:span text:style-name="T51"/></text:span></text:p>
              <text:p text:style-name="P192"><text:span text:style-name="Strong_20_Emphasis"><text:span text:style-name="T51"/></text:span></text:p>
              <text:p text:style-name="P192"><text:span text:style-name="Strong_20_Emphasis"><text:span text:style-name="T51"/></text:span></text:p>
              <text:p text:style-name="P192"><text:span text:style-name="Strong_20_Emphasis"><text:span text:style-name="T51"/></text:span></text:p>
              <text:p text:style-name="P192"><text:span text:style-name="Strong_20_Emphasis"><text:span text:style-name="T51"/></text:span></text:p>
            </table:table-cell>
            <table:table-cell table:style-name="Table11.B1" table:number-rows-spanned="2" office:value-type="string">
              <text:p text:style-name="P192"><text:span text:style-name="Source_20_Text"><text:span text:style-name="T142">switch (expression) {<text:tab/></text:span></text:span></text:p>
              <text:p text:style-name="P192"><text:span text:style-name="Source_20_Text"><text:span text:style-name="T142"><text:s text:c="2"/>case label1:</text:span></text:span></text:p>
              <text:p text:style-name="P192"><text:span text:style-name="Source_20_Text"><text:span text:style-name="T142"><text:s text:c="4"/>statements1</text:span></text:span></text:p>
              <text:p text:style-name="P192"><text:span text:style-name="Source_20_Text"><text:span text:style-name="T142"><text:s text:c="4"/>[break;]</text:span></text:span></text:p>
              <text:p text:style-name="P192"><text:span text:style-name="Source_20_Text"><text:span text:style-name="T142"><text:s text:c="2"/>case label2:</text:span></text:span></text:p>
              <text:p text:style-name="P192"><text:span text:style-name="Source_20_Text"><text:span text:style-name="T142"><text:s text:c="4"/>statements2</text:span></text:span></text:p>
              <text:p text:style-name="P192"><text:span text:style-name="Source_20_Text"><text:span text:style-name="T142"><text:s text:c="4"/>[break;]</text:span></text:span></text:p>
              <text:p text:style-name="P192"><text:span text:style-name="Source_20_Text"><text:span text:style-name="T142"><text:s text:c="2"/>...</text:span></text:span></text:p>
              <text:p text:style-name="P192"><text:span text:style-name="Source_20_Text"><text:span text:style-name="T142"><text:s text:c="2"/></text:span></text:span><text:span text:style-name="Source_20_Text"><text:span text:style-name="T163">case labelN:</text:span></text:span></text:p>
              <text:p text:style-name="P192"><text:span text:style-name="Source_20_Text"><text:span text:style-name="T163"><text:s text:c="2"/></text:span></text:span><text:span text:style-name="Source_20_Text"><text:span text:style-name="T165">case labelW:</text:span></text:span></text:p>
              <text:p text:style-name="P192"><text:span text:style-name="Source_20_Text"><text:span text:style-name="T142"><text:s text:c="4"/>statementsN</text:span></text:span></text:p>
              <text:p text:style-name="P192"><text:span text:style-name="Source_20_Text"><text:span text:style-name="T142"><text:s text:c="4"/>[break;]</text:span></text:span></text:p>
              <text:p text:style-name="P192"><text:span text:style-name="Source_20_Text"><text:span text:style-name="T142"><text:s text:c="2"/>default:</text:span></text:span></text:p>
              <text:p text:style-name="P192"><text:span text:style-name="Source_20_Text"><text:span text:style-name="T142"><text:s text:c="4"/>statements_def</text:span></text:span></text:p>
              <text:p text:style-name="P192"><text:span text:style-name="Source_20_Text"><text:span text:style-name="T142"><text:s text:c="4"/>[break;]}</text:span></text:span></text:p>
            </table:table-cell>
          </table:table-row>
          <table:table-row>
            <table:table-cell table:style-name="Table11.A2" office:value-type="string">
              <text:p text:style-name="P111">Example</text:p>
            </table:table-cell>
            <table:covered-table-cell/>
          </table:table-row>
          <table:table-row>
            <table:table-cell table:style-name="Table11.A1" table:number-columns-spanned="2" office:value-type="string">
              <text:p text:style-name="P193"><text:span text:style-name="Source_20_Text"><text:span text:style-name="T142">var gender = "female";</text:span></text:span></text:p>
              <text:p text:style-name="P149"/>
              <text:p text:style-name="P193"><text:span text:style-name="Source_20_Text"><text:span text:style-name="T142">switch (gender) {</text:span></text:span></text:p>
              <text:p text:style-name="P193"><text:span text:style-name="Source_20_Text"><text:span text:style-name="T142"><text:s text:c="2"/>case "female":</text:span></text:span></text:p>
              <text:p text:style-name="P193"><text:span text:style-name="Source_20_Text"><text:span text:style-name="T142"><text:s text:c="4"/>console.log("Hello, ma'am!");</text:span></text:span></text:p>
              <text:p text:style-name="P193"><text:span text:style-name="Source_20_Text"><text:span text:style-name="T153"><text:s text:c="2"/>break;</text:span></text:span></text:p>
              <text:p text:style-name="P193"><text:span text:style-name="Source_20_Text"><text:span text:style-name="T142"><text:s text:c="2"/></text:span></text:span></text:p>
              <text:p text:style-name="P193"><text:span text:style-name="Source_20_Text"><text:span text:style-name="T142"><text:s text:c="2"/></text:span></text:span><text:span text:style-name="Source_20_Text"><text:span text:style-name="T163">case "male":</text:span></text:span></text:p>
              <text:p text:style-name="P193"><text:span text:style-name="Source_20_Text"><text:span text:style-name="T163"><text:s text:c="2"/></text:span></text:span><text:span text:style-name="Source_20_Text"><text:span text:style-name="T166">case “camionista”:</text:span></text:span></text:p>
              <text:p text:style-name="P193"><text:span text:style-name="Source_20_Text"><text:span text:style-name="T142"><text:s text:c="4"/>console.log("Hello, sir!");</text:span></text:span></text:p>
              <text:p text:style-name="P193"><text:span text:style-name="Source_20_Text"><text:span text:style-name="T142"><text:s text:c="2"/></text:span></text:span><text:span text:style-name="Source_20_Text"><text:span text:style-name="T153">break;</text:span></text:span></text:p>
              <text:p text:style-name="P193"><text:span text:style-name="Source_20_Text"><text:span text:style-name="T142"/></text:span></text:p>
              <text:p text:style-name="P193"><text:span text:style-name="Source_20_Text"><text:span text:style-name="T142"><text:s text:c="2"/>default:</text:span></text:span></text:p>
              <text:p text:style-name="P193"><text:span text:style-name="Source_20_Text"><text:span text:style-name="T142"><text:s text:c="4"/>console.log("Hello!");</text:span></text:span></text:p>
              <text:p text:style-name="P193"><text:span text:style-name="Source_20_Text"><text:span text:style-name="T153"><text:s text:c="2"/>break;</text:span></text:span><text:span text:style-name="Source_20_Text"><text:span text:style-name="T142">}</text:span></text:span></text:p>
            </table:table-cell>
            <table:covered-table-cell/>
          </table:table-row>
        </table:table>
        <text:h text:style-name="P315" text:outline-level="1"/>
        <text:h text:style-name="P322" text:outline-level="1"><text:bookmark-start text:name="__RefHeading___Toc9420_379422752"/>Try and Catch<text:bookmark-end text:name="__RefHeading___Toc9420_379422752"/></text:h>
        <text:p text:style-name="P21">The <text:s/>try...catch statements work as a pair; </text:p>
        <text:p text:style-name="P21">You use the <text:s/>try statement to define a block of code that you want to try to execute, and use the <text:s/>catch statement to define a block of code that executes when an exception occurs in the <text:s/>try statement. The term exception is key here; it means a circumstance that is extraordinary and unpredictable. Compare that with an error, which is something in the code that has been written incorrectly. If no exception occurs,</text:p>
        <text:p text:style-name="P11">the code inside the <text:s/>catch statement never executes. The <text:s/>catch statement also enables you to get the contents of the exception message that would have been shown to the user had you not caught it first.</text:p>
        <text:p text:style-name="P11"/>
        <text:p text:style-name="P120"><text:span text:style-name="T114">t</text:span>ry { alert('code inside the try');</text:p>
        <text:p text:style-name="P140"><text:tab/><text:span text:style-name="T8">ablert</text:span>('This code wont work');}</text:p>
        <text:p text:style-name="P140">catch (except){</text:p>
        <text:p text:style-name="P120">alert('the error is ' +except.message);</text:p>
        <text:p text:style-name="P120"><text:s text:c="7"/>document.write(except.message);}</text:p>
        <text:h text:style-name="P311" text:outline-level="1"><text:bookmark-start text:name="__RefHeading___Toc9422_379422752"/>Variables<text:bookmark-end text:name="__RefHeading___Toc9422_379422752"/></text:h>
        <text:h text:style-name="P274" text:outline-level="2"><text:bookmark-start text:name="__RefHeading___Toc9424_379422752"/>Variable Assignment<text:bookmark-end text:name="__RefHeading___Toc9424_379422752"/></text:h>
        <text:p text:style-name="Text_20_body"><text:span text:style-name="Strong_20_Emphasis"><text:span text:style-name="T142">Syntax</text:span></text:span></text:p>
        <text:p text:style-name="P68"><text:span text:style-name="Source_20_Text"><text:span text:style-name="T142">var name = value;</text:span></text:span></text:p>
        <text:p text:style-name="Text_20_body"><text:span text:style-name="Strong_20_Emphasis"><text:span text:style-name="T142">Example</text:span></text:span></text:p>
        <text:p text:style-name="Preformatted_20_Text"><text:span text:style-name="Source_20_Text"><text:span text:style-name="T142">var x = 1;</text:span></text:span></text:p>
        <text:p text:style-name="Preformatted_20_Text"><text:span text:style-name="Source_20_Text"><text:span text:style-name="T142">var myName = "Bob";</text:span></text:span></text:p>
        <text:p text:style-name="Preformatted_20_Text"><text:span text:style-name="Source_20_Text"><text:span text:style-name="T142">var hisName = myName;</text:span></text:span></text:p>
        <text:p text:style-name="P68"><text:span text:style-name="Source_20_Text"><text:span text:style-name="T142">Variable changing </text:span></text:span></text:p>
        <text:p text:style-name="Text_20_body"><text:span text:style-name="Strong_20_Emphasis"><text:span text:style-name="T142">Syntax</text:span></text:span></text:p>
        <text:p text:style-name="P68"><text:span text:style-name="Source_20_Text"><text:span text:style-name="T142">varname = newValue</text:span></text:span></text:p>
        <text:p text:style-name="Text_20_body"><text:span text:style-name="Strong_20_Emphasis"><text:span text:style-name="T142">Example</text:span></text:span></text:p>
        <text:p text:style-name="Preformatted_20_Text"><text:span text:style-name="Source_20_Text"><text:span text:style-name="T142">var name = "Michael" //declare variable and give it value of "Michael"</text:span></text:span></text:p>
        <text:p text:style-name="P68"><text:span text:style-name="Source_20_Text"><text:span text:style-name="T142">name = "Samuel" //change value of name to "Samuel"</text:span></text:span></text:p>
        <text:p text:style-name="P68"><text:span text:style-name="Source_20_Text"><text:span text:style-name="T142"/></text:span></text:p>
        <text:h text:style-name="P274" text:outline-level="2"><text:bookmark-start text:name="__RefHeading___Toc9426_379422752"/>modify HTML <text:bookmark-end text:name="__RefHeading___Toc9426_379422752"/></text:h>
        <text:p text:style-name="P120">&lt;p id="some-id"&gt;fanculooooo&lt;/p&gt;</text:p>
        <text:p text:style-name="P120">&lt;script&gt;</text:p>
        <text:p text:style-name="P179">document.getElementById</text:p>
        <text:p text:style-name="P179"><text:s text:c="2"/><text:tab/>("some-id").innerHTML =</text:p>
        <text:p text:style-name="P179"><text:s/><text:tab/><text:tab/><text:tab/>"modo complicato";</text:p>
        <text:p text:style-name="P120">&lt;/script&gt;</text:p>
        <text:p text:style-name="P120"/>
        <text:h text:style-name="P274" text:outline-level="2"><text:bookmark-start text:name="__RefHeading___Toc9428_379422752"/>write content onto the page <text:bookmark-end text:name="__RefHeading___Toc9428_379422752"/></text:h>
        <text:p text:style-name="P141">document.write("minchia, funziona!");</text:p>
        <text:h text:style-name="P285" text:outline-level="2"/>
        <text:p text:style-name="P155"/>
        <text:p text:style-name="P155"/>
        <text:h text:style-name="P286" text:outline-level="2"><text:bookmark-start text:name="__RefHeading___Toc9430_379422752"/>Data Type Conversion<text:bookmark-end text:name="__RefHeading___Toc9430_379422752"/></text:h>
        <text:p text:style-name="P120"><text:span text:style-name="T63">p</text:span>arseInt(“abc123”,<text:span text:style-name="T46">10</text:span>) <text:span text:style-name="T46">&lt;=</text:span><text:span text:style-name="T47">10 is </text:span><text:span text:style-name="T49">for</text:span><text:span text:style-name="T47"> </text:span><text:span text:style-name="T48">Base10</text:span></text:p>
        <text:p text:style-name="P11">takes a string and converts it to a number</text:p>
        <text:p text:style-name="P11"/>
        <text:p text:style-name="P120">parseFloat() </text:p>
        <text:p text:style-name="P11">works in the same way as <text:s/>parseInt() , except that it returns fractional numbers</text:p>
        <text:p text:style-name="P11"/>
        <table:table table:name="Table2" table:style-name="Table2">
          <table:table-column table:style-name="Table2.A"/>
          <table:table-column table:style-name="Table2.B"/>
          <table:table-row>
            <table:table-cell table:style-name="Table2.A1" office:value-type="string">
              <text:p text:style-name="P10"><text:span text:style-name="T44">"56.02" converted to an integer </text:span><text:span text:style-name="T45">is</text:span><text:span text:style-name="T44"> 56</text:span></text:p>
            </table:table-cell>
            <table:table-cell table:style-name="Table2.B1" office:value-type="string">
              <text:p text:style-name="P10"><text:span text:style-name="T44">"56.02" </text:span><text:span text:style-name="T45">converted to </text:span><text:span text:style-name="T44">a floating point number </text:span><text:span text:style-name="T45">is</text:span><text:span text:style-name="T44"> 56.02</text:span> </text:p>
            </table:table-cell>
          </table:table-row>
        </table:table>
        <text:h text:style-name="P287" text:outline-level="2"><text:bookmark-start text:name="__RefHeading___Toc9432_379422752"/>Special Characters<text:bookmark-end text:name="__RefHeading___Toc9432_379422752"/></text:h>
        <text:p text:style-name="P74"><text:span text:style-name="Strong_20_Emphasis"><text:span text:style-name="T142">\ escape character</text:span></text:span><text:span text:style-name="T142">. </text:span></text:p>
        <text:h text:style-name="P311" text:outline-level="1"><text:bookmark-start text:name="__RefHeading___Toc9434_379422752"/>every(), some(), and <text:bookmark-end text:name="__RefHeading___Toc9434_379422752"/></text:h>
        <text:p text:style-name="P120"><text:span text:style-name="T65">function functionName(value, index, array)</text:span> {// do something here}<text:tab/><text:span text:style-name="T128">MACCHECCAZZOE'</text:span></text:p>
        <table:table table:name="Table9" table:style-name="Table9">
          <table:table-column table:style-name="Table9.A"/>
          <table:table-column table:style-name="Table9.B"/>
          <table:table-row>
            <table:table-cell table:style-name="Table9.A1" office:value-type="string">
              <text:p text:style-name="P11"><text:span text:style-name="T76">every()</text:span><text:span text:style-name="T59"> </text:span><text:span text:style-name="T50">t</text:span><text:span text:style-name="T96">e</text:span>sts whether <text:span text:style-name="T129">every</text:span> element in the array pass<text:span text:style-name="T129">es</text:span> the test in your function.</text:p>
            </table:table-cell>
            <table:table-cell table:style-name="Table9.B1" office:value-type="string">
              <text:p text:style-name="P11"><text:span text:style-name="T76">some() </text:span>only cares if some of the elements pass </text:p>
            </table:table-cell>
          </table:table-row>
        </table:table>
        <text:p text:style-name="P182"/>
        <text:p text:style-name="Preformatted_20_Text"><text:bookmark text:name="Syntax"/><text:span text:style-name="T163">Syntax <text:s text:c="3"/></text:span><text:span text:style-name="Variable"><text:span text:style-name="T170">[</text:span></text:span><text:span text:style-name="Source_20_Text"><text:span text:style-name="Variable"><text:span text:style-name="T169">arr</text:span></text:span></text:span><text:span text:style-name="Source_20_Text"><text:span text:style-name="Variable"><text:span text:style-name="T170">ay]</text:span></text:span></text:span><text:span text:style-name="Source_20_Text"><text:span text:style-name="T169">.</text:span></text:span><text:span text:style-name="Source_20_Text"><text:span text:style-name="T171">every</text:span></text:span><text:span text:style-name="Source_20_Text"><text:span text:style-name="T169">(</text:span></text:span><text:span text:style-name="Variable"><text:span text:style-name="T170">functionToTest</text:span></text:span><text:span text:style-name="Source_20_Text"><text:span text:style-name="T169">)</text:span></text:span></text:p>
        <text:p text:style-name="P33">Example</text:p>
        <text:p text:style-name="P142">var numbers = [ 1, 2, 3, 4, 5 ];</text:p>
        <text:p text:style-name="P142">function isLessThan3(value,<text:span text:style-name="T36">indx,array</text:span>){</text:p>
        <text:p text:style-name="P142"><text:s text:c="3"/>var returnValue = false;</text:p>
        <text:p text:style-name="P142"><text:s text:c="3"/>if (value &lt; 3) {returnValue = true;}</text:p>
        <text:p text:style-name="P142"><text:s text:c="3"/>return returnValue;<text:tab/><text:tab/><text:tab/> <text:s/>}</text:p>
        <text:p text:style-name="P142">alert(numbers.<text:span text:style-name="T8">every</text:span>(isLessThan3));</text:p>
        <text:p text:style-name="P120">// <text:s/>[1,2,3,4,5]</text:p>
        <text:p text:style-name="P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fo:font-size="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ext-properties fo:font-size="10pt" officeooo:paragraph-rsid="00035d5e" style:font-size-asian="10pt" style:font-size-complex="10pt"/>
    </style:style>
    <style:style style:name="MT1" style:family="text">
      <style:text-properties officeooo:rsid="0001aec3"/>
    </style:style>
    <style:style style:name="MT2" style:family="text">
      <style:text-properties fo:language="en" fo:country="US" officeooo:rsid="01b6f1b2"/>
    </style:style>
    <style:style style:name="MT3" style:family="text">
      <style:text-properties fo:language="en" fo:country="US" officeooo:rsid="01d8e6e0"/>
    </style:style>
    <style:style style:name="MT4" style:family="text">
      <style:text-properties fo:language="en" fo:country="US" officeooo:rsid="020313b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4mm" fo:margin-left="0mm" fo:margin-right="0mm" fo:margin-top="3mm" fo:background-color="transparent" style:dynamic-spacing="false" draw:fill="none" draw:fill-color="#729fcf"/>
      </style:footer-style>
    </style:page-layout>
  </office:automatic-styles>
  <office:master-styles>
    <style:master-page style:name="Standard" style:page-layout-name="Mpm1">
      <style:footer>
        <text:p text:style-name="MP1"><text:title/><text:span text:style-name="MT1">JavaScript Glossary v</text:span><text:span text:style-name="MT2">4.0</text:span><text:span text:style-name="MT3">.</text:span><text:span text:style-name="MT4">6<text:tab/></text:span><text:page-number text:select-page="current">10</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15:41:23.104000000</meta:creation-date>
    <dc:date>2016-01-11T11:31:11.380000000</dc:date>
    <meta:editing-duration>P13DT22H32M17S</meta:editing-duration>
    <meta:editing-cycles>471</meta:editing-cycles>
    <meta:generator>LibreOffice/5.0.3.2$Windows_x86 LibreOffice_project/e5f16313668ac592c1bfb310f4390624e3dbfb75</meta:generator>
    <meta:print-date>2015-12-09T10:41:23.919000000</meta:print-date>
    <meta:document-statistic meta:table-count="17" meta:image-count="0" meta:object-count="0" meta:page-count="21" meta:paragraph-count="1277" meta:word-count="6619" meta:character-count="44123" meta:non-whitespace-character-count="37863"/>
  </office:meta>
</office:document-meta>
</file>